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44mm"/>
    </style:style>
    <style:style style:name="co2" style:family="table-column">
      <style:table-column-properties fo:break-before="auto" style:column-width="26.74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24.78mm"/>
    </style:style>
    <style:style style:name="co6" style:family="table-column">
      <style:table-column-properties fo:break-before="auto" style:column-width="46.32mm"/>
    </style:style>
    <style:style style:name="co7" style:family="table-column">
      <style:table-column-properties fo:break-before="auto" style:column-width="5.29mm"/>
    </style:style>
    <style:style style:name="co8" style:family="table-column">
      <style:table-column-properties fo:break-before="auto" style:column-width="25.47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9.9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9.56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9.74mm" fo:break-before="auto" style:use-optimal-row-height="false"/>
    </style:style>
    <style:style style:name="ro9" style:family="table-row">
      <style:table-row-properties style:row-height="9.1mm" fo:break-before="auto" style:use-optimal-row-height="false"/>
    </style:style>
    <style:style style:name="ro10" style:family="table-row">
      <style:table-row-properties style:row-height="9.31mm" fo:break-before="auto" style:use-optimal-row-height="false"/>
    </style:style>
    <style:style style:name="ro11" style:family="table-row">
      <style:table-row-properties style:row-height="21.38mm" fo:break-before="auto" style:use-optimal-row-height="true"/>
    </style:style>
    <style:style style:name="ro12" style:family="table-row">
      <style:table-row-properties style:row-height="13.76mm" fo:break-before="auto" style:use-optimal-row-height="fals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5.31mm" fo:break-before="auto" style:use-optimal-row-height="true"/>
    </style:style>
    <style:style style:name="ro15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text-align-source="value-type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84">
      <style:table-cell-properties fo:border-bottom="0.06pt solid #000000" style:text-align-source="fix" style:repeat-content="false" fo:wrap-option="wrap" fo:border-left="0.06pt solid #000000" fo:padding="0.71mm" fo:border-right="0.06pt solid #000000" fo:border-top="none"/>
      <style:paragraph-properties fo:text-align="center" fo:margin-left="0mm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84">
      <style:table-cell-properties fo:padding="0.71mm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fo:padding="0.71mm"/>
    </style:style>
    <style:style style:name="ce31" style:family="table-cell" style:parent-style-name="Default" style:data-style-name="N158">
      <style:table-cell-properties fo:border-bottom="0.06pt solid #000000" fo:border-left="none" fo:padding="0.71mm" fo:border-right="none" fo:border-top="none" style:vertical-align="bottom"/>
      <style:text-properties fo:color="#00a933"/>
    </style:style>
    <style:style style:name="ce35" style:family="table-cell" style:parent-style-name="Default" style:data-style-name="N156">
      <style:table-cell-properties fo:border-bottom="0.06pt solid #000000" fo:border-left="none" fo:padding="0.71mm" fo:border-right="none" fo:border-top="none" style:vertical-align="bottom"/>
      <style:text-properties fo:color="#00a933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</style:style>
    <style:style style:name="ce37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 style:vertical-align="bottom"/>
      <style:text-properties fo:color="#00a933"/>
    </style:style>
    <style:style style:name="ce17" style:family="table-cell" style:parent-style-name="Default" style:data-style-name="N1">
      <style:table-cell-properties fo:border-bottom="0.06pt solid #000000" style:diagonal-bl-tr="none" style:diagonal-tl-br="none" fo:border-left="none" fo:padding="0.71mm" fo:border-right="none" style:rotation-align="none" fo:border-top="none" style:vertical-align="bottom"/>
    </style:style>
    <style:style style:name="ce18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41" style:family="table-cell" style:parent-style-name="Default" style:data-style-name="N84">
      <style:table-cell-properties fo:border-bottom="0.06pt solid #000000" fo:border-left="none" fo:padding="0.71mm" fo:border-right="none" fo:border-top="none" style:vertical-align="bottom"/>
      <style:text-properties fo:color="#00a933"/>
    </style:style>
    <style:style style:name="ce19" style:family="table-cell" style:parent-style-name="Default" style:data-style-name="N152">
      <style:table-cell-properties fo:padding="0.71mm"/>
    </style:style>
    <style:style style:name="ce45" style:family="table-cell" style:parent-style-name="Default" style:data-style-name="N156">
      <style:table-cell-properties fo:padding="0.71mm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fo:padding="0.71mm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55" table:default-cell-style-name="ce8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erba</text:p>
          </table:table-cell>
          <table:covered-table-cell table:style-name="Default"/>
          <table:table-cell table:style-name="ce31" office:value-type="float" office:value="1200000" calcext:value-type="float">
            <text:p>€1 200 00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Custo do prototipo</text:p>
          </table:table-cell>
          <table:covered-table-cell table:style-name="Default"/>
          <table:table-cell table:style-name="ce35" office:value-type="currency" office:currency="EUR" office:value="0" calcext:value-type="currency">
            <text:p>0 €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 table:number-columns-spanned="2" table:number-rows-spanned="1">
            <text:p>Custo de implementação da fábrica </text:p>
          </table:table-cell>
          <table:covered-table-cell table:style-name="Default"/>
          <table:table-cell table:style-name="ce31" office:value-type="float" office:value="200000" calcext:value-type="float">
            <text:p>€200 000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 table:number-columns-spanned="2" table:number-rows-spanned="1">
            <text:p>Custo de produção de cada unidade</text:p>
          </table:table-cell>
          <table:covered-table-cell table:style-name="Default"/>
          <table:table-cell table:style-name="ce31" office:value-type="float" office:value="25000" calcext:value-type="float">
            <text:p>€25 000</text:p>
          </table:table-cell>
          <table:table-cell table:number-columns-repeated="1021"/>
        </table:table-row>
        <table:table-row table:style-name="ro5">
          <table:table-cell table:style-name="ce2" table:number-columns-spanned="2" table:number-rows-spanned="1"/>
          <table:covered-table-cell table:style-name="Default"/>
          <table:table-cell table:style-name="ce14"/>
          <table:table-cell table:number-columns-repeated="1021"/>
        </table:table-row>
        <table:table-row table:style-name="ro6">
          <table:table-cell table:style-name="ce1" office:value-type="string" calcext:value-type="string" table:number-columns-spanned="2" table:number-rows-spanned="1">
            <text:p>Quantidade de doses diárias por maquina</text:p>
          </table:table-cell>
          <table:covered-table-cell table:style-name="Default"/>
          <table:table-cell table:style-name="ce37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PVP de cada dose</text:p>
          </table:table-cell>
          <table:covered-table-cell table:style-name="Default"/>
          <table:table-cell table:style-name="ce31" office:value-type="float" office:value="1" calcext:value-type="float">
            <text:p>€1</text:p>
          </table:table-cell>
          <table:table-cell table:number-columns-repeated="1021"/>
        </table:table-row>
        <table:table-row table:style-name="ro7">
          <table:table-cell table:style-name="ce3"/>
          <table:table-cell table:style-name="ce9"/>
          <table:table-cell table:style-name="ce14"/>
          <table:table-cell table:number-columns-repeated="1021"/>
        </table:table-row>
        <table:table-row table:style-name="ro8">
          <table:table-cell table:style-name="ce1" office:value-type="string" calcext:value-type="string" table:number-columns-spanned="2" table:number-rows-spanned="1">
            <text:p>Cada maquina amortiza-se em (dias)</text:p>
          </table:table-cell>
          <table:covered-table-cell table:style-name="ce10"/>
          <table:table-cell table:style-name="ce17" table:formula="of:=[.C4]/([.C7]*[.C6])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Default"/>
          <table:table-cell table:style-name="ce18"/>
          <table:table-cell table:number-columns-repeated="1021"/>
        </table:table-row>
        <table:table-row table:style-name="ro9">
          <table:table-cell table:style-name="ce1" office:value-type="string" calcext:value-type="string" table:number-columns-spanned="2" table:number-rows-spanned="1">
            <text:p>Data inicio de construção do prototipo</text:p>
          </table:table-cell>
          <table:covered-table-cell table:style-name="ce32"/>
          <table:table-cell table:style-name="ce41" office:value-type="date" office:date-value="2020-01-01" calcext:value-type="date">
            <text:p>2020-01-01</text:p>
          </table:table-cell>
          <table:table-cell table:number-columns-repeated="1021"/>
        </table:table-row>
        <table:table-row table:style-name="ro10">
          <table:table-cell table:style-name="ce1" office:value-type="string" calcext:value-type="string" table:number-columns-spanned="2" table:number-rows-spanned="1">
            <text:p>Data de construção da fábrica</text:p>
          </table:table-cell>
          <table:covered-table-cell table:style-name="Default"/>
          <table:table-cell table:style-name="ce41"/>
          <table:table-cell table:number-columns-repeated="1021"/>
        </table:table-row>
        <table:table-row table:style-name="ro1">
          <table:table-cell table:style-name="ce4"/>
          <table:table-cell table:style-name="Default"/>
          <table:table-cell table:style-name="ce18"/>
          <table:table-cell table:number-columns-repeated="1021"/>
        </table:table-row>
        <table:table-row table:style-name="ro11">
          <table:table-cell table:style-name="ce5" office:value-type="string" calcext:value-type="string">
            <text:p>Data inicial de produção de maquinas em serie, 1 por semana</text:p>
          </table:table-cell>
          <table:table-cell table:number-columns-repeated="1023"/>
        </table:table-row>
        <table:table-row table:style-name="ro12">
          <table:table-cell table:style-name="ce23" office:value-type="date" office:date-value="2020-01-01" calcext:value-type="date">
            <text:p>2020-01-01</text:p>
          </table:table-cell>
          <table:table-cell table:style-name="ce29" office:value-type="string" calcext:value-type="string">
            <text:p>Balanço com fabricação de cada maquina</text:p>
          </table:table-cell>
          <table:table-cell table:style-name="ce29" office:value-type="string" calcext:value-type="string">
            <text:p>Uso do financiamento</text:p>
          </table:table-cell>
          <table:table-cell table:style-name="ce29" office:value-type="string" calcext:value-type="string">
            <text:p>lucro das maquinas</text:p>
          </table:table-cell>
          <table:table-cell table:style-name="ce29" office:value-type="string" calcext:value-type="string">
            <text:p>Quantidade de maquinas no activo</text:p>
          </table:table-cell>
          <table:table-cell table:style-name="Default"/>
          <table:table-cell table:style-name="ce47"/>
          <table:table-cell table:style-name="ce43"/>
          <table:table-cell table:style-name="ce51"/>
          <table:table-cell table:number-columns-repeated="1015"/>
        </table:table-row>
        <table:table-row table:style-name="ro7">
          <table:table-cell table:style-name="ce7" table:formula="of:=[.A15]+7" office:value-type="date" office:date-value="2020-01-08" calcext:value-type="date">
            <text:p>2020-01-08</text:p>
          </table:table-cell>
          <table:table-cell table:style-name="ce12" table:formula="of:=(-cpcu)*[.E16]+[.D16]" office:value-type="currency" office:currency="EUR" office:value="-24650" calcext:value-type="currency">
            <text:p>-24 650 €</text:p>
          </table:table-cell>
          <table:table-cell table:style-name="ce12" table:formula="of:=financ-custoprot-custofab+[.B16]" office:value-type="currency" office:currency="EUR" office:value="975350" calcext:value-type="currency">
            <text:p>975 350 €</text:p>
          </table:table-cell>
          <table:table-cell table:style-name="ce12" table:formula="of:=(qtdoses*pvpdose*7)*[.E16]" office:value-type="currency" office:currency="EUR" office:value="350" calcext:value-type="currency">
            <text:p>350 €</text:p>
          </table:table-cell>
          <table:table-cell table:style-name="ce20" office:value-type="string" calcext:value-type="string">
            <text:p>1</text:p>
          </table:table-cell>
          <table:table-cell table:style-name="Default"/>
          <table:table-cell table:number-columns-repeated="1018"/>
        </table:table-row>
        <table:table-row table:style-name="ro13">
          <table:table-cell table:style-name="ce7" table:formula="of:=[.A16]+7" office:value-type="date" office:date-value="2020-01-15" calcext:value-type="date">
            <text:p>2020-01-15</text:p>
          </table:table-cell>
          <table:table-cell table:style-name="ce12" table:formula="of:=(-cpcu)*[.E17]+[.D17]" office:value-type="currency" office:currency="EUR" office:value="-48950" calcext:value-type="currency">
            <text:p>-48 950 €</text:p>
          </table:table-cell>
          <table:table-cell table:style-name="ce12" table:formula="of:=financ-custoprot-custofab+[.B17]" office:value-type="currency" office:currency="EUR" office:value="951050" calcext:value-type="currency">
            <text:p>951 050 €</text:p>
          </table:table-cell>
          <table:table-cell table:style-name="ce12" table:formula="of:=(qtdoses*pvpdose*7)*[.E17]+[.D16]" office:value-type="currency" office:currency="EUR" office:value="1050" calcext:value-type="currency">
            <text:p>1 050 €</text:p>
          </table:table-cell>
          <table:table-cell table:style-name="ce20" office:value-type="string" calcext:value-type="string">
            <text:p>2</text:p>
          </table:table-cell>
          <table:table-cell table:style-name="Default"/>
          <table:table-cell table:number-columns-repeated="1018"/>
        </table:table-row>
        <table:table-row table:style-name="ro13">
          <table:table-cell table:style-name="ce7" table:formula="of:=[.A17]+7" office:value-type="date" office:date-value="2020-01-22" calcext:value-type="date">
            <text:p>2020-01-22</text:p>
          </table:table-cell>
          <table:table-cell table:style-name="ce12" table:formula="of:=(-cpcu)*[.E18]+[.D18]" office:value-type="currency" office:currency="EUR" office:value="-72900" calcext:value-type="currency">
            <text:p>-72 900 €</text:p>
          </table:table-cell>
          <table:table-cell table:style-name="ce12" table:formula="of:=financ-custoprot-custofab+[.B18]" office:value-type="currency" office:currency="EUR" office:value="927100" calcext:value-type="currency">
            <text:p>927 100 €</text:p>
          </table:table-cell>
          <table:table-cell table:style-name="ce12" table:formula="of:=(qtdoses*pvpdose*7)*[.E18]+[.D17]" office:value-type="currency" office:currency="EUR" office:value="2100" calcext:value-type="currency">
            <text:p>2 100 €</text:p>
          </table:table-cell>
          <table:table-cell table:style-name="ce20" office:value-type="string" calcext:value-type="string">
            <text:p>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8]+7" office:value-type="date" office:date-value="2020-01-29" calcext:value-type="date">
            <text:p>2020-01-29</text:p>
          </table:table-cell>
          <table:table-cell table:style-name="ce12" table:formula="of:=(-cpcu)*[.E19]+[.D19]" office:value-type="currency" office:currency="EUR" office:value="-96500" calcext:value-type="currency">
            <text:p>-96 500 €</text:p>
          </table:table-cell>
          <table:table-cell table:style-name="ce12" table:formula="of:=financ-custoprot-custofab+[.B19]" office:value-type="currency" office:currency="EUR" office:value="903500" calcext:value-type="currency">
            <text:p>903 500 €</text:p>
          </table:table-cell>
          <table:table-cell table:style-name="ce12" table:formula="of:=(qtdoses*pvpdose*7)*[.E19]+[.D18]" office:value-type="currency" office:currency="EUR" office:value="3500" calcext:value-type="currency">
            <text:p>3 500 €</text:p>
          </table:table-cell>
          <table:table-cell table:style-name="ce20" office:value-type="string" calcext:value-type="string">
            <text:p>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9]+7" office:value-type="date" office:date-value="2020-02-05" calcext:value-type="date">
            <text:p>2020-02-05</text:p>
          </table:table-cell>
          <table:table-cell table:style-name="ce12" table:formula="of:=(-cpcu)*[.E20]+[.D20]" office:value-type="currency" office:currency="EUR" office:value="-119750" calcext:value-type="currency">
            <text:p>-119 750 €</text:p>
          </table:table-cell>
          <table:table-cell table:style-name="ce12" table:formula="of:=financ-custoprot-custofab+[.B20]" office:value-type="currency" office:currency="EUR" office:value="880250" calcext:value-type="currency">
            <text:p>880 250 €</text:p>
          </table:table-cell>
          <table:table-cell table:style-name="ce12" table:formula="of:=(qtdoses*pvpdose*7)*[.E20]+[.D19]" office:value-type="currency" office:currency="EUR" office:value="5250" calcext:value-type="currency">
            <text:p>5 250 €</text:p>
          </table:table-cell>
          <table:table-cell table:style-name="ce20" office:value-type="string" calcext:value-type="string">
            <text:p>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0]+7" office:value-type="date" office:date-value="2020-02-12" calcext:value-type="date">
            <text:p>2020-02-12</text:p>
          </table:table-cell>
          <table:table-cell table:style-name="ce12" table:formula="of:=(-cpcu)*[.E21]+[.D21]" office:value-type="currency" office:currency="EUR" office:value="-142650" calcext:value-type="currency">
            <text:p>-142 650 €</text:p>
          </table:table-cell>
          <table:table-cell table:style-name="ce12" table:formula="of:=financ-custoprot-custofab+[.B21]" office:value-type="currency" office:currency="EUR" office:value="857350" calcext:value-type="currency">
            <text:p>857 350 €</text:p>
          </table:table-cell>
          <table:table-cell table:style-name="ce12" table:formula="of:=(qtdoses*pvpdose*7)*[.E21]+[.D20]" office:value-type="currency" office:currency="EUR" office:value="7350" calcext:value-type="currency">
            <text:p>7 350 €</text:p>
          </table:table-cell>
          <table:table-cell table:style-name="ce20" office:value-type="string" calcext:value-type="string">
            <text:p>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1]+7" office:value-type="date" office:date-value="2020-02-19" calcext:value-type="date">
            <text:p>2020-02-19</text:p>
          </table:table-cell>
          <table:table-cell table:style-name="ce12" table:formula="of:=(-cpcu)*[.E22]+[.D22]" office:value-type="currency" office:currency="EUR" office:value="-165200" calcext:value-type="currency">
            <text:p>-165 200 €</text:p>
          </table:table-cell>
          <table:table-cell table:style-name="ce12" table:formula="of:=financ-custoprot-custofab+[.B22]" office:value-type="currency" office:currency="EUR" office:value="834800" calcext:value-type="currency">
            <text:p>834 800 €</text:p>
          </table:table-cell>
          <table:table-cell table:style-name="ce12" table:formula="of:=(qtdoses*pvpdose*7)*[.E22]+[.D21]" office:value-type="currency" office:currency="EUR" office:value="9800" calcext:value-type="currency">
            <text:p>9 800 €</text:p>
          </table:table-cell>
          <table:table-cell table:style-name="ce20" office:value-type="string" calcext:value-type="string">
            <text:p>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2]+7" office:value-type="date" office:date-value="2020-02-26" calcext:value-type="date">
            <text:p>2020-02-26</text:p>
          </table:table-cell>
          <table:table-cell table:style-name="ce12" table:formula="of:=(-cpcu)*[.E23]+[.D23]" office:value-type="currency" office:currency="EUR" office:value="-187400" calcext:value-type="currency">
            <text:p>-187 400 €</text:p>
          </table:table-cell>
          <table:table-cell table:style-name="ce12" table:formula="of:=financ-custoprot-custofab+[.B23]" office:value-type="currency" office:currency="EUR" office:value="812600" calcext:value-type="currency">
            <text:p>812 600 €</text:p>
          </table:table-cell>
          <table:table-cell table:style-name="ce12" table:formula="of:=(qtdoses*pvpdose*7)*[.E23]+[.D22]" office:value-type="currency" office:currency="EUR" office:value="12600" calcext:value-type="currency">
            <text:p>12 600 €</text:p>
          </table:table-cell>
          <table:table-cell table:style-name="ce20" office:value-type="string" calcext:value-type="string">
            <text:p>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3]+7" office:value-type="date" office:date-value="2020-03-04" calcext:value-type="date">
            <text:p>2020-03-04</text:p>
          </table:table-cell>
          <table:table-cell table:style-name="ce12" table:formula="of:=(-cpcu)*[.E24]+[.D24]" office:value-type="currency" office:currency="EUR" office:value="-209250" calcext:value-type="currency">
            <text:p>-209 250 €</text:p>
          </table:table-cell>
          <table:table-cell table:style-name="ce12" table:formula="of:=financ-custoprot-custofab+[.B24]" office:value-type="currency" office:currency="EUR" office:value="790750" calcext:value-type="currency">
            <text:p>790 750 €</text:p>
          </table:table-cell>
          <table:table-cell table:style-name="ce12" table:formula="of:=(qtdoses*pvpdose*7)*[.E24]+[.D23]" office:value-type="currency" office:currency="EUR" office:value="15750" calcext:value-type="currency">
            <text:p>15 750 €</text:p>
          </table:table-cell>
          <table:table-cell table:style-name="ce20" office:value-type="string" calcext:value-type="string">
            <text:p>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4]+7" office:value-type="date" office:date-value="2020-03-11" calcext:value-type="date">
            <text:p>2020-03-11</text:p>
          </table:table-cell>
          <table:table-cell table:style-name="ce12" table:formula="of:=(-cpcu)*[.E25]+[.D25]" office:value-type="currency" office:currency="EUR" office:value="-230750" calcext:value-type="currency">
            <text:p>-230 750 €</text:p>
          </table:table-cell>
          <table:table-cell table:style-name="ce12" table:formula="of:=financ-custoprot-custofab+[.B25]" office:value-type="currency" office:currency="EUR" office:value="769250" calcext:value-type="currency">
            <text:p>769 250 €</text:p>
          </table:table-cell>
          <table:table-cell table:style-name="ce12" table:formula="of:=(qtdoses*pvpdose*7)*[.E25]+[.D24]" office:value-type="currency" office:currency="EUR" office:value="19250" calcext:value-type="currency">
            <text:p>19 250 €</text:p>
          </table:table-cell>
          <table:table-cell table:style-name="ce20" office:value-type="string" calcext:value-type="string">
            <text:p>1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5]+7" office:value-type="date" office:date-value="2020-03-18" calcext:value-type="date">
            <text:p>2020-03-18</text:p>
          </table:table-cell>
          <table:table-cell table:style-name="ce12" table:formula="of:=(-cpcu)*[.E26]+[.D26]" office:value-type="currency" office:currency="EUR" office:value="-251900" calcext:value-type="currency">
            <text:p>-251 900 €</text:p>
          </table:table-cell>
          <table:table-cell table:style-name="ce12" table:formula="of:=financ-custoprot-custofab+[.B26]" office:value-type="currency" office:currency="EUR" office:value="748100" calcext:value-type="currency">
            <text:p>748 100 €</text:p>
          </table:table-cell>
          <table:table-cell table:style-name="ce12" table:formula="of:=(qtdoses*pvpdose*7)*[.E26]+[.D25]" office:value-type="currency" office:currency="EUR" office:value="23100" calcext:value-type="currency">
            <text:p>23 100 €</text:p>
          </table:table-cell>
          <table:table-cell table:style-name="ce20" office:value-type="string" calcext:value-type="string">
            <text:p>1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6]+7" office:value-type="date" office:date-value="2020-03-25" calcext:value-type="date">
            <text:p>2020-03-25</text:p>
          </table:table-cell>
          <table:table-cell table:style-name="ce12" table:formula="of:=(-cpcu)*[.E27]+[.D27]" office:value-type="currency" office:currency="EUR" office:value="-272700" calcext:value-type="currency">
            <text:p>-272 700 €</text:p>
          </table:table-cell>
          <table:table-cell table:style-name="ce12" table:formula="of:=financ-custoprot-custofab+[.B27]" office:value-type="currency" office:currency="EUR" office:value="727300" calcext:value-type="currency">
            <text:p>727 300 €</text:p>
          </table:table-cell>
          <table:table-cell table:style-name="ce12" table:formula="of:=(qtdoses*pvpdose*7)*[.E27]+[.D26]" office:value-type="currency" office:currency="EUR" office:value="27300" calcext:value-type="currency">
            <text:p>27 300 €</text:p>
          </table:table-cell>
          <table:table-cell table:style-name="ce20" office:value-type="string" calcext:value-type="string">
            <text:p>1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7]+7" office:value-type="date" office:date-value="2020-04-01" calcext:value-type="date">
            <text:p>2020-04-01</text:p>
          </table:table-cell>
          <table:table-cell table:style-name="ce12" table:formula="of:=(-cpcu)*[.E28]+[.D28]" office:value-type="currency" office:currency="EUR" office:value="-293150" calcext:value-type="currency">
            <text:p>-293 150 €</text:p>
          </table:table-cell>
          <table:table-cell table:style-name="ce12" table:formula="of:=financ-custoprot-custofab+[.B28]" office:value-type="currency" office:currency="EUR" office:value="706850" calcext:value-type="currency">
            <text:p>706 850 €</text:p>
          </table:table-cell>
          <table:table-cell table:style-name="ce12" table:formula="of:=(qtdoses*pvpdose*7)*[.E28]+[.D27]" office:value-type="currency" office:currency="EUR" office:value="31850" calcext:value-type="currency">
            <text:p>31 850 €</text:p>
          </table:table-cell>
          <table:table-cell table:style-name="ce20" office:value-type="string" calcext:value-type="string">
            <text:p>1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8]+7" office:value-type="date" office:date-value="2020-04-08" calcext:value-type="date">
            <text:p>2020-04-08</text:p>
          </table:table-cell>
          <table:table-cell table:style-name="ce12" table:formula="of:=(-cpcu)*[.E29]+[.D29]" office:value-type="currency" office:currency="EUR" office:value="-313250" calcext:value-type="currency">
            <text:p>-313 250 €</text:p>
          </table:table-cell>
          <table:table-cell table:style-name="ce12" table:formula="of:=financ-custoprot-custofab+[.B29]" office:value-type="currency" office:currency="EUR" office:value="686750" calcext:value-type="currency">
            <text:p>686 750 €</text:p>
          </table:table-cell>
          <table:table-cell table:style-name="ce12" table:formula="of:=(qtdoses*pvpdose*7)*[.E29]+[.D28]" office:value-type="currency" office:currency="EUR" office:value="36750" calcext:value-type="currency">
            <text:p>36 750 €</text:p>
          </table:table-cell>
          <table:table-cell table:style-name="ce20" office:value-type="string" calcext:value-type="string">
            <text:p>1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9]+7" office:value-type="date" office:date-value="2020-04-15" calcext:value-type="date">
            <text:p>2020-04-15</text:p>
          </table:table-cell>
          <table:table-cell table:style-name="ce12" table:formula="of:=(-cpcu)*[.E30]+[.D30]" office:value-type="currency" office:currency="EUR" office:value="-333000" calcext:value-type="currency">
            <text:p>-333 000 €</text:p>
          </table:table-cell>
          <table:table-cell table:style-name="ce12" table:formula="of:=financ-custoprot-custofab+[.B30]" office:value-type="currency" office:currency="EUR" office:value="667000" calcext:value-type="currency">
            <text:p>667 000 €</text:p>
          </table:table-cell>
          <table:table-cell table:style-name="ce12" table:formula="of:=(qtdoses*pvpdose*7)*[.E30]+[.D29]" office:value-type="currency" office:currency="EUR" office:value="42000" calcext:value-type="currency">
            <text:p>42 000 €</text:p>
          </table:table-cell>
          <table:table-cell table:style-name="ce20" office:value-type="string" calcext:value-type="string">
            <text:p>1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0]+7" office:value-type="date" office:date-value="2020-04-22" calcext:value-type="date">
            <text:p>2020-04-22</text:p>
          </table:table-cell>
          <table:table-cell table:style-name="ce12" table:formula="of:=(-cpcu)*[.E31]+[.D31]" office:value-type="currency" office:currency="EUR" office:value="-352400" calcext:value-type="currency">
            <text:p>-352 400 €</text:p>
          </table:table-cell>
          <table:table-cell table:style-name="ce12" table:formula="of:=financ-custoprot-custofab+[.B31]" office:value-type="currency" office:currency="EUR" office:value="647600" calcext:value-type="currency">
            <text:p>647 600 €</text:p>
          </table:table-cell>
          <table:table-cell table:style-name="ce12" table:formula="of:=(qtdoses*pvpdose*7)*[.E31]+[.D30]" office:value-type="currency" office:currency="EUR" office:value="47600" calcext:value-type="currency">
            <text:p>47 600 €</text:p>
          </table:table-cell>
          <table:table-cell table:style-name="ce20" office:value-type="string" calcext:value-type="string">
            <text:p>1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1]+7" office:value-type="date" office:date-value="2020-04-29" calcext:value-type="date">
            <text:p>2020-04-29</text:p>
          </table:table-cell>
          <table:table-cell table:style-name="ce12" table:formula="of:=(-cpcu)*[.E32]+[.D32]" office:value-type="currency" office:currency="EUR" office:value="-371450" calcext:value-type="currency">
            <text:p>-371 450 €</text:p>
          </table:table-cell>
          <table:table-cell table:style-name="ce12" table:formula="of:=financ-custoprot-custofab+[.B32]" office:value-type="currency" office:currency="EUR" office:value="628550" calcext:value-type="currency">
            <text:p>628 550 €</text:p>
          </table:table-cell>
          <table:table-cell table:style-name="ce12" table:formula="of:=(qtdoses*pvpdose*7)*[.E32]+[.D31]" office:value-type="currency" office:currency="EUR" office:value="53550" calcext:value-type="currency">
            <text:p>53 550 €</text:p>
          </table:table-cell>
          <table:table-cell table:style-name="ce20" office:value-type="string" calcext:value-type="string">
            <text:p>1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2]+7" office:value-type="date" office:date-value="2020-05-06" calcext:value-type="date">
            <text:p>2020-05-06</text:p>
          </table:table-cell>
          <table:table-cell table:style-name="ce12" table:formula="of:=(-cpcu)*[.E33]+[.D33]" office:value-type="currency" office:currency="EUR" office:value="-390150" calcext:value-type="currency">
            <text:p>-390 150 €</text:p>
          </table:table-cell>
          <table:table-cell table:style-name="ce12" table:formula="of:=financ-custoprot-custofab+[.B33]" office:value-type="currency" office:currency="EUR" office:value="609850" calcext:value-type="currency">
            <text:p>609 850 €</text:p>
          </table:table-cell>
          <table:table-cell table:style-name="ce12" table:formula="of:=(qtdoses*pvpdose*7)*[.E33]+[.D32]" office:value-type="currency" office:currency="EUR" office:value="59850" calcext:value-type="currency">
            <text:p>59 850 €</text:p>
          </table:table-cell>
          <table:table-cell table:style-name="ce20" office:value-type="string" calcext:value-type="string">
            <text:p>1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3]+7" office:value-type="date" office:date-value="2020-05-13" calcext:value-type="date">
            <text:p>2020-05-13</text:p>
          </table:table-cell>
          <table:table-cell table:style-name="ce12" table:formula="of:=(-cpcu)*[.E34]+[.D34]" office:value-type="currency" office:currency="EUR" office:value="-408500" calcext:value-type="currency">
            <text:p>-408 500 €</text:p>
          </table:table-cell>
          <table:table-cell table:style-name="ce12" table:formula="of:=financ-custoprot-custofab+[.B34]" office:value-type="currency" office:currency="EUR" office:value="591500" calcext:value-type="currency">
            <text:p>591 500 €</text:p>
          </table:table-cell>
          <table:table-cell table:style-name="ce12" table:formula="of:=(qtdoses*pvpdose*7)*[.E34]+[.D33]" office:value-type="currency" office:currency="EUR" office:value="66500" calcext:value-type="currency">
            <text:p>66 500 €</text:p>
          </table:table-cell>
          <table:table-cell table:style-name="ce20" office:value-type="string" calcext:value-type="string">
            <text:p>1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4]+7" office:value-type="date" office:date-value="2020-05-20" calcext:value-type="date">
            <text:p>2020-05-20</text:p>
          </table:table-cell>
          <table:table-cell table:style-name="ce12" table:formula="of:=(-cpcu)*[.E35]+[.D35]" office:value-type="currency" office:currency="EUR" office:value="-426500" calcext:value-type="currency">
            <text:p>-426 500 €</text:p>
          </table:table-cell>
          <table:table-cell table:style-name="ce12" table:formula="of:=financ-custoprot-custofab+[.B35]" office:value-type="currency" office:currency="EUR" office:value="573500" calcext:value-type="currency">
            <text:p>573 500 €</text:p>
          </table:table-cell>
          <table:table-cell table:style-name="ce12" table:formula="of:=(qtdoses*pvpdose*7)*[.E35]+[.D34]" office:value-type="currency" office:currency="EUR" office:value="73500" calcext:value-type="currency">
            <text:p>73 500 €</text:p>
          </table:table-cell>
          <table:table-cell table:style-name="ce20" office:value-type="string" calcext:value-type="string">
            <text:p>2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5]+7" office:value-type="date" office:date-value="2020-05-27" calcext:value-type="date">
            <text:p>2020-05-27</text:p>
          </table:table-cell>
          <table:table-cell table:style-name="ce12" table:formula="of:=(-cpcu)*[.E36]+[.D36]" office:value-type="currency" office:currency="EUR" office:value="-444150" calcext:value-type="currency">
            <text:p>-444 150 €</text:p>
          </table:table-cell>
          <table:table-cell table:style-name="ce12" table:formula="of:=financ-custoprot-custofab+[.B36]" office:value-type="currency" office:currency="EUR" office:value="555850" calcext:value-type="currency">
            <text:p>555 850 €</text:p>
          </table:table-cell>
          <table:table-cell table:style-name="ce12" table:formula="of:=(qtdoses*pvpdose*7)*[.E36]+[.D35]" office:value-type="currency" office:currency="EUR" office:value="80850" calcext:value-type="currency">
            <text:p>80 850 €</text:p>
          </table:table-cell>
          <table:table-cell table:style-name="ce20" office:value-type="string" calcext:value-type="string">
            <text:p>2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6]+7" office:value-type="date" office:date-value="2020-06-03" calcext:value-type="date">
            <text:p>2020-06-03</text:p>
          </table:table-cell>
          <table:table-cell table:style-name="ce12" table:formula="of:=(-cpcu)*[.E37]+[.D37]" office:value-type="currency" office:currency="EUR" office:value="-461450" calcext:value-type="currency">
            <text:p>-461 450 €</text:p>
          </table:table-cell>
          <table:table-cell table:style-name="ce12" table:formula="of:=financ-custoprot-custofab+[.B37]" office:value-type="currency" office:currency="EUR" office:value="538550" calcext:value-type="currency">
            <text:p>538 550 €</text:p>
          </table:table-cell>
          <table:table-cell table:style-name="ce12" table:formula="of:=(qtdoses*pvpdose*7)*[.E37]+[.D36]" office:value-type="currency" office:currency="EUR" office:value="88550" calcext:value-type="currency">
            <text:p>88 550 €</text:p>
          </table:table-cell>
          <table:table-cell table:style-name="ce20" office:value-type="string" calcext:value-type="string">
            <text:p>2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7]+7" office:value-type="date" office:date-value="2020-06-10" calcext:value-type="date">
            <text:p>2020-06-10</text:p>
          </table:table-cell>
          <table:table-cell table:style-name="ce12" table:formula="of:=(-cpcu)*[.E38]+[.D38]" office:value-type="currency" office:currency="EUR" office:value="-478400" calcext:value-type="currency">
            <text:p>-478 400 €</text:p>
          </table:table-cell>
          <table:table-cell table:style-name="ce12" table:formula="of:=financ-custoprot-custofab+[.B38]" office:value-type="currency" office:currency="EUR" office:value="521600" calcext:value-type="currency">
            <text:p>521 600 €</text:p>
          </table:table-cell>
          <table:table-cell table:style-name="ce12" table:formula="of:=(qtdoses*pvpdose*7)*[.E38]+[.D37]" office:value-type="currency" office:currency="EUR" office:value="96600" calcext:value-type="currency">
            <text:p>96 600 €</text:p>
          </table:table-cell>
          <table:table-cell table:style-name="ce20" office:value-type="string" calcext:value-type="string">
            <text:p>2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8]+7" office:value-type="date" office:date-value="2020-06-17" calcext:value-type="date">
            <text:p>2020-06-17</text:p>
          </table:table-cell>
          <table:table-cell table:style-name="ce12" table:formula="of:=(-cpcu)*[.E39]+[.D39]" office:value-type="currency" office:currency="EUR" office:value="-495000" calcext:value-type="currency">
            <text:p>-495 000 €</text:p>
          </table:table-cell>
          <table:table-cell table:style-name="ce12" table:formula="of:=financ-custoprot-custofab+[.B39]" office:value-type="currency" office:currency="EUR" office:value="505000" calcext:value-type="currency">
            <text:p>505 000 €</text:p>
          </table:table-cell>
          <table:table-cell table:style-name="ce12" table:formula="of:=(qtdoses*pvpdose*7)*[.E39]+[.D38]" office:value-type="currency" office:currency="EUR" office:value="105000" calcext:value-type="currency">
            <text:p>105 000 €</text:p>
          </table:table-cell>
          <table:table-cell table:style-name="ce20" office:value-type="string" calcext:value-type="string">
            <text:p>2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9]+7" office:value-type="date" office:date-value="2020-06-24" calcext:value-type="date">
            <text:p>2020-06-24</text:p>
          </table:table-cell>
          <table:table-cell table:style-name="ce12" table:formula="of:=(-cpcu)*[.E40]+[.D40]" office:value-type="currency" office:currency="EUR" office:value="-511250" calcext:value-type="currency">
            <text:p>-511 250 €</text:p>
          </table:table-cell>
          <table:table-cell table:style-name="ce12" table:formula="of:=financ-custoprot-custofab+[.B40]" office:value-type="currency" office:currency="EUR" office:value="488750" calcext:value-type="currency">
            <text:p>488 750 €</text:p>
          </table:table-cell>
          <table:table-cell table:style-name="ce45" table:formula="of:=(qtdoses*pvpdose*7)*[.E40]+[.D39]" office:value-type="currency" office:currency="EUR" office:value="113750" calcext:value-type="currency">
            <text:p>113 750 €</text:p>
          </table:table-cell>
          <table:table-cell table:style-name="ce20" office:value-type="string" calcext:value-type="string">
            <text:p>2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0]+7" office:value-type="date" office:date-value="2020-07-01" calcext:value-type="date">
            <text:p>2020-07-01</text:p>
          </table:table-cell>
          <table:table-cell table:style-name="ce12" table:formula="of:=(-cpcu)*[.E41]+[.D41]" office:value-type="currency" office:currency="EUR" office:value="-527150" calcext:value-type="currency">
            <text:p>-527 150 €</text:p>
          </table:table-cell>
          <table:table-cell table:style-name="ce12" table:formula="of:=financ-custoprot-custofab+[.B41]" office:value-type="currency" office:currency="EUR" office:value="472850" calcext:value-type="currency">
            <text:p>472 850 €</text:p>
          </table:table-cell>
          <table:table-cell table:style-name="ce12" table:formula="of:=(qtdoses*pvpdose*7)*[.E41]+[.D40]" office:value-type="currency" office:currency="EUR" office:value="122850" calcext:value-type="currency">
            <text:p>122 850 €</text:p>
          </table:table-cell>
          <table:table-cell table:style-name="ce20" office:value-type="string" calcext:value-type="string">
            <text:p>2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1]+7" office:value-type="date" office:date-value="2020-07-08" calcext:value-type="date">
            <text:p>2020-07-08</text:p>
          </table:table-cell>
          <table:table-cell table:style-name="ce12" table:formula="of:=(-cpcu)*[.E42]+[.D42]" office:value-type="currency" office:currency="EUR" office:value="-542700" calcext:value-type="currency">
            <text:p>-542 700 €</text:p>
          </table:table-cell>
          <table:table-cell table:style-name="ce12" table:formula="of:=financ-custoprot-custofab+[.B42]" office:value-type="currency" office:currency="EUR" office:value="457300" calcext:value-type="currency">
            <text:p>457 300 €</text:p>
          </table:table-cell>
          <table:table-cell table:style-name="ce12" table:formula="of:=(qtdoses*pvpdose*7)*[.E42]+[.D41]" office:value-type="currency" office:currency="EUR" office:value="132300" calcext:value-type="currency">
            <text:p>132 300 €</text:p>
          </table:table-cell>
          <table:table-cell table:style-name="ce20" office:value-type="string" calcext:value-type="string">
            <text:p>2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2]+7" office:value-type="date" office:date-value="2020-07-15" calcext:value-type="date">
            <text:p>2020-07-15</text:p>
          </table:table-cell>
          <table:table-cell table:style-name="ce12" table:formula="of:=(-cpcu)*[.E43]+[.D43]" office:value-type="currency" office:currency="EUR" office:value="-557900" calcext:value-type="currency">
            <text:p>-557 900 €</text:p>
          </table:table-cell>
          <table:table-cell table:style-name="ce12" table:formula="of:=financ-custoprot-custofab+[.B43]" office:value-type="currency" office:currency="EUR" office:value="442100" calcext:value-type="currency">
            <text:p>442 100 €</text:p>
          </table:table-cell>
          <table:table-cell table:style-name="ce12" table:formula="of:=(qtdoses*pvpdose*7)*[.E43]+[.D42]" office:value-type="currency" office:currency="EUR" office:value="142100" calcext:value-type="currency">
            <text:p>142 100 €</text:p>
          </table:table-cell>
          <table:table-cell table:style-name="ce20" office:value-type="string" calcext:value-type="string">
            <text:p>2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3]+7" office:value-type="date" office:date-value="2020-07-22" calcext:value-type="date">
            <text:p>2020-07-22</text:p>
          </table:table-cell>
          <table:table-cell table:style-name="ce12" table:formula="of:=(-cpcu)*[.E44]+[.D44]" office:value-type="currency" office:currency="EUR" office:value="-572750" calcext:value-type="currency">
            <text:p>-572 750 €</text:p>
          </table:table-cell>
          <table:table-cell table:style-name="ce12" table:formula="of:=financ-custoprot-custofab+[.B44]" office:value-type="currency" office:currency="EUR" office:value="427250" calcext:value-type="currency">
            <text:p>427 250 €</text:p>
          </table:table-cell>
          <table:table-cell table:style-name="ce12" table:formula="of:=(qtdoses*pvpdose*7)*[.E44]+[.D43]" office:value-type="currency" office:currency="EUR" office:value="152250" calcext:value-type="currency">
            <text:p>152 250 €</text:p>
          </table:table-cell>
          <table:table-cell table:style-name="ce20" office:value-type="string" calcext:value-type="string">
            <text:p>2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4]+7" office:value-type="date" office:date-value="2020-07-29" calcext:value-type="date">
            <text:p>2020-07-29</text:p>
          </table:table-cell>
          <table:table-cell table:style-name="ce12" table:formula="of:=(-cpcu)*[.E45]+[.D45]" office:value-type="currency" office:currency="EUR" office:value="-587250" calcext:value-type="currency">
            <text:p>-587 250 €</text:p>
          </table:table-cell>
          <table:table-cell table:style-name="ce12" table:formula="of:=financ-custoprot-custofab+[.B45]" office:value-type="currency" office:currency="EUR" office:value="412750" calcext:value-type="currency">
            <text:p>412 750 €</text:p>
          </table:table-cell>
          <table:table-cell table:style-name="ce12" table:formula="of:=(qtdoses*pvpdose*7)*[.E45]+[.D44]" office:value-type="currency" office:currency="EUR" office:value="162750" calcext:value-type="currency">
            <text:p>162 750 €</text:p>
          </table:table-cell>
          <table:table-cell table:style-name="ce20" office:value-type="string" calcext:value-type="string">
            <text:p>3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5]+7" office:value-type="date" office:date-value="2020-08-05" calcext:value-type="date">
            <text:p>2020-08-05</text:p>
          </table:table-cell>
          <table:table-cell table:style-name="ce12" table:formula="of:=(-cpcu)*[.E46]+[.D46]" office:value-type="currency" office:currency="EUR" office:value="-601400" calcext:value-type="currency">
            <text:p>-601 400 €</text:p>
          </table:table-cell>
          <table:table-cell table:style-name="ce12" table:formula="of:=financ-custoprot-custofab+[.B46]" office:value-type="currency" office:currency="EUR" office:value="398600" calcext:value-type="currency">
            <text:p>398 600 €</text:p>
          </table:table-cell>
          <table:table-cell table:style-name="ce12" table:formula="of:=(qtdoses*pvpdose*7)*[.E46]+[.D45]" office:value-type="currency" office:currency="EUR" office:value="173600" calcext:value-type="currency">
            <text:p>173 600 €</text:p>
          </table:table-cell>
          <table:table-cell table:style-name="ce20" office:value-type="string" calcext:value-type="string">
            <text:p>3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6]+7" office:value-type="date" office:date-value="2020-08-12" calcext:value-type="date">
            <text:p>2020-08-12</text:p>
          </table:table-cell>
          <table:table-cell table:style-name="ce12" table:formula="of:=(-cpcu)*[.E47]+[.D47]" office:value-type="currency" office:currency="EUR" office:value="-615200" calcext:value-type="currency">
            <text:p>-615 200 €</text:p>
          </table:table-cell>
          <table:table-cell table:style-name="ce12" table:formula="of:=financ-custoprot-custofab+[.B47]" office:value-type="currency" office:currency="EUR" office:value="384800" calcext:value-type="currency">
            <text:p>384 800 €</text:p>
          </table:table-cell>
          <table:table-cell table:style-name="ce12" table:formula="of:=(qtdoses*pvpdose*7)*[.E47]+[.D46]" office:value-type="currency" office:currency="EUR" office:value="184800" calcext:value-type="currency">
            <text:p>184 800 €</text:p>
          </table:table-cell>
          <table:table-cell table:style-name="ce20" office:value-type="string" calcext:value-type="string">
            <text:p>3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7]+7" office:value-type="date" office:date-value="2020-08-19" calcext:value-type="date">
            <text:p>2020-08-19</text:p>
          </table:table-cell>
          <table:table-cell table:style-name="ce12" table:formula="of:=(-cpcu)*[.E48]+[.D48]" office:value-type="currency" office:currency="EUR" office:value="-628650" calcext:value-type="currency">
            <text:p>-628 650 €</text:p>
          </table:table-cell>
          <table:table-cell table:style-name="ce12" table:formula="of:=financ-custoprot-custofab+[.B48]" office:value-type="currency" office:currency="EUR" office:value="371350" calcext:value-type="currency">
            <text:p>371 350 €</text:p>
          </table:table-cell>
          <table:table-cell table:style-name="ce12" table:formula="of:=(qtdoses*pvpdose*7)*[.E48]+[.D47]" office:value-type="currency" office:currency="EUR" office:value="196350" calcext:value-type="currency">
            <text:p>196 350 €</text:p>
          </table:table-cell>
          <table:table-cell table:style-name="ce20" office:value-type="string" calcext:value-type="string">
            <text:p>3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8]+7" office:value-type="date" office:date-value="2020-08-26" calcext:value-type="date">
            <text:p>2020-08-26</text:p>
          </table:table-cell>
          <table:table-cell table:style-name="ce12" table:formula="of:=(-cpcu)*[.E49]+[.D49]" office:value-type="currency" office:currency="EUR" office:value="-641750" calcext:value-type="currency">
            <text:p>-641 750 €</text:p>
          </table:table-cell>
          <table:table-cell table:style-name="ce12" table:formula="of:=financ-custoprot-custofab+[.B49]" office:value-type="currency" office:currency="EUR" office:value="358250" calcext:value-type="currency">
            <text:p>358 250 €</text:p>
          </table:table-cell>
          <table:table-cell table:style-name="ce12" table:formula="of:=(qtdoses*pvpdose*7)*[.E49]+[.D48]" office:value-type="currency" office:currency="EUR" office:value="208250" calcext:value-type="currency">
            <text:p>208 250 €</text:p>
          </table:table-cell>
          <table:table-cell table:style-name="ce20" office:value-type="string" calcext:value-type="string">
            <text:p>3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9]+7" office:value-type="date" office:date-value="2020-09-02" calcext:value-type="date">
            <text:p>2020-09-02</text:p>
          </table:table-cell>
          <table:table-cell table:style-name="ce12" table:formula="of:=(-cpcu)*[.E50]+[.D50]" office:value-type="currency" office:currency="EUR" office:value="-654500" calcext:value-type="currency">
            <text:p>-654 500 €</text:p>
          </table:table-cell>
          <table:table-cell table:style-name="ce12" table:formula="of:=financ-custoprot-custofab+[.B50]" office:value-type="currency" office:currency="EUR" office:value="345500" calcext:value-type="currency">
            <text:p>345 500 €</text:p>
          </table:table-cell>
          <table:table-cell table:style-name="ce12" table:formula="of:=(qtdoses*pvpdose*7)*[.E50]+[.D49]" office:value-type="currency" office:currency="EUR" office:value="220500" calcext:value-type="currency">
            <text:p>220 500 €</text:p>
          </table:table-cell>
          <table:table-cell table:style-name="ce20" office:value-type="string" calcext:value-type="string">
            <text:p>3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50]+7" office:value-type="date" office:date-value="2020-09-09" calcext:value-type="date">
            <text:p>2020-09-09</text:p>
          </table:table-cell>
          <table:table-cell table:style-name="ce12" table:formula="of:=(-cpcu)*[.E51]+[.D51]" office:value-type="currency" office:currency="EUR" office:value="-666900" calcext:value-type="currency">
            <text:p>-666 900 €</text:p>
          </table:table-cell>
          <table:table-cell table:style-name="ce12" table:formula="of:=financ-custoprot-custofab+[.B51]" office:value-type="currency" office:currency="EUR" office:value="333100" calcext:value-type="currency">
            <text:p>333 100 €</text:p>
          </table:table-cell>
          <table:table-cell table:style-name="ce12" table:formula="of:=(qtdoses*pvpdose*7)*[.E51]+[.D50]" office:value-type="currency" office:currency="EUR" office:value="233100" calcext:value-type="currency">
            <text:p>233 100 €</text:p>
          </table:table-cell>
          <table:table-cell table:style-name="ce20" office:value-type="string" calcext:value-type="string">
            <text:p>3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51]+7" office:value-type="date" office:date-value="2020-09-16" calcext:value-type="date">
            <text:p>2020-09-16</text:p>
          </table:table-cell>
          <table:table-cell table:style-name="ce12" table:formula="of:=(-cpcu)*[.E52]+[.D52]" office:value-type="currency" office:currency="EUR" office:value="-678950" calcext:value-type="currency">
            <text:p>-678 950 €</text:p>
          </table:table-cell>
          <table:table-cell table:style-name="ce12" table:formula="of:=financ-custoprot-custofab+[.B52]" office:value-type="currency" office:currency="EUR" office:value="321050" calcext:value-type="currency">
            <text:p>321 050 €</text:p>
          </table:table-cell>
          <table:table-cell table:style-name="ce12" table:formula="of:=(qtdoses*pvpdose*7)*[.E52]+[.D51]" office:value-type="currency" office:currency="EUR" office:value="246050" calcext:value-type="currency">
            <text:p>246 050 €</text:p>
          </table:table-cell>
          <table:table-cell table:style-name="ce20" office:value-type="string" calcext:value-type="string">
            <text:p>3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52]+7" office:value-type="date" office:date-value="2020-09-23" calcext:value-type="date">
            <text:p>2020-09-23</text:p>
          </table:table-cell>
          <table:table-cell table:style-name="ce12" table:formula="of:=(-cpcu)*[.E53]+[.D53]" office:value-type="currency" office:currency="EUR" office:value="-690650" calcext:value-type="currency">
            <text:p>-690 650 €</text:p>
          </table:table-cell>
          <table:table-cell table:style-name="ce12" table:formula="of:=financ-custoprot-custofab+[.B53]" office:value-type="currency" office:currency="EUR" office:value="309350" calcext:value-type="currency">
            <text:p>309 350 €</text:p>
          </table:table-cell>
          <table:table-cell table:style-name="ce12" table:formula="of:=(qtdoses*pvpdose*7)*[.E53]+[.D52]" office:value-type="currency" office:currency="EUR" office:value="259350" calcext:value-type="currency">
            <text:p>259 350 €</text:p>
          </table:table-cell>
          <table:table-cell table:style-name="ce20" office:value-type="string" calcext:value-type="string">
            <text:p>3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53]+7" office:value-type="date" office:date-value="2020-09-30" calcext:value-type="date">
            <text:p>2020-09-30</text:p>
          </table:table-cell>
          <table:table-cell table:style-name="ce12" table:formula="of:=(-cpcu)*[.E54]+[.D54]" office:value-type="currency" office:currency="EUR" office:value="-702000" calcext:value-type="currency">
            <text:p>-702 000 €</text:p>
          </table:table-cell>
          <table:table-cell table:style-name="ce12" table:formula="of:=financ-custoprot-custofab+[.B54]" office:value-type="currency" office:currency="EUR" office:value="298000" calcext:value-type="currency">
            <text:p>298 000 €</text:p>
          </table:table-cell>
          <table:table-cell table:style-name="ce12" table:formula="of:=(qtdoses*pvpdose*7)*[.E54]+[.D53]" office:value-type="currency" office:currency="EUR" office:value="273000" calcext:value-type="currency">
            <text:p>273 000 €</text:p>
          </table:table-cell>
          <table:table-cell table:style-name="ce20" office:value-type="string" calcext:value-type="string">
            <text:p>3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54]+7" office:value-type="date" office:date-value="2020-10-07" calcext:value-type="date">
            <text:p>2020-10-07</text:p>
          </table:table-cell>
          <table:table-cell table:style-name="ce12" table:formula="of:=(-cpcu)*[.E55]+[.D55]" office:value-type="currency" office:currency="EUR" office:value="-713000" calcext:value-type="currency">
            <text:p>-713 000 €</text:p>
          </table:table-cell>
          <table:table-cell table:style-name="ce12" table:formula="of:=financ-custoprot-custofab+[.B55]" office:value-type="currency" office:currency="EUR" office:value="287000" calcext:value-type="currency">
            <text:p>287 000 €</text:p>
          </table:table-cell>
          <table:table-cell table:style-name="ce12" table:formula="of:=(qtdoses*pvpdose*7)*[.E55]+[.D54]" office:value-type="currency" office:currency="EUR" office:value="287000" calcext:value-type="currency">
            <text:p>287 000 €</text:p>
          </table:table-cell>
          <table:table-cell table:style-name="ce20" office:value-type="string" calcext:value-type="string">
            <text:p>4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55]+7" office:value-type="date" office:date-value="2020-10-14" calcext:value-type="date">
            <text:p>2020-10-14</text:p>
          </table:table-cell>
          <table:table-cell table:style-name="ce12" table:formula="of:=(-cpcu)*[.E56]+[.D56]" office:value-type="currency" office:currency="EUR" office:value="-723650" calcext:value-type="currency">
            <text:p>-723 650 €</text:p>
          </table:table-cell>
          <table:table-cell table:style-name="ce12" table:formula="of:=financ-custoprot-custofab+[.B56]" office:value-type="currency" office:currency="EUR" office:value="276350" calcext:value-type="currency">
            <text:p>276 350 €</text:p>
          </table:table-cell>
          <table:table-cell table:style-name="ce12" table:formula="of:=(qtdoses*pvpdose*7)*[.E56]+[.D55]" office:value-type="currency" office:currency="EUR" office:value="301350" calcext:value-type="currency">
            <text:p>301 350 €</text:p>
          </table:table-cell>
          <table:table-cell table:style-name="ce20" office:value-type="string" calcext:value-type="string">
            <text:p>4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56]+7" office:value-type="date" office:date-value="2020-10-21" calcext:value-type="date">
            <text:p>2020-10-21</text:p>
          </table:table-cell>
          <table:table-cell table:style-name="ce12" table:formula="of:=(-cpcu)*[.E57]+[.D57]" office:value-type="currency" office:currency="EUR" office:value="-733950" calcext:value-type="currency">
            <text:p>-733 950 €</text:p>
          </table:table-cell>
          <table:table-cell table:style-name="ce12" table:formula="of:=financ-custoprot-custofab+[.B57]" office:value-type="currency" office:currency="EUR" office:value="266050" calcext:value-type="currency">
            <text:p>266 050 €</text:p>
          </table:table-cell>
          <table:table-cell table:style-name="ce12" table:formula="of:=(qtdoses*pvpdose*7)*[.E57]+[.D56]" office:value-type="currency" office:currency="EUR" office:value="316050" calcext:value-type="currency">
            <text:p>316 050 €</text:p>
          </table:table-cell>
          <table:table-cell table:style-name="ce20" office:value-type="string" calcext:value-type="string">
            <text:p>4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57]+7" office:value-type="date" office:date-value="2020-10-28" calcext:value-type="date">
            <text:p>2020-10-28</text:p>
          </table:table-cell>
          <table:table-cell table:style-name="ce12" table:formula="of:=(-cpcu)*[.E58]+[.D58]" office:value-type="currency" office:currency="EUR" office:value="-743900" calcext:value-type="currency">
            <text:p>-743 900 €</text:p>
          </table:table-cell>
          <table:table-cell table:style-name="ce12" table:formula="of:=financ-custoprot-custofab+[.B58]" office:value-type="currency" office:currency="EUR" office:value="256100" calcext:value-type="currency">
            <text:p>256 100 €</text:p>
          </table:table-cell>
          <table:table-cell table:style-name="ce12" table:formula="of:=(qtdoses*pvpdose*7)*[.E58]+[.D57]" office:value-type="currency" office:currency="EUR" office:value="331100" calcext:value-type="currency">
            <text:p>331 100 €</text:p>
          </table:table-cell>
          <table:table-cell table:style-name="ce20" office:value-type="string" calcext:value-type="string">
            <text:p>4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58]+7" office:value-type="date" office:date-value="2020-11-04" calcext:value-type="date">
            <text:p>2020-11-04</text:p>
          </table:table-cell>
          <table:table-cell table:style-name="ce12" table:formula="of:=(-cpcu)*[.E59]+[.D59]" office:value-type="currency" office:currency="EUR" office:value="-753500" calcext:value-type="currency">
            <text:p>-753 500 €</text:p>
          </table:table-cell>
          <table:table-cell table:style-name="ce12" table:formula="of:=financ-custoprot-custofab+[.B59]" office:value-type="currency" office:currency="EUR" office:value="246500" calcext:value-type="currency">
            <text:p>246 500 €</text:p>
          </table:table-cell>
          <table:table-cell table:style-name="ce12" table:formula="of:=(qtdoses*pvpdose*7)*[.E59]+[.D58]" office:value-type="currency" office:currency="EUR" office:value="346500" calcext:value-type="currency">
            <text:p>346 500 €</text:p>
          </table:table-cell>
          <table:table-cell table:style-name="ce20" office:value-type="string" calcext:value-type="string">
            <text:p>4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59]+7" office:value-type="date" office:date-value="2020-11-11" calcext:value-type="date">
            <text:p>2020-11-11</text:p>
          </table:table-cell>
          <table:table-cell table:style-name="ce12" table:formula="of:=(-cpcu)*[.E60]+[.D60]" office:value-type="currency" office:currency="EUR" office:value="-762750" calcext:value-type="currency">
            <text:p>-762 750 €</text:p>
          </table:table-cell>
          <table:table-cell table:style-name="ce12" table:formula="of:=financ-custoprot-custofab+[.B60]" office:value-type="currency" office:currency="EUR" office:value="237250" calcext:value-type="currency">
            <text:p>237 250 €</text:p>
          </table:table-cell>
          <table:table-cell table:style-name="ce12" table:formula="of:=(qtdoses*pvpdose*7)*[.E60]+[.D59]" office:value-type="currency" office:currency="EUR" office:value="362250" calcext:value-type="currency">
            <text:p>362 250 €</text:p>
          </table:table-cell>
          <table:table-cell table:style-name="ce20" office:value-type="string" calcext:value-type="string">
            <text:p>4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60]+7" office:value-type="date" office:date-value="2020-11-18" calcext:value-type="date">
            <text:p>2020-11-18</text:p>
          </table:table-cell>
          <table:table-cell table:style-name="ce12" table:formula="of:=(-cpcu)*[.E61]+[.D61]" office:value-type="currency" office:currency="EUR" office:value="-771650" calcext:value-type="currency">
            <text:p>-771 650 €</text:p>
          </table:table-cell>
          <table:table-cell table:style-name="ce12" table:formula="of:=financ-custoprot-custofab+[.B61]" office:value-type="currency" office:currency="EUR" office:value="228350" calcext:value-type="currency">
            <text:p>228 350 €</text:p>
          </table:table-cell>
          <table:table-cell table:style-name="ce12" table:formula="of:=(qtdoses*pvpdose*7)*[.E61]+[.D60]" office:value-type="currency" office:currency="EUR" office:value="378350" calcext:value-type="currency">
            <text:p>378 350 €</text:p>
          </table:table-cell>
          <table:table-cell table:style-name="ce20" office:value-type="string" calcext:value-type="string">
            <text:p>4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61]+7" office:value-type="date" office:date-value="2020-11-25" calcext:value-type="date">
            <text:p>2020-11-25</text:p>
          </table:table-cell>
          <table:table-cell table:style-name="ce12" table:formula="of:=(-cpcu)*[.E62]+[.D62]" office:value-type="currency" office:currency="EUR" office:value="-780200" calcext:value-type="currency">
            <text:p>-780 200 €</text:p>
          </table:table-cell>
          <table:table-cell table:style-name="ce12" table:formula="of:=financ-custoprot-custofab+[.B62]" office:value-type="currency" office:currency="EUR" office:value="219800" calcext:value-type="currency">
            <text:p>219 800 €</text:p>
          </table:table-cell>
          <table:table-cell table:style-name="ce12" table:formula="of:=(qtdoses*pvpdose*7)*[.E62]+[.D61]" office:value-type="currency" office:currency="EUR" office:value="394800" calcext:value-type="currency">
            <text:p>394 800 €</text:p>
          </table:table-cell>
          <table:table-cell table:style-name="ce20" office:value-type="string" calcext:value-type="string">
            <text:p>4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62]+7" office:value-type="date" office:date-value="2020-12-02" calcext:value-type="date">
            <text:p>2020-12-02</text:p>
          </table:table-cell>
          <table:table-cell table:style-name="ce12" table:formula="of:=(-cpcu)*[.E63]+[.D63]" office:value-type="currency" office:currency="EUR" office:value="-788400" calcext:value-type="currency">
            <text:p>-788 400 €</text:p>
          </table:table-cell>
          <table:table-cell table:style-name="ce12" table:formula="of:=financ-custoprot-custofab+[.B63]" office:value-type="currency" office:currency="EUR" office:value="211600" calcext:value-type="currency">
            <text:p>211 600 €</text:p>
          </table:table-cell>
          <table:table-cell table:style-name="ce12" table:formula="of:=(qtdoses*pvpdose*7)*[.E63]+[.D62]" office:value-type="currency" office:currency="EUR" office:value="411600" calcext:value-type="currency">
            <text:p>411 600 €</text:p>
          </table:table-cell>
          <table:table-cell table:style-name="ce20" office:value-type="string" calcext:value-type="string">
            <text:p>4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63]+7" office:value-type="date" office:date-value="2020-12-09" calcext:value-type="date">
            <text:p>2020-12-09</text:p>
          </table:table-cell>
          <table:table-cell table:style-name="ce12" table:formula="of:=(-cpcu)*[.E64]+[.D64]" office:value-type="currency" office:currency="EUR" office:value="-796250" calcext:value-type="currency">
            <text:p>-796 250 €</text:p>
          </table:table-cell>
          <table:table-cell table:style-name="ce12" table:formula="of:=financ-custoprot-custofab+[.B64]" office:value-type="currency" office:currency="EUR" office:value="203750" calcext:value-type="currency">
            <text:p>203 750 €</text:p>
          </table:table-cell>
          <table:table-cell table:style-name="ce12" table:formula="of:=(qtdoses*pvpdose*7)*[.E64]+[.D63]" office:value-type="currency" office:currency="EUR" office:value="428750" calcext:value-type="currency">
            <text:p>428 750 €</text:p>
          </table:table-cell>
          <table:table-cell table:style-name="ce20" office:value-type="string" calcext:value-type="string">
            <text:p>4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64]+7" office:value-type="date" office:date-value="2020-12-16" calcext:value-type="date">
            <text:p>2020-12-16</text:p>
          </table:table-cell>
          <table:table-cell table:style-name="ce12" table:formula="of:=(-cpcu)*[.E65]+[.D65]" office:value-type="currency" office:currency="EUR" office:value="-803750" calcext:value-type="currency">
            <text:p>-803 750 €</text:p>
          </table:table-cell>
          <table:table-cell table:style-name="ce12" table:formula="of:=financ-custoprot-custofab+[.B65]" office:value-type="currency" office:currency="EUR" office:value="196250" calcext:value-type="currency">
            <text:p>196 250 €</text:p>
          </table:table-cell>
          <table:table-cell table:style-name="ce12" table:formula="of:=(qtdoses*pvpdose*7)*[.E65]+[.D64]" office:value-type="currency" office:currency="EUR" office:value="446250" calcext:value-type="currency">
            <text:p>446 250 €</text:p>
          </table:table-cell>
          <table:table-cell table:style-name="ce20" office:value-type="string" calcext:value-type="string">
            <text:p>5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65]+7" office:value-type="date" office:date-value="2020-12-23" calcext:value-type="date">
            <text:p>2020-12-23</text:p>
          </table:table-cell>
          <table:table-cell table:style-name="ce12" table:formula="of:=(-cpcu)*[.E66]+[.D66]" office:value-type="currency" office:currency="EUR" office:value="-810900" calcext:value-type="currency">
            <text:p>-810 900 €</text:p>
          </table:table-cell>
          <table:table-cell table:style-name="ce12" table:formula="of:=financ-custoprot-custofab+[.B66]" office:value-type="currency" office:currency="EUR" office:value="189100" calcext:value-type="currency">
            <text:p>189 100 €</text:p>
          </table:table-cell>
          <table:table-cell table:style-name="ce12" table:formula="of:=(qtdoses*pvpdose*7)*[.E66]+[.D65]" office:value-type="currency" office:currency="EUR" office:value="464100" calcext:value-type="currency">
            <text:p>464 100 €</text:p>
          </table:table-cell>
          <table:table-cell table:style-name="ce20" office:value-type="string" calcext:value-type="string">
            <text:p>5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66]+7" office:value-type="date" office:date-value="2020-12-30" calcext:value-type="date">
            <text:p>2020-12-30</text:p>
          </table:table-cell>
          <table:table-cell table:style-name="ce12" table:formula="of:=(-cpcu)*[.E67]+[.D67]" office:value-type="currency" office:currency="EUR" office:value="-817700" calcext:value-type="currency">
            <text:p>-817 700 €</text:p>
          </table:table-cell>
          <table:table-cell table:style-name="ce12" table:formula="of:=financ-custoprot-custofab+[.B67]" office:value-type="currency" office:currency="EUR" office:value="182300" calcext:value-type="currency">
            <text:p>182 300 €</text:p>
          </table:table-cell>
          <table:table-cell table:style-name="ce12" table:formula="of:=(qtdoses*pvpdose*7)*[.E67]+[.D66]" office:value-type="currency" office:currency="EUR" office:value="482300" calcext:value-type="currency">
            <text:p>482 300 €</text:p>
          </table:table-cell>
          <table:table-cell table:style-name="ce20" office:value-type="string" calcext:value-type="string">
            <text:p>5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67]+7" office:value-type="date" office:date-value="2021-01-06" calcext:value-type="date">
            <text:p>2021-01-06</text:p>
          </table:table-cell>
          <table:table-cell table:style-name="ce12" table:formula="of:=(-cpcu)*[.E68]+[.D68]" office:value-type="currency" office:currency="EUR" office:value="-824150" calcext:value-type="currency">
            <text:p>-824 150 €</text:p>
          </table:table-cell>
          <table:table-cell table:style-name="ce12" table:formula="of:=financ-custoprot-custofab+[.B68]" office:value-type="currency" office:currency="EUR" office:value="175850" calcext:value-type="currency">
            <text:p>175 850 €</text:p>
          </table:table-cell>
          <table:table-cell table:style-name="ce12" table:formula="of:=(qtdoses*pvpdose*7)*[.E68]+[.D67]" office:value-type="currency" office:currency="EUR" office:value="500850" calcext:value-type="currency">
            <text:p>500 850 €</text:p>
          </table:table-cell>
          <table:table-cell table:style-name="ce20" office:value-type="string" calcext:value-type="string">
            <text:p>5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68]+7" office:value-type="date" office:date-value="2021-01-13" calcext:value-type="date">
            <text:p>2021-01-13</text:p>
          </table:table-cell>
          <table:table-cell table:style-name="ce12" table:formula="of:=(-cpcu)*[.E69]+[.D69]" office:value-type="currency" office:currency="EUR" office:value="-830250" calcext:value-type="currency">
            <text:p>-830 250 €</text:p>
          </table:table-cell>
          <table:table-cell table:style-name="ce12" table:formula="of:=financ-custoprot-custofab+[.B69]" office:value-type="currency" office:currency="EUR" office:value="169750" calcext:value-type="currency">
            <text:p>169 750 €</text:p>
          </table:table-cell>
          <table:table-cell table:style-name="ce12" table:formula="of:=(qtdoses*pvpdose*7)*[.E69]+[.D68]" office:value-type="currency" office:currency="EUR" office:value="519750" calcext:value-type="currency">
            <text:p>519 750 €</text:p>
          </table:table-cell>
          <table:table-cell table:style-name="ce20" office:value-type="string" calcext:value-type="string">
            <text:p>5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69]+7" office:value-type="date" office:date-value="2021-01-20" calcext:value-type="date">
            <text:p>2021-01-20</text:p>
          </table:table-cell>
          <table:table-cell table:style-name="ce12" table:formula="of:=(-cpcu)*[.E70]+[.D70]" office:value-type="currency" office:currency="EUR" office:value="-836000" calcext:value-type="currency">
            <text:p>-836 000 €</text:p>
          </table:table-cell>
          <table:table-cell table:style-name="ce12" table:formula="of:=financ-custoprot-custofab+[.B70]" office:value-type="currency" office:currency="EUR" office:value="164000" calcext:value-type="currency">
            <text:p>164 000 €</text:p>
          </table:table-cell>
          <table:table-cell table:style-name="ce12" table:formula="of:=(qtdoses*pvpdose*7)*[.E70]+[.D69]" office:value-type="currency" office:currency="EUR" office:value="539000" calcext:value-type="currency">
            <text:p>539 000 €</text:p>
          </table:table-cell>
          <table:table-cell table:style-name="ce20" office:value-type="string" calcext:value-type="string">
            <text:p>5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70]+7" office:value-type="date" office:date-value="2021-01-27" calcext:value-type="date">
            <text:p>2021-01-27</text:p>
          </table:table-cell>
          <table:table-cell table:style-name="ce12" table:formula="of:=(-cpcu)*[.E71]+[.D71]" office:value-type="currency" office:currency="EUR" office:value="-841400" calcext:value-type="currency">
            <text:p>-841 400 €</text:p>
          </table:table-cell>
          <table:table-cell table:style-name="ce12" table:formula="of:=financ-custoprot-custofab+[.B71]" office:value-type="currency" office:currency="EUR" office:value="158600" calcext:value-type="currency">
            <text:p>158 600 €</text:p>
          </table:table-cell>
          <table:table-cell table:style-name="ce12" table:formula="of:=(qtdoses*pvpdose*7)*[.E71]+[.D70]" office:value-type="currency" office:currency="EUR" office:value="558600" calcext:value-type="currency">
            <text:p>558 600 €</text:p>
          </table:table-cell>
          <table:table-cell table:style-name="ce20" office:value-type="string" calcext:value-type="string">
            <text:p>5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71]+7" office:value-type="date" office:date-value="2021-02-03" calcext:value-type="date">
            <text:p>2021-02-03</text:p>
          </table:table-cell>
          <table:table-cell table:style-name="ce12" table:formula="of:=(-cpcu)*[.E72]+[.D72]" office:value-type="currency" office:currency="EUR" office:value="-846450" calcext:value-type="currency">
            <text:p>-846 450 €</text:p>
          </table:table-cell>
          <table:table-cell table:style-name="ce12" table:formula="of:=financ-custoprot-custofab+[.B72]" office:value-type="currency" office:currency="EUR" office:value="153550" calcext:value-type="currency">
            <text:p>153 550 €</text:p>
          </table:table-cell>
          <table:table-cell table:style-name="ce12" table:formula="of:=(qtdoses*pvpdose*7)*[.E72]+[.D71]" office:value-type="currency" office:currency="EUR" office:value="578550" calcext:value-type="currency">
            <text:p>578 550 €</text:p>
          </table:table-cell>
          <table:table-cell table:style-name="ce20" office:value-type="string" calcext:value-type="string">
            <text:p>5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72]+7" office:value-type="date" office:date-value="2021-02-10" calcext:value-type="date">
            <text:p>2021-02-10</text:p>
          </table:table-cell>
          <table:table-cell table:style-name="ce12" table:formula="of:=(-cpcu)*[.E73]+[.D73]" office:value-type="currency" office:currency="EUR" office:value="-851150" calcext:value-type="currency">
            <text:p>-851 150 €</text:p>
          </table:table-cell>
          <table:table-cell table:style-name="ce12" table:formula="of:=financ-custoprot-custofab+[.B73]" office:value-type="currency" office:currency="EUR" office:value="148850" calcext:value-type="currency">
            <text:p>148 850 €</text:p>
          </table:table-cell>
          <table:table-cell table:style-name="ce12" table:formula="of:=(qtdoses*pvpdose*7)*[.E73]+[.D72]" office:value-type="currency" office:currency="EUR" office:value="598850" calcext:value-type="currency">
            <text:p>598 850 €</text:p>
          </table:table-cell>
          <table:table-cell table:style-name="ce20" office:value-type="string" calcext:value-type="string">
            <text:p>5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73]+7" office:value-type="date" office:date-value="2021-02-17" calcext:value-type="date">
            <text:p>2021-02-17</text:p>
          </table:table-cell>
          <table:table-cell table:style-name="ce12" table:formula="of:=(-cpcu)*[.E74]+[.D74]" office:value-type="currency" office:currency="EUR" office:value="-855500" calcext:value-type="currency">
            <text:p>-855 500 €</text:p>
          </table:table-cell>
          <table:table-cell table:style-name="ce12" table:formula="of:=financ-custoprot-custofab+[.B74]" office:value-type="currency" office:currency="EUR" office:value="144500" calcext:value-type="currency">
            <text:p>144 500 €</text:p>
          </table:table-cell>
          <table:table-cell table:style-name="ce12" table:formula="of:=(qtdoses*pvpdose*7)*[.E74]+[.D73]" office:value-type="currency" office:currency="EUR" office:value="619500" calcext:value-type="currency">
            <text:p>619 500 €</text:p>
          </table:table-cell>
          <table:table-cell table:style-name="ce20" office:value-type="string" calcext:value-type="string">
            <text:p>5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74]+7" office:value-type="date" office:date-value="2021-02-24" calcext:value-type="date">
            <text:p>2021-02-24</text:p>
          </table:table-cell>
          <table:table-cell table:style-name="ce12" table:formula="of:=(-cpcu)*[.E75]+[.D75]" office:value-type="currency" office:currency="EUR" office:value="-859500" calcext:value-type="currency">
            <text:p>-859 500 €</text:p>
          </table:table-cell>
          <table:table-cell table:style-name="ce12" table:formula="of:=financ-custoprot-custofab+[.B75]" office:value-type="currency" office:currency="EUR" office:value="140500" calcext:value-type="currency">
            <text:p>140 500 €</text:p>
          </table:table-cell>
          <table:table-cell table:style-name="ce12" table:formula="of:=(qtdoses*pvpdose*7)*[.E75]+[.D74]" office:value-type="currency" office:currency="EUR" office:value="640500" calcext:value-type="currency">
            <text:p>640 500 €</text:p>
          </table:table-cell>
          <table:table-cell table:style-name="ce20" office:value-type="string" calcext:value-type="string">
            <text:p>6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75]+7" office:value-type="date" office:date-value="2021-03-03" calcext:value-type="date">
            <text:p>2021-03-03</text:p>
          </table:table-cell>
          <table:table-cell table:style-name="ce12" table:formula="of:=(-cpcu)*[.E76]+[.D76]" office:value-type="currency" office:currency="EUR" office:value="-863150" calcext:value-type="currency">
            <text:p>-863 150 €</text:p>
          </table:table-cell>
          <table:table-cell table:style-name="ce12" table:formula="of:=financ-custoprot-custofab+[.B76]" office:value-type="currency" office:currency="EUR" office:value="136850" calcext:value-type="currency">
            <text:p>136 850 €</text:p>
          </table:table-cell>
          <table:table-cell table:style-name="ce12" table:formula="of:=(qtdoses*pvpdose*7)*[.E76]+[.D75]" office:value-type="currency" office:currency="EUR" office:value="661850" calcext:value-type="currency">
            <text:p>661 850 €</text:p>
          </table:table-cell>
          <table:table-cell table:style-name="ce20" office:value-type="string" calcext:value-type="string">
            <text:p>6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76]+7" office:value-type="date" office:date-value="2021-03-10" calcext:value-type="date">
            <text:p>2021-03-10</text:p>
          </table:table-cell>
          <table:table-cell table:style-name="ce12" table:formula="of:=(-cpcu)*[.E77]+[.D77]" office:value-type="currency" office:currency="EUR" office:value="-866450" calcext:value-type="currency">
            <text:p>-866 450 €</text:p>
          </table:table-cell>
          <table:table-cell table:style-name="ce12" table:formula="of:=financ-custoprot-custofab+[.B77]" office:value-type="currency" office:currency="EUR" office:value="133550" calcext:value-type="currency">
            <text:p>133 550 €</text:p>
          </table:table-cell>
          <table:table-cell table:style-name="ce12" table:formula="of:=(qtdoses*pvpdose*7)*[.E77]+[.D76]" office:value-type="currency" office:currency="EUR" office:value="683550" calcext:value-type="currency">
            <text:p>683 550 €</text:p>
          </table:table-cell>
          <table:table-cell table:style-name="ce20" office:value-type="string" calcext:value-type="string">
            <text:p>6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77]+7" office:value-type="date" office:date-value="2021-03-17" calcext:value-type="date">
            <text:p>2021-03-17</text:p>
          </table:table-cell>
          <table:table-cell table:style-name="ce12" table:formula="of:=(-cpcu)*[.E78]+[.D78]" office:value-type="currency" office:currency="EUR" office:value="-869400" calcext:value-type="currency">
            <text:p>-869 400 €</text:p>
          </table:table-cell>
          <table:table-cell table:style-name="ce12" table:formula="of:=financ-custoprot-custofab+[.B78]" office:value-type="currency" office:currency="EUR" office:value="130600" calcext:value-type="currency">
            <text:p>130 600 €</text:p>
          </table:table-cell>
          <table:table-cell table:style-name="ce12" table:formula="of:=(qtdoses*pvpdose*7)*[.E78]+[.D77]" office:value-type="currency" office:currency="EUR" office:value="705600" calcext:value-type="currency">
            <text:p>705 600 €</text:p>
          </table:table-cell>
          <table:table-cell table:style-name="ce20" office:value-type="string" calcext:value-type="string">
            <text:p>6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78]+7" office:value-type="date" office:date-value="2021-03-24" calcext:value-type="date">
            <text:p>2021-03-24</text:p>
          </table:table-cell>
          <table:table-cell table:style-name="ce12" table:formula="of:=(-cpcu)*[.E79]+[.D79]" office:value-type="currency" office:currency="EUR" office:value="-872000" calcext:value-type="currency">
            <text:p>-872 000 €</text:p>
          </table:table-cell>
          <table:table-cell table:style-name="ce12" table:formula="of:=financ-custoprot-custofab+[.B79]" office:value-type="currency" office:currency="EUR" office:value="128000" calcext:value-type="currency">
            <text:p>128 000 €</text:p>
          </table:table-cell>
          <table:table-cell table:style-name="ce12" table:formula="of:=(qtdoses*pvpdose*7)*[.E79]+[.D78]" office:value-type="currency" office:currency="EUR" office:value="728000" calcext:value-type="currency">
            <text:p>728 000 €</text:p>
          </table:table-cell>
          <table:table-cell table:style-name="ce20" office:value-type="string" calcext:value-type="string">
            <text:p>6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79]+7" office:value-type="date" office:date-value="2021-03-31" calcext:value-type="date">
            <text:p>2021-03-31</text:p>
          </table:table-cell>
          <table:table-cell table:style-name="ce12" table:formula="of:=(-cpcu)*[.E80]+[.D80]" office:value-type="currency" office:currency="EUR" office:value="-874250" calcext:value-type="currency">
            <text:p>-874 250 €</text:p>
          </table:table-cell>
          <table:table-cell table:style-name="ce12" table:formula="of:=financ-custoprot-custofab+[.B80]" office:value-type="currency" office:currency="EUR" office:value="125750" calcext:value-type="currency">
            <text:p>125 750 €</text:p>
          </table:table-cell>
          <table:table-cell table:style-name="ce12" table:formula="of:=(qtdoses*pvpdose*7)*[.E80]+[.D79]" office:value-type="currency" office:currency="EUR" office:value="750750" calcext:value-type="currency">
            <text:p>750 750 €</text:p>
          </table:table-cell>
          <table:table-cell table:style-name="ce20" office:value-type="string" calcext:value-type="string">
            <text:p>6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80]+7" office:value-type="date" office:date-value="2021-04-07" calcext:value-type="date">
            <text:p>2021-04-07</text:p>
          </table:table-cell>
          <table:table-cell table:style-name="ce12" table:formula="of:=(-cpcu)*[.E81]+[.D81]" office:value-type="currency" office:currency="EUR" office:value="-876150" calcext:value-type="currency">
            <text:p>-876 150 €</text:p>
          </table:table-cell>
          <table:table-cell table:style-name="ce12" table:formula="of:=financ-custoprot-custofab+[.B81]" office:value-type="currency" office:currency="EUR" office:value="123850" calcext:value-type="currency">
            <text:p>123 850 €</text:p>
          </table:table-cell>
          <table:table-cell table:style-name="ce12" table:formula="of:=(qtdoses*pvpdose*7)*[.E81]+[.D80]" office:value-type="currency" office:currency="EUR" office:value="773850" calcext:value-type="currency">
            <text:p>773 850 €</text:p>
          </table:table-cell>
          <table:table-cell table:style-name="ce20" office:value-type="string" calcext:value-type="string">
            <text:p>6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81]+7" office:value-type="date" office:date-value="2021-04-14" calcext:value-type="date">
            <text:p>2021-04-14</text:p>
          </table:table-cell>
          <table:table-cell table:style-name="ce12" table:formula="of:=(-cpcu)*[.E82]+[.D82]" office:value-type="currency" office:currency="EUR" office:value="-877700" calcext:value-type="currency">
            <text:p>-877 700 €</text:p>
          </table:table-cell>
          <table:table-cell table:style-name="ce12" table:formula="of:=financ-custoprot-custofab+[.B82]" office:value-type="currency" office:currency="EUR" office:value="122300" calcext:value-type="currency">
            <text:p>122 300 €</text:p>
          </table:table-cell>
          <table:table-cell table:style-name="ce12" table:formula="of:=(qtdoses*pvpdose*7)*[.E82]+[.D81]" office:value-type="currency" office:currency="EUR" office:value="797300" calcext:value-type="currency">
            <text:p>797 300 €</text:p>
          </table:table-cell>
          <table:table-cell table:style-name="ce20" office:value-type="string" calcext:value-type="string">
            <text:p>6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82]+7" office:value-type="date" office:date-value="2021-04-21" calcext:value-type="date">
            <text:p>2021-04-21</text:p>
          </table:table-cell>
          <table:table-cell table:style-name="ce12" table:formula="of:=(-cpcu)*[.E83]+[.D83]" office:value-type="currency" office:currency="EUR" office:value="-878900" calcext:value-type="currency">
            <text:p>-878 900 €</text:p>
          </table:table-cell>
          <table:table-cell table:style-name="ce12" table:formula="of:=financ-custoprot-custofab+[.B83]" office:value-type="currency" office:currency="EUR" office:value="121100" calcext:value-type="currency">
            <text:p>121 100 €</text:p>
          </table:table-cell>
          <table:table-cell table:style-name="ce12" table:formula="of:=(qtdoses*pvpdose*7)*[.E83]+[.D82]" office:value-type="currency" office:currency="EUR" office:value="821100" calcext:value-type="currency">
            <text:p>821 100 €</text:p>
          </table:table-cell>
          <table:table-cell table:style-name="ce20" office:value-type="string" calcext:value-type="string">
            <text:p>6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83]+7" office:value-type="date" office:date-value="2021-04-28" calcext:value-type="date">
            <text:p>2021-04-28</text:p>
          </table:table-cell>
          <table:table-cell table:style-name="ce12" table:formula="of:=(-cpcu)*[.E84]+[.D84]" office:value-type="currency" office:currency="EUR" office:value="-879750" calcext:value-type="currency">
            <text:p>-879 750 €</text:p>
          </table:table-cell>
          <table:table-cell table:style-name="ce12" table:formula="of:=financ-custoprot-custofab+[.B84]" office:value-type="currency" office:currency="EUR" office:value="120250" calcext:value-type="currency">
            <text:p>120 250 €</text:p>
          </table:table-cell>
          <table:table-cell table:style-name="ce12" table:formula="of:=(qtdoses*pvpdose*7)*[.E84]+[.D83]" office:value-type="currency" office:currency="EUR" office:value="845250" calcext:value-type="currency">
            <text:p>845 250 €</text:p>
          </table:table-cell>
          <table:table-cell table:style-name="ce20" office:value-type="string" calcext:value-type="string">
            <text:p>6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84]+7" office:value-type="date" office:date-value="2021-05-05" calcext:value-type="date">
            <text:p>2021-05-05</text:p>
          </table:table-cell>
          <table:table-cell table:style-name="ce12" table:formula="of:=(-cpcu)*[.E85]+[.D85]" office:value-type="currency" office:currency="EUR" office:value="-880250" calcext:value-type="currency">
            <text:p>-880 250 €</text:p>
          </table:table-cell>
          <table:table-cell table:style-name="ce12" table:formula="of:=financ-custoprot-custofab+[.B85]" office:value-type="currency" office:currency="EUR" office:value="119750" calcext:value-type="currency">
            <text:p>119 750 €</text:p>
          </table:table-cell>
          <table:table-cell table:style-name="ce12" table:formula="of:=(qtdoses*pvpdose*7)*[.E85]+[.D84]" office:value-type="currency" office:currency="EUR" office:value="869750" calcext:value-type="currency">
            <text:p>869 750 €</text:p>
          </table:table-cell>
          <table:table-cell table:style-name="ce20" office:value-type="string" calcext:value-type="string">
            <text:p>7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85]+7" office:value-type="date" office:date-value="2021-05-12" calcext:value-type="date">
            <text:p>2021-05-12</text:p>
          </table:table-cell>
          <table:table-cell table:style-name="ce12" table:formula="of:=(-cpcu)*[.E86]+[.D86]" office:value-type="currency" office:currency="EUR" office:value="-880400" calcext:value-type="currency">
            <text:p>-880 400 €</text:p>
          </table:table-cell>
          <table:table-cell table:style-name="ce12" table:formula="of:=financ-custoprot-custofab+[.B86]" office:value-type="currency" office:currency="EUR" office:value="119600" calcext:value-type="currency">
            <text:p>119 600 €</text:p>
          </table:table-cell>
          <table:table-cell table:style-name="ce12" table:formula="of:=(qtdoses*pvpdose*7)*[.E86]+[.D85]" office:value-type="currency" office:currency="EUR" office:value="894600" calcext:value-type="currency">
            <text:p>894 600 €</text:p>
          </table:table-cell>
          <table:table-cell table:style-name="ce20" office:value-type="string" calcext:value-type="string">
            <text:p>7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86]+7" office:value-type="date" office:date-value="2021-05-19" calcext:value-type="date">
            <text:p>2021-05-19</text:p>
          </table:table-cell>
          <table:table-cell table:style-name="ce12" table:formula="of:=(-cpcu)*[.E87]+[.D87]" office:value-type="currency" office:currency="EUR" office:value="-880200" calcext:value-type="currency">
            <text:p>-880 200 €</text:p>
          </table:table-cell>
          <table:table-cell table:style-name="ce12" table:formula="of:=financ-custoprot-custofab+[.B87]" office:value-type="currency" office:currency="EUR" office:value="119800" calcext:value-type="currency">
            <text:p>119 800 €</text:p>
          </table:table-cell>
          <table:table-cell table:style-name="ce12" table:formula="of:=(qtdoses*pvpdose*7)*[.E87]+[.D86]" office:value-type="currency" office:currency="EUR" office:value="919800" calcext:value-type="currency">
            <text:p>919 800 €</text:p>
          </table:table-cell>
          <table:table-cell table:style-name="ce20" office:value-type="string" calcext:value-type="string">
            <text:p>7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87]+7" office:value-type="date" office:date-value="2021-05-26" calcext:value-type="date">
            <text:p>2021-05-26</text:p>
          </table:table-cell>
          <table:table-cell table:style-name="ce12" table:formula="of:=(-cpcu)*[.E88]+[.D88]" office:value-type="currency" office:currency="EUR" office:value="-879650" calcext:value-type="currency">
            <text:p>-879 650 €</text:p>
          </table:table-cell>
          <table:table-cell table:style-name="ce12" table:formula="of:=financ-custoprot-custofab+[.B88]" office:value-type="currency" office:currency="EUR" office:value="120350" calcext:value-type="currency">
            <text:p>120 350 €</text:p>
          </table:table-cell>
          <table:table-cell table:style-name="ce12" table:formula="of:=(qtdoses*pvpdose*7)*[.E88]+[.D87]" office:value-type="currency" office:currency="EUR" office:value="945350" calcext:value-type="currency">
            <text:p>945 350 €</text:p>
          </table:table-cell>
          <table:table-cell table:style-name="ce20" office:value-type="string" calcext:value-type="string">
            <text:p>7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88]+7" office:value-type="date" office:date-value="2021-06-02" calcext:value-type="date">
            <text:p>2021-06-02</text:p>
          </table:table-cell>
          <table:table-cell table:style-name="ce12" table:formula="of:=(-cpcu)*[.E89]+[.D89]" office:value-type="currency" office:currency="EUR" office:value="-878750" calcext:value-type="currency">
            <text:p>-878 750 €</text:p>
          </table:table-cell>
          <table:table-cell table:style-name="ce12" table:formula="of:=financ-custoprot-custofab+[.B89]" office:value-type="currency" office:currency="EUR" office:value="121250" calcext:value-type="currency">
            <text:p>121 250 €</text:p>
          </table:table-cell>
          <table:table-cell table:style-name="ce12" table:formula="of:=(qtdoses*pvpdose*7)*[.E89]+[.D88]" office:value-type="currency" office:currency="EUR" office:value="971250" calcext:value-type="currency">
            <text:p>971 250 €</text:p>
          </table:table-cell>
          <table:table-cell table:style-name="ce20" office:value-type="string" calcext:value-type="string">
            <text:p>7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89]+7" office:value-type="date" office:date-value="2021-06-09" calcext:value-type="date">
            <text:p>2021-06-09</text:p>
          </table:table-cell>
          <table:table-cell table:style-name="ce12" table:formula="of:=(-cpcu)*[.E90]+[.D90]" office:value-type="currency" office:currency="EUR" office:value="-877500" calcext:value-type="currency">
            <text:p>-877 500 €</text:p>
          </table:table-cell>
          <table:table-cell table:style-name="ce12" table:formula="of:=financ-custoprot-custofab+[.B90]" office:value-type="currency" office:currency="EUR" office:value="122500" calcext:value-type="currency">
            <text:p>122 500 €</text:p>
          </table:table-cell>
          <table:table-cell table:style-name="ce12" table:formula="of:=(qtdoses*pvpdose*7)*[.E90]+[.D89]" office:value-type="currency" office:currency="EUR" office:value="997500" calcext:value-type="currency">
            <text:p>997 500 €</text:p>
          </table:table-cell>
          <table:table-cell table:style-name="ce20" office:value-type="string" calcext:value-type="string">
            <text:p>7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90]+7" office:value-type="date" office:date-value="2021-06-16" calcext:value-type="date">
            <text:p>2021-06-16</text:p>
          </table:table-cell>
          <table:table-cell table:style-name="ce12" table:formula="of:=(-cpcu)*[.E91]+[.D91]" office:value-type="currency" office:currency="EUR" office:value="-875900" calcext:value-type="currency">
            <text:p>-875 900 €</text:p>
          </table:table-cell>
          <table:table-cell table:style-name="ce12" table:formula="of:=financ-custoprot-custofab+[.B91]" office:value-type="currency" office:currency="EUR" office:value="124100" calcext:value-type="currency">
            <text:p>124 100 €</text:p>
          </table:table-cell>
          <table:table-cell table:style-name="ce12" table:formula="of:=(qtdoses*pvpdose*7)*[.E91]+[.D90]" office:value-type="currency" office:currency="EUR" office:value="1024100" calcext:value-type="currency">
            <text:p>1 024 100 €</text:p>
          </table:table-cell>
          <table:table-cell table:style-name="ce20" office:value-type="string" calcext:value-type="string">
            <text:p>7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91]+7" office:value-type="date" office:date-value="2021-06-23" calcext:value-type="date">
            <text:p>2021-06-23</text:p>
          </table:table-cell>
          <table:table-cell table:style-name="ce12" table:formula="of:=(-cpcu)*[.E92]+[.D92]" office:value-type="currency" office:currency="EUR" office:value="-873950" calcext:value-type="currency">
            <text:p>-873 950 €</text:p>
          </table:table-cell>
          <table:table-cell table:style-name="ce12" table:formula="of:=financ-custoprot-custofab+[.B92]" office:value-type="currency" office:currency="EUR" office:value="126050" calcext:value-type="currency">
            <text:p>126 050 €</text:p>
          </table:table-cell>
          <table:table-cell table:style-name="ce12" table:formula="of:=(qtdoses*pvpdose*7)*[.E92]+[.D91]" office:value-type="currency" office:currency="EUR" office:value="1051050" calcext:value-type="currency">
            <text:p>1 051 050 €</text:p>
          </table:table-cell>
          <table:table-cell table:style-name="ce20" office:value-type="string" calcext:value-type="string">
            <text:p>7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92]+7" office:value-type="date" office:date-value="2021-06-30" calcext:value-type="date">
            <text:p>2021-06-30</text:p>
          </table:table-cell>
          <table:table-cell table:style-name="ce12" table:formula="of:=(-cpcu)*[.E93]+[.D93]" office:value-type="currency" office:currency="EUR" office:value="-871650" calcext:value-type="currency">
            <text:p>-871 650 €</text:p>
          </table:table-cell>
          <table:table-cell table:style-name="ce12" table:formula="of:=financ-custoprot-custofab+[.B93]" office:value-type="currency" office:currency="EUR" office:value="128350" calcext:value-type="currency">
            <text:p>128 350 €</text:p>
          </table:table-cell>
          <table:table-cell table:style-name="ce12" table:formula="of:=(qtdoses*pvpdose*7)*[.E93]+[.D92]" office:value-type="currency" office:currency="EUR" office:value="1078350" calcext:value-type="currency">
            <text:p>1 078 350 €</text:p>
          </table:table-cell>
          <table:table-cell table:style-name="ce20" office:value-type="string" calcext:value-type="string">
            <text:p>7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93]+7" office:value-type="date" office:date-value="2021-07-07" calcext:value-type="date">
            <text:p>2021-07-07</text:p>
          </table:table-cell>
          <table:table-cell table:style-name="ce12" table:formula="of:=(-cpcu)*[.E94]+[.D94]" office:value-type="currency" office:currency="EUR" office:value="-869000" calcext:value-type="currency">
            <text:p>-869 000 €</text:p>
          </table:table-cell>
          <table:table-cell table:style-name="ce12" table:formula="of:=financ-custoprot-custofab+[.B94]" office:value-type="currency" office:currency="EUR" office:value="131000" calcext:value-type="currency">
            <text:p>131 000 €</text:p>
          </table:table-cell>
          <table:table-cell table:style-name="ce12" table:formula="of:=(qtdoses*pvpdose*7)*[.E94]+[.D93]" office:value-type="currency" office:currency="EUR" office:value="1106000" calcext:value-type="currency">
            <text:p>1 106 000 €</text:p>
          </table:table-cell>
          <table:table-cell table:style-name="ce20" office:value-type="string" calcext:value-type="string">
            <text:p>7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94]+7" office:value-type="date" office:date-value="2021-07-14" calcext:value-type="date">
            <text:p>2021-07-14</text:p>
          </table:table-cell>
          <table:table-cell table:style-name="ce12" table:formula="of:=(-cpcu)*[.E95]+[.D95]" office:value-type="currency" office:currency="EUR" office:value="-866000" calcext:value-type="currency">
            <text:p>-866 000 €</text:p>
          </table:table-cell>
          <table:table-cell table:style-name="ce12" table:formula="of:=financ-custoprot-custofab+[.B95]" office:value-type="currency" office:currency="EUR" office:value="134000" calcext:value-type="currency">
            <text:p>134 000 €</text:p>
          </table:table-cell>
          <table:table-cell table:style-name="ce12" table:formula="of:=(qtdoses*pvpdose*7)*[.E95]+[.D94]" office:value-type="currency" office:currency="EUR" office:value="1134000" calcext:value-type="currency">
            <text:p>1 134 000 €</text:p>
          </table:table-cell>
          <table:table-cell table:style-name="ce20" office:value-type="string" calcext:value-type="string">
            <text:p>8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95]+7" office:value-type="date" office:date-value="2021-07-21" calcext:value-type="date">
            <text:p>2021-07-21</text:p>
          </table:table-cell>
          <table:table-cell table:style-name="ce12" table:formula="of:=(-cpcu)*[.E96]+[.D96]" office:value-type="currency" office:currency="EUR" office:value="-862650" calcext:value-type="currency">
            <text:p>-862 650 €</text:p>
          </table:table-cell>
          <table:table-cell table:style-name="ce12" table:formula="of:=financ-custoprot-custofab+[.B96]" office:value-type="currency" office:currency="EUR" office:value="137350" calcext:value-type="currency">
            <text:p>137 350 €</text:p>
          </table:table-cell>
          <table:table-cell table:style-name="ce12" table:formula="of:=(qtdoses*pvpdose*7)*[.E96]+[.D95]" office:value-type="currency" office:currency="EUR" office:value="1162350" calcext:value-type="currency">
            <text:p>1 162 350 €</text:p>
          </table:table-cell>
          <table:table-cell table:style-name="ce20" office:value-type="string" calcext:value-type="string">
            <text:p>8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96]+7" office:value-type="date" office:date-value="2021-07-28" calcext:value-type="date">
            <text:p>2021-07-28</text:p>
          </table:table-cell>
          <table:table-cell table:style-name="ce12" table:formula="of:=(-cpcu)*[.E97]+[.D97]" office:value-type="currency" office:currency="EUR" office:value="-858950" calcext:value-type="currency">
            <text:p>-858 950 €</text:p>
          </table:table-cell>
          <table:table-cell table:style-name="ce12" table:formula="of:=financ-custoprot-custofab+[.B97]" office:value-type="currency" office:currency="EUR" office:value="141050" calcext:value-type="currency">
            <text:p>141 050 €</text:p>
          </table:table-cell>
          <table:table-cell table:style-name="ce12" table:formula="of:=(qtdoses*pvpdose*7)*[.E97]+[.D96]" office:value-type="currency" office:currency="EUR" office:value="1191050" calcext:value-type="currency">
            <text:p>1 191 050 €</text:p>
          </table:table-cell>
          <table:table-cell table:style-name="ce20" office:value-type="string" calcext:value-type="string">
            <text:p>8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97]+7" office:value-type="date" office:date-value="2021-08-04" calcext:value-type="date">
            <text:p>2021-08-04</text:p>
          </table:table-cell>
          <table:table-cell table:style-name="ce12" table:formula="of:=(-cpcu)*[.E98]+[.D98]" office:value-type="currency" office:currency="EUR" office:value="-854900" calcext:value-type="currency">
            <text:p>-854 900 €</text:p>
          </table:table-cell>
          <table:table-cell table:style-name="ce12" table:formula="of:=financ-custoprot-custofab+[.B98]" office:value-type="currency" office:currency="EUR" office:value="145100" calcext:value-type="currency">
            <text:p>145 100 €</text:p>
          </table:table-cell>
          <table:table-cell table:style-name="ce12" table:formula="of:=(qtdoses*pvpdose*7)*[.E98]+[.D97]" office:value-type="currency" office:currency="EUR" office:value="1220100" calcext:value-type="currency">
            <text:p>1 220 100 €</text:p>
          </table:table-cell>
          <table:table-cell table:style-name="ce20" office:value-type="string" calcext:value-type="string">
            <text:p>8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98]+7" office:value-type="date" office:date-value="2021-08-11" calcext:value-type="date">
            <text:p>2021-08-11</text:p>
          </table:table-cell>
          <table:table-cell table:style-name="ce12" table:formula="of:=(-cpcu)*[.E99]+[.D99]" office:value-type="currency" office:currency="EUR" office:value="-850500" calcext:value-type="currency">
            <text:p>-850 500 €</text:p>
          </table:table-cell>
          <table:table-cell table:style-name="ce12" table:formula="of:=financ-custoprot-custofab+[.B99]" office:value-type="currency" office:currency="EUR" office:value="149500" calcext:value-type="currency">
            <text:p>149 500 €</text:p>
          </table:table-cell>
          <table:table-cell table:style-name="ce12" table:formula="of:=(qtdoses*pvpdose*7)*[.E99]+[.D98]" office:value-type="currency" office:currency="EUR" office:value="1249500" calcext:value-type="currency">
            <text:p>1 249 500 €</text:p>
          </table:table-cell>
          <table:table-cell table:style-name="ce20" office:value-type="string" calcext:value-type="string">
            <text:p>8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99]+7" office:value-type="date" office:date-value="2021-08-18" calcext:value-type="date">
            <text:p>2021-08-18</text:p>
          </table:table-cell>
          <table:table-cell table:style-name="ce12" table:formula="of:=(-cpcu)*[.E100]+[.D100]" office:value-type="currency" office:currency="EUR" office:value="-845750" calcext:value-type="currency">
            <text:p>-845 750 €</text:p>
          </table:table-cell>
          <table:table-cell table:style-name="ce12" table:formula="of:=financ-custoprot-custofab+[.B100]" office:value-type="currency" office:currency="EUR" office:value="154250" calcext:value-type="currency">
            <text:p>154 250 €</text:p>
          </table:table-cell>
          <table:table-cell table:style-name="ce12" table:formula="of:=(qtdoses*pvpdose*7)*[.E100]+[.D99]" office:value-type="currency" office:currency="EUR" office:value="1279250" calcext:value-type="currency">
            <text:p>1 279 250 €</text:p>
          </table:table-cell>
          <table:table-cell table:style-name="ce20" office:value-type="string" calcext:value-type="string">
            <text:p>8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00]+7" office:value-type="date" office:date-value="2021-08-25" calcext:value-type="date">
            <text:p>2021-08-25</text:p>
          </table:table-cell>
          <table:table-cell table:style-name="ce12" table:formula="of:=(-cpcu)*[.E101]+[.D101]" office:value-type="currency" office:currency="EUR" office:value="-840650" calcext:value-type="currency">
            <text:p>-840 650 €</text:p>
          </table:table-cell>
          <table:table-cell table:style-name="ce12" table:formula="of:=financ-custoprot-custofab+[.B101]" office:value-type="currency" office:currency="EUR" office:value="159350" calcext:value-type="currency">
            <text:p>159 350 €</text:p>
          </table:table-cell>
          <table:table-cell table:style-name="ce12" table:formula="of:=(qtdoses*pvpdose*7)*[.E101]+[.D100]" office:value-type="currency" office:currency="EUR" office:value="1309350" calcext:value-type="currency">
            <text:p>1 309 350 €</text:p>
          </table:table-cell>
          <table:table-cell table:style-name="ce20" office:value-type="string" calcext:value-type="string">
            <text:p>8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01]+7" office:value-type="date" office:date-value="2021-09-01" calcext:value-type="date">
            <text:p>2021-09-01</text:p>
          </table:table-cell>
          <table:table-cell table:style-name="ce12" table:formula="of:=(-cpcu)*[.E102]+[.D102]" office:value-type="currency" office:currency="EUR" office:value="-835200" calcext:value-type="currency">
            <text:p>-835 200 €</text:p>
          </table:table-cell>
          <table:table-cell table:style-name="ce12" table:formula="of:=financ-custoprot-custofab+[.B102]" office:value-type="currency" office:currency="EUR" office:value="164800" calcext:value-type="currency">
            <text:p>164 800 €</text:p>
          </table:table-cell>
          <table:table-cell table:style-name="ce12" table:formula="of:=(qtdoses*pvpdose*7)*[.E102]+[.D101]" office:value-type="currency" office:currency="EUR" office:value="1339800" calcext:value-type="currency">
            <text:p>1 339 800 €</text:p>
          </table:table-cell>
          <table:table-cell table:style-name="ce20" office:value-type="string" calcext:value-type="string">
            <text:p>8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02]+7" office:value-type="date" office:date-value="2021-09-08" calcext:value-type="date">
            <text:p>2021-09-08</text:p>
          </table:table-cell>
          <table:table-cell table:style-name="ce12" table:formula="of:=(-cpcu)*[.E103]+[.D103]" office:value-type="currency" office:currency="EUR" office:value="-829400" calcext:value-type="currency">
            <text:p>-829 400 €</text:p>
          </table:table-cell>
          <table:table-cell table:style-name="ce12" table:formula="of:=financ-custoprot-custofab+[.B103]" office:value-type="currency" office:currency="EUR" office:value="170600" calcext:value-type="currency">
            <text:p>170 600 €</text:p>
          </table:table-cell>
          <table:table-cell table:style-name="ce12" table:formula="of:=(qtdoses*pvpdose*7)*[.E103]+[.D102]" office:value-type="currency" office:currency="EUR" office:value="1370600" calcext:value-type="currency">
            <text:p>1 370 600 €</text:p>
          </table:table-cell>
          <table:table-cell table:style-name="ce20" office:value-type="string" calcext:value-type="string">
            <text:p>8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03]+7" office:value-type="date" office:date-value="2021-09-15" calcext:value-type="date">
            <text:p>2021-09-15</text:p>
          </table:table-cell>
          <table:table-cell table:style-name="ce12" table:formula="of:=(-cpcu)*[.E104]+[.D104]" office:value-type="currency" office:currency="EUR" office:value="-823250" calcext:value-type="currency">
            <text:p>-823 250 €</text:p>
          </table:table-cell>
          <table:table-cell table:style-name="ce12" table:formula="of:=financ-custoprot-custofab+[.B104]" office:value-type="currency" office:currency="EUR" office:value="176750" calcext:value-type="currency">
            <text:p>176 750 €</text:p>
          </table:table-cell>
          <table:table-cell table:style-name="ce12" table:formula="of:=(qtdoses*pvpdose*7)*[.E104]+[.D103]" office:value-type="currency" office:currency="EUR" office:value="1401750" calcext:value-type="currency">
            <text:p>1 401 750 €</text:p>
          </table:table-cell>
          <table:table-cell table:style-name="ce20" office:value-type="string" calcext:value-type="string">
            <text:p>8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04]+7" office:value-type="date" office:date-value="2021-09-22" calcext:value-type="date">
            <text:p>2021-09-22</text:p>
          </table:table-cell>
          <table:table-cell table:style-name="ce12" table:formula="of:=(-cpcu)*[.E105]+[.D105]" office:value-type="currency" office:currency="EUR" office:value="-816750" calcext:value-type="currency">
            <text:p>-816 750 €</text:p>
          </table:table-cell>
          <table:table-cell table:style-name="ce12" table:formula="of:=financ-custoprot-custofab+[.B105]" office:value-type="currency" office:currency="EUR" office:value="183250" calcext:value-type="currency">
            <text:p>183 250 €</text:p>
          </table:table-cell>
          <table:table-cell table:style-name="ce12" table:formula="of:=(qtdoses*pvpdose*7)*[.E105]+[.D104]" office:value-type="currency" office:currency="EUR" office:value="1433250" calcext:value-type="currency">
            <text:p>1 433 250 €</text:p>
          </table:table-cell>
          <table:table-cell table:style-name="ce20" office:value-type="string" calcext:value-type="string">
            <text:p>9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05]+7" office:value-type="date" office:date-value="2021-09-29" calcext:value-type="date">
            <text:p>2021-09-29</text:p>
          </table:table-cell>
          <table:table-cell table:style-name="ce12" table:formula="of:=(-cpcu)*[.E106]+[.D106]" office:value-type="currency" office:currency="EUR" office:value="-809900" calcext:value-type="currency">
            <text:p>-809 900 €</text:p>
          </table:table-cell>
          <table:table-cell table:style-name="ce12" table:formula="of:=financ-custoprot-custofab+[.B106]" office:value-type="currency" office:currency="EUR" office:value="190100" calcext:value-type="currency">
            <text:p>190 100 €</text:p>
          </table:table-cell>
          <table:table-cell table:style-name="ce12" table:formula="of:=(qtdoses*pvpdose*7)*[.E106]+[.D105]" office:value-type="currency" office:currency="EUR" office:value="1465100" calcext:value-type="currency">
            <text:p>1 465 100 €</text:p>
          </table:table-cell>
          <table:table-cell table:style-name="ce20" office:value-type="string" calcext:value-type="string">
            <text:p>9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06]+7" office:value-type="date" office:date-value="2021-10-06" calcext:value-type="date">
            <text:p>2021-10-06</text:p>
          </table:table-cell>
          <table:table-cell table:style-name="ce12" table:formula="of:=(-cpcu)*[.E107]+[.D107]" office:value-type="currency" office:currency="EUR" office:value="-802700" calcext:value-type="currency">
            <text:p>-802 700 €</text:p>
          </table:table-cell>
          <table:table-cell table:style-name="ce12" table:formula="of:=financ-custoprot-custofab+[.B107]" office:value-type="currency" office:currency="EUR" office:value="197300" calcext:value-type="currency">
            <text:p>197 300 €</text:p>
          </table:table-cell>
          <table:table-cell table:style-name="ce12" table:formula="of:=(qtdoses*pvpdose*7)*[.E107]+[.D106]" office:value-type="currency" office:currency="EUR" office:value="1497300" calcext:value-type="currency">
            <text:p>1 497 300 €</text:p>
          </table:table-cell>
          <table:table-cell table:style-name="ce20" office:value-type="string" calcext:value-type="string">
            <text:p>9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07]+7" office:value-type="date" office:date-value="2021-10-13" calcext:value-type="date">
            <text:p>2021-10-13</text:p>
          </table:table-cell>
          <table:table-cell table:style-name="ce12" table:formula="of:=(-cpcu)*[.E108]+[.D108]" office:value-type="currency" office:currency="EUR" office:value="-795150" calcext:value-type="currency">
            <text:p>-795 150 €</text:p>
          </table:table-cell>
          <table:table-cell table:style-name="ce12" table:formula="of:=financ-custoprot-custofab+[.B108]" office:value-type="currency" office:currency="EUR" office:value="204850" calcext:value-type="currency">
            <text:p>204 850 €</text:p>
          </table:table-cell>
          <table:table-cell table:style-name="ce12" table:formula="of:=(qtdoses*pvpdose*7)*[.E108]+[.D107]" office:value-type="currency" office:currency="EUR" office:value="1529850" calcext:value-type="currency">
            <text:p>1 529 850 €</text:p>
          </table:table-cell>
          <table:table-cell table:style-name="ce20" office:value-type="string" calcext:value-type="string">
            <text:p>9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08]+7" office:value-type="date" office:date-value="2021-10-20" calcext:value-type="date">
            <text:p>2021-10-20</text:p>
          </table:table-cell>
          <table:table-cell table:style-name="ce12" table:formula="of:=(-cpcu)*[.E109]+[.D109]" office:value-type="currency" office:currency="EUR" office:value="-787250" calcext:value-type="currency">
            <text:p>-787 250 €</text:p>
          </table:table-cell>
          <table:table-cell table:style-name="ce12" table:formula="of:=financ-custoprot-custofab+[.B109]" office:value-type="currency" office:currency="EUR" office:value="212750" calcext:value-type="currency">
            <text:p>212 750 €</text:p>
          </table:table-cell>
          <table:table-cell table:style-name="ce12" table:formula="of:=(qtdoses*pvpdose*7)*[.E109]+[.D108]" office:value-type="currency" office:currency="EUR" office:value="1562750" calcext:value-type="currency">
            <text:p>1 562 750 €</text:p>
          </table:table-cell>
          <table:table-cell table:style-name="ce20" office:value-type="string" calcext:value-type="string">
            <text:p>9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09]+7" office:value-type="date" office:date-value="2021-10-27" calcext:value-type="date">
            <text:p>2021-10-27</text:p>
          </table:table-cell>
          <table:table-cell table:style-name="ce12" table:formula="of:=(-cpcu)*[.E110]+[.D110]" office:value-type="currency" office:currency="EUR" office:value="-779000" calcext:value-type="currency">
            <text:p>-779 000 €</text:p>
          </table:table-cell>
          <table:table-cell table:style-name="ce12" table:formula="of:=financ-custoprot-custofab+[.B110]" office:value-type="currency" office:currency="EUR" office:value="221000" calcext:value-type="currency">
            <text:p>221 000 €</text:p>
          </table:table-cell>
          <table:table-cell table:style-name="ce12" table:formula="of:=(qtdoses*pvpdose*7)*[.E110]+[.D109]" office:value-type="currency" office:currency="EUR" office:value="1596000" calcext:value-type="currency">
            <text:p>1 596 000 €</text:p>
          </table:table-cell>
          <table:table-cell table:style-name="ce20" office:value-type="string" calcext:value-type="string">
            <text:p>9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10]+7" office:value-type="date" office:date-value="2021-11-03" calcext:value-type="date">
            <text:p>2021-11-03</text:p>
          </table:table-cell>
          <table:table-cell table:style-name="ce12" table:formula="of:=(-cpcu)*[.E111]+[.D111]" office:value-type="currency" office:currency="EUR" office:value="-770400" calcext:value-type="currency">
            <text:p>-770 400 €</text:p>
          </table:table-cell>
          <table:table-cell table:style-name="ce12" table:formula="of:=financ-custoprot-custofab+[.B111]" office:value-type="currency" office:currency="EUR" office:value="229600" calcext:value-type="currency">
            <text:p>229 600 €</text:p>
          </table:table-cell>
          <table:table-cell table:style-name="ce12" table:formula="of:=(qtdoses*pvpdose*7)*[.E111]+[.D110]" office:value-type="currency" office:currency="EUR" office:value="1629600" calcext:value-type="currency">
            <text:p>1 629 600 €</text:p>
          </table:table-cell>
          <table:table-cell table:style-name="ce20" office:value-type="string" calcext:value-type="string">
            <text:p>9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11]+7" office:value-type="date" office:date-value="2021-11-10" calcext:value-type="date">
            <text:p>2021-11-10</text:p>
          </table:table-cell>
          <table:table-cell table:style-name="ce12" table:formula="of:=(-cpcu)*[.E112]+[.D112]" office:value-type="currency" office:currency="EUR" office:value="-761450" calcext:value-type="currency">
            <text:p>-761 450 €</text:p>
          </table:table-cell>
          <table:table-cell table:style-name="ce12" table:formula="of:=financ-custoprot-custofab+[.B112]" office:value-type="currency" office:currency="EUR" office:value="238550" calcext:value-type="currency">
            <text:p>238 550 €</text:p>
          </table:table-cell>
          <table:table-cell table:style-name="ce12" table:formula="of:=(qtdoses*pvpdose*7)*[.E112]+[.D111]" office:value-type="currency" office:currency="EUR" office:value="1663550" calcext:value-type="currency">
            <text:p>1 663 550 €</text:p>
          </table:table-cell>
          <table:table-cell table:style-name="ce20" office:value-type="string" calcext:value-type="string">
            <text:p>9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12]+7" office:value-type="date" office:date-value="2021-11-17" calcext:value-type="date">
            <text:p>2021-11-17</text:p>
          </table:table-cell>
          <table:table-cell table:style-name="ce12" table:formula="of:=(-cpcu)*[.E113]+[.D113]" office:value-type="currency" office:currency="EUR" office:value="-752150" calcext:value-type="currency">
            <text:p>-752 150 €</text:p>
          </table:table-cell>
          <table:table-cell table:style-name="ce12" table:formula="of:=financ-custoprot-custofab+[.B113]" office:value-type="currency" office:currency="EUR" office:value="247850" calcext:value-type="currency">
            <text:p>247 850 €</text:p>
          </table:table-cell>
          <table:table-cell table:style-name="ce12" table:formula="of:=(qtdoses*pvpdose*7)*[.E113]+[.D112]" office:value-type="currency" office:currency="EUR" office:value="1697850" calcext:value-type="currency">
            <text:p>1 697 850 €</text:p>
          </table:table-cell>
          <table:table-cell table:style-name="ce20" office:value-type="string" calcext:value-type="string">
            <text:p>9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13]+7" office:value-type="date" office:date-value="2021-11-24" calcext:value-type="date">
            <text:p>2021-11-24</text:p>
          </table:table-cell>
          <table:table-cell table:style-name="ce12" table:formula="of:=(-cpcu)*[.E114]+[.D114]" office:value-type="currency" office:currency="EUR" office:value="-742500" calcext:value-type="currency">
            <text:p>-742 500 €</text:p>
          </table:table-cell>
          <table:table-cell table:style-name="ce12" table:formula="of:=financ-custoprot-custofab+[.B114]" office:value-type="currency" office:currency="EUR" office:value="257500" calcext:value-type="currency">
            <text:p>257 500 €</text:p>
          </table:table-cell>
          <table:table-cell table:style-name="ce12" table:formula="of:=(qtdoses*pvpdose*7)*[.E114]+[.D113]" office:value-type="currency" office:currency="EUR" office:value="1732500" calcext:value-type="currency">
            <text:p>1 732 500 €</text:p>
          </table:table-cell>
          <table:table-cell table:style-name="ce20" office:value-type="string" calcext:value-type="string">
            <text:p>9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14]+7" office:value-type="date" office:date-value="2021-12-01" calcext:value-type="date">
            <text:p>2021-12-01</text:p>
          </table:table-cell>
          <table:table-cell table:style-name="ce12" table:formula="of:=(-cpcu)*[.E115]+[.D115]" office:value-type="currency" office:currency="EUR" office:value="-732500" calcext:value-type="currency">
            <text:p>-732 500 €</text:p>
          </table:table-cell>
          <table:table-cell table:style-name="ce12" table:formula="of:=financ-custoprot-custofab+[.B115]" office:value-type="currency" office:currency="EUR" office:value="267500" calcext:value-type="currency">
            <text:p>267 500 €</text:p>
          </table:table-cell>
          <table:table-cell table:style-name="ce12" table:formula="of:=(qtdoses*pvpdose*7)*[.E115]+[.D114]" office:value-type="currency" office:currency="EUR" office:value="1767500" calcext:value-type="currency">
            <text:p>1 767 500 €</text:p>
          </table:table-cell>
          <table:table-cell table:style-name="ce20" office:value-type="string" calcext:value-type="string">
            <text:p>10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15]+7" office:value-type="date" office:date-value="2021-12-08" calcext:value-type="date">
            <text:p>2021-12-08</text:p>
          </table:table-cell>
          <table:table-cell table:style-name="ce12" table:formula="of:=(-cpcu)*[.E116]+[.D116]" office:value-type="currency" office:currency="EUR" office:value="-722150" calcext:value-type="currency">
            <text:p>-722 150 €</text:p>
          </table:table-cell>
          <table:table-cell table:style-name="ce12" table:formula="of:=financ-custoprot-custofab+[.B116]" office:value-type="currency" office:currency="EUR" office:value="277850" calcext:value-type="currency">
            <text:p>277 850 €</text:p>
          </table:table-cell>
          <table:table-cell table:style-name="ce12" table:formula="of:=(qtdoses*pvpdose*7)*[.E116]+[.D115]" office:value-type="currency" office:currency="EUR" office:value="1802850" calcext:value-type="currency">
            <text:p>1 802 850 €</text:p>
          </table:table-cell>
          <table:table-cell table:style-name="ce20" office:value-type="string" calcext:value-type="string">
            <text:p>10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16]+7" office:value-type="date" office:date-value="2021-12-15" calcext:value-type="date">
            <text:p>2021-12-15</text:p>
          </table:table-cell>
          <table:table-cell table:style-name="ce12" table:formula="of:=(-cpcu)*[.E117]+[.D117]" office:value-type="currency" office:currency="EUR" office:value="-711450" calcext:value-type="currency">
            <text:p>-711 450 €</text:p>
          </table:table-cell>
          <table:table-cell table:style-name="ce12" table:formula="of:=financ-custoprot-custofab+[.B117]" office:value-type="currency" office:currency="EUR" office:value="288550" calcext:value-type="currency">
            <text:p>288 550 €</text:p>
          </table:table-cell>
          <table:table-cell table:style-name="ce12" table:formula="of:=(qtdoses*pvpdose*7)*[.E117]+[.D116]" office:value-type="currency" office:currency="EUR" office:value="1838550" calcext:value-type="currency">
            <text:p>1 838 550 €</text:p>
          </table:table-cell>
          <table:table-cell table:style-name="ce20" office:value-type="string" calcext:value-type="string">
            <text:p>10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17]+7" office:value-type="date" office:date-value="2021-12-22" calcext:value-type="date">
            <text:p>2021-12-22</text:p>
          </table:table-cell>
          <table:table-cell table:style-name="ce12" table:formula="of:=(-cpcu)*[.E118]+[.D118]" office:value-type="currency" office:currency="EUR" office:value="-700400" calcext:value-type="currency">
            <text:p>-700 400 €</text:p>
          </table:table-cell>
          <table:table-cell table:style-name="ce12" table:formula="of:=financ-custoprot-custofab+[.B118]" office:value-type="currency" office:currency="EUR" office:value="299600" calcext:value-type="currency">
            <text:p>299 600 €</text:p>
          </table:table-cell>
          <table:table-cell table:style-name="ce12" table:formula="of:=(qtdoses*pvpdose*7)*[.E118]+[.D117]" office:value-type="currency" office:currency="EUR" office:value="1874600" calcext:value-type="currency">
            <text:p>1 874 600 €</text:p>
          </table:table-cell>
          <table:table-cell table:style-name="ce20" office:value-type="string" calcext:value-type="string">
            <text:p>10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18]+7" office:value-type="date" office:date-value="2021-12-29" calcext:value-type="date">
            <text:p>2021-12-29</text:p>
          </table:table-cell>
          <table:table-cell table:style-name="ce12" table:formula="of:=(-cpcu)*[.E119]+[.D119]" office:value-type="currency" office:currency="EUR" office:value="-689000" calcext:value-type="currency">
            <text:p>-689 000 €</text:p>
          </table:table-cell>
          <table:table-cell table:style-name="ce12" table:formula="of:=financ-custoprot-custofab+[.B119]" office:value-type="currency" office:currency="EUR" office:value="311000" calcext:value-type="currency">
            <text:p>311 000 €</text:p>
          </table:table-cell>
          <table:table-cell table:style-name="ce12" table:formula="of:=(qtdoses*pvpdose*7)*[.E119]+[.D118]" office:value-type="currency" office:currency="EUR" office:value="1911000" calcext:value-type="currency">
            <text:p>1 911 000 €</text:p>
          </table:table-cell>
          <table:table-cell table:style-name="ce20" office:value-type="string" calcext:value-type="string">
            <text:p>10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19]+7" office:value-type="date" office:date-value="2022-01-05" calcext:value-type="date">
            <text:p>2022-01-05</text:p>
          </table:table-cell>
          <table:table-cell table:style-name="ce12" table:formula="of:=(-cpcu)*[.E120]+[.D120]" office:value-type="currency" office:currency="EUR" office:value="-677250" calcext:value-type="currency">
            <text:p>-677 250 €</text:p>
          </table:table-cell>
          <table:table-cell table:style-name="ce12" table:formula="of:=financ-custoprot-custofab+[.B120]" office:value-type="currency" office:currency="EUR" office:value="322750" calcext:value-type="currency">
            <text:p>322 750 €</text:p>
          </table:table-cell>
          <table:table-cell table:style-name="ce12" table:formula="of:=(qtdoses*pvpdose*7)*[.E120]+[.D119]" office:value-type="currency" office:currency="EUR" office:value="1947750" calcext:value-type="currency">
            <text:p>1 947 750 €</text:p>
          </table:table-cell>
          <table:table-cell table:style-name="ce20" office:value-type="string" calcext:value-type="string">
            <text:p>10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20]+7" office:value-type="date" office:date-value="2022-01-12" calcext:value-type="date">
            <text:p>2022-01-12</text:p>
          </table:table-cell>
          <table:table-cell table:style-name="ce12" table:formula="of:=(-cpcu)*[.E121]+[.D121]" office:value-type="currency" office:currency="EUR" office:value="-665150" calcext:value-type="currency">
            <text:p>-665 150 €</text:p>
          </table:table-cell>
          <table:table-cell table:style-name="ce12" table:formula="of:=financ-custoprot-custofab+[.B121]" office:value-type="currency" office:currency="EUR" office:value="334850" calcext:value-type="currency">
            <text:p>334 850 €</text:p>
          </table:table-cell>
          <table:table-cell table:style-name="ce12" table:formula="of:=(qtdoses*pvpdose*7)*[.E121]+[.D120]" office:value-type="currency" office:currency="EUR" office:value="1984850" calcext:value-type="currency">
            <text:p>1 984 850 €</text:p>
          </table:table-cell>
          <table:table-cell table:style-name="ce20" office:value-type="string" calcext:value-type="string">
            <text:p>10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21]+7" office:value-type="date" office:date-value="2022-01-19" calcext:value-type="date">
            <text:p>2022-01-19</text:p>
          </table:table-cell>
          <table:table-cell table:style-name="ce12" table:formula="of:=(-cpcu)*[.E122]+[.D122]" office:value-type="currency" office:currency="EUR" office:value="-652700" calcext:value-type="currency">
            <text:p>-652 700 €</text:p>
          </table:table-cell>
          <table:table-cell table:style-name="ce12" table:formula="of:=financ-custoprot-custofab+[.B122]" office:value-type="currency" office:currency="EUR" office:value="347300" calcext:value-type="currency">
            <text:p>347 300 €</text:p>
          </table:table-cell>
          <table:table-cell table:style-name="ce12" table:formula="of:=(qtdoses*pvpdose*7)*[.E122]+[.D121]" office:value-type="currency" office:currency="EUR" office:value="2022300" calcext:value-type="currency">
            <text:p>2 022 300 €</text:p>
          </table:table-cell>
          <table:table-cell table:style-name="ce20" office:value-type="string" calcext:value-type="string">
            <text:p>10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22]+7" office:value-type="date" office:date-value="2022-01-26" calcext:value-type="date">
            <text:p>2022-01-26</text:p>
          </table:table-cell>
          <table:table-cell table:style-name="ce12" table:formula="of:=(-cpcu)*[.E123]+[.D123]" office:value-type="currency" office:currency="EUR" office:value="-639900" calcext:value-type="currency">
            <text:p>-639 900 €</text:p>
          </table:table-cell>
          <table:table-cell table:style-name="ce12" table:formula="of:=financ-custoprot-custofab+[.B123]" office:value-type="currency" office:currency="EUR" office:value="360100" calcext:value-type="currency">
            <text:p>360 100 €</text:p>
          </table:table-cell>
          <table:table-cell table:style-name="ce12" table:formula="of:=(qtdoses*pvpdose*7)*[.E123]+[.D122]" office:value-type="currency" office:currency="EUR" office:value="2060100" calcext:value-type="currency">
            <text:p>2 060 100 €</text:p>
          </table:table-cell>
          <table:table-cell table:style-name="ce20" office:value-type="string" calcext:value-type="string">
            <text:p>10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23]+7" office:value-type="date" office:date-value="2022-02-02" calcext:value-type="date">
            <text:p>2022-02-02</text:p>
          </table:table-cell>
          <table:table-cell table:style-name="ce12" table:formula="of:=(-cpcu)*[.E124]+[.D124]" office:value-type="currency" office:currency="EUR" office:value="-626750" calcext:value-type="currency">
            <text:p>-626 750 €</text:p>
          </table:table-cell>
          <table:table-cell table:style-name="ce12" table:formula="of:=financ-custoprot-custofab+[.B124]" office:value-type="currency" office:currency="EUR" office:value="373250" calcext:value-type="currency">
            <text:p>373 250 €</text:p>
          </table:table-cell>
          <table:table-cell table:style-name="ce12" table:formula="of:=(qtdoses*pvpdose*7)*[.E124]+[.D123]" office:value-type="currency" office:currency="EUR" office:value="2098250" calcext:value-type="currency">
            <text:p>2 098 250 €</text:p>
          </table:table-cell>
          <table:table-cell table:style-name="ce20" office:value-type="string" calcext:value-type="string">
            <text:p>10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24]+7" office:value-type="date" office:date-value="2022-02-09" calcext:value-type="date">
            <text:p>2022-02-09</text:p>
          </table:table-cell>
          <table:table-cell table:style-name="ce12" table:formula="of:=(-cpcu)*[.E125]+[.D125]" office:value-type="currency" office:currency="EUR" office:value="-613250" calcext:value-type="currency">
            <text:p>-613 250 €</text:p>
          </table:table-cell>
          <table:table-cell table:style-name="ce12" table:formula="of:=financ-custoprot-custofab+[.B125]" office:value-type="currency" office:currency="EUR" office:value="386750" calcext:value-type="currency">
            <text:p>386 750 €</text:p>
          </table:table-cell>
          <table:table-cell table:style-name="ce12" table:formula="of:=(qtdoses*pvpdose*7)*[.E125]+[.D124]" office:value-type="currency" office:currency="EUR" office:value="2136750" calcext:value-type="currency">
            <text:p>2 136 750 €</text:p>
          </table:table-cell>
          <table:table-cell table:style-name="ce20" office:value-type="string" calcext:value-type="string">
            <text:p>11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25]+7" office:value-type="date" office:date-value="2022-02-16" calcext:value-type="date">
            <text:p>2022-02-16</text:p>
          </table:table-cell>
          <table:table-cell table:style-name="ce12" table:formula="of:=(-cpcu)*[.E126]+[.D126]" office:value-type="currency" office:currency="EUR" office:value="-599400" calcext:value-type="currency">
            <text:p>-599 400 €</text:p>
          </table:table-cell>
          <table:table-cell table:style-name="ce12" table:formula="of:=financ-custoprot-custofab+[.B126]" office:value-type="currency" office:currency="EUR" office:value="400600" calcext:value-type="currency">
            <text:p>400 600 €</text:p>
          </table:table-cell>
          <table:table-cell table:style-name="ce12" table:formula="of:=(qtdoses*pvpdose*7)*[.E126]+[.D125]" office:value-type="currency" office:currency="EUR" office:value="2175600" calcext:value-type="currency">
            <text:p>2 175 600 €</text:p>
          </table:table-cell>
          <table:table-cell table:style-name="ce20" office:value-type="string" calcext:value-type="string">
            <text:p>11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26]+7" office:value-type="date" office:date-value="2022-02-23" calcext:value-type="date">
            <text:p>2022-02-23</text:p>
          </table:table-cell>
          <table:table-cell table:style-name="ce12" table:formula="of:=(-cpcu)*[.E127]+[.D127]" office:value-type="currency" office:currency="EUR" office:value="-585200" calcext:value-type="currency">
            <text:p>-585 200 €</text:p>
          </table:table-cell>
          <table:table-cell table:style-name="ce12" table:formula="of:=financ-custoprot-custofab+[.B127]" office:value-type="currency" office:currency="EUR" office:value="414800" calcext:value-type="currency">
            <text:p>414 800 €</text:p>
          </table:table-cell>
          <table:table-cell table:style-name="ce12" table:formula="of:=(qtdoses*pvpdose*7)*[.E127]+[.D126]" office:value-type="currency" office:currency="EUR" office:value="2214800" calcext:value-type="currency">
            <text:p>2 214 800 €</text:p>
          </table:table-cell>
          <table:table-cell table:style-name="ce20" office:value-type="string" calcext:value-type="string">
            <text:p>11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27]+7" office:value-type="date" office:date-value="2022-03-02" calcext:value-type="date">
            <text:p>2022-03-02</text:p>
          </table:table-cell>
          <table:table-cell table:style-name="ce12" table:formula="of:=(-cpcu)*[.E128]+[.D128]" office:value-type="currency" office:currency="EUR" office:value="-570650" calcext:value-type="currency">
            <text:p>-570 650 €</text:p>
          </table:table-cell>
          <table:table-cell table:style-name="ce12" table:formula="of:=financ-custoprot-custofab+[.B128]" office:value-type="currency" office:currency="EUR" office:value="429350" calcext:value-type="currency">
            <text:p>429 350 €</text:p>
          </table:table-cell>
          <table:table-cell table:style-name="ce12" table:formula="of:=(qtdoses*pvpdose*7)*[.E128]+[.D127]" office:value-type="currency" office:currency="EUR" office:value="2254350" calcext:value-type="currency">
            <text:p>2 254 350 €</text:p>
          </table:table-cell>
          <table:table-cell table:style-name="ce20" office:value-type="string" calcext:value-type="string">
            <text:p>11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28]+7" office:value-type="date" office:date-value="2022-03-09" calcext:value-type="date">
            <text:p>2022-03-09</text:p>
          </table:table-cell>
          <table:table-cell table:style-name="ce12" table:formula="of:=(-cpcu)*[.E129]+[.D129]" office:value-type="currency" office:currency="EUR" office:value="-555750" calcext:value-type="currency">
            <text:p>-555 750 €</text:p>
          </table:table-cell>
          <table:table-cell table:style-name="ce12" table:formula="of:=financ-custoprot-custofab+[.B129]" office:value-type="currency" office:currency="EUR" office:value="444250" calcext:value-type="currency">
            <text:p>444 250 €</text:p>
          </table:table-cell>
          <table:table-cell table:style-name="ce12" table:formula="of:=(qtdoses*pvpdose*7)*[.E129]+[.D128]" office:value-type="currency" office:currency="EUR" office:value="2294250" calcext:value-type="currency">
            <text:p>2 294 250 €</text:p>
          </table:table-cell>
          <table:table-cell table:style-name="ce20" office:value-type="string" calcext:value-type="string">
            <text:p>11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29]+7" office:value-type="date" office:date-value="2022-03-16" calcext:value-type="date">
            <text:p>2022-03-16</text:p>
          </table:table-cell>
          <table:table-cell table:style-name="ce12" table:formula="of:=(-cpcu)*[.E130]+[.D130]" office:value-type="currency" office:currency="EUR" office:value="-540500" calcext:value-type="currency">
            <text:p>-540 500 €</text:p>
          </table:table-cell>
          <table:table-cell table:style-name="ce12" table:formula="of:=financ-custoprot-custofab+[.B130]" office:value-type="currency" office:currency="EUR" office:value="459500" calcext:value-type="currency">
            <text:p>459 500 €</text:p>
          </table:table-cell>
          <table:table-cell table:style-name="ce12" table:formula="of:=(qtdoses*pvpdose*7)*[.E130]+[.D129]" office:value-type="currency" office:currency="EUR" office:value="2334500" calcext:value-type="currency">
            <text:p>2 334 500 €</text:p>
          </table:table-cell>
          <table:table-cell table:style-name="ce20" office:value-type="string" calcext:value-type="string">
            <text:p>11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30]+7" office:value-type="date" office:date-value="2022-03-23" calcext:value-type="date">
            <text:p>2022-03-23</text:p>
          </table:table-cell>
          <table:table-cell table:style-name="ce12" table:formula="of:=(-cpcu)*[.E131]+[.D131]" office:value-type="currency" office:currency="EUR" office:value="-524900" calcext:value-type="currency">
            <text:p>-524 900 €</text:p>
          </table:table-cell>
          <table:table-cell table:style-name="ce12" table:formula="of:=financ-custoprot-custofab+[.B131]" office:value-type="currency" office:currency="EUR" office:value="475100" calcext:value-type="currency">
            <text:p>475 100 €</text:p>
          </table:table-cell>
          <table:table-cell table:style-name="ce12" table:formula="of:=(qtdoses*pvpdose*7)*[.E131]+[.D130]" office:value-type="currency" office:currency="EUR" office:value="2375100" calcext:value-type="currency">
            <text:p>2 375 100 €</text:p>
          </table:table-cell>
          <table:table-cell table:style-name="ce20" office:value-type="string" calcext:value-type="string">
            <text:p>11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31]+7" office:value-type="date" office:date-value="2022-03-30" calcext:value-type="date">
            <text:p>2022-03-30</text:p>
          </table:table-cell>
          <table:table-cell table:style-name="ce12" table:formula="of:=(-cpcu)*[.E132]+[.D132]" office:value-type="currency" office:currency="EUR" office:value="-508950" calcext:value-type="currency">
            <text:p>-508 950 €</text:p>
          </table:table-cell>
          <table:table-cell table:style-name="ce12" table:formula="of:=financ-custoprot-custofab+[.B132]" office:value-type="currency" office:currency="EUR" office:value="491050" calcext:value-type="currency">
            <text:p>491 050 €</text:p>
          </table:table-cell>
          <table:table-cell table:style-name="ce12" table:formula="of:=(qtdoses*pvpdose*7)*[.E132]+[.D131]" office:value-type="currency" office:currency="EUR" office:value="2416050" calcext:value-type="currency">
            <text:p>2 416 050 €</text:p>
          </table:table-cell>
          <table:table-cell table:style-name="ce20" office:value-type="string" calcext:value-type="string">
            <text:p>11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32]+7" office:value-type="date" office:date-value="2022-04-06" calcext:value-type="date">
            <text:p>2022-04-06</text:p>
          </table:table-cell>
          <table:table-cell table:style-name="ce12" table:formula="of:=(-cpcu)*[.E133]+[.D133]" office:value-type="currency" office:currency="EUR" office:value="-492650" calcext:value-type="currency">
            <text:p>-492 650 €</text:p>
          </table:table-cell>
          <table:table-cell table:style-name="ce12" table:formula="of:=financ-custoprot-custofab+[.B133]" office:value-type="currency" office:currency="EUR" office:value="507350" calcext:value-type="currency">
            <text:p>507 350 €</text:p>
          </table:table-cell>
          <table:table-cell table:style-name="ce12" table:formula="of:=(qtdoses*pvpdose*7)*[.E133]+[.D132]" office:value-type="currency" office:currency="EUR" office:value="2457350" calcext:value-type="currency">
            <text:p>2 457 350 €</text:p>
          </table:table-cell>
          <table:table-cell table:style-name="ce20" office:value-type="string" calcext:value-type="string">
            <text:p>11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33]+7" office:value-type="date" office:date-value="2022-04-13" calcext:value-type="date">
            <text:p>2022-04-13</text:p>
          </table:table-cell>
          <table:table-cell table:style-name="ce12" table:formula="of:=(-cpcu)*[.E134]+[.D134]" office:value-type="currency" office:currency="EUR" office:value="-476000" calcext:value-type="currency">
            <text:p>-476 000 €</text:p>
          </table:table-cell>
          <table:table-cell table:style-name="ce12" table:formula="of:=financ-custoprot-custofab+[.B134]" office:value-type="currency" office:currency="EUR" office:value="524000" calcext:value-type="currency">
            <text:p>524 000 €</text:p>
          </table:table-cell>
          <table:table-cell table:style-name="ce12" table:formula="of:=(qtdoses*pvpdose*7)*[.E134]+[.D133]" office:value-type="currency" office:currency="EUR" office:value="2499000" calcext:value-type="currency">
            <text:p>2 499 000 €</text:p>
          </table:table-cell>
          <table:table-cell table:style-name="ce20" office:value-type="string" calcext:value-type="string">
            <text:p>11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34]+7" office:value-type="date" office:date-value="2022-04-20" calcext:value-type="date">
            <text:p>2022-04-20</text:p>
          </table:table-cell>
          <table:table-cell table:style-name="ce12" table:formula="of:=(-cpcu)*[.E135]+[.D135]" office:value-type="currency" office:currency="EUR" office:value="-459000" calcext:value-type="currency">
            <text:p>-459 000 €</text:p>
          </table:table-cell>
          <table:table-cell table:style-name="ce12" table:formula="of:=financ-custoprot-custofab+[.B135]" office:value-type="currency" office:currency="EUR" office:value="541000" calcext:value-type="currency">
            <text:p>541 000 €</text:p>
          </table:table-cell>
          <table:table-cell table:style-name="ce12" table:formula="of:=(qtdoses*pvpdose*7)*[.E135]+[.D134]" office:value-type="currency" office:currency="EUR" office:value="2541000" calcext:value-type="currency">
            <text:p>2 541 000 €</text:p>
          </table:table-cell>
          <table:table-cell table:style-name="ce20" office:value-type="string" calcext:value-type="string">
            <text:p>12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35]+7" office:value-type="date" office:date-value="2022-04-27" calcext:value-type="date">
            <text:p>2022-04-27</text:p>
          </table:table-cell>
          <table:table-cell table:style-name="ce12" table:formula="of:=(-cpcu)*[.E136]+[.D136]" office:value-type="currency" office:currency="EUR" office:value="-441650" calcext:value-type="currency">
            <text:p>-441 650 €</text:p>
          </table:table-cell>
          <table:table-cell table:style-name="ce12" table:formula="of:=financ-custoprot-custofab+[.B136]" office:value-type="currency" office:currency="EUR" office:value="558350" calcext:value-type="currency">
            <text:p>558 350 €</text:p>
          </table:table-cell>
          <table:table-cell table:style-name="ce12" table:formula="of:=(qtdoses*pvpdose*7)*[.E136]+[.D135]" office:value-type="currency" office:currency="EUR" office:value="2583350" calcext:value-type="currency">
            <text:p>2 583 350 €</text:p>
          </table:table-cell>
          <table:table-cell table:style-name="ce20" office:value-type="string" calcext:value-type="string">
            <text:p>12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36]+7" office:value-type="date" office:date-value="2022-05-04" calcext:value-type="date">
            <text:p>2022-05-04</text:p>
          </table:table-cell>
          <table:table-cell table:style-name="ce12" table:formula="of:=(-cpcu)*[.E137]+[.D137]" office:value-type="currency" office:currency="EUR" office:value="-423950" calcext:value-type="currency">
            <text:p>-423 950 €</text:p>
          </table:table-cell>
          <table:table-cell table:style-name="ce12" table:formula="of:=financ-custoprot-custofab+[.B137]" office:value-type="currency" office:currency="EUR" office:value="576050" calcext:value-type="currency">
            <text:p>576 050 €</text:p>
          </table:table-cell>
          <table:table-cell table:style-name="ce12" table:formula="of:=(qtdoses*pvpdose*7)*[.E137]+[.D136]" office:value-type="currency" office:currency="EUR" office:value="2626050" calcext:value-type="currency">
            <text:p>2 626 050 €</text:p>
          </table:table-cell>
          <table:table-cell table:style-name="ce20" office:value-type="string" calcext:value-type="string">
            <text:p>12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37]+7" office:value-type="date" office:date-value="2022-05-11" calcext:value-type="date">
            <text:p>2022-05-11</text:p>
          </table:table-cell>
          <table:table-cell table:style-name="ce12" table:formula="of:=(-cpcu)*[.E138]+[.D138]" office:value-type="currency" office:currency="EUR" office:value="-405900" calcext:value-type="currency">
            <text:p>-405 900 €</text:p>
          </table:table-cell>
          <table:table-cell table:style-name="ce12" table:formula="of:=financ-custoprot-custofab+[.B138]" office:value-type="currency" office:currency="EUR" office:value="594100" calcext:value-type="currency">
            <text:p>594 100 €</text:p>
          </table:table-cell>
          <table:table-cell table:style-name="ce12" table:formula="of:=(qtdoses*pvpdose*7)*[.E138]+[.D137]" office:value-type="currency" office:currency="EUR" office:value="2669100" calcext:value-type="currency">
            <text:p>2 669 100 €</text:p>
          </table:table-cell>
          <table:table-cell table:style-name="ce20" office:value-type="string" calcext:value-type="string">
            <text:p>12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38]+7" office:value-type="date" office:date-value="2022-05-18" calcext:value-type="date">
            <text:p>2022-05-18</text:p>
          </table:table-cell>
          <table:table-cell table:style-name="ce12" table:formula="of:=(-cpcu)*[.E139]+[.D139]" office:value-type="currency" office:currency="EUR" office:value="-387500" calcext:value-type="currency">
            <text:p>-387 500 €</text:p>
          </table:table-cell>
          <table:table-cell table:style-name="ce12" table:formula="of:=financ-custoprot-custofab+[.B139]" office:value-type="currency" office:currency="EUR" office:value="612500" calcext:value-type="currency">
            <text:p>612 500 €</text:p>
          </table:table-cell>
          <table:table-cell table:style-name="ce12" table:formula="of:=(qtdoses*pvpdose*7)*[.E139]+[.D138]" office:value-type="currency" office:currency="EUR" office:value="2712500" calcext:value-type="currency">
            <text:p>2 712 500 €</text:p>
          </table:table-cell>
          <table:table-cell table:style-name="ce20" office:value-type="string" calcext:value-type="string">
            <text:p>12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39]+7" office:value-type="date" office:date-value="2022-05-25" calcext:value-type="date">
            <text:p>2022-05-25</text:p>
          </table:table-cell>
          <table:table-cell table:style-name="ce12" table:formula="of:=(-cpcu)*[.E140]+[.D140]" office:value-type="currency" office:currency="EUR" office:value="-368750" calcext:value-type="currency">
            <text:p>-368 750 €</text:p>
          </table:table-cell>
          <table:table-cell table:style-name="ce12" table:formula="of:=financ-custoprot-custofab+[.B140]" office:value-type="currency" office:currency="EUR" office:value="631250" calcext:value-type="currency">
            <text:p>631 250 €</text:p>
          </table:table-cell>
          <table:table-cell table:style-name="ce12" table:formula="of:=(qtdoses*pvpdose*7)*[.E140]+[.D139]" office:value-type="currency" office:currency="EUR" office:value="2756250" calcext:value-type="currency">
            <text:p>2 756 250 €</text:p>
          </table:table-cell>
          <table:table-cell table:style-name="ce20" office:value-type="string" calcext:value-type="string">
            <text:p>12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40]+7" office:value-type="date" office:date-value="2022-06-01" calcext:value-type="date">
            <text:p>2022-06-01</text:p>
          </table:table-cell>
          <table:table-cell table:style-name="ce12" table:formula="of:=(-cpcu)*[.E141]+[.D141]" office:value-type="currency" office:currency="EUR" office:value="-349650" calcext:value-type="currency">
            <text:p>-349 650 €</text:p>
          </table:table-cell>
          <table:table-cell table:style-name="ce12" table:formula="of:=financ-custoprot-custofab+[.B141]" office:value-type="currency" office:currency="EUR" office:value="650350" calcext:value-type="currency">
            <text:p>650 350 €</text:p>
          </table:table-cell>
          <table:table-cell table:style-name="ce12" table:formula="of:=(qtdoses*pvpdose*7)*[.E141]+[.D140]" office:value-type="currency" office:currency="EUR" office:value="2800350" calcext:value-type="currency">
            <text:p>2 800 350 €</text:p>
          </table:table-cell>
          <table:table-cell table:style-name="ce20" office:value-type="string" calcext:value-type="string">
            <text:p>12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41]+7" office:value-type="date" office:date-value="2022-06-08" calcext:value-type="date">
            <text:p>2022-06-08</text:p>
          </table:table-cell>
          <table:table-cell table:style-name="ce12" table:formula="of:=(-cpcu)*[.E142]+[.D142]" office:value-type="currency" office:currency="EUR" office:value="-330200" calcext:value-type="currency">
            <text:p>-330 200 €</text:p>
          </table:table-cell>
          <table:table-cell table:style-name="ce12" table:formula="of:=financ-custoprot-custofab+[.B142]" office:value-type="currency" office:currency="EUR" office:value="669800" calcext:value-type="currency">
            <text:p>669 800 €</text:p>
          </table:table-cell>
          <table:table-cell table:style-name="ce12" table:formula="of:=(qtdoses*pvpdose*7)*[.E142]+[.D141]" office:value-type="currency" office:currency="EUR" office:value="2844800" calcext:value-type="currency">
            <text:p>2 844 800 €</text:p>
          </table:table-cell>
          <table:table-cell table:style-name="ce20" office:value-type="string" calcext:value-type="string">
            <text:p>12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42]+7" office:value-type="date" office:date-value="2022-06-15" calcext:value-type="date">
            <text:p>2022-06-15</text:p>
          </table:table-cell>
          <table:table-cell table:style-name="ce12" table:formula="of:=(-cpcu)*[.E143]+[.D143]" office:value-type="currency" office:currency="EUR" office:value="-310400" calcext:value-type="currency">
            <text:p>-310 400 €</text:p>
          </table:table-cell>
          <table:table-cell table:style-name="ce12" table:formula="of:=financ-custoprot-custofab+[.B143]" office:value-type="currency" office:currency="EUR" office:value="689600" calcext:value-type="currency">
            <text:p>689 600 €</text:p>
          </table:table-cell>
          <table:table-cell table:style-name="ce12" table:formula="of:=(qtdoses*pvpdose*7)*[.E143]+[.D142]" office:value-type="currency" office:currency="EUR" office:value="2889600" calcext:value-type="currency">
            <text:p>2 889 600 €</text:p>
          </table:table-cell>
          <table:table-cell table:style-name="ce20" office:value-type="string" calcext:value-type="string">
            <text:p>12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43]+7" office:value-type="date" office:date-value="2022-06-22" calcext:value-type="date">
            <text:p>2022-06-22</text:p>
          </table:table-cell>
          <table:table-cell table:style-name="ce12" table:formula="of:=(-cpcu)*[.E144]+[.D144]" office:value-type="currency" office:currency="EUR" office:value="-290250" calcext:value-type="currency">
            <text:p>-290 250 €</text:p>
          </table:table-cell>
          <table:table-cell table:style-name="ce12" table:formula="of:=financ-custoprot-custofab+[.B144]" office:value-type="currency" office:currency="EUR" office:value="709750" calcext:value-type="currency">
            <text:p>709 750 €</text:p>
          </table:table-cell>
          <table:table-cell table:style-name="ce12" table:formula="of:=(qtdoses*pvpdose*7)*[.E144]+[.D143]" office:value-type="currency" office:currency="EUR" office:value="2934750" calcext:value-type="currency">
            <text:p>2 934 750 €</text:p>
          </table:table-cell>
          <table:table-cell table:style-name="ce20" office:value-type="string" calcext:value-type="string">
            <text:p>12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44]+7" office:value-type="date" office:date-value="2022-06-29" calcext:value-type="date">
            <text:p>2022-06-29</text:p>
          </table:table-cell>
          <table:table-cell table:style-name="ce12" table:formula="of:=(-cpcu)*[.E145]+[.D145]" office:value-type="currency" office:currency="EUR" office:value="-269750" calcext:value-type="currency">
            <text:p>-269 750 €</text:p>
          </table:table-cell>
          <table:table-cell table:style-name="ce12" table:formula="of:=financ-custoprot-custofab+[.B145]" office:value-type="currency" office:currency="EUR" office:value="730250" calcext:value-type="currency">
            <text:p>730 250 €</text:p>
          </table:table-cell>
          <table:table-cell table:style-name="ce12" table:formula="of:=(qtdoses*pvpdose*7)*[.E145]+[.D144]" office:value-type="currency" office:currency="EUR" office:value="2980250" calcext:value-type="currency">
            <text:p>2 980 250 €</text:p>
          </table:table-cell>
          <table:table-cell table:style-name="ce20" office:value-type="string" calcext:value-type="string">
            <text:p>13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45]+7" office:value-type="date" office:date-value="2022-07-06" calcext:value-type="date">
            <text:p>2022-07-06</text:p>
          </table:table-cell>
          <table:table-cell table:style-name="ce12" table:formula="of:=(-cpcu)*[.E146]+[.D146]" office:value-type="currency" office:currency="EUR" office:value="-248900" calcext:value-type="currency">
            <text:p>-248 900 €</text:p>
          </table:table-cell>
          <table:table-cell table:style-name="ce12" table:formula="of:=financ-custoprot-custofab+[.B146]" office:value-type="currency" office:currency="EUR" office:value="751100" calcext:value-type="currency">
            <text:p>751 100 €</text:p>
          </table:table-cell>
          <table:table-cell table:style-name="ce12" table:formula="of:=(qtdoses*pvpdose*7)*[.E146]+[.D145]" office:value-type="currency" office:currency="EUR" office:value="3026100" calcext:value-type="currency">
            <text:p>3 026 100 €</text:p>
          </table:table-cell>
          <table:table-cell table:style-name="ce20" office:value-type="string" calcext:value-type="string">
            <text:p>13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46]+7" office:value-type="date" office:date-value="2022-07-13" calcext:value-type="date">
            <text:p>2022-07-13</text:p>
          </table:table-cell>
          <table:table-cell table:style-name="ce12" table:formula="of:=(-cpcu)*[.E147]+[.D147]" office:value-type="currency" office:currency="EUR" office:value="-227700" calcext:value-type="currency">
            <text:p>-227 700 €</text:p>
          </table:table-cell>
          <table:table-cell table:style-name="ce12" table:formula="of:=financ-custoprot-custofab+[.B147]" office:value-type="currency" office:currency="EUR" office:value="772300" calcext:value-type="currency">
            <text:p>772 300 €</text:p>
          </table:table-cell>
          <table:table-cell table:style-name="ce12" table:formula="of:=(qtdoses*pvpdose*7)*[.E147]+[.D146]" office:value-type="currency" office:currency="EUR" office:value="3072300" calcext:value-type="currency">
            <text:p>3 072 300 €</text:p>
          </table:table-cell>
          <table:table-cell table:style-name="ce20" office:value-type="string" calcext:value-type="string">
            <text:p>13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47]+7" office:value-type="date" office:date-value="2022-07-20" calcext:value-type="date">
            <text:p>2022-07-20</text:p>
          </table:table-cell>
          <table:table-cell table:style-name="ce12" table:formula="of:=(-cpcu)*[.E148]+[.D148]" office:value-type="currency" office:currency="EUR" office:value="-206150" calcext:value-type="currency">
            <text:p>-206 150 €</text:p>
          </table:table-cell>
          <table:table-cell table:style-name="ce12" table:formula="of:=financ-custoprot-custofab+[.B148]" office:value-type="currency" office:currency="EUR" office:value="793850" calcext:value-type="currency">
            <text:p>793 850 €</text:p>
          </table:table-cell>
          <table:table-cell table:style-name="ce12" table:formula="of:=(qtdoses*pvpdose*7)*[.E148]+[.D147]" office:value-type="currency" office:currency="EUR" office:value="3118850" calcext:value-type="currency">
            <text:p>3 118 850 €</text:p>
          </table:table-cell>
          <table:table-cell table:style-name="ce20" office:value-type="string" calcext:value-type="string">
            <text:p>13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48]+7" office:value-type="date" office:date-value="2022-07-27" calcext:value-type="date">
            <text:p>2022-07-27</text:p>
          </table:table-cell>
          <table:table-cell table:style-name="ce12" table:formula="of:=(-cpcu)*[.E149]+[.D149]" office:value-type="currency" office:currency="EUR" office:value="-184250" calcext:value-type="currency">
            <text:p>-184 250 €</text:p>
          </table:table-cell>
          <table:table-cell table:style-name="ce12" table:formula="of:=financ-custoprot-custofab+[.B149]" office:value-type="currency" office:currency="EUR" office:value="815750" calcext:value-type="currency">
            <text:p>815 750 €</text:p>
          </table:table-cell>
          <table:table-cell table:style-name="ce12" table:formula="of:=(qtdoses*pvpdose*7)*[.E149]+[.D148]" office:value-type="currency" office:currency="EUR" office:value="3165750" calcext:value-type="currency">
            <text:p>3 165 750 €</text:p>
          </table:table-cell>
          <table:table-cell table:style-name="ce20" office:value-type="string" calcext:value-type="string">
            <text:p>13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49]+7" office:value-type="date" office:date-value="2022-08-03" calcext:value-type="date">
            <text:p>2022-08-03</text:p>
          </table:table-cell>
          <table:table-cell table:style-name="ce12" table:formula="of:=(-cpcu)*[.E150]+[.D150]" office:value-type="currency" office:currency="EUR" office:value="-162000" calcext:value-type="currency">
            <text:p>-162 000 €</text:p>
          </table:table-cell>
          <table:table-cell table:style-name="ce12" table:formula="of:=financ-custoprot-custofab+[.B150]" office:value-type="currency" office:currency="EUR" office:value="838000" calcext:value-type="currency">
            <text:p>838 000 €</text:p>
          </table:table-cell>
          <table:table-cell table:style-name="ce12" table:formula="of:=(qtdoses*pvpdose*7)*[.E150]+[.D149]" office:value-type="currency" office:currency="EUR" office:value="3213000" calcext:value-type="currency">
            <text:p>3 213 000 €</text:p>
          </table:table-cell>
          <table:table-cell table:style-name="ce20" office:value-type="string" calcext:value-type="string">
            <text:p>13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50]+7" office:value-type="date" office:date-value="2022-08-10" calcext:value-type="date">
            <text:p>2022-08-10</text:p>
          </table:table-cell>
          <table:table-cell table:style-name="ce12" table:formula="of:=(-cpcu)*[.E151]+[.D151]" office:value-type="currency" office:currency="EUR" office:value="-139400" calcext:value-type="currency">
            <text:p>-139 400 €</text:p>
          </table:table-cell>
          <table:table-cell table:style-name="ce12" table:formula="of:=financ-custoprot-custofab+[.B151]" office:value-type="currency" office:currency="EUR" office:value="860600" calcext:value-type="currency">
            <text:p>860 600 €</text:p>
          </table:table-cell>
          <table:table-cell table:style-name="ce12" table:formula="of:=(qtdoses*pvpdose*7)*[.E151]+[.D150]" office:value-type="currency" office:currency="EUR" office:value="3260600" calcext:value-type="currency">
            <text:p>3 260 600 €</text:p>
          </table:table-cell>
          <table:table-cell table:style-name="ce20" office:value-type="string" calcext:value-type="string">
            <text:p>13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51]+7" office:value-type="date" office:date-value="2022-08-17" calcext:value-type="date">
            <text:p>2022-08-17</text:p>
          </table:table-cell>
          <table:table-cell table:style-name="ce12" table:formula="of:=(-cpcu)*[.E152]+[.D152]" office:value-type="currency" office:currency="EUR" office:value="-116450" calcext:value-type="currency">
            <text:p>-116 450 €</text:p>
          </table:table-cell>
          <table:table-cell table:style-name="ce12" table:formula="of:=financ-custoprot-custofab+[.B152]" office:value-type="currency" office:currency="EUR" office:value="883550" calcext:value-type="currency">
            <text:p>883 550 €</text:p>
          </table:table-cell>
          <table:table-cell table:style-name="ce12" table:formula="of:=(qtdoses*pvpdose*7)*[.E152]+[.D151]" office:value-type="currency" office:currency="EUR" office:value="3308550" calcext:value-type="currency">
            <text:p>3 308 550 €</text:p>
          </table:table-cell>
          <table:table-cell table:style-name="ce20" office:value-type="string" calcext:value-type="string">
            <text:p>13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52]+7" office:value-type="date" office:date-value="2022-08-24" calcext:value-type="date">
            <text:p>2022-08-24</text:p>
          </table:table-cell>
          <table:table-cell table:style-name="ce12" table:formula="of:=(-cpcu)*[.E153]+[.D153]" office:value-type="currency" office:currency="EUR" office:value="-93150" calcext:value-type="currency">
            <text:p>-93 150 €</text:p>
          </table:table-cell>
          <table:table-cell table:style-name="ce12" table:formula="of:=financ-custoprot-custofab+[.B153]" office:value-type="currency" office:currency="EUR" office:value="906850" calcext:value-type="currency">
            <text:p>906 850 €</text:p>
          </table:table-cell>
          <table:table-cell table:style-name="ce12" table:formula="of:=(qtdoses*pvpdose*7)*[.E153]+[.D152]" office:value-type="currency" office:currency="EUR" office:value="3356850" calcext:value-type="currency">
            <text:p>3 356 850 €</text:p>
          </table:table-cell>
          <table:table-cell table:style-name="ce20" office:value-type="string" calcext:value-type="string">
            <text:p>13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53]+7" office:value-type="date" office:date-value="2022-08-31" calcext:value-type="date">
            <text:p>2022-08-31</text:p>
          </table:table-cell>
          <table:table-cell table:style-name="ce12" table:formula="of:=(-cpcu)*[.E154]+[.D154]" office:value-type="currency" office:currency="EUR" office:value="-69500" calcext:value-type="currency">
            <text:p>-69 500 €</text:p>
          </table:table-cell>
          <table:table-cell table:style-name="ce12" table:formula="of:=financ-custoprot-custofab+[.B154]" office:value-type="currency" office:currency="EUR" office:value="930500" calcext:value-type="currency">
            <text:p>930 500 €</text:p>
          </table:table-cell>
          <table:table-cell table:style-name="ce12" table:formula="of:=(qtdoses*pvpdose*7)*[.E154]+[.D153]" office:value-type="currency" office:currency="EUR" office:value="3405500" calcext:value-type="currency">
            <text:p>3 405 500 €</text:p>
          </table:table-cell>
          <table:table-cell table:style-name="ce20" office:value-type="string" calcext:value-type="string">
            <text:p>13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54]+7" office:value-type="date" office:date-value="2022-09-07" calcext:value-type="date">
            <text:p>2022-09-07</text:p>
          </table:table-cell>
          <table:table-cell table:style-name="ce12" table:formula="of:=(-cpcu)*[.E155]+[.D155]" office:value-type="currency" office:currency="EUR" office:value="-45500" calcext:value-type="currency">
            <text:p>-45 500 €</text:p>
          </table:table-cell>
          <table:table-cell table:style-name="ce12" table:formula="of:=financ-custoprot-custofab+[.B155]" office:value-type="currency" office:currency="EUR" office:value="954500" calcext:value-type="currency">
            <text:p>954 500 €</text:p>
          </table:table-cell>
          <table:table-cell table:style-name="ce12" table:formula="of:=(qtdoses*pvpdose*7)*[.E155]+[.D154]" office:value-type="currency" office:currency="EUR" office:value="3454500" calcext:value-type="currency">
            <text:p>3 454 500 €</text:p>
          </table:table-cell>
          <table:table-cell table:style-name="ce20" office:value-type="string" calcext:value-type="string">
            <text:p>14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55]+7" office:value-type="date" office:date-value="2022-09-14" calcext:value-type="date">
            <text:p>2022-09-14</text:p>
          </table:table-cell>
          <table:table-cell table:style-name="ce12" table:formula="of:=(-cpcu)*[.E156]+[.D156]" office:value-type="currency" office:currency="EUR" office:value="-21150" calcext:value-type="currency">
            <text:p>-21 150 €</text:p>
          </table:table-cell>
          <table:table-cell table:style-name="ce12" table:formula="of:=financ-custoprot-custofab+[.B156]" office:value-type="currency" office:currency="EUR" office:value="978850" calcext:value-type="currency">
            <text:p>978 850 €</text:p>
          </table:table-cell>
          <table:table-cell table:style-name="ce12" table:formula="of:=(qtdoses*pvpdose*7)*[.E156]+[.D155]" office:value-type="currency" office:currency="EUR" office:value="3503850" calcext:value-type="currency">
            <text:p>3 503 850 €</text:p>
          </table:table-cell>
          <table:table-cell table:style-name="ce20" office:value-type="string" calcext:value-type="string">
            <text:p>14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56]+7" office:value-type="date" office:date-value="2022-09-21" calcext:value-type="date">
            <text:p>2022-09-21</text:p>
          </table:table-cell>
          <table:table-cell table:style-name="ce12" table:formula="of:=(-cpcu)*[.E157]+[.D157]" office:value-type="currency" office:currency="EUR" office:value="3550" calcext:value-type="currency">
            <text:p>3 550 €</text:p>
          </table:table-cell>
          <table:table-cell table:style-name="ce12" table:formula="of:=financ-custoprot-custofab+[.B157]" office:value-type="currency" office:currency="EUR" office:value="1003550" calcext:value-type="currency">
            <text:p>1 003 550 €</text:p>
          </table:table-cell>
          <table:table-cell table:style-name="ce12" table:formula="of:=(qtdoses*pvpdose*7)*[.E157]+[.D156]" office:value-type="currency" office:currency="EUR" office:value="3553550" calcext:value-type="currency">
            <text:p>3 553 550 €</text:p>
          </table:table-cell>
          <table:table-cell table:style-name="ce20" office:value-type="string" calcext:value-type="string">
            <text:p>14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57]+7" office:value-type="date" office:date-value="2022-09-28" calcext:value-type="date">
            <text:p>2022-09-28</text:p>
          </table:table-cell>
          <table:table-cell table:style-name="ce12" table:formula="of:=(-cpcu)*[.E158]+[.D158]" office:value-type="currency" office:currency="EUR" office:value="28600" calcext:value-type="currency">
            <text:p>28 600 €</text:p>
          </table:table-cell>
          <table:table-cell table:style-name="ce12" table:formula="of:=financ-custoprot-custofab+[.B158]" office:value-type="currency" office:currency="EUR" office:value="1028600" calcext:value-type="currency">
            <text:p>1 028 600 €</text:p>
          </table:table-cell>
          <table:table-cell table:style-name="ce12" table:formula="of:=(qtdoses*pvpdose*7)*[.E158]+[.D157]" office:value-type="currency" office:currency="EUR" office:value="3603600" calcext:value-type="currency">
            <text:p>3 603 600 €</text:p>
          </table:table-cell>
          <table:table-cell table:style-name="ce20" office:value-type="string" calcext:value-type="string">
            <text:p>14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58]+7" office:value-type="date" office:date-value="2022-10-05" calcext:value-type="date">
            <text:p>2022-10-05</text:p>
          </table:table-cell>
          <table:table-cell table:style-name="ce12" table:formula="of:=(-cpcu)*[.E159]+[.D159]" office:value-type="currency" office:currency="EUR" office:value="54000" calcext:value-type="currency">
            <text:p>54 000 €</text:p>
          </table:table-cell>
          <table:table-cell table:style-name="ce12" table:formula="of:=financ-custoprot-custofab+[.B159]" office:value-type="currency" office:currency="EUR" office:value="1054000" calcext:value-type="currency">
            <text:p>1 054 000 €</text:p>
          </table:table-cell>
          <table:table-cell table:style-name="ce12" table:formula="of:=(qtdoses*pvpdose*7)*[.E159]+[.D158]" office:value-type="currency" office:currency="EUR" office:value="3654000" calcext:value-type="currency">
            <text:p>3 654 000 €</text:p>
          </table:table-cell>
          <table:table-cell table:style-name="ce20" office:value-type="string" calcext:value-type="string">
            <text:p>14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59]+7" office:value-type="date" office:date-value="2022-10-12" calcext:value-type="date">
            <text:p>2022-10-12</text:p>
          </table:table-cell>
          <table:table-cell table:style-name="ce12" table:formula="of:=(-cpcu)*[.E160]+[.D160]" office:value-type="currency" office:currency="EUR" office:value="79750" calcext:value-type="currency">
            <text:p>79 750 €</text:p>
          </table:table-cell>
          <table:table-cell table:style-name="ce12" table:formula="of:=financ-custoprot-custofab+[.B160]" office:value-type="currency" office:currency="EUR" office:value="1079750" calcext:value-type="currency">
            <text:p>1 079 750 €</text:p>
          </table:table-cell>
          <table:table-cell table:style-name="ce12" table:formula="of:=(qtdoses*pvpdose*7)*[.E160]+[.D159]" office:value-type="currency" office:currency="EUR" office:value="3704750" calcext:value-type="currency">
            <text:p>3 704 750 €</text:p>
          </table:table-cell>
          <table:table-cell table:style-name="ce20" office:value-type="string" calcext:value-type="string">
            <text:p>14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60]+7" office:value-type="date" office:date-value="2022-10-19" calcext:value-type="date">
            <text:p>2022-10-19</text:p>
          </table:table-cell>
          <table:table-cell table:style-name="ce12" table:formula="of:=(-cpcu)*[.E161]+[.D161]" office:value-type="currency" office:currency="EUR" office:value="105850" calcext:value-type="currency">
            <text:p>105 850 €</text:p>
          </table:table-cell>
          <table:table-cell table:style-name="ce12" table:formula="of:=financ-custoprot-custofab+[.B161]" office:value-type="currency" office:currency="EUR" office:value="1105850" calcext:value-type="currency">
            <text:p>1 105 850 €</text:p>
          </table:table-cell>
          <table:table-cell table:style-name="ce12" table:formula="of:=(qtdoses*pvpdose*7)*[.E161]+[.D160]" office:value-type="currency" office:currency="EUR" office:value="3755850" calcext:value-type="currency">
            <text:p>3 755 850 €</text:p>
          </table:table-cell>
          <table:table-cell table:style-name="ce20" office:value-type="string" calcext:value-type="string">
            <text:p>14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61]+7" office:value-type="date" office:date-value="2022-10-26" calcext:value-type="date">
            <text:p>2022-10-26</text:p>
          </table:table-cell>
          <table:table-cell table:style-name="ce12" table:formula="of:=(-cpcu)*[.E162]+[.D162]" office:value-type="currency" office:currency="EUR" office:value="132300" calcext:value-type="currency">
            <text:p>132 300 €</text:p>
          </table:table-cell>
          <table:table-cell table:style-name="ce12" table:formula="of:=financ-custoprot-custofab+[.B162]" office:value-type="currency" office:currency="EUR" office:value="1132300" calcext:value-type="currency">
            <text:p>1 132 300 €</text:p>
          </table:table-cell>
          <table:table-cell table:style-name="ce12" table:formula="of:=(qtdoses*pvpdose*7)*[.E162]+[.D161]" office:value-type="currency" office:currency="EUR" office:value="3807300" calcext:value-type="currency">
            <text:p>3 807 300 €</text:p>
          </table:table-cell>
          <table:table-cell table:style-name="ce20" office:value-type="string" calcext:value-type="string">
            <text:p>14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62]+7" office:value-type="date" office:date-value="2022-11-02" calcext:value-type="date">
            <text:p>2022-11-02</text:p>
          </table:table-cell>
          <table:table-cell table:style-name="ce12" table:formula="of:=(-cpcu)*[.E163]+[.D163]" office:value-type="currency" office:currency="EUR" office:value="159100" calcext:value-type="currency">
            <text:p>159 100 €</text:p>
          </table:table-cell>
          <table:table-cell table:style-name="ce12" table:formula="of:=financ-custoprot-custofab+[.B163]" office:value-type="currency" office:currency="EUR" office:value="1159100" calcext:value-type="currency">
            <text:p>1 159 100 €</text:p>
          </table:table-cell>
          <table:table-cell table:style-name="ce12" table:formula="of:=(qtdoses*pvpdose*7)*[.E163]+[.D162]" office:value-type="currency" office:currency="EUR" office:value="3859100" calcext:value-type="currency">
            <text:p>3 859 100 €</text:p>
          </table:table-cell>
          <table:table-cell table:style-name="ce20" office:value-type="string" calcext:value-type="string">
            <text:p>14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63]+7" office:value-type="date" office:date-value="2022-11-09" calcext:value-type="date">
            <text:p>2022-11-09</text:p>
          </table:table-cell>
          <table:table-cell table:style-name="ce12" table:formula="of:=(-cpcu)*[.E164]+[.D164]" office:value-type="currency" office:currency="EUR" office:value="186250" calcext:value-type="currency">
            <text:p>186 250 €</text:p>
          </table:table-cell>
          <table:table-cell table:style-name="ce12" table:formula="of:=financ-custoprot-custofab+[.B164]" office:value-type="currency" office:currency="EUR" office:value="1186250" calcext:value-type="currency">
            <text:p>1 186 250 €</text:p>
          </table:table-cell>
          <table:table-cell table:style-name="ce12" table:formula="of:=(qtdoses*pvpdose*7)*[.E164]+[.D163]" office:value-type="currency" office:currency="EUR" office:value="3911250" calcext:value-type="currency">
            <text:p>3 911 250 €</text:p>
          </table:table-cell>
          <table:table-cell table:style-name="ce20" office:value-type="string" calcext:value-type="string">
            <text:p>14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64]+7" office:value-type="date" office:date-value="2022-11-16" calcext:value-type="date">
            <text:p>2022-11-16</text:p>
          </table:table-cell>
          <table:table-cell table:style-name="ce12" table:formula="of:=(-cpcu)*[.E165]+[.D165]" office:value-type="currency" office:currency="EUR" office:value="213750" calcext:value-type="currency">
            <text:p>213 750 €</text:p>
          </table:table-cell>
          <table:table-cell table:style-name="ce12" table:formula="of:=financ-custoprot-custofab+[.B165]" office:value-type="currency" office:currency="EUR" office:value="1213750" calcext:value-type="currency">
            <text:p>1 213 750 €</text:p>
          </table:table-cell>
          <table:table-cell table:style-name="ce12" table:formula="of:=(qtdoses*pvpdose*7)*[.E165]+[.D164]" office:value-type="currency" office:currency="EUR" office:value="3963750" calcext:value-type="currency">
            <text:p>3 963 750 €</text:p>
          </table:table-cell>
          <table:table-cell table:style-name="ce20" office:value-type="string" calcext:value-type="string">
            <text:p>15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65]+7" office:value-type="date" office:date-value="2022-11-23" calcext:value-type="date">
            <text:p>2022-11-23</text:p>
          </table:table-cell>
          <table:table-cell table:style-name="ce12" table:formula="of:=(-cpcu)*[.E166]+[.D166]" office:value-type="currency" office:currency="EUR" office:value="241600" calcext:value-type="currency">
            <text:p>241 600 €</text:p>
          </table:table-cell>
          <table:table-cell table:style-name="ce12" table:formula="of:=financ-custoprot-custofab+[.B166]" office:value-type="currency" office:currency="EUR" office:value="1241600" calcext:value-type="currency">
            <text:p>1 241 600 €</text:p>
          </table:table-cell>
          <table:table-cell table:style-name="ce12" table:formula="of:=(qtdoses*pvpdose*7)*[.E166]+[.D165]" office:value-type="currency" office:currency="EUR" office:value="4016600" calcext:value-type="currency">
            <text:p>4 016 600 €</text:p>
          </table:table-cell>
          <table:table-cell table:style-name="ce20" office:value-type="string" calcext:value-type="string">
            <text:p>15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66]+7" office:value-type="date" office:date-value="2022-11-30" calcext:value-type="date">
            <text:p>2022-11-30</text:p>
          </table:table-cell>
          <table:table-cell table:style-name="ce12" table:formula="of:=(-cpcu)*[.E167]+[.D167]" office:value-type="currency" office:currency="EUR" office:value="269800" calcext:value-type="currency">
            <text:p>269 800 €</text:p>
          </table:table-cell>
          <table:table-cell table:style-name="ce12" table:formula="of:=financ-custoprot-custofab+[.B167]" office:value-type="currency" office:currency="EUR" office:value="1269800" calcext:value-type="currency">
            <text:p>1 269 800 €</text:p>
          </table:table-cell>
          <table:table-cell table:style-name="ce12" table:formula="of:=(qtdoses*pvpdose*7)*[.E167]+[.D166]" office:value-type="currency" office:currency="EUR" office:value="4069800" calcext:value-type="currency">
            <text:p>4 069 800 €</text:p>
          </table:table-cell>
          <table:table-cell table:style-name="ce20" office:value-type="string" calcext:value-type="string">
            <text:p>15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67]+7" office:value-type="date" office:date-value="2022-12-07" calcext:value-type="date">
            <text:p>2022-12-07</text:p>
          </table:table-cell>
          <table:table-cell table:style-name="ce12" table:formula="of:=(-cpcu)*[.E168]+[.D168]" office:value-type="currency" office:currency="EUR" office:value="298350" calcext:value-type="currency">
            <text:p>298 350 €</text:p>
          </table:table-cell>
          <table:table-cell table:style-name="ce12" table:formula="of:=financ-custoprot-custofab+[.B168]" office:value-type="currency" office:currency="EUR" office:value="1298350" calcext:value-type="currency">
            <text:p>1 298 350 €</text:p>
          </table:table-cell>
          <table:table-cell table:style-name="ce12" table:formula="of:=(qtdoses*pvpdose*7)*[.E168]+[.D167]" office:value-type="currency" office:currency="EUR" office:value="4123350" calcext:value-type="currency">
            <text:p>4 123 350 €</text:p>
          </table:table-cell>
          <table:table-cell table:style-name="ce20" office:value-type="string" calcext:value-type="string">
            <text:p>15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68]+7" office:value-type="date" office:date-value="2022-12-14" calcext:value-type="date">
            <text:p>2022-12-14</text:p>
          </table:table-cell>
          <table:table-cell table:style-name="ce12" table:formula="of:=(-cpcu)*[.E169]+[.D169]" office:value-type="currency" office:currency="EUR" office:value="327250" calcext:value-type="currency">
            <text:p>327 250 €</text:p>
          </table:table-cell>
          <table:table-cell table:style-name="ce12" table:formula="of:=financ-custoprot-custofab+[.B169]" office:value-type="currency" office:currency="EUR" office:value="1327250" calcext:value-type="currency">
            <text:p>1 327 250 €</text:p>
          </table:table-cell>
          <table:table-cell table:style-name="ce12" table:formula="of:=(qtdoses*pvpdose*7)*[.E169]+[.D168]" office:value-type="currency" office:currency="EUR" office:value="4177250" calcext:value-type="currency">
            <text:p>4 177 250 €</text:p>
          </table:table-cell>
          <table:table-cell table:style-name="ce20" office:value-type="string" calcext:value-type="string">
            <text:p>15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69]+7" office:value-type="date" office:date-value="2022-12-21" calcext:value-type="date">
            <text:p>2022-12-21</text:p>
          </table:table-cell>
          <table:table-cell table:style-name="ce12" table:formula="of:=(-cpcu)*[.E170]+[.D170]" office:value-type="currency" office:currency="EUR" office:value="356500" calcext:value-type="currency">
            <text:p>356 500 €</text:p>
          </table:table-cell>
          <table:table-cell table:style-name="ce12" table:formula="of:=financ-custoprot-custofab+[.B170]" office:value-type="currency" office:currency="EUR" office:value="1356500" calcext:value-type="currency">
            <text:p>1 356 500 €</text:p>
          </table:table-cell>
          <table:table-cell table:style-name="ce12" table:formula="of:=(qtdoses*pvpdose*7)*[.E170]+[.D169]" office:value-type="currency" office:currency="EUR" office:value="4231500" calcext:value-type="currency">
            <text:p>4 231 500 €</text:p>
          </table:table-cell>
          <table:table-cell table:style-name="ce20" office:value-type="string" calcext:value-type="string">
            <text:p>15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70]+7" office:value-type="date" office:date-value="2022-12-28" calcext:value-type="date">
            <text:p>2022-12-28</text:p>
          </table:table-cell>
          <table:table-cell table:style-name="ce12" table:formula="of:=(-cpcu)*[.E171]+[.D171]" office:value-type="currency" office:currency="EUR" office:value="386100" calcext:value-type="currency">
            <text:p>386 100 €</text:p>
          </table:table-cell>
          <table:table-cell table:style-name="ce12" table:formula="of:=financ-custoprot-custofab+[.B171]" office:value-type="currency" office:currency="EUR" office:value="1386100" calcext:value-type="currency">
            <text:p>1 386 100 €</text:p>
          </table:table-cell>
          <table:table-cell table:style-name="ce12" table:formula="of:=(qtdoses*pvpdose*7)*[.E171]+[.D170]" office:value-type="currency" office:currency="EUR" office:value="4286100" calcext:value-type="currency">
            <text:p>4 286 100 €</text:p>
          </table:table-cell>
          <table:table-cell table:style-name="ce20" office:value-type="string" calcext:value-type="string">
            <text:p>15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71]+7" office:value-type="date" office:date-value="2023-01-04" calcext:value-type="date">
            <text:p>2023-01-04</text:p>
          </table:table-cell>
          <table:table-cell table:style-name="ce12" table:formula="of:=(-cpcu)*[.E172]+[.D172]" office:value-type="currency" office:currency="EUR" office:value="416050" calcext:value-type="currency">
            <text:p>416 050 €</text:p>
          </table:table-cell>
          <table:table-cell table:style-name="ce12" table:formula="of:=financ-custoprot-custofab+[.B172]" office:value-type="currency" office:currency="EUR" office:value="1416050" calcext:value-type="currency">
            <text:p>1 416 050 €</text:p>
          </table:table-cell>
          <table:table-cell table:style-name="ce12" table:formula="of:=(qtdoses*pvpdose*7)*[.E172]+[.D171]" office:value-type="currency" office:currency="EUR" office:value="4341050" calcext:value-type="currency">
            <text:p>4 341 050 €</text:p>
          </table:table-cell>
          <table:table-cell table:style-name="ce20" office:value-type="string" calcext:value-type="string">
            <text:p>15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72]+7" office:value-type="date" office:date-value="2023-01-11" calcext:value-type="date">
            <text:p>2023-01-11</text:p>
          </table:table-cell>
          <table:table-cell table:style-name="ce12" table:formula="of:=(-cpcu)*[.E173]+[.D173]" office:value-type="currency" office:currency="EUR" office:value="446350" calcext:value-type="currency">
            <text:p>446 350 €</text:p>
          </table:table-cell>
          <table:table-cell table:style-name="ce12" table:formula="of:=financ-custoprot-custofab+[.B173]" office:value-type="currency" office:currency="EUR" office:value="1446350" calcext:value-type="currency">
            <text:p>1 446 350 €</text:p>
          </table:table-cell>
          <table:table-cell table:style-name="ce12" table:formula="of:=(qtdoses*pvpdose*7)*[.E173]+[.D172]" office:value-type="currency" office:currency="EUR" office:value="4396350" calcext:value-type="currency">
            <text:p>4 396 350 €</text:p>
          </table:table-cell>
          <table:table-cell table:style-name="ce20" office:value-type="string" calcext:value-type="string">
            <text:p>15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73]+7" office:value-type="date" office:date-value="2023-01-18" calcext:value-type="date">
            <text:p>2023-01-18</text:p>
          </table:table-cell>
          <table:table-cell table:style-name="ce12" table:formula="of:=(-cpcu)*[.E174]+[.D174]" office:value-type="currency" office:currency="EUR" office:value="477000" calcext:value-type="currency">
            <text:p>477 000 €</text:p>
          </table:table-cell>
          <table:table-cell table:style-name="ce12" table:formula="of:=financ-custoprot-custofab+[.B174]" office:value-type="currency" office:currency="EUR" office:value="1477000" calcext:value-type="currency">
            <text:p>1 477 000 €</text:p>
          </table:table-cell>
          <table:table-cell table:style-name="ce12" table:formula="of:=(qtdoses*pvpdose*7)*[.E174]+[.D173]" office:value-type="currency" office:currency="EUR" office:value="4452000" calcext:value-type="currency">
            <text:p>4 452 000 €</text:p>
          </table:table-cell>
          <table:table-cell table:style-name="ce20" office:value-type="string" calcext:value-type="string">
            <text:p>15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74]+7" office:value-type="date" office:date-value="2023-01-25" calcext:value-type="date">
            <text:p>2023-01-25</text:p>
          </table:table-cell>
          <table:table-cell table:style-name="ce12" table:formula="of:=(-cpcu)*[.E175]+[.D175]" office:value-type="currency" office:currency="EUR" office:value="508000" calcext:value-type="currency">
            <text:p>508 000 €</text:p>
          </table:table-cell>
          <table:table-cell table:style-name="ce12" table:formula="of:=financ-custoprot-custofab+[.B175]" office:value-type="currency" office:currency="EUR" office:value="1508000" calcext:value-type="currency">
            <text:p>1 508 000 €</text:p>
          </table:table-cell>
          <table:table-cell table:style-name="ce12" table:formula="of:=(qtdoses*pvpdose*7)*[.E175]+[.D174]" office:value-type="currency" office:currency="EUR" office:value="4508000" calcext:value-type="currency">
            <text:p>4 508 000 €</text:p>
          </table:table-cell>
          <table:table-cell table:style-name="ce20" office:value-type="string" calcext:value-type="string">
            <text:p>16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75]+7" office:value-type="date" office:date-value="2023-02-01" calcext:value-type="date">
            <text:p>2023-02-01</text:p>
          </table:table-cell>
          <table:table-cell table:style-name="ce12" table:formula="of:=(-cpcu)*[.E176]+[.D176]" office:value-type="currency" office:currency="EUR" office:value="539350" calcext:value-type="currency">
            <text:p>539 350 €</text:p>
          </table:table-cell>
          <table:table-cell table:style-name="ce12" table:formula="of:=financ-custoprot-custofab+[.B176]" office:value-type="currency" office:currency="EUR" office:value="1539350" calcext:value-type="currency">
            <text:p>1 539 350 €</text:p>
          </table:table-cell>
          <table:table-cell table:style-name="ce12" table:formula="of:=(qtdoses*pvpdose*7)*[.E176]+[.D175]" office:value-type="currency" office:currency="EUR" office:value="4564350" calcext:value-type="currency">
            <text:p>4 564 350 €</text:p>
          </table:table-cell>
          <table:table-cell table:style-name="ce20" office:value-type="string" calcext:value-type="string">
            <text:p>16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76]+7" office:value-type="date" office:date-value="2023-02-08" calcext:value-type="date">
            <text:p>2023-02-08</text:p>
          </table:table-cell>
          <table:table-cell table:style-name="ce12" table:formula="of:=(-cpcu)*[.E177]+[.D177]" office:value-type="currency" office:currency="EUR" office:value="571050" calcext:value-type="currency">
            <text:p>571 050 €</text:p>
          </table:table-cell>
          <table:table-cell table:style-name="ce12" table:formula="of:=financ-custoprot-custofab+[.B177]" office:value-type="currency" office:currency="EUR" office:value="1571050" calcext:value-type="currency">
            <text:p>1 571 050 €</text:p>
          </table:table-cell>
          <table:table-cell table:style-name="ce12" table:formula="of:=(qtdoses*pvpdose*7)*[.E177]+[.D176]" office:value-type="currency" office:currency="EUR" office:value="4621050" calcext:value-type="currency">
            <text:p>4 621 050 €</text:p>
          </table:table-cell>
          <table:table-cell table:style-name="ce20" office:value-type="string" calcext:value-type="string">
            <text:p>16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77]+7" office:value-type="date" office:date-value="2023-02-15" calcext:value-type="date">
            <text:p>2023-02-15</text:p>
          </table:table-cell>
          <table:table-cell table:style-name="ce12" table:formula="of:=(-cpcu)*[.E178]+[.D178]" office:value-type="currency" office:currency="EUR" office:value="603100" calcext:value-type="currency">
            <text:p>603 100 €</text:p>
          </table:table-cell>
          <table:table-cell table:style-name="ce12" table:formula="of:=financ-custoprot-custofab+[.B178]" office:value-type="currency" office:currency="EUR" office:value="1603100" calcext:value-type="currency">
            <text:p>1 603 100 €</text:p>
          </table:table-cell>
          <table:table-cell table:style-name="ce12" table:formula="of:=(qtdoses*pvpdose*7)*[.E178]+[.D177]" office:value-type="currency" office:currency="EUR" office:value="4678100" calcext:value-type="currency">
            <text:p>4 678 100 €</text:p>
          </table:table-cell>
          <table:table-cell table:style-name="ce20" office:value-type="string" calcext:value-type="string">
            <text:p>16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78]+7" office:value-type="date" office:date-value="2023-02-22" calcext:value-type="date">
            <text:p>2023-02-22</text:p>
          </table:table-cell>
          <table:table-cell table:style-name="ce12" table:formula="of:=(-cpcu)*[.E179]+[.D179]" office:value-type="currency" office:currency="EUR" office:value="635500" calcext:value-type="currency">
            <text:p>635 500 €</text:p>
          </table:table-cell>
          <table:table-cell table:style-name="ce12" table:formula="of:=financ-custoprot-custofab+[.B179]" office:value-type="currency" office:currency="EUR" office:value="1635500" calcext:value-type="currency">
            <text:p>1 635 500 €</text:p>
          </table:table-cell>
          <table:table-cell table:style-name="ce12" table:formula="of:=(qtdoses*pvpdose*7)*[.E179]+[.D178]" office:value-type="currency" office:currency="EUR" office:value="4735500" calcext:value-type="currency">
            <text:p>4 735 500 €</text:p>
          </table:table-cell>
          <table:table-cell table:style-name="ce20" office:value-type="string" calcext:value-type="string">
            <text:p>16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79]+7" office:value-type="date" office:date-value="2023-03-01" calcext:value-type="date">
            <text:p>2023-03-01</text:p>
          </table:table-cell>
          <table:table-cell table:style-name="ce12" table:formula="of:=(-cpcu)*[.E180]+[.D180]" office:value-type="currency" office:currency="EUR" office:value="668250" calcext:value-type="currency">
            <text:p>668 250 €</text:p>
          </table:table-cell>
          <table:table-cell table:style-name="ce12" table:formula="of:=financ-custoprot-custofab+[.B180]" office:value-type="currency" office:currency="EUR" office:value="1668250" calcext:value-type="currency">
            <text:p>1 668 250 €</text:p>
          </table:table-cell>
          <table:table-cell table:style-name="ce12" table:formula="of:=(qtdoses*pvpdose*7)*[.E180]+[.D179]" office:value-type="currency" office:currency="EUR" office:value="4793250" calcext:value-type="currency">
            <text:p>4 793 250 €</text:p>
          </table:table-cell>
          <table:table-cell table:style-name="ce20" office:value-type="string" calcext:value-type="string">
            <text:p>16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80]+7" office:value-type="date" office:date-value="2023-03-08" calcext:value-type="date">
            <text:p>2023-03-08</text:p>
          </table:table-cell>
          <table:table-cell table:style-name="ce12" table:formula="of:=(-cpcu)*[.E181]+[.D181]" office:value-type="currency" office:currency="EUR" office:value="701350" calcext:value-type="currency">
            <text:p>701 350 €</text:p>
          </table:table-cell>
          <table:table-cell table:style-name="ce12" table:formula="of:=financ-custoprot-custofab+[.B181]" office:value-type="currency" office:currency="EUR" office:value="1701350" calcext:value-type="currency">
            <text:p>1 701 350 €</text:p>
          </table:table-cell>
          <table:table-cell table:style-name="ce12" table:formula="of:=(qtdoses*pvpdose*7)*[.E181]+[.D180]" office:value-type="currency" office:currency="EUR" office:value="4851350" calcext:value-type="currency">
            <text:p>4 851 350 €</text:p>
          </table:table-cell>
          <table:table-cell table:style-name="ce20" office:value-type="string" calcext:value-type="string">
            <text:p>16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81]+7" office:value-type="date" office:date-value="2023-03-15" calcext:value-type="date">
            <text:p>2023-03-15</text:p>
          </table:table-cell>
          <table:table-cell table:style-name="ce12" table:formula="of:=(-cpcu)*[.E182]+[.D182]" office:value-type="currency" office:currency="EUR" office:value="734800" calcext:value-type="currency">
            <text:p>734 800 €</text:p>
          </table:table-cell>
          <table:table-cell table:style-name="ce12" table:formula="of:=financ-custoprot-custofab+[.B182]" office:value-type="currency" office:currency="EUR" office:value="1734800" calcext:value-type="currency">
            <text:p>1 734 800 €</text:p>
          </table:table-cell>
          <table:table-cell table:style-name="ce12" table:formula="of:=(qtdoses*pvpdose*7)*[.E182]+[.D181]" office:value-type="currency" office:currency="EUR" office:value="4909800" calcext:value-type="currency">
            <text:p>4 909 800 €</text:p>
          </table:table-cell>
          <table:table-cell table:style-name="ce20" office:value-type="string" calcext:value-type="string">
            <text:p>16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82]+7" office:value-type="date" office:date-value="2023-03-22" calcext:value-type="date">
            <text:p>2023-03-22</text:p>
          </table:table-cell>
          <table:table-cell table:style-name="ce12" table:formula="of:=(-cpcu)*[.E183]+[.D183]" office:value-type="currency" office:currency="EUR" office:value="768600" calcext:value-type="currency">
            <text:p>768 600 €</text:p>
          </table:table-cell>
          <table:table-cell table:style-name="ce12" table:formula="of:=financ-custoprot-custofab+[.B183]" office:value-type="currency" office:currency="EUR" office:value="1768600" calcext:value-type="currency">
            <text:p>1 768 600 €</text:p>
          </table:table-cell>
          <table:table-cell table:style-name="ce12" table:formula="of:=(qtdoses*pvpdose*7)*[.E183]+[.D182]" office:value-type="currency" office:currency="EUR" office:value="4968600" calcext:value-type="currency">
            <text:p>4 968 600 €</text:p>
          </table:table-cell>
          <table:table-cell table:style-name="ce20" office:value-type="string" calcext:value-type="string">
            <text:p>16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83]+7" office:value-type="date" office:date-value="2023-03-29" calcext:value-type="date">
            <text:p>2023-03-29</text:p>
          </table:table-cell>
          <table:table-cell table:style-name="ce12" table:formula="of:=(-cpcu)*[.E184]+[.D184]" office:value-type="currency" office:currency="EUR" office:value="802750" calcext:value-type="currency">
            <text:p>802 750 €</text:p>
          </table:table-cell>
          <table:table-cell table:style-name="ce12" table:formula="of:=financ-custoprot-custofab+[.B184]" office:value-type="currency" office:currency="EUR" office:value="1802750" calcext:value-type="currency">
            <text:p>1 802 750 €</text:p>
          </table:table-cell>
          <table:table-cell table:style-name="ce12" table:formula="of:=(qtdoses*pvpdose*7)*[.E184]+[.D183]" office:value-type="currency" office:currency="EUR" office:value="5027750" calcext:value-type="currency">
            <text:p>5 027 750 €</text:p>
          </table:table-cell>
          <table:table-cell table:style-name="ce20" office:value-type="string" calcext:value-type="string">
            <text:p>16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84]+7" office:value-type="date" office:date-value="2023-04-05" calcext:value-type="date">
            <text:p>2023-04-05</text:p>
          </table:table-cell>
          <table:table-cell table:style-name="ce12" table:formula="of:=(-cpcu)*[.E185]+[.D185]" office:value-type="currency" office:currency="EUR" office:value="837250" calcext:value-type="currency">
            <text:p>837 250 €</text:p>
          </table:table-cell>
          <table:table-cell table:style-name="ce12" table:formula="of:=financ-custoprot-custofab+[.B185]" office:value-type="currency" office:currency="EUR" office:value="1837250" calcext:value-type="currency">
            <text:p>1 837 250 €</text:p>
          </table:table-cell>
          <table:table-cell table:style-name="ce12" table:formula="of:=(qtdoses*pvpdose*7)*[.E185]+[.D184]" office:value-type="currency" office:currency="EUR" office:value="5087250" calcext:value-type="currency">
            <text:p>5 087 250 €</text:p>
          </table:table-cell>
          <table:table-cell table:style-name="ce20" office:value-type="string" calcext:value-type="string">
            <text:p>17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85]+7" office:value-type="date" office:date-value="2023-04-12" calcext:value-type="date">
            <text:p>2023-04-12</text:p>
          </table:table-cell>
          <table:table-cell table:style-name="ce12" table:formula="of:=(-cpcu)*[.E186]+[.D186]" office:value-type="currency" office:currency="EUR" office:value="872100" calcext:value-type="currency">
            <text:p>872 100 €</text:p>
          </table:table-cell>
          <table:table-cell table:style-name="ce12" table:formula="of:=financ-custoprot-custofab+[.B186]" office:value-type="currency" office:currency="EUR" office:value="1872100" calcext:value-type="currency">
            <text:p>1 872 100 €</text:p>
          </table:table-cell>
          <table:table-cell table:style-name="ce12" table:formula="of:=(qtdoses*pvpdose*7)*[.E186]+[.D185]" office:value-type="currency" office:currency="EUR" office:value="5147100" calcext:value-type="currency">
            <text:p>5 147 100 €</text:p>
          </table:table-cell>
          <table:table-cell table:style-name="ce20" office:value-type="string" calcext:value-type="string">
            <text:p>17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86]+7" office:value-type="date" office:date-value="2023-04-19" calcext:value-type="date">
            <text:p>2023-04-19</text:p>
          </table:table-cell>
          <table:table-cell table:style-name="ce12" table:formula="of:=(-cpcu)*[.E187]+[.D187]" office:value-type="currency" office:currency="EUR" office:value="907300" calcext:value-type="currency">
            <text:p>907 300 €</text:p>
          </table:table-cell>
          <table:table-cell table:style-name="ce12" table:formula="of:=financ-custoprot-custofab+[.B187]" office:value-type="currency" office:currency="EUR" office:value="1907300" calcext:value-type="currency">
            <text:p>1 907 300 €</text:p>
          </table:table-cell>
          <table:table-cell table:style-name="ce12" table:formula="of:=(qtdoses*pvpdose*7)*[.E187]+[.D186]" office:value-type="currency" office:currency="EUR" office:value="5207300" calcext:value-type="currency">
            <text:p>5 207 300 €</text:p>
          </table:table-cell>
          <table:table-cell table:style-name="ce20" office:value-type="string" calcext:value-type="string">
            <text:p>17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87]+7" office:value-type="date" office:date-value="2023-04-26" calcext:value-type="date">
            <text:p>2023-04-26</text:p>
          </table:table-cell>
          <table:table-cell table:style-name="ce12" table:formula="of:=(-cpcu)*[.E188]+[.D188]" office:value-type="currency" office:currency="EUR" office:value="942850" calcext:value-type="currency">
            <text:p>942 850 €</text:p>
          </table:table-cell>
          <table:table-cell table:style-name="ce12" table:formula="of:=financ-custoprot-custofab+[.B188]" office:value-type="currency" office:currency="EUR" office:value="1942850" calcext:value-type="currency">
            <text:p>1 942 850 €</text:p>
          </table:table-cell>
          <table:table-cell table:style-name="ce12" table:formula="of:=(qtdoses*pvpdose*7)*[.E188]+[.D187]" office:value-type="currency" office:currency="EUR" office:value="5267850" calcext:value-type="currency">
            <text:p>5 267 850 €</text:p>
          </table:table-cell>
          <table:table-cell table:style-name="ce20" office:value-type="string" calcext:value-type="string">
            <text:p>17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88]+7" office:value-type="date" office:date-value="2023-05-03" calcext:value-type="date">
            <text:p>2023-05-03</text:p>
          </table:table-cell>
          <table:table-cell table:style-name="ce12" table:formula="of:=(-cpcu)*[.E189]+[.D189]" office:value-type="currency" office:currency="EUR" office:value="978750" calcext:value-type="currency">
            <text:p>978 750 €</text:p>
          </table:table-cell>
          <table:table-cell table:style-name="ce12" table:formula="of:=financ-custoprot-custofab+[.B189]" office:value-type="currency" office:currency="EUR" office:value="1978750" calcext:value-type="currency">
            <text:p>1 978 750 €</text:p>
          </table:table-cell>
          <table:table-cell table:style-name="ce12" table:formula="of:=(qtdoses*pvpdose*7)*[.E189]+[.D188]" office:value-type="currency" office:currency="EUR" office:value="5328750" calcext:value-type="currency">
            <text:p>5 328 750 €</text:p>
          </table:table-cell>
          <table:table-cell table:style-name="ce20" office:value-type="string" calcext:value-type="string">
            <text:p>17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89]+7" office:value-type="date" office:date-value="2023-05-10" calcext:value-type="date">
            <text:p>2023-05-10</text:p>
          </table:table-cell>
          <table:table-cell table:style-name="ce12" table:formula="of:=(-cpcu)*[.E190]+[.D190]" office:value-type="currency" office:currency="EUR" office:value="1015000" calcext:value-type="currency">
            <text:p>1 015 000 €</text:p>
          </table:table-cell>
          <table:table-cell table:style-name="ce12" table:formula="of:=financ-custoprot-custofab+[.B190]" office:value-type="currency" office:currency="EUR" office:value="2015000" calcext:value-type="currency">
            <text:p>2 015 000 €</text:p>
          </table:table-cell>
          <table:table-cell table:style-name="ce12" table:formula="of:=(qtdoses*pvpdose*7)*[.E190]+[.D189]" office:value-type="currency" office:currency="EUR" office:value="5390000" calcext:value-type="currency">
            <text:p>5 390 000 €</text:p>
          </table:table-cell>
          <table:table-cell table:style-name="ce20" office:value-type="string" calcext:value-type="string">
            <text:p>17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90]+7" office:value-type="date" office:date-value="2023-05-17" calcext:value-type="date">
            <text:p>2023-05-17</text:p>
          </table:table-cell>
          <table:table-cell table:style-name="ce12" table:formula="of:=(-cpcu)*[.E191]+[.D191]" office:value-type="currency" office:currency="EUR" office:value="1051600" calcext:value-type="currency">
            <text:p>1 051 600 €</text:p>
          </table:table-cell>
          <table:table-cell table:style-name="ce12" table:formula="of:=financ-custoprot-custofab+[.B191]" office:value-type="currency" office:currency="EUR" office:value="2051600" calcext:value-type="currency">
            <text:p>2 051 600 €</text:p>
          </table:table-cell>
          <table:table-cell table:style-name="ce12" table:formula="of:=(qtdoses*pvpdose*7)*[.E191]+[.D190]" office:value-type="currency" office:currency="EUR" office:value="5451600" calcext:value-type="currency">
            <text:p>5 451 600 €</text:p>
          </table:table-cell>
          <table:table-cell table:style-name="ce20" office:value-type="string" calcext:value-type="string">
            <text:p>17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91]+7" office:value-type="date" office:date-value="2023-05-24" calcext:value-type="date">
            <text:p>2023-05-24</text:p>
          </table:table-cell>
          <table:table-cell table:style-name="ce12" table:formula="of:=(-cpcu)*[.E192]+[.D192]" office:value-type="currency" office:currency="EUR" office:value="1088550" calcext:value-type="currency">
            <text:p>1 088 550 €</text:p>
          </table:table-cell>
          <table:table-cell table:style-name="ce12" table:formula="of:=financ-custoprot-custofab+[.B192]" office:value-type="currency" office:currency="EUR" office:value="2088550" calcext:value-type="currency">
            <text:p>2 088 550 €</text:p>
          </table:table-cell>
          <table:table-cell table:style-name="ce12" table:formula="of:=(qtdoses*pvpdose*7)*[.E192]+[.D191]" office:value-type="currency" office:currency="EUR" office:value="5513550" calcext:value-type="currency">
            <text:p>5 513 550 €</text:p>
          </table:table-cell>
          <table:table-cell table:style-name="ce20" office:value-type="string" calcext:value-type="string">
            <text:p>17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92]+7" office:value-type="date" office:date-value="2023-05-31" calcext:value-type="date">
            <text:p>2023-05-31</text:p>
          </table:table-cell>
          <table:table-cell table:style-name="ce12" table:formula="of:=(-cpcu)*[.E193]+[.D193]" office:value-type="currency" office:currency="EUR" office:value="1125850" calcext:value-type="currency">
            <text:p>1 125 850 €</text:p>
          </table:table-cell>
          <table:table-cell table:style-name="ce12" table:formula="of:=financ-custoprot-custofab+[.B193]" office:value-type="currency" office:currency="EUR" office:value="2125850" calcext:value-type="currency">
            <text:p>2 125 850 €</text:p>
          </table:table-cell>
          <table:table-cell table:style-name="ce12" table:formula="of:=(qtdoses*pvpdose*7)*[.E193]+[.D192]" office:value-type="currency" office:currency="EUR" office:value="5575850" calcext:value-type="currency">
            <text:p>5 575 850 €</text:p>
          </table:table-cell>
          <table:table-cell table:style-name="ce20" office:value-type="string" calcext:value-type="string">
            <text:p>17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93]+7" office:value-type="date" office:date-value="2023-06-07" calcext:value-type="date">
            <text:p>2023-06-07</text:p>
          </table:table-cell>
          <table:table-cell table:style-name="ce12" table:formula="of:=(-cpcu)*[.E194]+[.D194]" office:value-type="currency" office:currency="EUR" office:value="1163500" calcext:value-type="currency">
            <text:p>1 163 500 €</text:p>
          </table:table-cell>
          <table:table-cell table:style-name="ce12" table:formula="of:=financ-custoprot-custofab+[.B194]" office:value-type="currency" office:currency="EUR" office:value="2163500" calcext:value-type="currency">
            <text:p>2 163 500 €</text:p>
          </table:table-cell>
          <table:table-cell table:style-name="ce12" table:formula="of:=(qtdoses*pvpdose*7)*[.E194]+[.D193]" office:value-type="currency" office:currency="EUR" office:value="5638500" calcext:value-type="currency">
            <text:p>5 638 500 €</text:p>
          </table:table-cell>
          <table:table-cell table:style-name="ce20" office:value-type="string" calcext:value-type="string">
            <text:p>17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94]+7" office:value-type="date" office:date-value="2023-06-14" calcext:value-type="date">
            <text:p>2023-06-14</text:p>
          </table:table-cell>
          <table:table-cell table:style-name="ce12" table:formula="of:=(-cpcu)*[.E195]+[.D195]" office:value-type="currency" office:currency="EUR" office:value="1201500" calcext:value-type="currency">
            <text:p>1 201 500 €</text:p>
          </table:table-cell>
          <table:table-cell table:style-name="ce12" table:formula="of:=financ-custoprot-custofab+[.B195]" office:value-type="currency" office:currency="EUR" office:value="2201500" calcext:value-type="currency">
            <text:p>2 201 500 €</text:p>
          </table:table-cell>
          <table:table-cell table:style-name="ce12" table:formula="of:=(qtdoses*pvpdose*7)*[.E195]+[.D194]" office:value-type="currency" office:currency="EUR" office:value="5701500" calcext:value-type="currency">
            <text:p>5 701 500 €</text:p>
          </table:table-cell>
          <table:table-cell table:style-name="ce20" office:value-type="string" calcext:value-type="string">
            <text:p>18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95]+7" office:value-type="date" office:date-value="2023-06-21" calcext:value-type="date">
            <text:p>2023-06-21</text:p>
          </table:table-cell>
          <table:table-cell table:style-name="ce12" table:formula="of:=(-cpcu)*[.E196]+[.D196]" office:value-type="currency" office:currency="EUR" office:value="1239850" calcext:value-type="currency">
            <text:p>1 239 850 €</text:p>
          </table:table-cell>
          <table:table-cell table:style-name="ce12" table:formula="of:=financ-custoprot-custofab+[.B196]" office:value-type="currency" office:currency="EUR" office:value="2239850" calcext:value-type="currency">
            <text:p>2 239 850 €</text:p>
          </table:table-cell>
          <table:table-cell table:style-name="ce12" table:formula="of:=(qtdoses*pvpdose*7)*[.E196]+[.D195]" office:value-type="currency" office:currency="EUR" office:value="5764850" calcext:value-type="currency">
            <text:p>5 764 850 €</text:p>
          </table:table-cell>
          <table:table-cell table:style-name="ce20" office:value-type="string" calcext:value-type="string">
            <text:p>18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96]+7" office:value-type="date" office:date-value="2023-06-28" calcext:value-type="date">
            <text:p>2023-06-28</text:p>
          </table:table-cell>
          <table:table-cell table:style-name="ce12" table:formula="of:=(-cpcu)*[.E197]+[.D197]" office:value-type="currency" office:currency="EUR" office:value="1278550" calcext:value-type="currency">
            <text:p>1 278 550 €</text:p>
          </table:table-cell>
          <table:table-cell table:style-name="ce12" table:formula="of:=financ-custoprot-custofab+[.B197]" office:value-type="currency" office:currency="EUR" office:value="2278550" calcext:value-type="currency">
            <text:p>2 278 550 €</text:p>
          </table:table-cell>
          <table:table-cell table:style-name="ce12" table:formula="of:=(qtdoses*pvpdose*7)*[.E197]+[.D196]" office:value-type="currency" office:currency="EUR" office:value="5828550" calcext:value-type="currency">
            <text:p>5 828 550 €</text:p>
          </table:table-cell>
          <table:table-cell table:style-name="ce20" office:value-type="string" calcext:value-type="string">
            <text:p>18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97]+7" office:value-type="date" office:date-value="2023-07-05" calcext:value-type="date">
            <text:p>2023-07-05</text:p>
          </table:table-cell>
          <table:table-cell table:style-name="ce12" table:formula="of:=(-cpcu)*[.E198]+[.D198]" office:value-type="currency" office:currency="EUR" office:value="1317600" calcext:value-type="currency">
            <text:p>1 317 600 €</text:p>
          </table:table-cell>
          <table:table-cell table:style-name="ce12" table:formula="of:=financ-custoprot-custofab+[.B198]" office:value-type="currency" office:currency="EUR" office:value="2317600" calcext:value-type="currency">
            <text:p>2 317 600 €</text:p>
          </table:table-cell>
          <table:table-cell table:style-name="ce12" table:formula="of:=(qtdoses*pvpdose*7)*[.E198]+[.D197]" office:value-type="currency" office:currency="EUR" office:value="5892600" calcext:value-type="currency">
            <text:p>5 892 600 €</text:p>
          </table:table-cell>
          <table:table-cell table:style-name="ce20" office:value-type="string" calcext:value-type="string">
            <text:p>18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98]+7" office:value-type="date" office:date-value="2023-07-12" calcext:value-type="date">
            <text:p>2023-07-12</text:p>
          </table:table-cell>
          <table:table-cell table:style-name="ce12" table:formula="of:=(-cpcu)*[.E199]+[.D199]" office:value-type="currency" office:currency="EUR" office:value="1357000" calcext:value-type="currency">
            <text:p>1 357 000 €</text:p>
          </table:table-cell>
          <table:table-cell table:style-name="ce12" table:formula="of:=financ-custoprot-custofab+[.B199]" office:value-type="currency" office:currency="EUR" office:value="2357000" calcext:value-type="currency">
            <text:p>2 357 000 €</text:p>
          </table:table-cell>
          <table:table-cell table:style-name="ce12" table:formula="of:=(qtdoses*pvpdose*7)*[.E199]+[.D198]" office:value-type="currency" office:currency="EUR" office:value="5957000" calcext:value-type="currency">
            <text:p>5 957 000 €</text:p>
          </table:table-cell>
          <table:table-cell table:style-name="ce20" office:value-type="string" calcext:value-type="string">
            <text:p>18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199]+7" office:value-type="date" office:date-value="2023-07-19" calcext:value-type="date">
            <text:p>2023-07-19</text:p>
          </table:table-cell>
          <table:table-cell table:style-name="ce12" table:formula="of:=(-cpcu)*[.E200]+[.D200]" office:value-type="currency" office:currency="EUR" office:value="1396750" calcext:value-type="currency">
            <text:p>1 396 750 €</text:p>
          </table:table-cell>
          <table:table-cell table:style-name="ce12" table:formula="of:=financ-custoprot-custofab+[.B200]" office:value-type="currency" office:currency="EUR" office:value="2396750" calcext:value-type="currency">
            <text:p>2 396 750 €</text:p>
          </table:table-cell>
          <table:table-cell table:style-name="ce12" table:formula="of:=(qtdoses*pvpdose*7)*[.E200]+[.D199]" office:value-type="currency" office:currency="EUR" office:value="6021750" calcext:value-type="currency">
            <text:p>6 021 750 €</text:p>
          </table:table-cell>
          <table:table-cell table:style-name="ce20" office:value-type="string" calcext:value-type="string">
            <text:p>18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00]+7" office:value-type="date" office:date-value="2023-07-26" calcext:value-type="date">
            <text:p>2023-07-26</text:p>
          </table:table-cell>
          <table:table-cell table:style-name="ce12" table:formula="of:=(-cpcu)*[.E201]+[.D201]" office:value-type="currency" office:currency="EUR" office:value="1436850" calcext:value-type="currency">
            <text:p>1 436 850 €</text:p>
          </table:table-cell>
          <table:table-cell table:style-name="ce12" table:formula="of:=financ-custoprot-custofab+[.B201]" office:value-type="currency" office:currency="EUR" office:value="2436850" calcext:value-type="currency">
            <text:p>2 436 850 €</text:p>
          </table:table-cell>
          <table:table-cell table:style-name="ce12" table:formula="of:=(qtdoses*pvpdose*7)*[.E201]+[.D200]" office:value-type="currency" office:currency="EUR" office:value="6086850" calcext:value-type="currency">
            <text:p>6 086 850 €</text:p>
          </table:table-cell>
          <table:table-cell table:style-name="ce20" office:value-type="string" calcext:value-type="string">
            <text:p>18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01]+7" office:value-type="date" office:date-value="2023-08-02" calcext:value-type="date">
            <text:p>2023-08-02</text:p>
          </table:table-cell>
          <table:table-cell table:style-name="ce12" table:formula="of:=(-cpcu)*[.E202]+[.D202]" office:value-type="currency" office:currency="EUR" office:value="1477300" calcext:value-type="currency">
            <text:p>1 477 300 €</text:p>
          </table:table-cell>
          <table:table-cell table:style-name="ce12" table:formula="of:=financ-custoprot-custofab+[.B202]" office:value-type="currency" office:currency="EUR" office:value="2477300" calcext:value-type="currency">
            <text:p>2 477 300 €</text:p>
          </table:table-cell>
          <table:table-cell table:style-name="ce12" table:formula="of:=(qtdoses*pvpdose*7)*[.E202]+[.D201]" office:value-type="currency" office:currency="EUR" office:value="6152300" calcext:value-type="currency">
            <text:p>6 152 300 €</text:p>
          </table:table-cell>
          <table:table-cell table:style-name="ce20" office:value-type="string" calcext:value-type="string">
            <text:p>18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02]+7" office:value-type="date" office:date-value="2023-08-09" calcext:value-type="date">
            <text:p>2023-08-09</text:p>
          </table:table-cell>
          <table:table-cell table:style-name="ce12" table:formula="of:=(-cpcu)*[.E203]+[.D203]" office:value-type="currency" office:currency="EUR" office:value="1518100" calcext:value-type="currency">
            <text:p>1 518 100 €</text:p>
          </table:table-cell>
          <table:table-cell table:style-name="ce12" table:formula="of:=financ-custoprot-custofab+[.B203]" office:value-type="currency" office:currency="EUR" office:value="2518100" calcext:value-type="currency">
            <text:p>2 518 100 €</text:p>
          </table:table-cell>
          <table:table-cell table:style-name="ce12" table:formula="of:=(qtdoses*pvpdose*7)*[.E203]+[.D202]" office:value-type="currency" office:currency="EUR" office:value="6218100" calcext:value-type="currency">
            <text:p>6 218 100 €</text:p>
          </table:table-cell>
          <table:table-cell table:style-name="ce20" office:value-type="string" calcext:value-type="string">
            <text:p>18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03]+7" office:value-type="date" office:date-value="2023-08-16" calcext:value-type="date">
            <text:p>2023-08-16</text:p>
          </table:table-cell>
          <table:table-cell table:style-name="ce12" table:formula="of:=(-cpcu)*[.E204]+[.D204]" office:value-type="currency" office:currency="EUR" office:value="1559250" calcext:value-type="currency">
            <text:p>1 559 250 €</text:p>
          </table:table-cell>
          <table:table-cell table:style-name="ce12" table:formula="of:=financ-custoprot-custofab+[.B204]" office:value-type="currency" office:currency="EUR" office:value="2559250" calcext:value-type="currency">
            <text:p>2 559 250 €</text:p>
          </table:table-cell>
          <table:table-cell table:style-name="ce12" table:formula="of:=(qtdoses*pvpdose*7)*[.E204]+[.D203]" office:value-type="currency" office:currency="EUR" office:value="6284250" calcext:value-type="currency">
            <text:p>6 284 250 €</text:p>
          </table:table-cell>
          <table:table-cell table:style-name="ce20" office:value-type="string" calcext:value-type="string">
            <text:p>18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04]+7" office:value-type="date" office:date-value="2023-08-23" calcext:value-type="date">
            <text:p>2023-08-23</text:p>
          </table:table-cell>
          <table:table-cell table:style-name="ce12" table:formula="of:=(-cpcu)*[.E205]+[.D205]" office:value-type="currency" office:currency="EUR" office:value="1600750" calcext:value-type="currency">
            <text:p>1 600 750 €</text:p>
          </table:table-cell>
          <table:table-cell table:style-name="ce12" table:formula="of:=financ-custoprot-custofab+[.B205]" office:value-type="currency" office:currency="EUR" office:value="2600750" calcext:value-type="currency">
            <text:p>2 600 750 €</text:p>
          </table:table-cell>
          <table:table-cell table:style-name="ce12" table:formula="of:=(qtdoses*pvpdose*7)*[.E205]+[.D204]" office:value-type="currency" office:currency="EUR" office:value="6350750" calcext:value-type="currency">
            <text:p>6 350 750 €</text:p>
          </table:table-cell>
          <table:table-cell table:style-name="ce20" office:value-type="string" calcext:value-type="string">
            <text:p>19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05]+7" office:value-type="date" office:date-value="2023-08-30" calcext:value-type="date">
            <text:p>2023-08-30</text:p>
          </table:table-cell>
          <table:table-cell table:style-name="ce12" table:formula="of:=(-cpcu)*[.E206]+[.D206]" office:value-type="currency" office:currency="EUR" office:value="1642600" calcext:value-type="currency">
            <text:p>1 642 600 €</text:p>
          </table:table-cell>
          <table:table-cell table:style-name="ce12" table:formula="of:=financ-custoprot-custofab+[.B206]" office:value-type="currency" office:currency="EUR" office:value="2642600" calcext:value-type="currency">
            <text:p>2 642 600 €</text:p>
          </table:table-cell>
          <table:table-cell table:style-name="ce12" table:formula="of:=(qtdoses*pvpdose*7)*[.E206]+[.D205]" office:value-type="currency" office:currency="EUR" office:value="6417600" calcext:value-type="currency">
            <text:p>6 417 600 €</text:p>
          </table:table-cell>
          <table:table-cell table:style-name="ce20" office:value-type="string" calcext:value-type="string">
            <text:p>19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06]+7" office:value-type="date" office:date-value="2023-09-06" calcext:value-type="date">
            <text:p>2023-09-06</text:p>
          </table:table-cell>
          <table:table-cell table:style-name="ce12" table:formula="of:=(-cpcu)*[.E207]+[.D207]" office:value-type="currency" office:currency="EUR" office:value="1684800" calcext:value-type="currency">
            <text:p>1 684 800 €</text:p>
          </table:table-cell>
          <table:table-cell table:style-name="ce12" table:formula="of:=financ-custoprot-custofab+[.B207]" office:value-type="currency" office:currency="EUR" office:value="2684800" calcext:value-type="currency">
            <text:p>2 684 800 €</text:p>
          </table:table-cell>
          <table:table-cell table:style-name="ce12" table:formula="of:=(qtdoses*pvpdose*7)*[.E207]+[.D206]" office:value-type="currency" office:currency="EUR" office:value="6484800" calcext:value-type="currency">
            <text:p>6 484 800 €</text:p>
          </table:table-cell>
          <table:table-cell table:style-name="ce20" office:value-type="string" calcext:value-type="string">
            <text:p>19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07]+7" office:value-type="date" office:date-value="2023-09-13" calcext:value-type="date">
            <text:p>2023-09-13</text:p>
          </table:table-cell>
          <table:table-cell table:style-name="ce12" table:formula="of:=(-cpcu)*[.E208]+[.D208]" office:value-type="currency" office:currency="EUR" office:value="1727350" calcext:value-type="currency">
            <text:p>1 727 350 €</text:p>
          </table:table-cell>
          <table:table-cell table:style-name="ce12" table:formula="of:=financ-custoprot-custofab+[.B208]" office:value-type="currency" office:currency="EUR" office:value="2727350" calcext:value-type="currency">
            <text:p>2 727 350 €</text:p>
          </table:table-cell>
          <table:table-cell table:style-name="ce12" table:formula="of:=(qtdoses*pvpdose*7)*[.E208]+[.D207]" office:value-type="currency" office:currency="EUR" office:value="6552350" calcext:value-type="currency">
            <text:p>6 552 350 €</text:p>
          </table:table-cell>
          <table:table-cell table:style-name="ce20" office:value-type="string" calcext:value-type="string">
            <text:p>19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08]+7" office:value-type="date" office:date-value="2023-09-20" calcext:value-type="date">
            <text:p>2023-09-20</text:p>
          </table:table-cell>
          <table:table-cell table:style-name="ce12" table:formula="of:=(-cpcu)*[.E209]+[.D209]" office:value-type="currency" office:currency="EUR" office:value="1770250" calcext:value-type="currency">
            <text:p>1 770 250 €</text:p>
          </table:table-cell>
          <table:table-cell table:style-name="ce12" table:formula="of:=financ-custoprot-custofab+[.B209]" office:value-type="currency" office:currency="EUR" office:value="2770250" calcext:value-type="currency">
            <text:p>2 770 250 €</text:p>
          </table:table-cell>
          <table:table-cell table:style-name="ce12" table:formula="of:=(qtdoses*pvpdose*7)*[.E209]+[.D208]" office:value-type="currency" office:currency="EUR" office:value="6620250" calcext:value-type="currency">
            <text:p>6 620 250 €</text:p>
          </table:table-cell>
          <table:table-cell table:style-name="ce20" office:value-type="string" calcext:value-type="string">
            <text:p>19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09]+7" office:value-type="date" office:date-value="2023-09-27" calcext:value-type="date">
            <text:p>2023-09-27</text:p>
          </table:table-cell>
          <table:table-cell table:style-name="ce12" table:formula="of:=(-cpcu)*[.E210]+[.D210]" office:value-type="currency" office:currency="EUR" office:value="1813500" calcext:value-type="currency">
            <text:p>1 813 500 €</text:p>
          </table:table-cell>
          <table:table-cell table:style-name="ce12" table:formula="of:=financ-custoprot-custofab+[.B210]" office:value-type="currency" office:currency="EUR" office:value="2813500" calcext:value-type="currency">
            <text:p>2 813 500 €</text:p>
          </table:table-cell>
          <table:table-cell table:style-name="ce12" table:formula="of:=(qtdoses*pvpdose*7)*[.E210]+[.D209]" office:value-type="currency" office:currency="EUR" office:value="6688500" calcext:value-type="currency">
            <text:p>6 688 500 €</text:p>
          </table:table-cell>
          <table:table-cell table:style-name="ce20" office:value-type="string" calcext:value-type="string">
            <text:p>19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10]+7" office:value-type="date" office:date-value="2023-10-04" calcext:value-type="date">
            <text:p>2023-10-04</text:p>
          </table:table-cell>
          <table:table-cell table:style-name="ce12" table:formula="of:=(-cpcu)*[.E211]+[.D211]" office:value-type="currency" office:currency="EUR" office:value="1857100" calcext:value-type="currency">
            <text:p>1 857 100 €</text:p>
          </table:table-cell>
          <table:table-cell table:style-name="ce12" table:formula="of:=financ-custoprot-custofab+[.B211]" office:value-type="currency" office:currency="EUR" office:value="2857100" calcext:value-type="currency">
            <text:p>2 857 100 €</text:p>
          </table:table-cell>
          <table:table-cell table:style-name="ce12" table:formula="of:=(qtdoses*pvpdose*7)*[.E211]+[.D210]" office:value-type="currency" office:currency="EUR" office:value="6757100" calcext:value-type="currency">
            <text:p>6 757 100 €</text:p>
          </table:table-cell>
          <table:table-cell table:style-name="ce20" office:value-type="string" calcext:value-type="string">
            <text:p>19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11]+7" office:value-type="date" office:date-value="2023-10-11" calcext:value-type="date">
            <text:p>2023-10-11</text:p>
          </table:table-cell>
          <table:table-cell table:style-name="ce12" table:formula="of:=(-cpcu)*[.E212]+[.D212]" office:value-type="currency" office:currency="EUR" office:value="1901050" calcext:value-type="currency">
            <text:p>1 901 050 €</text:p>
          </table:table-cell>
          <table:table-cell table:style-name="ce12" table:formula="of:=financ-custoprot-custofab+[.B212]" office:value-type="currency" office:currency="EUR" office:value="2901050" calcext:value-type="currency">
            <text:p>2 901 050 €</text:p>
          </table:table-cell>
          <table:table-cell table:style-name="ce12" table:formula="of:=(qtdoses*pvpdose*7)*[.E212]+[.D211]" office:value-type="currency" office:currency="EUR" office:value="6826050" calcext:value-type="currency">
            <text:p>6 826 050 €</text:p>
          </table:table-cell>
          <table:table-cell table:style-name="ce20" office:value-type="string" calcext:value-type="string">
            <text:p>19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12]+7" office:value-type="date" office:date-value="2023-10-18" calcext:value-type="date">
            <text:p>2023-10-18</text:p>
          </table:table-cell>
          <table:table-cell table:style-name="ce12" table:formula="of:=(-cpcu)*[.E213]+[.D213]" office:value-type="currency" office:currency="EUR" office:value="1945350" calcext:value-type="currency">
            <text:p>1 945 350 €</text:p>
          </table:table-cell>
          <table:table-cell table:style-name="ce12" table:formula="of:=financ-custoprot-custofab+[.B213]" office:value-type="currency" office:currency="EUR" office:value="2945350" calcext:value-type="currency">
            <text:p>2 945 350 €</text:p>
          </table:table-cell>
          <table:table-cell table:style-name="ce12" table:formula="of:=(qtdoses*pvpdose*7)*[.E213]+[.D212]" office:value-type="currency" office:currency="EUR" office:value="6895350" calcext:value-type="currency">
            <text:p>6 895 350 €</text:p>
          </table:table-cell>
          <table:table-cell table:style-name="ce20" office:value-type="string" calcext:value-type="string">
            <text:p>19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13]+7" office:value-type="date" office:date-value="2023-10-25" calcext:value-type="date">
            <text:p>2023-10-25</text:p>
          </table:table-cell>
          <table:table-cell table:style-name="ce12" table:formula="of:=(-cpcu)*[.E214]+[.D214]" office:value-type="currency" office:currency="EUR" office:value="1990000" calcext:value-type="currency">
            <text:p>1 990 000 €</text:p>
          </table:table-cell>
          <table:table-cell table:style-name="ce12" table:formula="of:=financ-custoprot-custofab+[.B214]" office:value-type="currency" office:currency="EUR" office:value="2990000" calcext:value-type="currency">
            <text:p>2 990 000 €</text:p>
          </table:table-cell>
          <table:table-cell table:style-name="ce12" table:formula="of:=(qtdoses*pvpdose*7)*[.E214]+[.D213]" office:value-type="currency" office:currency="EUR" office:value="6965000" calcext:value-type="currency">
            <text:p>6 965 000 €</text:p>
          </table:table-cell>
          <table:table-cell table:style-name="ce20" office:value-type="string" calcext:value-type="string">
            <text:p>19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14]+7" office:value-type="date" office:date-value="2023-11-01" calcext:value-type="date">
            <text:p>2023-11-01</text:p>
          </table:table-cell>
          <table:table-cell table:style-name="ce12" table:formula="of:=(-cpcu)*[.E215]+[.D215]" office:value-type="currency" office:currency="EUR" office:value="2035000" calcext:value-type="currency">
            <text:p>2 035 000 €</text:p>
          </table:table-cell>
          <table:table-cell table:style-name="ce12" table:formula="of:=financ-custoprot-custofab+[.B215]" office:value-type="currency" office:currency="EUR" office:value="3035000" calcext:value-type="currency">
            <text:p>3 035 000 €</text:p>
          </table:table-cell>
          <table:table-cell table:style-name="ce12" table:formula="of:=(qtdoses*pvpdose*7)*[.E215]+[.D214]" office:value-type="currency" office:currency="EUR" office:value="7035000" calcext:value-type="currency">
            <text:p>7 035 000 €</text:p>
          </table:table-cell>
          <table:table-cell table:style-name="ce20" office:value-type="string" calcext:value-type="string">
            <text:p>20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15]+7" office:value-type="date" office:date-value="2023-11-08" calcext:value-type="date">
            <text:p>2023-11-08</text:p>
          </table:table-cell>
          <table:table-cell table:style-name="ce12" table:formula="of:=(-cpcu)*[.E216]+[.D216]" office:value-type="currency" office:currency="EUR" office:value="2080350" calcext:value-type="currency">
            <text:p>2 080 350 €</text:p>
          </table:table-cell>
          <table:table-cell table:style-name="ce12" table:formula="of:=financ-custoprot-custofab+[.B216]" office:value-type="currency" office:currency="EUR" office:value="3080350" calcext:value-type="currency">
            <text:p>3 080 350 €</text:p>
          </table:table-cell>
          <table:table-cell table:style-name="ce12" table:formula="of:=(qtdoses*pvpdose*7)*[.E216]+[.D215]" office:value-type="currency" office:currency="EUR" office:value="7105350" calcext:value-type="currency">
            <text:p>7 105 350 €</text:p>
          </table:table-cell>
          <table:table-cell table:style-name="ce20" office:value-type="string" calcext:value-type="string">
            <text:p>20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16]+7" office:value-type="date" office:date-value="2023-11-15" calcext:value-type="date">
            <text:p>2023-11-15</text:p>
          </table:table-cell>
          <table:table-cell table:style-name="ce12" table:formula="of:=(-cpcu)*[.E217]+[.D217]" office:value-type="currency" office:currency="EUR" office:value="2126050" calcext:value-type="currency">
            <text:p>2 126 050 €</text:p>
          </table:table-cell>
          <table:table-cell table:style-name="ce12" table:formula="of:=financ-custoprot-custofab+[.B217]" office:value-type="currency" office:currency="EUR" office:value="3126050" calcext:value-type="currency">
            <text:p>3 126 050 €</text:p>
          </table:table-cell>
          <table:table-cell table:style-name="ce12" table:formula="of:=(qtdoses*pvpdose*7)*[.E217]+[.D216]" office:value-type="currency" office:currency="EUR" office:value="7176050" calcext:value-type="currency">
            <text:p>7 176 050 €</text:p>
          </table:table-cell>
          <table:table-cell table:style-name="ce20" office:value-type="string" calcext:value-type="string">
            <text:p>20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17]+7" office:value-type="date" office:date-value="2023-11-22" calcext:value-type="date">
            <text:p>2023-11-22</text:p>
          </table:table-cell>
          <table:table-cell table:style-name="ce12" table:formula="of:=(-cpcu)*[.E218]+[.D218]" office:value-type="currency" office:currency="EUR" office:value="2172100" calcext:value-type="currency">
            <text:p>2 172 100 €</text:p>
          </table:table-cell>
          <table:table-cell table:style-name="ce12" table:formula="of:=financ-custoprot-custofab+[.B218]" office:value-type="currency" office:currency="EUR" office:value="3172100" calcext:value-type="currency">
            <text:p>3 172 100 €</text:p>
          </table:table-cell>
          <table:table-cell table:style-name="ce12" table:formula="of:=(qtdoses*pvpdose*7)*[.E218]+[.D217]" office:value-type="currency" office:currency="EUR" office:value="7247100" calcext:value-type="currency">
            <text:p>7 247 100 €</text:p>
          </table:table-cell>
          <table:table-cell table:style-name="ce20" office:value-type="string" calcext:value-type="string">
            <text:p>20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18]+7" office:value-type="date" office:date-value="2023-11-29" calcext:value-type="date">
            <text:p>2023-11-29</text:p>
          </table:table-cell>
          <table:table-cell table:style-name="ce12" table:formula="of:=(-cpcu)*[.E219]+[.D219]" office:value-type="currency" office:currency="EUR" office:value="2218500" calcext:value-type="currency">
            <text:p>2 218 500 €</text:p>
          </table:table-cell>
          <table:table-cell table:style-name="ce12" table:formula="of:=financ-custoprot-custofab+[.B219]" office:value-type="currency" office:currency="EUR" office:value="3218500" calcext:value-type="currency">
            <text:p>3 218 500 €</text:p>
          </table:table-cell>
          <table:table-cell table:style-name="ce12" table:formula="of:=(qtdoses*pvpdose*7)*[.E219]+[.D218]" office:value-type="currency" office:currency="EUR" office:value="7318500" calcext:value-type="currency">
            <text:p>7 318 500 €</text:p>
          </table:table-cell>
          <table:table-cell table:style-name="ce20" office:value-type="string" calcext:value-type="string">
            <text:p>20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19]+7" office:value-type="date" office:date-value="2023-12-06" calcext:value-type="date">
            <text:p>2023-12-06</text:p>
          </table:table-cell>
          <table:table-cell table:style-name="ce12" table:formula="of:=(-cpcu)*[.E220]+[.D220]" office:value-type="currency" office:currency="EUR" office:value="2265250" calcext:value-type="currency">
            <text:p>2 265 250 €</text:p>
          </table:table-cell>
          <table:table-cell table:style-name="ce12" table:formula="of:=financ-custoprot-custofab+[.B220]" office:value-type="currency" office:currency="EUR" office:value="3265250" calcext:value-type="currency">
            <text:p>3 265 250 €</text:p>
          </table:table-cell>
          <table:table-cell table:style-name="ce12" table:formula="of:=(qtdoses*pvpdose*7)*[.E220]+[.D219]" office:value-type="currency" office:currency="EUR" office:value="7390250" calcext:value-type="currency">
            <text:p>7 390 250 €</text:p>
          </table:table-cell>
          <table:table-cell table:style-name="ce20" office:value-type="string" calcext:value-type="string">
            <text:p>20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20]+7" office:value-type="date" office:date-value="2023-12-13" calcext:value-type="date">
            <text:p>2023-12-13</text:p>
          </table:table-cell>
          <table:table-cell table:style-name="ce12" table:formula="of:=(-cpcu)*[.E221]+[.D221]" office:value-type="currency" office:currency="EUR" office:value="2312350" calcext:value-type="currency">
            <text:p>2 312 350 €</text:p>
          </table:table-cell>
          <table:table-cell table:style-name="ce12" table:formula="of:=financ-custoprot-custofab+[.B221]" office:value-type="currency" office:currency="EUR" office:value="3312350" calcext:value-type="currency">
            <text:p>3 312 350 €</text:p>
          </table:table-cell>
          <table:table-cell table:style-name="ce12" table:formula="of:=(qtdoses*pvpdose*7)*[.E221]+[.D220]" office:value-type="currency" office:currency="EUR" office:value="7462350" calcext:value-type="currency">
            <text:p>7 462 350 €</text:p>
          </table:table-cell>
          <table:table-cell table:style-name="ce20" office:value-type="string" calcext:value-type="string">
            <text:p>20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21]+7" office:value-type="date" office:date-value="2023-12-20" calcext:value-type="date">
            <text:p>2023-12-20</text:p>
          </table:table-cell>
          <table:table-cell table:style-name="ce12" table:formula="of:=(-cpcu)*[.E222]+[.D222]" office:value-type="currency" office:currency="EUR" office:value="2359800" calcext:value-type="currency">
            <text:p>2 359 800 €</text:p>
          </table:table-cell>
          <table:table-cell table:style-name="ce12" table:formula="of:=financ-custoprot-custofab+[.B222]" office:value-type="currency" office:currency="EUR" office:value="3359800" calcext:value-type="currency">
            <text:p>3 359 800 €</text:p>
          </table:table-cell>
          <table:table-cell table:style-name="ce12" table:formula="of:=(qtdoses*pvpdose*7)*[.E222]+[.D221]" office:value-type="currency" office:currency="EUR" office:value="7534800" calcext:value-type="currency">
            <text:p>7 534 800 €</text:p>
          </table:table-cell>
          <table:table-cell table:style-name="ce20" office:value-type="string" calcext:value-type="string">
            <text:p>20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22]+7" office:value-type="date" office:date-value="2023-12-27" calcext:value-type="date">
            <text:p>2023-12-27</text:p>
          </table:table-cell>
          <table:table-cell table:style-name="ce12" table:formula="of:=(-cpcu)*[.E223]+[.D223]" office:value-type="currency" office:currency="EUR" office:value="2407600" calcext:value-type="currency">
            <text:p>2 407 600 €</text:p>
          </table:table-cell>
          <table:table-cell table:style-name="ce12" table:formula="of:=financ-custoprot-custofab+[.B223]" office:value-type="currency" office:currency="EUR" office:value="3407600" calcext:value-type="currency">
            <text:p>3 407 600 €</text:p>
          </table:table-cell>
          <table:table-cell table:style-name="ce12" table:formula="of:=(qtdoses*pvpdose*7)*[.E223]+[.D222]" office:value-type="currency" office:currency="EUR" office:value="7607600" calcext:value-type="currency">
            <text:p>7 607 600 €</text:p>
          </table:table-cell>
          <table:table-cell table:style-name="ce20" office:value-type="string" calcext:value-type="string">
            <text:p>20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23]+7" office:value-type="date" office:date-value="2024-01-03" calcext:value-type="date">
            <text:p>2024-01-03</text:p>
          </table:table-cell>
          <table:table-cell table:style-name="ce12" table:formula="of:=(-cpcu)*[.E224]+[.D224]" office:value-type="currency" office:currency="EUR" office:value="2455750" calcext:value-type="currency">
            <text:p>2 455 750 €</text:p>
          </table:table-cell>
          <table:table-cell table:style-name="ce12" table:formula="of:=financ-custoprot-custofab+[.B224]" office:value-type="currency" office:currency="EUR" office:value="3455750" calcext:value-type="currency">
            <text:p>3 455 750 €</text:p>
          </table:table-cell>
          <table:table-cell table:style-name="ce12" table:formula="of:=(qtdoses*pvpdose*7)*[.E224]+[.D223]" office:value-type="currency" office:currency="EUR" office:value="7680750" calcext:value-type="currency">
            <text:p>7 680 750 €</text:p>
          </table:table-cell>
          <table:table-cell table:style-name="ce20" office:value-type="string" calcext:value-type="string">
            <text:p>20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24]+7" office:value-type="date" office:date-value="2024-01-10" calcext:value-type="date">
            <text:p>2024-01-10</text:p>
          </table:table-cell>
          <table:table-cell table:style-name="ce12" table:formula="of:=(-cpcu)*[.E225]+[.D225]" office:value-type="currency" office:currency="EUR" office:value="2504250" calcext:value-type="currency">
            <text:p>2 504 250 €</text:p>
          </table:table-cell>
          <table:table-cell table:style-name="ce12" table:formula="of:=financ-custoprot-custofab+[.B225]" office:value-type="currency" office:currency="EUR" office:value="3504250" calcext:value-type="currency">
            <text:p>3 504 250 €</text:p>
          </table:table-cell>
          <table:table-cell table:style-name="ce12" table:formula="of:=(qtdoses*pvpdose*7)*[.E225]+[.D224]" office:value-type="currency" office:currency="EUR" office:value="7754250" calcext:value-type="currency">
            <text:p>7 754 250 €</text:p>
          </table:table-cell>
          <table:table-cell table:style-name="ce20" office:value-type="string" calcext:value-type="string">
            <text:p>21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25]+7" office:value-type="date" office:date-value="2024-01-17" calcext:value-type="date">
            <text:p>2024-01-17</text:p>
          </table:table-cell>
          <table:table-cell table:style-name="ce12" table:formula="of:=(-cpcu)*[.E226]+[.D226]" office:value-type="currency" office:currency="EUR" office:value="2553100" calcext:value-type="currency">
            <text:p>2 553 100 €</text:p>
          </table:table-cell>
          <table:table-cell table:style-name="ce12" table:formula="of:=financ-custoprot-custofab+[.B226]" office:value-type="currency" office:currency="EUR" office:value="3553100" calcext:value-type="currency">
            <text:p>3 553 100 €</text:p>
          </table:table-cell>
          <table:table-cell table:style-name="ce12" table:formula="of:=(qtdoses*pvpdose*7)*[.E226]+[.D225]" office:value-type="currency" office:currency="EUR" office:value="7828100" calcext:value-type="currency">
            <text:p>7 828 100 €</text:p>
          </table:table-cell>
          <table:table-cell table:style-name="ce20" office:value-type="string" calcext:value-type="string">
            <text:p>21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26]+7" office:value-type="date" office:date-value="2024-01-24" calcext:value-type="date">
            <text:p>2024-01-24</text:p>
          </table:table-cell>
          <table:table-cell table:style-name="ce12" table:formula="of:=(-cpcu)*[.E227]+[.D227]" office:value-type="currency" office:currency="EUR" office:value="2602300" calcext:value-type="currency">
            <text:p>2 602 300 €</text:p>
          </table:table-cell>
          <table:table-cell table:style-name="ce12" table:formula="of:=financ-custoprot-custofab+[.B227]" office:value-type="currency" office:currency="EUR" office:value="3602300" calcext:value-type="currency">
            <text:p>3 602 300 €</text:p>
          </table:table-cell>
          <table:table-cell table:style-name="ce12" table:formula="of:=(qtdoses*pvpdose*7)*[.E227]+[.D226]" office:value-type="currency" office:currency="EUR" office:value="7902300" calcext:value-type="currency">
            <text:p>7 902 300 €</text:p>
          </table:table-cell>
          <table:table-cell table:style-name="ce20" office:value-type="string" calcext:value-type="string">
            <text:p>21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27]+7" office:value-type="date" office:date-value="2024-01-31" calcext:value-type="date">
            <text:p>2024-01-31</text:p>
          </table:table-cell>
          <table:table-cell table:style-name="ce12" table:formula="of:=(-cpcu)*[.E228]+[.D228]" office:value-type="currency" office:currency="EUR" office:value="2651850" calcext:value-type="currency">
            <text:p>2 651 850 €</text:p>
          </table:table-cell>
          <table:table-cell table:style-name="ce12" table:formula="of:=financ-custoprot-custofab+[.B228]" office:value-type="currency" office:currency="EUR" office:value="3651850" calcext:value-type="currency">
            <text:p>3 651 850 €</text:p>
          </table:table-cell>
          <table:table-cell table:style-name="ce12" table:formula="of:=(qtdoses*pvpdose*7)*[.E228]+[.D227]" office:value-type="currency" office:currency="EUR" office:value="7976850" calcext:value-type="currency">
            <text:p>7 976 850 €</text:p>
          </table:table-cell>
          <table:table-cell table:style-name="ce20" office:value-type="string" calcext:value-type="string">
            <text:p>21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28]+7" office:value-type="date" office:date-value="2024-02-07" calcext:value-type="date">
            <text:p>2024-02-07</text:p>
          </table:table-cell>
          <table:table-cell table:style-name="ce12" table:formula="of:=(-cpcu)*[.E229]+[.D229]" office:value-type="currency" office:currency="EUR" office:value="2701750" calcext:value-type="currency">
            <text:p>2 701 750 €</text:p>
          </table:table-cell>
          <table:table-cell table:style-name="ce12" table:formula="of:=financ-custoprot-custofab+[.B229]" office:value-type="currency" office:currency="EUR" office:value="3701750" calcext:value-type="currency">
            <text:p>3 701 750 €</text:p>
          </table:table-cell>
          <table:table-cell table:style-name="ce12" table:formula="of:=(qtdoses*pvpdose*7)*[.E229]+[.D228]" office:value-type="currency" office:currency="EUR" office:value="8051750" calcext:value-type="currency">
            <text:p>8 051 750 €</text:p>
          </table:table-cell>
          <table:table-cell table:style-name="ce20" office:value-type="string" calcext:value-type="string">
            <text:p>21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29]+7" office:value-type="date" office:date-value="2024-02-14" calcext:value-type="date">
            <text:p>2024-02-14</text:p>
          </table:table-cell>
          <table:table-cell table:style-name="ce12" table:formula="of:=(-cpcu)*[.E230]+[.D230]" office:value-type="currency" office:currency="EUR" office:value="2752000" calcext:value-type="currency">
            <text:p>2 752 000 €</text:p>
          </table:table-cell>
          <table:table-cell table:style-name="ce12" table:formula="of:=financ-custoprot-custofab+[.B230]" office:value-type="currency" office:currency="EUR" office:value="3752000" calcext:value-type="currency">
            <text:p>3 752 000 €</text:p>
          </table:table-cell>
          <table:table-cell table:style-name="ce12" table:formula="of:=(qtdoses*pvpdose*7)*[.E230]+[.D229]" office:value-type="currency" office:currency="EUR" office:value="8127000" calcext:value-type="currency">
            <text:p>8 127 000 €</text:p>
          </table:table-cell>
          <table:table-cell table:style-name="ce20" office:value-type="string" calcext:value-type="string">
            <text:p>21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30]+7" office:value-type="date" office:date-value="2024-02-21" calcext:value-type="date">
            <text:p>2024-02-21</text:p>
          </table:table-cell>
          <table:table-cell table:style-name="ce12" table:formula="of:=(-cpcu)*[.E231]+[.D231]" office:value-type="currency" office:currency="EUR" office:value="2802600" calcext:value-type="currency">
            <text:p>2 802 600 €</text:p>
          </table:table-cell>
          <table:table-cell table:style-name="ce12" table:formula="of:=financ-custoprot-custofab+[.B231]" office:value-type="currency" office:currency="EUR" office:value="3802600" calcext:value-type="currency">
            <text:p>3 802 600 €</text:p>
          </table:table-cell>
          <table:table-cell table:style-name="ce12" table:formula="of:=(qtdoses*pvpdose*7)*[.E231]+[.D230]" office:value-type="currency" office:currency="EUR" office:value="8202600" calcext:value-type="currency">
            <text:p>8 202 600 €</text:p>
          </table:table-cell>
          <table:table-cell table:style-name="ce20" office:value-type="string" calcext:value-type="string">
            <text:p>21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31]+7" office:value-type="date" office:date-value="2024-02-28" calcext:value-type="date">
            <text:p>2024-02-28</text:p>
          </table:table-cell>
          <table:table-cell table:style-name="ce12" table:formula="of:=(-cpcu)*[.E232]+[.D232]" office:value-type="currency" office:currency="EUR" office:value="2853550" calcext:value-type="currency">
            <text:p>2 853 550 €</text:p>
          </table:table-cell>
          <table:table-cell table:style-name="ce12" table:formula="of:=financ-custoprot-custofab+[.B232]" office:value-type="currency" office:currency="EUR" office:value="3853550" calcext:value-type="currency">
            <text:p>3 853 550 €</text:p>
          </table:table-cell>
          <table:table-cell table:style-name="ce12" table:formula="of:=(qtdoses*pvpdose*7)*[.E232]+[.D231]" office:value-type="currency" office:currency="EUR" office:value="8278550" calcext:value-type="currency">
            <text:p>8 278 550 €</text:p>
          </table:table-cell>
          <table:table-cell table:style-name="ce20" office:value-type="string" calcext:value-type="string">
            <text:p>21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32]+7" office:value-type="date" office:date-value="2024-03-06" calcext:value-type="date">
            <text:p>2024-03-06</text:p>
          </table:table-cell>
          <table:table-cell table:style-name="ce12" table:formula="of:=(-cpcu)*[.E233]+[.D233]" office:value-type="currency" office:currency="EUR" office:value="2904850" calcext:value-type="currency">
            <text:p>2 904 850 €</text:p>
          </table:table-cell>
          <table:table-cell table:style-name="ce12" table:formula="of:=financ-custoprot-custofab+[.B233]" office:value-type="currency" office:currency="EUR" office:value="3904850" calcext:value-type="currency">
            <text:p>3 904 850 €</text:p>
          </table:table-cell>
          <table:table-cell table:style-name="ce12" table:formula="of:=(qtdoses*pvpdose*7)*[.E233]+[.D232]" office:value-type="currency" office:currency="EUR" office:value="8354850" calcext:value-type="currency">
            <text:p>8 354 850 €</text:p>
          </table:table-cell>
          <table:table-cell table:style-name="ce20" office:value-type="string" calcext:value-type="string">
            <text:p>21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33]+7" office:value-type="date" office:date-value="2024-03-13" calcext:value-type="date">
            <text:p>2024-03-13</text:p>
          </table:table-cell>
          <table:table-cell table:style-name="ce12" table:formula="of:=(-cpcu)*[.E234]+[.D234]" office:value-type="currency" office:currency="EUR" office:value="2956500" calcext:value-type="currency">
            <text:p>2 956 500 €</text:p>
          </table:table-cell>
          <table:table-cell table:style-name="ce12" table:formula="of:=financ-custoprot-custofab+[.B234]" office:value-type="currency" office:currency="EUR" office:value="3956500" calcext:value-type="currency">
            <text:p>3 956 500 €</text:p>
          </table:table-cell>
          <table:table-cell table:style-name="ce12" table:formula="of:=(qtdoses*pvpdose*7)*[.E234]+[.D233]" office:value-type="currency" office:currency="EUR" office:value="8431500" calcext:value-type="currency">
            <text:p>8 431 500 €</text:p>
          </table:table-cell>
          <table:table-cell table:style-name="ce20" office:value-type="string" calcext:value-type="string">
            <text:p>21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34]+7" office:value-type="date" office:date-value="2024-03-20" calcext:value-type="date">
            <text:p>2024-03-20</text:p>
          </table:table-cell>
          <table:table-cell table:style-name="ce12" table:formula="of:=(-cpcu)*[.E235]+[.D235]" office:value-type="currency" office:currency="EUR" office:value="3008500" calcext:value-type="currency">
            <text:p>3 008 500 €</text:p>
          </table:table-cell>
          <table:table-cell table:style-name="ce12" table:formula="of:=financ-custoprot-custofab+[.B235]" office:value-type="currency" office:currency="EUR" office:value="4008500" calcext:value-type="currency">
            <text:p>4 008 500 €</text:p>
          </table:table-cell>
          <table:table-cell table:style-name="ce12" table:formula="of:=(qtdoses*pvpdose*7)*[.E235]+[.D234]" office:value-type="currency" office:currency="EUR" office:value="8508500" calcext:value-type="currency">
            <text:p>8 508 500 €</text:p>
          </table:table-cell>
          <table:table-cell table:style-name="ce20" office:value-type="string" calcext:value-type="string">
            <text:p>22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35]+7" office:value-type="date" office:date-value="2024-03-27" calcext:value-type="date">
            <text:p>2024-03-27</text:p>
          </table:table-cell>
          <table:table-cell table:style-name="ce12" table:formula="of:=(-cpcu)*[.E236]+[.D236]" office:value-type="currency" office:currency="EUR" office:value="3060850" calcext:value-type="currency">
            <text:p>3 060 850 €</text:p>
          </table:table-cell>
          <table:table-cell table:style-name="ce12" table:formula="of:=financ-custoprot-custofab+[.B236]" office:value-type="currency" office:currency="EUR" office:value="4060850" calcext:value-type="currency">
            <text:p>4 060 850 €</text:p>
          </table:table-cell>
          <table:table-cell table:style-name="ce12" table:formula="of:=(qtdoses*pvpdose*7)*[.E236]+[.D235]" office:value-type="currency" office:currency="EUR" office:value="8585850" calcext:value-type="currency">
            <text:p>8 585 850 €</text:p>
          </table:table-cell>
          <table:table-cell table:style-name="ce20" office:value-type="string" calcext:value-type="string">
            <text:p>22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36]+7" office:value-type="date" office:date-value="2024-04-03" calcext:value-type="date">
            <text:p>2024-04-03</text:p>
          </table:table-cell>
          <table:table-cell table:style-name="ce12" table:formula="of:=(-cpcu)*[.E237]+[.D237]" office:value-type="currency" office:currency="EUR" office:value="3113550" calcext:value-type="currency">
            <text:p>3 113 550 €</text:p>
          </table:table-cell>
          <table:table-cell table:style-name="ce12" table:formula="of:=financ-custoprot-custofab+[.B237]" office:value-type="currency" office:currency="EUR" office:value="4113550" calcext:value-type="currency">
            <text:p>4 113 550 €</text:p>
          </table:table-cell>
          <table:table-cell table:style-name="ce12" table:formula="of:=(qtdoses*pvpdose*7)*[.E237]+[.D236]" office:value-type="currency" office:currency="EUR" office:value="8663550" calcext:value-type="currency">
            <text:p>8 663 550 €</text:p>
          </table:table-cell>
          <table:table-cell table:style-name="ce20" office:value-type="string" calcext:value-type="string">
            <text:p>22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37]+7" office:value-type="date" office:date-value="2024-04-10" calcext:value-type="date">
            <text:p>2024-04-10</text:p>
          </table:table-cell>
          <table:table-cell table:style-name="ce12" table:formula="of:=(-cpcu)*[.E238]+[.D238]" office:value-type="currency" office:currency="EUR" office:value="3166600" calcext:value-type="currency">
            <text:p>3 166 600 €</text:p>
          </table:table-cell>
          <table:table-cell table:style-name="ce12" table:formula="of:=financ-custoprot-custofab+[.B238]" office:value-type="currency" office:currency="EUR" office:value="4166600" calcext:value-type="currency">
            <text:p>4 166 600 €</text:p>
          </table:table-cell>
          <table:table-cell table:style-name="ce12" table:formula="of:=(qtdoses*pvpdose*7)*[.E238]+[.D237]" office:value-type="currency" office:currency="EUR" office:value="8741600" calcext:value-type="currency">
            <text:p>8 741 600 €</text:p>
          </table:table-cell>
          <table:table-cell table:style-name="ce20" office:value-type="string" calcext:value-type="string">
            <text:p>22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38]+7" office:value-type="date" office:date-value="2024-04-17" calcext:value-type="date">
            <text:p>2024-04-17</text:p>
          </table:table-cell>
          <table:table-cell table:style-name="ce12" table:formula="of:=(-cpcu)*[.E239]+[.D239]" office:value-type="currency" office:currency="EUR" office:value="3220000" calcext:value-type="currency">
            <text:p>3 220 000 €</text:p>
          </table:table-cell>
          <table:table-cell table:style-name="ce12" table:formula="of:=financ-custoprot-custofab+[.B239]" office:value-type="currency" office:currency="EUR" office:value="4220000" calcext:value-type="currency">
            <text:p>4 220 000 €</text:p>
          </table:table-cell>
          <table:table-cell table:style-name="ce12" table:formula="of:=(qtdoses*pvpdose*7)*[.E239]+[.D238]" office:value-type="currency" office:currency="EUR" office:value="8820000" calcext:value-type="currency">
            <text:p>8 820 000 €</text:p>
          </table:table-cell>
          <table:table-cell table:style-name="ce20" office:value-type="string" calcext:value-type="string">
            <text:p>22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39]+7" office:value-type="date" office:date-value="2024-04-24" calcext:value-type="date">
            <text:p>2024-04-24</text:p>
          </table:table-cell>
          <table:table-cell table:style-name="ce12" table:formula="of:=(-cpcu)*[.E240]+[.D240]" office:value-type="currency" office:currency="EUR" office:value="3273750" calcext:value-type="currency">
            <text:p>3 273 750 €</text:p>
          </table:table-cell>
          <table:table-cell table:style-name="ce12" table:formula="of:=financ-custoprot-custofab+[.B240]" office:value-type="currency" office:currency="EUR" office:value="4273750" calcext:value-type="currency">
            <text:p>4 273 750 €</text:p>
          </table:table-cell>
          <table:table-cell table:style-name="ce12" table:formula="of:=(qtdoses*pvpdose*7)*[.E240]+[.D239]" office:value-type="currency" office:currency="EUR" office:value="8898750" calcext:value-type="currency">
            <text:p>8 898 750 €</text:p>
          </table:table-cell>
          <table:table-cell table:style-name="ce20" office:value-type="string" calcext:value-type="string">
            <text:p>22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40]+7" office:value-type="date" office:date-value="2024-05-01" calcext:value-type="date">
            <text:p>2024-05-01</text:p>
          </table:table-cell>
          <table:table-cell table:style-name="ce12" table:formula="of:=(-cpcu)*[.E241]+[.D241]" office:value-type="currency" office:currency="EUR" office:value="3327850" calcext:value-type="currency">
            <text:p>3 327 850 €</text:p>
          </table:table-cell>
          <table:table-cell table:style-name="ce12" table:formula="of:=financ-custoprot-custofab+[.B241]" office:value-type="currency" office:currency="EUR" office:value="4327850" calcext:value-type="currency">
            <text:p>4 327 850 €</text:p>
          </table:table-cell>
          <table:table-cell table:style-name="ce12" table:formula="of:=(qtdoses*pvpdose*7)*[.E241]+[.D240]" office:value-type="currency" office:currency="EUR" office:value="8977850" calcext:value-type="currency">
            <text:p>8 977 850 €</text:p>
          </table:table-cell>
          <table:table-cell table:style-name="ce20" office:value-type="string" calcext:value-type="string">
            <text:p>22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41]+7" office:value-type="date" office:date-value="2024-05-08" calcext:value-type="date">
            <text:p>2024-05-08</text:p>
          </table:table-cell>
          <table:table-cell table:style-name="ce12" table:formula="of:=(-cpcu)*[.E242]+[.D242]" office:value-type="currency" office:currency="EUR" office:value="3382300" calcext:value-type="currency">
            <text:p>3 382 300 €</text:p>
          </table:table-cell>
          <table:table-cell table:style-name="ce12" table:formula="of:=financ-custoprot-custofab+[.B242]" office:value-type="currency" office:currency="EUR" office:value="4382300" calcext:value-type="currency">
            <text:p>4 382 300 €</text:p>
          </table:table-cell>
          <table:table-cell table:style-name="ce12" table:formula="of:=(qtdoses*pvpdose*7)*[.E242]+[.D241]" office:value-type="currency" office:currency="EUR" office:value="9057300" calcext:value-type="currency">
            <text:p>9 057 300 €</text:p>
          </table:table-cell>
          <table:table-cell table:style-name="ce20" office:value-type="string" calcext:value-type="string">
            <text:p>22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42]+7" office:value-type="date" office:date-value="2024-05-15" calcext:value-type="date">
            <text:p>2024-05-15</text:p>
          </table:table-cell>
          <table:table-cell table:style-name="ce12" table:formula="of:=(-cpcu)*[.E243]+[.D243]" office:value-type="currency" office:currency="EUR" office:value="3437100" calcext:value-type="currency">
            <text:p>3 437 100 €</text:p>
          </table:table-cell>
          <table:table-cell table:style-name="ce12" table:formula="of:=financ-custoprot-custofab+[.B243]" office:value-type="currency" office:currency="EUR" office:value="4437100" calcext:value-type="currency">
            <text:p>4 437 100 €</text:p>
          </table:table-cell>
          <table:table-cell table:style-name="ce12" table:formula="of:=(qtdoses*pvpdose*7)*[.E243]+[.D242]" office:value-type="currency" office:currency="EUR" office:value="9137100" calcext:value-type="currency">
            <text:p>9 137 100 €</text:p>
          </table:table-cell>
          <table:table-cell table:style-name="ce20" office:value-type="string" calcext:value-type="string">
            <text:p>22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43]+7" office:value-type="date" office:date-value="2024-05-22" calcext:value-type="date">
            <text:p>2024-05-22</text:p>
          </table:table-cell>
          <table:table-cell table:style-name="ce12" table:formula="of:=(-cpcu)*[.E244]+[.D244]" office:value-type="currency" office:currency="EUR" office:value="3492250" calcext:value-type="currency">
            <text:p>3 492 250 €</text:p>
          </table:table-cell>
          <table:table-cell table:style-name="ce12" table:formula="of:=financ-custoprot-custofab+[.B244]" office:value-type="currency" office:currency="EUR" office:value="4492250" calcext:value-type="currency">
            <text:p>4 492 250 €</text:p>
          </table:table-cell>
          <table:table-cell table:style-name="ce12" table:formula="of:=(qtdoses*pvpdose*7)*[.E244]+[.D243]" office:value-type="currency" office:currency="EUR" office:value="9217250" calcext:value-type="currency">
            <text:p>9 217 250 €</text:p>
          </table:table-cell>
          <table:table-cell table:style-name="ce20" office:value-type="string" calcext:value-type="string">
            <text:p>22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44]+7" office:value-type="date" office:date-value="2024-05-29" calcext:value-type="date">
            <text:p>2024-05-29</text:p>
          </table:table-cell>
          <table:table-cell table:style-name="ce12" table:formula="of:=(-cpcu)*[.E245]+[.D245]" office:value-type="currency" office:currency="EUR" office:value="3547750" calcext:value-type="currency">
            <text:p>3 547 750 €</text:p>
          </table:table-cell>
          <table:table-cell table:style-name="ce12" table:formula="of:=financ-custoprot-custofab+[.B245]" office:value-type="currency" office:currency="EUR" office:value="4547750" calcext:value-type="currency">
            <text:p>4 547 750 €</text:p>
          </table:table-cell>
          <table:table-cell table:style-name="ce12" table:formula="of:=(qtdoses*pvpdose*7)*[.E245]+[.D244]" office:value-type="currency" office:currency="EUR" office:value="9297750" calcext:value-type="currency">
            <text:p>9 297 750 €</text:p>
          </table:table-cell>
          <table:table-cell table:style-name="ce20" office:value-type="string" calcext:value-type="string">
            <text:p>23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45]+7" office:value-type="date" office:date-value="2024-06-05" calcext:value-type="date">
            <text:p>2024-06-05</text:p>
          </table:table-cell>
          <table:table-cell table:style-name="ce12" table:formula="of:=(-cpcu)*[.E246]+[.D246]" office:value-type="currency" office:currency="EUR" office:value="3603600" calcext:value-type="currency">
            <text:p>3 603 600 €</text:p>
          </table:table-cell>
          <table:table-cell table:style-name="ce12" table:formula="of:=financ-custoprot-custofab+[.B246]" office:value-type="currency" office:currency="EUR" office:value="4603600" calcext:value-type="currency">
            <text:p>4 603 600 €</text:p>
          </table:table-cell>
          <table:table-cell table:style-name="ce12" table:formula="of:=(qtdoses*pvpdose*7)*[.E246]+[.D245]" office:value-type="currency" office:currency="EUR" office:value="9378600" calcext:value-type="currency">
            <text:p>9 378 600 €</text:p>
          </table:table-cell>
          <table:table-cell table:style-name="ce20" office:value-type="string" calcext:value-type="string">
            <text:p>23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46]+7" office:value-type="date" office:date-value="2024-06-12" calcext:value-type="date">
            <text:p>2024-06-12</text:p>
          </table:table-cell>
          <table:table-cell table:style-name="ce12" table:formula="of:=(-cpcu)*[.E247]+[.D247]" office:value-type="currency" office:currency="EUR" office:value="3659800" calcext:value-type="currency">
            <text:p>3 659 800 €</text:p>
          </table:table-cell>
          <table:table-cell table:style-name="ce12" table:formula="of:=financ-custoprot-custofab+[.B247]" office:value-type="currency" office:currency="EUR" office:value="4659800" calcext:value-type="currency">
            <text:p>4 659 800 €</text:p>
          </table:table-cell>
          <table:table-cell table:style-name="ce12" table:formula="of:=(qtdoses*pvpdose*7)*[.E247]+[.D246]" office:value-type="currency" office:currency="EUR" office:value="9459800" calcext:value-type="currency">
            <text:p>9 459 800 €</text:p>
          </table:table-cell>
          <table:table-cell table:style-name="ce20" office:value-type="string" calcext:value-type="string">
            <text:p>23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47]+7" office:value-type="date" office:date-value="2024-06-19" calcext:value-type="date">
            <text:p>2024-06-19</text:p>
          </table:table-cell>
          <table:table-cell table:style-name="ce12" table:formula="of:=(-cpcu)*[.E248]+[.D248]" office:value-type="currency" office:currency="EUR" office:value="3716350" calcext:value-type="currency">
            <text:p>3 716 350 €</text:p>
          </table:table-cell>
          <table:table-cell table:style-name="ce12" table:formula="of:=financ-custoprot-custofab+[.B248]" office:value-type="currency" office:currency="EUR" office:value="4716350" calcext:value-type="currency">
            <text:p>4 716 350 €</text:p>
          </table:table-cell>
          <table:table-cell table:style-name="ce12" table:formula="of:=(qtdoses*pvpdose*7)*[.E248]+[.D247]" office:value-type="currency" office:currency="EUR" office:value="9541350" calcext:value-type="currency">
            <text:p>9 541 350 €</text:p>
          </table:table-cell>
          <table:table-cell table:style-name="ce20" office:value-type="string" calcext:value-type="string">
            <text:p>23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48]+7" office:value-type="date" office:date-value="2024-06-26" calcext:value-type="date">
            <text:p>2024-06-26</text:p>
          </table:table-cell>
          <table:table-cell table:style-name="ce12" table:formula="of:=(-cpcu)*[.E249]+[.D249]" office:value-type="currency" office:currency="EUR" office:value="3773250" calcext:value-type="currency">
            <text:p>3 773 250 €</text:p>
          </table:table-cell>
          <table:table-cell table:style-name="ce12" table:formula="of:=financ-custoprot-custofab+[.B249]" office:value-type="currency" office:currency="EUR" office:value="4773250" calcext:value-type="currency">
            <text:p>4 773 250 €</text:p>
          </table:table-cell>
          <table:table-cell table:style-name="ce12" table:formula="of:=(qtdoses*pvpdose*7)*[.E249]+[.D248]" office:value-type="currency" office:currency="EUR" office:value="9623250" calcext:value-type="currency">
            <text:p>9 623 250 €</text:p>
          </table:table-cell>
          <table:table-cell table:style-name="ce20" office:value-type="string" calcext:value-type="string">
            <text:p>23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49]+7" office:value-type="date" office:date-value="2024-07-03" calcext:value-type="date">
            <text:p>2024-07-03</text:p>
          </table:table-cell>
          <table:table-cell table:style-name="ce12" table:formula="of:=(-cpcu)*[.E250]+[.D250]" office:value-type="currency" office:currency="EUR" office:value="3830500" calcext:value-type="currency">
            <text:p>3 830 500 €</text:p>
          </table:table-cell>
          <table:table-cell table:style-name="ce12" table:formula="of:=financ-custoprot-custofab+[.B250]" office:value-type="currency" office:currency="EUR" office:value="4830500" calcext:value-type="currency">
            <text:p>4 830 500 €</text:p>
          </table:table-cell>
          <table:table-cell table:style-name="ce12" table:formula="of:=(qtdoses*pvpdose*7)*[.E250]+[.D249]" office:value-type="currency" office:currency="EUR" office:value="9705500" calcext:value-type="currency">
            <text:p>9 705 500 €</text:p>
          </table:table-cell>
          <table:table-cell table:style-name="ce20" office:value-type="string" calcext:value-type="string">
            <text:p>23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50]+7" office:value-type="date" office:date-value="2024-07-10" calcext:value-type="date">
            <text:p>2024-07-10</text:p>
          </table:table-cell>
          <table:table-cell table:style-name="ce12" table:formula="of:=(-cpcu)*[.E251]+[.D251]" office:value-type="currency" office:currency="EUR" office:value="3888100" calcext:value-type="currency">
            <text:p>3 888 100 €</text:p>
          </table:table-cell>
          <table:table-cell table:style-name="ce12" table:formula="of:=financ-custoprot-custofab+[.B251]" office:value-type="currency" office:currency="EUR" office:value="4888100" calcext:value-type="currency">
            <text:p>4 888 100 €</text:p>
          </table:table-cell>
          <table:table-cell table:style-name="ce12" table:formula="of:=(qtdoses*pvpdose*7)*[.E251]+[.D250]" office:value-type="currency" office:currency="EUR" office:value="9788100" calcext:value-type="currency">
            <text:p>9 788 100 €</text:p>
          </table:table-cell>
          <table:table-cell table:style-name="ce20" office:value-type="string" calcext:value-type="string">
            <text:p>23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51]+7" office:value-type="date" office:date-value="2024-07-17" calcext:value-type="date">
            <text:p>2024-07-17</text:p>
          </table:table-cell>
          <table:table-cell table:style-name="ce12" table:formula="of:=(-cpcu)*[.E252]+[.D252]" office:value-type="currency" office:currency="EUR" office:value="3946050" calcext:value-type="currency">
            <text:p>3 946 050 €</text:p>
          </table:table-cell>
          <table:table-cell table:style-name="ce12" table:formula="of:=financ-custoprot-custofab+[.B252]" office:value-type="currency" office:currency="EUR" office:value="4946050" calcext:value-type="currency">
            <text:p>4 946 050 €</text:p>
          </table:table-cell>
          <table:table-cell table:style-name="ce12" table:formula="of:=(qtdoses*pvpdose*7)*[.E252]+[.D251]" office:value-type="currency" office:currency="EUR" office:value="9871050" calcext:value-type="currency">
            <text:p>9 871 050 €</text:p>
          </table:table-cell>
          <table:table-cell table:style-name="ce20" office:value-type="string" calcext:value-type="string">
            <text:p>23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52]+7" office:value-type="date" office:date-value="2024-07-24" calcext:value-type="date">
            <text:p>2024-07-24</text:p>
          </table:table-cell>
          <table:table-cell table:style-name="ce12" table:formula="of:=(-cpcu)*[.E253]+[.D253]" office:value-type="currency" office:currency="EUR" office:value="4004350" calcext:value-type="currency">
            <text:p>4 004 350 €</text:p>
          </table:table-cell>
          <table:table-cell table:style-name="ce12" table:formula="of:=financ-custoprot-custofab+[.B253]" office:value-type="currency" office:currency="EUR" office:value="5004350" calcext:value-type="currency">
            <text:p>5 004 350 €</text:p>
          </table:table-cell>
          <table:table-cell table:style-name="ce12" table:formula="of:=(qtdoses*pvpdose*7)*[.E253]+[.D252]" office:value-type="currency" office:currency="EUR" office:value="9954350" calcext:value-type="currency">
            <text:p>9 954 350 €</text:p>
          </table:table-cell>
          <table:table-cell table:style-name="ce20" office:value-type="string" calcext:value-type="string">
            <text:p>23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53]+7" office:value-type="date" office:date-value="2024-07-31" calcext:value-type="date">
            <text:p>2024-07-31</text:p>
          </table:table-cell>
          <table:table-cell table:style-name="ce12" table:formula="of:=(-cpcu)*[.E254]+[.D254]" office:value-type="currency" office:currency="EUR" office:value="4063000" calcext:value-type="currency">
            <text:p>4 063 000 €</text:p>
          </table:table-cell>
          <table:table-cell table:style-name="ce12" table:formula="of:=financ-custoprot-custofab+[.B254]" office:value-type="currency" office:currency="EUR" office:value="5063000" calcext:value-type="currency">
            <text:p>5 063 000 €</text:p>
          </table:table-cell>
          <table:table-cell table:style-name="ce12" table:formula="of:=(qtdoses*pvpdose*7)*[.E254]+[.D253]" office:value-type="currency" office:currency="EUR" office:value="10038000" calcext:value-type="currency">
            <text:p>10 038 000 €</text:p>
          </table:table-cell>
          <table:table-cell table:style-name="ce20" office:value-type="string" calcext:value-type="string">
            <text:p>23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54]+7" office:value-type="date" office:date-value="2024-08-07" calcext:value-type="date">
            <text:p>2024-08-07</text:p>
          </table:table-cell>
          <table:table-cell table:style-name="ce12" table:formula="of:=(-cpcu)*[.E255]+[.D255]" office:value-type="currency" office:currency="EUR" office:value="4122000" calcext:value-type="currency">
            <text:p>4 122 000 €</text:p>
          </table:table-cell>
          <table:table-cell table:style-name="ce12" table:formula="of:=financ-custoprot-custofab+[.B255]" office:value-type="currency" office:currency="EUR" office:value="5122000" calcext:value-type="currency">
            <text:p>5 122 000 €</text:p>
          </table:table-cell>
          <table:table-cell table:style-name="ce12" table:formula="of:=(qtdoses*pvpdose*7)*[.E255]+[.D254]" office:value-type="currency" office:currency="EUR" office:value="10122000" calcext:value-type="currency">
            <text:p>10 122 000 €</text:p>
          </table:table-cell>
          <table:table-cell table:style-name="ce20" office:value-type="string" calcext:value-type="string">
            <text:p>24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55]+7" office:value-type="date" office:date-value="2024-08-14" calcext:value-type="date">
            <text:p>2024-08-14</text:p>
          </table:table-cell>
          <table:table-cell table:style-name="ce12" table:formula="of:=(-cpcu)*[.E256]+[.D256]" office:value-type="currency" office:currency="EUR" office:value="4181350" calcext:value-type="currency">
            <text:p>4 181 350 €</text:p>
          </table:table-cell>
          <table:table-cell table:style-name="ce12" table:formula="of:=financ-custoprot-custofab+[.B256]" office:value-type="currency" office:currency="EUR" office:value="5181350" calcext:value-type="currency">
            <text:p>5 181 350 €</text:p>
          </table:table-cell>
          <table:table-cell table:style-name="ce12" table:formula="of:=(qtdoses*pvpdose*7)*[.E256]+[.D255]" office:value-type="currency" office:currency="EUR" office:value="10206350" calcext:value-type="currency">
            <text:p>10 206 350 €</text:p>
          </table:table-cell>
          <table:table-cell table:style-name="ce20" office:value-type="string" calcext:value-type="string">
            <text:p>24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56]+7" office:value-type="date" office:date-value="2024-08-21" calcext:value-type="date">
            <text:p>2024-08-21</text:p>
          </table:table-cell>
          <table:table-cell table:style-name="ce12" table:formula="of:=(-cpcu)*[.E257]+[.D257]" office:value-type="currency" office:currency="EUR" office:value="4241050" calcext:value-type="currency">
            <text:p>4 241 050 €</text:p>
          </table:table-cell>
          <table:table-cell table:style-name="ce12" table:formula="of:=financ-custoprot-custofab+[.B257]" office:value-type="currency" office:currency="EUR" office:value="5241050" calcext:value-type="currency">
            <text:p>5 241 050 €</text:p>
          </table:table-cell>
          <table:table-cell table:style-name="ce12" table:formula="of:=(qtdoses*pvpdose*7)*[.E257]+[.D256]" office:value-type="currency" office:currency="EUR" office:value="10291050" calcext:value-type="currency">
            <text:p>10 291 050 €</text:p>
          </table:table-cell>
          <table:table-cell table:style-name="ce20" office:value-type="string" calcext:value-type="string">
            <text:p>24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57]+7" office:value-type="date" office:date-value="2024-08-28" calcext:value-type="date">
            <text:p>2024-08-28</text:p>
          </table:table-cell>
          <table:table-cell table:style-name="ce12" table:formula="of:=(-cpcu)*[.E258]+[.D258]" office:value-type="currency" office:currency="EUR" office:value="4301100" calcext:value-type="currency">
            <text:p>4 301 100 €</text:p>
          </table:table-cell>
          <table:table-cell table:style-name="ce12" table:formula="of:=financ-custoprot-custofab+[.B258]" office:value-type="currency" office:currency="EUR" office:value="5301100" calcext:value-type="currency">
            <text:p>5 301 100 €</text:p>
          </table:table-cell>
          <table:table-cell table:style-name="ce12" table:formula="of:=(qtdoses*pvpdose*7)*[.E258]+[.D257]" office:value-type="currency" office:currency="EUR" office:value="10376100" calcext:value-type="currency">
            <text:p>10 376 100 €</text:p>
          </table:table-cell>
          <table:table-cell table:style-name="ce20" office:value-type="string" calcext:value-type="string">
            <text:p>24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58]+7" office:value-type="date" office:date-value="2024-09-04" calcext:value-type="date">
            <text:p>2024-09-04</text:p>
          </table:table-cell>
          <table:table-cell table:style-name="ce12" table:formula="of:=(-cpcu)*[.E259]+[.D259]" office:value-type="currency" office:currency="EUR" office:value="4361500" calcext:value-type="currency">
            <text:p>4 361 500 €</text:p>
          </table:table-cell>
          <table:table-cell table:style-name="ce12" table:formula="of:=financ-custoprot-custofab+[.B259]" office:value-type="currency" office:currency="EUR" office:value="5361500" calcext:value-type="currency">
            <text:p>5 361 500 €</text:p>
          </table:table-cell>
          <table:table-cell table:style-name="ce12" table:formula="of:=(qtdoses*pvpdose*7)*[.E259]+[.D258]" office:value-type="currency" office:currency="EUR" office:value="10461500" calcext:value-type="currency">
            <text:p>10 461 500 €</text:p>
          </table:table-cell>
          <table:table-cell table:style-name="ce20" office:value-type="string" calcext:value-type="string">
            <text:p>24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59]+7" office:value-type="date" office:date-value="2024-09-11" calcext:value-type="date">
            <text:p>2024-09-11</text:p>
          </table:table-cell>
          <table:table-cell table:style-name="ce12" table:formula="of:=(-cpcu)*[.E260]+[.D260]" office:value-type="currency" office:currency="EUR" office:value="4422250" calcext:value-type="currency">
            <text:p>4 422 250 €</text:p>
          </table:table-cell>
          <table:table-cell table:style-name="ce12" table:formula="of:=financ-custoprot-custofab+[.B260]" office:value-type="currency" office:currency="EUR" office:value="5422250" calcext:value-type="currency">
            <text:p>5 422 250 €</text:p>
          </table:table-cell>
          <table:table-cell table:style-name="ce12" table:formula="of:=(qtdoses*pvpdose*7)*[.E260]+[.D259]" office:value-type="currency" office:currency="EUR" office:value="10547250" calcext:value-type="currency">
            <text:p>10 547 250 €</text:p>
          </table:table-cell>
          <table:table-cell table:style-name="ce20" office:value-type="string" calcext:value-type="string">
            <text:p>24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60]+7" office:value-type="date" office:date-value="2024-09-18" calcext:value-type="date">
            <text:p>2024-09-18</text:p>
          </table:table-cell>
          <table:table-cell table:style-name="ce12" table:formula="of:=(-cpcu)*[.E261]+[.D261]" office:value-type="currency" office:currency="EUR" office:value="4483350" calcext:value-type="currency">
            <text:p>4 483 350 €</text:p>
          </table:table-cell>
          <table:table-cell table:style-name="ce12" table:formula="of:=financ-custoprot-custofab+[.B261]" office:value-type="currency" office:currency="EUR" office:value="5483350" calcext:value-type="currency">
            <text:p>5 483 350 €</text:p>
          </table:table-cell>
          <table:table-cell table:style-name="ce12" table:formula="of:=(qtdoses*pvpdose*7)*[.E261]+[.D260]" office:value-type="currency" office:currency="EUR" office:value="10633350" calcext:value-type="currency">
            <text:p>10 633 350 €</text:p>
          </table:table-cell>
          <table:table-cell table:style-name="ce20" office:value-type="string" calcext:value-type="string">
            <text:p>24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61]+7" office:value-type="date" office:date-value="2024-09-25" calcext:value-type="date">
            <text:p>2024-09-25</text:p>
          </table:table-cell>
          <table:table-cell table:style-name="ce12" table:formula="of:=(-cpcu)*[.E262]+[.D262]" office:value-type="currency" office:currency="EUR" office:value="4544800" calcext:value-type="currency">
            <text:p>4 544 800 €</text:p>
          </table:table-cell>
          <table:table-cell table:style-name="ce12" table:formula="of:=financ-custoprot-custofab+[.B262]" office:value-type="currency" office:currency="EUR" office:value="5544800" calcext:value-type="currency">
            <text:p>5 544 800 €</text:p>
          </table:table-cell>
          <table:table-cell table:style-name="ce12" table:formula="of:=(qtdoses*pvpdose*7)*[.E262]+[.D261]" office:value-type="currency" office:currency="EUR" office:value="10719800" calcext:value-type="currency">
            <text:p>10 719 800 €</text:p>
          </table:table-cell>
          <table:table-cell table:style-name="ce20" office:value-type="string" calcext:value-type="string">
            <text:p>24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62]+7" office:value-type="date" office:date-value="2024-10-02" calcext:value-type="date">
            <text:p>2024-10-02</text:p>
          </table:table-cell>
          <table:table-cell table:style-name="ce12" table:formula="of:=(-cpcu)*[.E263]+[.D263]" office:value-type="currency" office:currency="EUR" office:value="4606600" calcext:value-type="currency">
            <text:p>4 606 600 €</text:p>
          </table:table-cell>
          <table:table-cell table:style-name="ce12" table:formula="of:=financ-custoprot-custofab+[.B263]" office:value-type="currency" office:currency="EUR" office:value="5606600" calcext:value-type="currency">
            <text:p>5 606 600 €</text:p>
          </table:table-cell>
          <table:table-cell table:style-name="ce12" table:formula="of:=(qtdoses*pvpdose*7)*[.E263]+[.D262]" office:value-type="currency" office:currency="EUR" office:value="10806600" calcext:value-type="currency">
            <text:p>10 806 600 €</text:p>
          </table:table-cell>
          <table:table-cell table:style-name="ce20" office:value-type="string" calcext:value-type="string">
            <text:p>24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63]+7" office:value-type="date" office:date-value="2024-10-09" calcext:value-type="date">
            <text:p>2024-10-09</text:p>
          </table:table-cell>
          <table:table-cell table:style-name="ce12" table:formula="of:=(-cpcu)*[.E264]+[.D264]" office:value-type="currency" office:currency="EUR" office:value="4668750" calcext:value-type="currency">
            <text:p>4 668 750 €</text:p>
          </table:table-cell>
          <table:table-cell table:style-name="ce12" table:formula="of:=financ-custoprot-custofab+[.B264]" office:value-type="currency" office:currency="EUR" office:value="5668750" calcext:value-type="currency">
            <text:p>5 668 750 €</text:p>
          </table:table-cell>
          <table:table-cell table:style-name="ce12" table:formula="of:=(qtdoses*pvpdose*7)*[.E264]+[.D263]" office:value-type="currency" office:currency="EUR" office:value="10893750" calcext:value-type="currency">
            <text:p>10 893 750 €</text:p>
          </table:table-cell>
          <table:table-cell table:style-name="ce20" office:value-type="string" calcext:value-type="string">
            <text:p>24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64]+7" office:value-type="date" office:date-value="2024-10-16" calcext:value-type="date">
            <text:p>2024-10-16</text:p>
          </table:table-cell>
          <table:table-cell table:style-name="ce12" table:formula="of:=(-cpcu)*[.E265]+[.D265]" office:value-type="currency" office:currency="EUR" office:value="4731250" calcext:value-type="currency">
            <text:p>4 731 250 €</text:p>
          </table:table-cell>
          <table:table-cell table:style-name="ce12" table:formula="of:=financ-custoprot-custofab+[.B265]" office:value-type="currency" office:currency="EUR" office:value="5731250" calcext:value-type="currency">
            <text:p>5 731 250 €</text:p>
          </table:table-cell>
          <table:table-cell table:style-name="ce12" table:formula="of:=(qtdoses*pvpdose*7)*[.E265]+[.D264]" office:value-type="currency" office:currency="EUR" office:value="10981250" calcext:value-type="currency">
            <text:p>10 981 250 €</text:p>
          </table:table-cell>
          <table:table-cell table:style-name="ce20" office:value-type="string" calcext:value-type="string">
            <text:p>25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65]+7" office:value-type="date" office:date-value="2024-10-23" calcext:value-type="date">
            <text:p>2024-10-23</text:p>
          </table:table-cell>
          <table:table-cell table:style-name="ce12" table:formula="of:=(-cpcu)*[.E266]+[.D266]" office:value-type="currency" office:currency="EUR" office:value="4794100" calcext:value-type="currency">
            <text:p>4 794 100 €</text:p>
          </table:table-cell>
          <table:table-cell table:style-name="ce12" table:formula="of:=financ-custoprot-custofab+[.B266]" office:value-type="currency" office:currency="EUR" office:value="5794100" calcext:value-type="currency">
            <text:p>5 794 100 €</text:p>
          </table:table-cell>
          <table:table-cell table:style-name="ce12" table:formula="of:=(qtdoses*pvpdose*7)*[.E266]+[.D265]" office:value-type="currency" office:currency="EUR" office:value="11069100" calcext:value-type="currency">
            <text:p>11 069 100 €</text:p>
          </table:table-cell>
          <table:table-cell table:style-name="ce20" office:value-type="string" calcext:value-type="string">
            <text:p>25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66]+7" office:value-type="date" office:date-value="2024-10-30" calcext:value-type="date">
            <text:p>2024-10-30</text:p>
          </table:table-cell>
          <table:table-cell table:style-name="ce12" table:formula="of:=(-cpcu)*[.E267]+[.D267]" office:value-type="currency" office:currency="EUR" office:value="4857300" calcext:value-type="currency">
            <text:p>4 857 300 €</text:p>
          </table:table-cell>
          <table:table-cell table:style-name="ce12" table:formula="of:=financ-custoprot-custofab+[.B267]" office:value-type="currency" office:currency="EUR" office:value="5857300" calcext:value-type="currency">
            <text:p>5 857 300 €</text:p>
          </table:table-cell>
          <table:table-cell table:style-name="ce12" table:formula="of:=(qtdoses*pvpdose*7)*[.E267]+[.D266]" office:value-type="currency" office:currency="EUR" office:value="11157300" calcext:value-type="currency">
            <text:p>11 157 300 €</text:p>
          </table:table-cell>
          <table:table-cell table:style-name="ce20" office:value-type="string" calcext:value-type="string">
            <text:p>25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67]+7" office:value-type="date" office:date-value="2024-11-06" calcext:value-type="date">
            <text:p>2024-11-06</text:p>
          </table:table-cell>
          <table:table-cell table:style-name="ce12" table:formula="of:=(-cpcu)*[.E268]+[.D268]" office:value-type="currency" office:currency="EUR" office:value="4920850" calcext:value-type="currency">
            <text:p>4 920 850 €</text:p>
          </table:table-cell>
          <table:table-cell table:style-name="ce12" table:formula="of:=financ-custoprot-custofab+[.B268]" office:value-type="currency" office:currency="EUR" office:value="5920850" calcext:value-type="currency">
            <text:p>5 920 850 €</text:p>
          </table:table-cell>
          <table:table-cell table:style-name="ce12" table:formula="of:=(qtdoses*pvpdose*7)*[.E268]+[.D267]" office:value-type="currency" office:currency="EUR" office:value="11245850" calcext:value-type="currency">
            <text:p>11 245 850 €</text:p>
          </table:table-cell>
          <table:table-cell table:style-name="ce20" office:value-type="string" calcext:value-type="string">
            <text:p>25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68]+7" office:value-type="date" office:date-value="2024-11-13" calcext:value-type="date">
            <text:p>2024-11-13</text:p>
          </table:table-cell>
          <table:table-cell table:style-name="ce12" table:formula="of:=(-cpcu)*[.E269]+[.D269]" office:value-type="currency" office:currency="EUR" office:value="4984750" calcext:value-type="currency">
            <text:p>4 984 750 €</text:p>
          </table:table-cell>
          <table:table-cell table:style-name="ce12" table:formula="of:=financ-custoprot-custofab+[.B269]" office:value-type="currency" office:currency="EUR" office:value="5984750" calcext:value-type="currency">
            <text:p>5 984 750 €</text:p>
          </table:table-cell>
          <table:table-cell table:style-name="ce12" table:formula="of:=(qtdoses*pvpdose*7)*[.E269]+[.D268]" office:value-type="currency" office:currency="EUR" office:value="11334750" calcext:value-type="currency">
            <text:p>11 334 750 €</text:p>
          </table:table-cell>
          <table:table-cell table:style-name="ce20" office:value-type="string" calcext:value-type="string">
            <text:p>25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69]+7" office:value-type="date" office:date-value="2024-11-20" calcext:value-type="date">
            <text:p>2024-11-20</text:p>
          </table:table-cell>
          <table:table-cell table:style-name="ce12" table:formula="of:=(-cpcu)*[.E270]+[.D270]" office:value-type="currency" office:currency="EUR" office:value="5049000" calcext:value-type="currency">
            <text:p>5 049 000 €</text:p>
          </table:table-cell>
          <table:table-cell table:style-name="ce12" table:formula="of:=financ-custoprot-custofab+[.B270]" office:value-type="currency" office:currency="EUR" office:value="6049000" calcext:value-type="currency">
            <text:p>6 049 000 €</text:p>
          </table:table-cell>
          <table:table-cell table:style-name="ce12" table:formula="of:=(qtdoses*pvpdose*7)*[.E270]+[.D269]" office:value-type="currency" office:currency="EUR" office:value="11424000" calcext:value-type="currency">
            <text:p>11 424 000 €</text:p>
          </table:table-cell>
          <table:table-cell table:style-name="ce20" office:value-type="string" calcext:value-type="string">
            <text:p>25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70]+7" office:value-type="date" office:date-value="2024-11-27" calcext:value-type="date">
            <text:p>2024-11-27</text:p>
          </table:table-cell>
          <table:table-cell table:style-name="ce12" table:formula="of:=(-cpcu)*[.E271]+[.D271]" office:value-type="currency" office:currency="EUR" office:value="5113600" calcext:value-type="currency">
            <text:p>5 113 600 €</text:p>
          </table:table-cell>
          <table:table-cell table:style-name="ce12" table:formula="of:=financ-custoprot-custofab+[.B271]" office:value-type="currency" office:currency="EUR" office:value="6113600" calcext:value-type="currency">
            <text:p>6 113 600 €</text:p>
          </table:table-cell>
          <table:table-cell table:style-name="ce12" table:formula="of:=(qtdoses*pvpdose*7)*[.E271]+[.D270]" office:value-type="currency" office:currency="EUR" office:value="11513600" calcext:value-type="currency">
            <text:p>11 513 600 €</text:p>
          </table:table-cell>
          <table:table-cell table:style-name="ce20" office:value-type="string" calcext:value-type="string">
            <text:p>25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71]+7" office:value-type="date" office:date-value="2024-12-04" calcext:value-type="date">
            <text:p>2024-12-04</text:p>
          </table:table-cell>
          <table:table-cell table:style-name="ce12" table:formula="of:=(-cpcu)*[.E272]+[.D272]" office:value-type="currency" office:currency="EUR" office:value="5178550" calcext:value-type="currency">
            <text:p>5 178 550 €</text:p>
          </table:table-cell>
          <table:table-cell table:style-name="ce12" table:formula="of:=financ-custoprot-custofab+[.B272]" office:value-type="currency" office:currency="EUR" office:value="6178550" calcext:value-type="currency">
            <text:p>6 178 550 €</text:p>
          </table:table-cell>
          <table:table-cell table:style-name="ce12" table:formula="of:=(qtdoses*pvpdose*7)*[.E272]+[.D271]" office:value-type="currency" office:currency="EUR" office:value="11603550" calcext:value-type="currency">
            <text:p>11 603 550 €</text:p>
          </table:table-cell>
          <table:table-cell table:style-name="ce20" office:value-type="string" calcext:value-type="string">
            <text:p>25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72]+7" office:value-type="date" office:date-value="2024-12-11" calcext:value-type="date">
            <text:p>2024-12-11</text:p>
          </table:table-cell>
          <table:table-cell table:style-name="ce12" table:formula="of:=(-cpcu)*[.E273]+[.D273]" office:value-type="currency" office:currency="EUR" office:value="5243850" calcext:value-type="currency">
            <text:p>5 243 850 €</text:p>
          </table:table-cell>
          <table:table-cell table:style-name="ce12" table:formula="of:=financ-custoprot-custofab+[.B273]" office:value-type="currency" office:currency="EUR" office:value="6243850" calcext:value-type="currency">
            <text:p>6 243 850 €</text:p>
          </table:table-cell>
          <table:table-cell table:style-name="ce12" table:formula="of:=(qtdoses*pvpdose*7)*[.E273]+[.D272]" office:value-type="currency" office:currency="EUR" office:value="11693850" calcext:value-type="currency">
            <text:p>11 693 850 €</text:p>
          </table:table-cell>
          <table:table-cell table:style-name="ce20" office:value-type="string" calcext:value-type="string">
            <text:p>25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73]+7" office:value-type="date" office:date-value="2024-12-18" calcext:value-type="date">
            <text:p>2024-12-18</text:p>
          </table:table-cell>
          <table:table-cell table:style-name="ce12" table:formula="of:=(-cpcu)*[.E274]+[.D274]" office:value-type="currency" office:currency="EUR" office:value="5309500" calcext:value-type="currency">
            <text:p>5 309 500 €</text:p>
          </table:table-cell>
          <table:table-cell table:style-name="ce12" table:formula="of:=financ-custoprot-custofab+[.B274]" office:value-type="currency" office:currency="EUR" office:value="6309500" calcext:value-type="currency">
            <text:p>6 309 500 €</text:p>
          </table:table-cell>
          <table:table-cell table:style-name="ce12" table:formula="of:=(qtdoses*pvpdose*7)*[.E274]+[.D273]" office:value-type="currency" office:currency="EUR" office:value="11784500" calcext:value-type="currency">
            <text:p>11 784 500 €</text:p>
          </table:table-cell>
          <table:table-cell table:style-name="ce20" office:value-type="string" calcext:value-type="string">
            <text:p>25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74]+7" office:value-type="date" office:date-value="2024-12-25" calcext:value-type="date">
            <text:p>2024-12-25</text:p>
          </table:table-cell>
          <table:table-cell table:style-name="ce12" table:formula="of:=(-cpcu)*[.E275]+[.D275]" office:value-type="currency" office:currency="EUR" office:value="5375500" calcext:value-type="currency">
            <text:p>5 375 500 €</text:p>
          </table:table-cell>
          <table:table-cell table:style-name="ce12" table:formula="of:=financ-custoprot-custofab+[.B275]" office:value-type="currency" office:currency="EUR" office:value="6375500" calcext:value-type="currency">
            <text:p>6 375 500 €</text:p>
          </table:table-cell>
          <table:table-cell table:style-name="ce12" table:formula="of:=(qtdoses*pvpdose*7)*[.E275]+[.D274]" office:value-type="currency" office:currency="EUR" office:value="11875500" calcext:value-type="currency">
            <text:p>11 875 500 €</text:p>
          </table:table-cell>
          <table:table-cell table:style-name="ce20" office:value-type="string" calcext:value-type="string">
            <text:p>26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75]+7" office:value-type="date" office:date-value="2025-01-01" calcext:value-type="date">
            <text:p>2025-01-01</text:p>
          </table:table-cell>
          <table:table-cell table:style-name="ce12" table:formula="of:=(-cpcu)*[.E276]+[.D276]" office:value-type="currency" office:currency="EUR" office:value="5441850" calcext:value-type="currency">
            <text:p>5 441 850 €</text:p>
          </table:table-cell>
          <table:table-cell table:style-name="ce12" table:formula="of:=financ-custoprot-custofab+[.B276]" office:value-type="currency" office:currency="EUR" office:value="6441850" calcext:value-type="currency">
            <text:p>6 441 850 €</text:p>
          </table:table-cell>
          <table:table-cell table:style-name="ce12" table:formula="of:=(qtdoses*pvpdose*7)*[.E276]+[.D275]" office:value-type="currency" office:currency="EUR" office:value="11966850" calcext:value-type="currency">
            <text:p>11 966 850 €</text:p>
          </table:table-cell>
          <table:table-cell table:style-name="ce20" office:value-type="string" calcext:value-type="string">
            <text:p>26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76]+7" office:value-type="date" office:date-value="2025-01-08" calcext:value-type="date">
            <text:p>2025-01-08</text:p>
          </table:table-cell>
          <table:table-cell table:style-name="ce12" table:formula="of:=(-cpcu)*[.E277]+[.D277]" office:value-type="currency" office:currency="EUR" office:value="5508550" calcext:value-type="currency">
            <text:p>5 508 550 €</text:p>
          </table:table-cell>
          <table:table-cell table:style-name="ce12" table:formula="of:=financ-custoprot-custofab+[.B277]" office:value-type="currency" office:currency="EUR" office:value="6508550" calcext:value-type="currency">
            <text:p>6 508 550 €</text:p>
          </table:table-cell>
          <table:table-cell table:style-name="ce12" table:formula="of:=(qtdoses*pvpdose*7)*[.E277]+[.D276]" office:value-type="currency" office:currency="EUR" office:value="12058550" calcext:value-type="currency">
            <text:p>12 058 550 €</text:p>
          </table:table-cell>
          <table:table-cell table:style-name="ce20" office:value-type="string" calcext:value-type="string">
            <text:p>26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77]+7" office:value-type="date" office:date-value="2025-01-15" calcext:value-type="date">
            <text:p>2025-01-15</text:p>
          </table:table-cell>
          <table:table-cell table:style-name="ce12" table:formula="of:=(-cpcu)*[.E278]+[.D278]" office:value-type="currency" office:currency="EUR" office:value="5575600" calcext:value-type="currency">
            <text:p>5 575 600 €</text:p>
          </table:table-cell>
          <table:table-cell table:style-name="ce12" table:formula="of:=financ-custoprot-custofab+[.B278]" office:value-type="currency" office:currency="EUR" office:value="6575600" calcext:value-type="currency">
            <text:p>6 575 600 €</text:p>
          </table:table-cell>
          <table:table-cell table:style-name="ce12" table:formula="of:=(qtdoses*pvpdose*7)*[.E278]+[.D277]" office:value-type="currency" office:currency="EUR" office:value="12150600" calcext:value-type="currency">
            <text:p>12 150 600 €</text:p>
          </table:table-cell>
          <table:table-cell table:style-name="ce20" office:value-type="string" calcext:value-type="string">
            <text:p>26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78]+7" office:value-type="date" office:date-value="2025-01-22" calcext:value-type="date">
            <text:p>2025-01-22</text:p>
          </table:table-cell>
          <table:table-cell table:style-name="ce12" table:formula="of:=(-cpcu)*[.E279]+[.D279]" office:value-type="currency" office:currency="EUR" office:value="5643000" calcext:value-type="currency">
            <text:p>5 643 000 €</text:p>
          </table:table-cell>
          <table:table-cell table:style-name="ce12" table:formula="of:=financ-custoprot-custofab+[.B279]" office:value-type="currency" office:currency="EUR" office:value="6643000" calcext:value-type="currency">
            <text:p>6 643 000 €</text:p>
          </table:table-cell>
          <table:table-cell table:style-name="ce12" table:formula="of:=(qtdoses*pvpdose*7)*[.E279]+[.D278]" office:value-type="currency" office:currency="EUR" office:value="12243000" calcext:value-type="currency">
            <text:p>12 243 000 €</text:p>
          </table:table-cell>
          <table:table-cell table:style-name="ce20" office:value-type="string" calcext:value-type="string">
            <text:p>26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79]+7" office:value-type="date" office:date-value="2025-01-29" calcext:value-type="date">
            <text:p>2025-01-29</text:p>
          </table:table-cell>
          <table:table-cell table:style-name="ce12" table:formula="of:=(-cpcu)*[.E280]+[.D280]" office:value-type="currency" office:currency="EUR" office:value="5710750" calcext:value-type="currency">
            <text:p>5 710 750 €</text:p>
          </table:table-cell>
          <table:table-cell table:style-name="ce12" table:formula="of:=financ-custoprot-custofab+[.B280]" office:value-type="currency" office:currency="EUR" office:value="6710750" calcext:value-type="currency">
            <text:p>6 710 750 €</text:p>
          </table:table-cell>
          <table:table-cell table:style-name="ce12" table:formula="of:=(qtdoses*pvpdose*7)*[.E280]+[.D279]" office:value-type="currency" office:currency="EUR" office:value="12335750" calcext:value-type="currency">
            <text:p>12 335 750 €</text:p>
          </table:table-cell>
          <table:table-cell table:style-name="ce20" office:value-type="string" calcext:value-type="string">
            <text:p>26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80]+7" office:value-type="date" office:date-value="2025-02-05" calcext:value-type="date">
            <text:p>2025-02-05</text:p>
          </table:table-cell>
          <table:table-cell table:style-name="ce12" table:formula="of:=(-cpcu)*[.E281]+[.D281]" office:value-type="currency" office:currency="EUR" office:value="5778850" calcext:value-type="currency">
            <text:p>5 778 850 €</text:p>
          </table:table-cell>
          <table:table-cell table:style-name="ce12" table:formula="of:=financ-custoprot-custofab+[.B281]" office:value-type="currency" office:currency="EUR" office:value="6778850" calcext:value-type="currency">
            <text:p>6 778 850 €</text:p>
          </table:table-cell>
          <table:table-cell table:style-name="ce12" table:formula="of:=(qtdoses*pvpdose*7)*[.E281]+[.D280]" office:value-type="currency" office:currency="EUR" office:value="12428850" calcext:value-type="currency">
            <text:p>12 428 850 €</text:p>
          </table:table-cell>
          <table:table-cell table:style-name="ce20" office:value-type="string" calcext:value-type="string">
            <text:p>26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81]+7" office:value-type="date" office:date-value="2025-02-12" calcext:value-type="date">
            <text:p>2025-02-12</text:p>
          </table:table-cell>
          <table:table-cell table:style-name="ce12" table:formula="of:=(-cpcu)*[.E282]+[.D282]" office:value-type="currency" office:currency="EUR" office:value="5847300" calcext:value-type="currency">
            <text:p>5 847 300 €</text:p>
          </table:table-cell>
          <table:table-cell table:style-name="ce12" table:formula="of:=financ-custoprot-custofab+[.B282]" office:value-type="currency" office:currency="EUR" office:value="6847300" calcext:value-type="currency">
            <text:p>6 847 300 €</text:p>
          </table:table-cell>
          <table:table-cell table:style-name="ce12" table:formula="of:=(qtdoses*pvpdose*7)*[.E282]+[.D281]" office:value-type="currency" office:currency="EUR" office:value="12522300" calcext:value-type="currency">
            <text:p>12 522 300 €</text:p>
          </table:table-cell>
          <table:table-cell table:style-name="ce20" office:value-type="string" calcext:value-type="string">
            <text:p>26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82]+7" office:value-type="date" office:date-value="2025-02-19" calcext:value-type="date">
            <text:p>2025-02-19</text:p>
          </table:table-cell>
          <table:table-cell table:style-name="ce12" table:formula="of:=(-cpcu)*[.E283]+[.D283]" office:value-type="currency" office:currency="EUR" office:value="5916100" calcext:value-type="currency">
            <text:p>5 916 100 €</text:p>
          </table:table-cell>
          <table:table-cell table:style-name="ce12" table:formula="of:=financ-custoprot-custofab+[.B283]" office:value-type="currency" office:currency="EUR" office:value="6916100" calcext:value-type="currency">
            <text:p>6 916 100 €</text:p>
          </table:table-cell>
          <table:table-cell table:style-name="ce12" table:formula="of:=(qtdoses*pvpdose*7)*[.E283]+[.D282]" office:value-type="currency" office:currency="EUR" office:value="12616100" calcext:value-type="currency">
            <text:p>12 616 100 €</text:p>
          </table:table-cell>
          <table:table-cell table:style-name="ce20" office:value-type="string" calcext:value-type="string">
            <text:p>26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83]+7" office:value-type="date" office:date-value="2025-02-26" calcext:value-type="date">
            <text:p>2025-02-26</text:p>
          </table:table-cell>
          <table:table-cell table:style-name="ce12" table:formula="of:=(-cpcu)*[.E284]+[.D284]" office:value-type="currency" office:currency="EUR" office:value="5985250" calcext:value-type="currency">
            <text:p>5 985 250 €</text:p>
          </table:table-cell>
          <table:table-cell table:style-name="ce12" table:formula="of:=financ-custoprot-custofab+[.B284]" office:value-type="currency" office:currency="EUR" office:value="6985250" calcext:value-type="currency">
            <text:p>6 985 250 €</text:p>
          </table:table-cell>
          <table:table-cell table:style-name="ce12" table:formula="of:=(qtdoses*pvpdose*7)*[.E284]+[.D283]" office:value-type="currency" office:currency="EUR" office:value="12710250" calcext:value-type="currency">
            <text:p>12 710 250 €</text:p>
          </table:table-cell>
          <table:table-cell table:style-name="ce20" office:value-type="string" calcext:value-type="string">
            <text:p>26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84]+7" office:value-type="date" office:date-value="2025-03-05" calcext:value-type="date">
            <text:p>2025-03-05</text:p>
          </table:table-cell>
          <table:table-cell table:style-name="ce12" table:formula="of:=(-cpcu)*[.E285]+[.D285]" office:value-type="currency" office:currency="EUR" office:value="6054750" calcext:value-type="currency">
            <text:p>6 054 750 €</text:p>
          </table:table-cell>
          <table:table-cell table:style-name="ce12" table:formula="of:=financ-custoprot-custofab+[.B285]" office:value-type="currency" office:currency="EUR" office:value="7054750" calcext:value-type="currency">
            <text:p>7 054 750 €</text:p>
          </table:table-cell>
          <table:table-cell table:style-name="ce12" table:formula="of:=(qtdoses*pvpdose*7)*[.E285]+[.D284]" office:value-type="currency" office:currency="EUR" office:value="12804750" calcext:value-type="currency">
            <text:p>12 804 750 €</text:p>
          </table:table-cell>
          <table:table-cell table:style-name="ce20" office:value-type="string" calcext:value-type="string">
            <text:p>27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85]+7" office:value-type="date" office:date-value="2025-03-12" calcext:value-type="date">
            <text:p>2025-03-12</text:p>
          </table:table-cell>
          <table:table-cell table:style-name="ce12" table:formula="of:=(-cpcu)*[.E286]+[.D286]" office:value-type="currency" office:currency="EUR" office:value="6124600" calcext:value-type="currency">
            <text:p>6 124 600 €</text:p>
          </table:table-cell>
          <table:table-cell table:style-name="ce12" table:formula="of:=financ-custoprot-custofab+[.B286]" office:value-type="currency" office:currency="EUR" office:value="7124600" calcext:value-type="currency">
            <text:p>7 124 600 €</text:p>
          </table:table-cell>
          <table:table-cell table:style-name="ce12" table:formula="of:=(qtdoses*pvpdose*7)*[.E286]+[.D285]" office:value-type="currency" office:currency="EUR" office:value="12899600" calcext:value-type="currency">
            <text:p>12 899 600 €</text:p>
          </table:table-cell>
          <table:table-cell table:style-name="ce20" office:value-type="string" calcext:value-type="string">
            <text:p>27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86]+7" office:value-type="date" office:date-value="2025-03-19" calcext:value-type="date">
            <text:p>2025-03-19</text:p>
          </table:table-cell>
          <table:table-cell table:style-name="ce12" table:formula="of:=(-cpcu)*[.E287]+[.D287]" office:value-type="currency" office:currency="EUR" office:value="6194800" calcext:value-type="currency">
            <text:p>6 194 800 €</text:p>
          </table:table-cell>
          <table:table-cell table:style-name="ce12" table:formula="of:=financ-custoprot-custofab+[.B287]" office:value-type="currency" office:currency="EUR" office:value="7194800" calcext:value-type="currency">
            <text:p>7 194 800 €</text:p>
          </table:table-cell>
          <table:table-cell table:style-name="ce12" table:formula="of:=(qtdoses*pvpdose*7)*[.E287]+[.D286]" office:value-type="currency" office:currency="EUR" office:value="12994800" calcext:value-type="currency">
            <text:p>12 994 800 €</text:p>
          </table:table-cell>
          <table:table-cell table:style-name="ce20" office:value-type="string" calcext:value-type="string">
            <text:p>27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87]+7" office:value-type="date" office:date-value="2025-03-26" calcext:value-type="date">
            <text:p>2025-03-26</text:p>
          </table:table-cell>
          <table:table-cell table:style-name="ce12" table:formula="of:=(-cpcu)*[.E288]+[.D288]" office:value-type="currency" office:currency="EUR" office:value="6265350" calcext:value-type="currency">
            <text:p>6 265 350 €</text:p>
          </table:table-cell>
          <table:table-cell table:style-name="ce12" table:formula="of:=financ-custoprot-custofab+[.B288]" office:value-type="currency" office:currency="EUR" office:value="7265350" calcext:value-type="currency">
            <text:p>7 265 350 €</text:p>
          </table:table-cell>
          <table:table-cell table:style-name="ce12" table:formula="of:=(qtdoses*pvpdose*7)*[.E288]+[.D287]" office:value-type="currency" office:currency="EUR" office:value="13090350" calcext:value-type="currency">
            <text:p>13 090 350 €</text:p>
          </table:table-cell>
          <table:table-cell table:style-name="ce20" office:value-type="string" calcext:value-type="string">
            <text:p>27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88]+7" office:value-type="date" office:date-value="2025-04-02" calcext:value-type="date">
            <text:p>2025-04-02</text:p>
          </table:table-cell>
          <table:table-cell table:style-name="ce12" table:formula="of:=(-cpcu)*[.E289]+[.D289]" office:value-type="currency" office:currency="EUR" office:value="6336250" calcext:value-type="currency">
            <text:p>6 336 250 €</text:p>
          </table:table-cell>
          <table:table-cell table:style-name="ce12" table:formula="of:=financ-custoprot-custofab+[.B289]" office:value-type="currency" office:currency="EUR" office:value="7336250" calcext:value-type="currency">
            <text:p>7 336 250 €</text:p>
          </table:table-cell>
          <table:table-cell table:style-name="ce12" table:formula="of:=(qtdoses*pvpdose*7)*[.E289]+[.D288]" office:value-type="currency" office:currency="EUR" office:value="13186250" calcext:value-type="currency">
            <text:p>13 186 250 €</text:p>
          </table:table-cell>
          <table:table-cell table:style-name="ce20" office:value-type="string" calcext:value-type="string">
            <text:p>27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89]+7" office:value-type="date" office:date-value="2025-04-09" calcext:value-type="date">
            <text:p>2025-04-09</text:p>
          </table:table-cell>
          <table:table-cell table:style-name="ce12" table:formula="of:=(-cpcu)*[.E290]+[.D290]" office:value-type="currency" office:currency="EUR" office:value="6407500" calcext:value-type="currency">
            <text:p>6 407 500 €</text:p>
          </table:table-cell>
          <table:table-cell table:style-name="ce12" table:formula="of:=financ-custoprot-custofab+[.B290]" office:value-type="currency" office:currency="EUR" office:value="7407500" calcext:value-type="currency">
            <text:p>7 407 500 €</text:p>
          </table:table-cell>
          <table:table-cell table:style-name="ce12" table:formula="of:=(qtdoses*pvpdose*7)*[.E290]+[.D289]" office:value-type="currency" office:currency="EUR" office:value="13282500" calcext:value-type="currency">
            <text:p>13 282 500 €</text:p>
          </table:table-cell>
          <table:table-cell table:style-name="ce20" office:value-type="string" calcext:value-type="string">
            <text:p>27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90]+7" office:value-type="date" office:date-value="2025-04-16" calcext:value-type="date">
            <text:p>2025-04-16</text:p>
          </table:table-cell>
          <table:table-cell table:style-name="ce12" table:formula="of:=(-cpcu)*[.E291]+[.D291]" office:value-type="currency" office:currency="EUR" office:value="6479100" calcext:value-type="currency">
            <text:p>6 479 100 €</text:p>
          </table:table-cell>
          <table:table-cell table:style-name="ce12" table:formula="of:=financ-custoprot-custofab+[.B291]" office:value-type="currency" office:currency="EUR" office:value="7479100" calcext:value-type="currency">
            <text:p>7 479 100 €</text:p>
          </table:table-cell>
          <table:table-cell table:style-name="ce12" table:formula="of:=(qtdoses*pvpdose*7)*[.E291]+[.D290]" office:value-type="currency" office:currency="EUR" office:value="13379100" calcext:value-type="currency">
            <text:p>13 379 100 €</text:p>
          </table:table-cell>
          <table:table-cell table:style-name="ce20" office:value-type="string" calcext:value-type="string">
            <text:p>27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91]+7" office:value-type="date" office:date-value="2025-04-23" calcext:value-type="date">
            <text:p>2025-04-23</text:p>
          </table:table-cell>
          <table:table-cell table:style-name="ce12" table:formula="of:=(-cpcu)*[.E292]+[.D292]" office:value-type="currency" office:currency="EUR" office:value="6551050" calcext:value-type="currency">
            <text:p>6 551 050 €</text:p>
          </table:table-cell>
          <table:table-cell table:style-name="ce12" table:formula="of:=financ-custoprot-custofab+[.B292]" office:value-type="currency" office:currency="EUR" office:value="7551050" calcext:value-type="currency">
            <text:p>7 551 050 €</text:p>
          </table:table-cell>
          <table:table-cell table:style-name="ce12" table:formula="of:=(qtdoses*pvpdose*7)*[.E292]+[.D291]" office:value-type="currency" office:currency="EUR" office:value="13476050" calcext:value-type="currency">
            <text:p>13 476 050 €</text:p>
          </table:table-cell>
          <table:table-cell table:style-name="ce20" office:value-type="string" calcext:value-type="string">
            <text:p>27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92]+7" office:value-type="date" office:date-value="2025-04-30" calcext:value-type="date">
            <text:p>2025-04-30</text:p>
          </table:table-cell>
          <table:table-cell table:style-name="ce12" table:formula="of:=(-cpcu)*[.E293]+[.D293]" office:value-type="currency" office:currency="EUR" office:value="6623350" calcext:value-type="currency">
            <text:p>6 623 350 €</text:p>
          </table:table-cell>
          <table:table-cell table:style-name="ce12" table:formula="of:=financ-custoprot-custofab+[.B293]" office:value-type="currency" office:currency="EUR" office:value="7623350" calcext:value-type="currency">
            <text:p>7 623 350 €</text:p>
          </table:table-cell>
          <table:table-cell table:style-name="ce12" table:formula="of:=(qtdoses*pvpdose*7)*[.E293]+[.D292]" office:value-type="currency" office:currency="EUR" office:value="13573350" calcext:value-type="currency">
            <text:p>13 573 350 €</text:p>
          </table:table-cell>
          <table:table-cell table:style-name="ce20" office:value-type="string" calcext:value-type="string">
            <text:p>27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93]+7" office:value-type="date" office:date-value="2025-05-07" calcext:value-type="date">
            <text:p>2025-05-07</text:p>
          </table:table-cell>
          <table:table-cell table:style-name="ce12" table:formula="of:=(-cpcu)*[.E294]+[.D294]" office:value-type="currency" office:currency="EUR" office:value="6696000" calcext:value-type="currency">
            <text:p>6 696 000 €</text:p>
          </table:table-cell>
          <table:table-cell table:style-name="ce12" table:formula="of:=financ-custoprot-custofab+[.B294]" office:value-type="currency" office:currency="EUR" office:value="7696000" calcext:value-type="currency">
            <text:p>7 696 000 €</text:p>
          </table:table-cell>
          <table:table-cell table:style-name="ce12" table:formula="of:=(qtdoses*pvpdose*7)*[.E294]+[.D293]" office:value-type="currency" office:currency="EUR" office:value="13671000" calcext:value-type="currency">
            <text:p>13 671 000 €</text:p>
          </table:table-cell>
          <table:table-cell table:style-name="ce20" office:value-type="string" calcext:value-type="string">
            <text:p>27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94]+7" office:value-type="date" office:date-value="2025-05-14" calcext:value-type="date">
            <text:p>2025-05-14</text:p>
          </table:table-cell>
          <table:table-cell table:style-name="ce12" table:formula="of:=(-cpcu)*[.E295]+[.D295]" office:value-type="currency" office:currency="EUR" office:value="6769000" calcext:value-type="currency">
            <text:p>6 769 000 €</text:p>
          </table:table-cell>
          <table:table-cell table:style-name="ce12" table:formula="of:=financ-custoprot-custofab+[.B295]" office:value-type="currency" office:currency="EUR" office:value="7769000" calcext:value-type="currency">
            <text:p>7 769 000 €</text:p>
          </table:table-cell>
          <table:table-cell table:style-name="ce12" table:formula="of:=(qtdoses*pvpdose*7)*[.E295]+[.D294]" office:value-type="currency" office:currency="EUR" office:value="13769000" calcext:value-type="currency">
            <text:p>13 769 000 €</text:p>
          </table:table-cell>
          <table:table-cell table:style-name="ce20" office:value-type="string" calcext:value-type="string">
            <text:p>28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95]+7" office:value-type="date" office:date-value="2025-05-21" calcext:value-type="date">
            <text:p>2025-05-21</text:p>
          </table:table-cell>
          <table:table-cell table:style-name="ce12" table:formula="of:=(-cpcu)*[.E296]+[.D296]" office:value-type="currency" office:currency="EUR" office:value="6842350" calcext:value-type="currency">
            <text:p>6 842 350 €</text:p>
          </table:table-cell>
          <table:table-cell table:style-name="ce12" table:formula="of:=financ-custoprot-custofab+[.B296]" office:value-type="currency" office:currency="EUR" office:value="7842350" calcext:value-type="currency">
            <text:p>7 842 350 €</text:p>
          </table:table-cell>
          <table:table-cell table:style-name="ce12" table:formula="of:=(qtdoses*pvpdose*7)*[.E296]+[.D295]" office:value-type="currency" office:currency="EUR" office:value="13867350" calcext:value-type="currency">
            <text:p>13 867 350 €</text:p>
          </table:table-cell>
          <table:table-cell table:style-name="ce20" office:value-type="string" calcext:value-type="string">
            <text:p>28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96]+7" office:value-type="date" office:date-value="2025-05-28" calcext:value-type="date">
            <text:p>2025-05-28</text:p>
          </table:table-cell>
          <table:table-cell table:style-name="ce12" table:formula="of:=(-cpcu)*[.E297]+[.D297]" office:value-type="currency" office:currency="EUR" office:value="6916050" calcext:value-type="currency">
            <text:p>6 916 050 €</text:p>
          </table:table-cell>
          <table:table-cell table:style-name="ce12" table:formula="of:=financ-custoprot-custofab+[.B297]" office:value-type="currency" office:currency="EUR" office:value="7916050" calcext:value-type="currency">
            <text:p>7 916 050 €</text:p>
          </table:table-cell>
          <table:table-cell table:style-name="ce12" table:formula="of:=(qtdoses*pvpdose*7)*[.E297]+[.D296]" office:value-type="currency" office:currency="EUR" office:value="13966050" calcext:value-type="currency">
            <text:p>13 966 050 €</text:p>
          </table:table-cell>
          <table:table-cell table:style-name="ce20" office:value-type="string" calcext:value-type="string">
            <text:p>28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97]+7" office:value-type="date" office:date-value="2025-06-04" calcext:value-type="date">
            <text:p>2025-06-04</text:p>
          </table:table-cell>
          <table:table-cell table:style-name="ce12" table:formula="of:=(-cpcu)*[.E298]+[.D298]" office:value-type="currency" office:currency="EUR" office:value="6990100" calcext:value-type="currency">
            <text:p>6 990 100 €</text:p>
          </table:table-cell>
          <table:table-cell table:style-name="ce12" table:formula="of:=financ-custoprot-custofab+[.B298]" office:value-type="currency" office:currency="EUR" office:value="7990100" calcext:value-type="currency">
            <text:p>7 990 100 €</text:p>
          </table:table-cell>
          <table:table-cell table:style-name="ce12" table:formula="of:=(qtdoses*pvpdose*7)*[.E298]+[.D297]" office:value-type="currency" office:currency="EUR" office:value="14065100" calcext:value-type="currency">
            <text:p>14 065 100 €</text:p>
          </table:table-cell>
          <table:table-cell table:style-name="ce20" office:value-type="string" calcext:value-type="string">
            <text:p>28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98]+7" office:value-type="date" office:date-value="2025-06-11" calcext:value-type="date">
            <text:p>2025-06-11</text:p>
          </table:table-cell>
          <table:table-cell table:style-name="ce12" table:formula="of:=(-cpcu)*[.E299]+[.D299]" office:value-type="currency" office:currency="EUR" office:value="7064500" calcext:value-type="currency">
            <text:p>7 064 500 €</text:p>
          </table:table-cell>
          <table:table-cell table:style-name="ce12" table:formula="of:=financ-custoprot-custofab+[.B299]" office:value-type="currency" office:currency="EUR" office:value="8064500" calcext:value-type="currency">
            <text:p>8 064 500 €</text:p>
          </table:table-cell>
          <table:table-cell table:style-name="ce12" table:formula="of:=(qtdoses*pvpdose*7)*[.E299]+[.D298]" office:value-type="currency" office:currency="EUR" office:value="14164500" calcext:value-type="currency">
            <text:p>14 164 500 €</text:p>
          </table:table-cell>
          <table:table-cell table:style-name="ce20" office:value-type="string" calcext:value-type="string">
            <text:p>28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299]+7" office:value-type="date" office:date-value="2025-06-18" calcext:value-type="date">
            <text:p>2025-06-18</text:p>
          </table:table-cell>
          <table:table-cell table:style-name="ce12" table:formula="of:=(-cpcu)*[.E300]+[.D300]" office:value-type="currency" office:currency="EUR" office:value="7139250" calcext:value-type="currency">
            <text:p>7 139 250 €</text:p>
          </table:table-cell>
          <table:table-cell table:style-name="ce12" table:formula="of:=financ-custoprot-custofab+[.B300]" office:value-type="currency" office:currency="EUR" office:value="8139250" calcext:value-type="currency">
            <text:p>8 139 250 €</text:p>
          </table:table-cell>
          <table:table-cell table:style-name="ce12" table:formula="of:=(qtdoses*pvpdose*7)*[.E300]+[.D299]" office:value-type="currency" office:currency="EUR" office:value="14264250" calcext:value-type="currency">
            <text:p>14 264 250 €</text:p>
          </table:table-cell>
          <table:table-cell table:style-name="ce20" office:value-type="string" calcext:value-type="string">
            <text:p>28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00]+7" office:value-type="date" office:date-value="2025-06-25" calcext:value-type="date">
            <text:p>2025-06-25</text:p>
          </table:table-cell>
          <table:table-cell table:style-name="ce12" table:formula="of:=(-cpcu)*[.E301]+[.D301]" office:value-type="currency" office:currency="EUR" office:value="7214350" calcext:value-type="currency">
            <text:p>7 214 350 €</text:p>
          </table:table-cell>
          <table:table-cell table:style-name="ce12" table:formula="of:=financ-custoprot-custofab+[.B301]" office:value-type="currency" office:currency="EUR" office:value="8214350" calcext:value-type="currency">
            <text:p>8 214 350 €</text:p>
          </table:table-cell>
          <table:table-cell table:style-name="ce12" table:formula="of:=(qtdoses*pvpdose*7)*[.E301]+[.D300]" office:value-type="currency" office:currency="EUR" office:value="14364350" calcext:value-type="currency">
            <text:p>14 364 350 €</text:p>
          </table:table-cell>
          <table:table-cell table:style-name="ce20" office:value-type="string" calcext:value-type="string">
            <text:p>28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01]+7" office:value-type="date" office:date-value="2025-07-02" calcext:value-type="date">
            <text:p>2025-07-02</text:p>
          </table:table-cell>
          <table:table-cell table:style-name="ce12" table:formula="of:=(-cpcu)*[.E302]+[.D302]" office:value-type="currency" office:currency="EUR" office:value="7289800" calcext:value-type="currency">
            <text:p>7 289 800 €</text:p>
          </table:table-cell>
          <table:table-cell table:style-name="ce12" table:formula="of:=financ-custoprot-custofab+[.B302]" office:value-type="currency" office:currency="EUR" office:value="8289800" calcext:value-type="currency">
            <text:p>8 289 800 €</text:p>
          </table:table-cell>
          <table:table-cell table:style-name="ce12" table:formula="of:=(qtdoses*pvpdose*7)*[.E302]+[.D301]" office:value-type="currency" office:currency="EUR" office:value="14464800" calcext:value-type="currency">
            <text:p>14 464 800 €</text:p>
          </table:table-cell>
          <table:table-cell table:style-name="ce20" office:value-type="string" calcext:value-type="string">
            <text:p>28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02]+7" office:value-type="date" office:date-value="2025-07-09" calcext:value-type="date">
            <text:p>2025-07-09</text:p>
          </table:table-cell>
          <table:table-cell table:style-name="ce12" table:formula="of:=(-cpcu)*[.E303]+[.D303]" office:value-type="currency" office:currency="EUR" office:value="7365600" calcext:value-type="currency">
            <text:p>7 365 600 €</text:p>
          </table:table-cell>
          <table:table-cell table:style-name="ce12" table:formula="of:=financ-custoprot-custofab+[.B303]" office:value-type="currency" office:currency="EUR" office:value="8365600" calcext:value-type="currency">
            <text:p>8 365 600 €</text:p>
          </table:table-cell>
          <table:table-cell table:style-name="ce12" table:formula="of:=(qtdoses*pvpdose*7)*[.E303]+[.D302]" office:value-type="currency" office:currency="EUR" office:value="14565600" calcext:value-type="currency">
            <text:p>14 565 600 €</text:p>
          </table:table-cell>
          <table:table-cell table:style-name="ce20" office:value-type="string" calcext:value-type="string">
            <text:p>28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03]+7" office:value-type="date" office:date-value="2025-07-16" calcext:value-type="date">
            <text:p>2025-07-16</text:p>
          </table:table-cell>
          <table:table-cell table:style-name="ce12" table:formula="of:=(-cpcu)*[.E304]+[.D304]" office:value-type="currency" office:currency="EUR" office:value="7441750" calcext:value-type="currency">
            <text:p>7 441 750 €</text:p>
          </table:table-cell>
          <table:table-cell table:style-name="ce12" table:formula="of:=financ-custoprot-custofab+[.B304]" office:value-type="currency" office:currency="EUR" office:value="8441750" calcext:value-type="currency">
            <text:p>8 441 750 €</text:p>
          </table:table-cell>
          <table:table-cell table:style-name="ce12" table:formula="of:=(qtdoses*pvpdose*7)*[.E304]+[.D303]" office:value-type="currency" office:currency="EUR" office:value="14666750" calcext:value-type="currency">
            <text:p>14 666 750 €</text:p>
          </table:table-cell>
          <table:table-cell table:style-name="ce20" office:value-type="string" calcext:value-type="string">
            <text:p>28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04]+7" office:value-type="date" office:date-value="2025-07-23" calcext:value-type="date">
            <text:p>2025-07-23</text:p>
          </table:table-cell>
          <table:table-cell table:style-name="ce12" table:formula="of:=(-cpcu)*[.E305]+[.D305]" office:value-type="currency" office:currency="EUR" office:value="7518250" calcext:value-type="currency">
            <text:p>7 518 250 €</text:p>
          </table:table-cell>
          <table:table-cell table:style-name="ce12" table:formula="of:=financ-custoprot-custofab+[.B305]" office:value-type="currency" office:currency="EUR" office:value="8518250" calcext:value-type="currency">
            <text:p>8 518 250 €</text:p>
          </table:table-cell>
          <table:table-cell table:style-name="ce12" table:formula="of:=(qtdoses*pvpdose*7)*[.E305]+[.D304]" office:value-type="currency" office:currency="EUR" office:value="14768250" calcext:value-type="currency">
            <text:p>14 768 250 €</text:p>
          </table:table-cell>
          <table:table-cell table:style-name="ce20" office:value-type="string" calcext:value-type="string">
            <text:p>29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05]+7" office:value-type="date" office:date-value="2025-07-30" calcext:value-type="date">
            <text:p>2025-07-30</text:p>
          </table:table-cell>
          <table:table-cell table:style-name="ce12" table:formula="of:=(-cpcu)*[.E306]+[.D306]" office:value-type="currency" office:currency="EUR" office:value="7595100" calcext:value-type="currency">
            <text:p>7 595 100 €</text:p>
          </table:table-cell>
          <table:table-cell table:style-name="ce12" table:formula="of:=financ-custoprot-custofab+[.B306]" office:value-type="currency" office:currency="EUR" office:value="8595100" calcext:value-type="currency">
            <text:p>8 595 100 €</text:p>
          </table:table-cell>
          <table:table-cell table:style-name="ce12" table:formula="of:=(qtdoses*pvpdose*7)*[.E306]+[.D305]" office:value-type="currency" office:currency="EUR" office:value="14870100" calcext:value-type="currency">
            <text:p>14 870 100 €</text:p>
          </table:table-cell>
          <table:table-cell table:style-name="ce20" office:value-type="string" calcext:value-type="string">
            <text:p>29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06]+7" office:value-type="date" office:date-value="2025-08-06" calcext:value-type="date">
            <text:p>2025-08-06</text:p>
          </table:table-cell>
          <table:table-cell table:style-name="ce12" table:formula="of:=(-cpcu)*[.E307]+[.D307]" office:value-type="currency" office:currency="EUR" office:value="7672300" calcext:value-type="currency">
            <text:p>7 672 300 €</text:p>
          </table:table-cell>
          <table:table-cell table:style-name="ce12" table:formula="of:=financ-custoprot-custofab+[.B307]" office:value-type="currency" office:currency="EUR" office:value="8672300" calcext:value-type="currency">
            <text:p>8 672 300 €</text:p>
          </table:table-cell>
          <table:table-cell table:style-name="ce12" table:formula="of:=(qtdoses*pvpdose*7)*[.E307]+[.D306]" office:value-type="currency" office:currency="EUR" office:value="14972300" calcext:value-type="currency">
            <text:p>14 972 300 €</text:p>
          </table:table-cell>
          <table:table-cell table:style-name="ce20" office:value-type="string" calcext:value-type="string">
            <text:p>29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07]+7" office:value-type="date" office:date-value="2025-08-13" calcext:value-type="date">
            <text:p>2025-08-13</text:p>
          </table:table-cell>
          <table:table-cell table:style-name="ce12" table:formula="of:=(-cpcu)*[.E308]+[.D308]" office:value-type="currency" office:currency="EUR" office:value="7749850" calcext:value-type="currency">
            <text:p>7 749 850 €</text:p>
          </table:table-cell>
          <table:table-cell table:style-name="ce12" table:formula="of:=financ-custoprot-custofab+[.B308]" office:value-type="currency" office:currency="EUR" office:value="8749850" calcext:value-type="currency">
            <text:p>8 749 850 €</text:p>
          </table:table-cell>
          <table:table-cell table:style-name="ce12" table:formula="of:=(qtdoses*pvpdose*7)*[.E308]+[.D307]" office:value-type="currency" office:currency="EUR" office:value="15074850" calcext:value-type="currency">
            <text:p>15 074 850 €</text:p>
          </table:table-cell>
          <table:table-cell table:style-name="ce20" office:value-type="string" calcext:value-type="string">
            <text:p>29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08]+7" office:value-type="date" office:date-value="2025-08-20" calcext:value-type="date">
            <text:p>2025-08-20</text:p>
          </table:table-cell>
          <table:table-cell table:style-name="ce12" table:formula="of:=(-cpcu)*[.E309]+[.D309]" office:value-type="currency" office:currency="EUR" office:value="7827750" calcext:value-type="currency">
            <text:p>7 827 750 €</text:p>
          </table:table-cell>
          <table:table-cell table:style-name="ce12" table:formula="of:=financ-custoprot-custofab+[.B309]" office:value-type="currency" office:currency="EUR" office:value="8827750" calcext:value-type="currency">
            <text:p>8 827 750 €</text:p>
          </table:table-cell>
          <table:table-cell table:style-name="ce12" table:formula="of:=(qtdoses*pvpdose*7)*[.E309]+[.D308]" office:value-type="currency" office:currency="EUR" office:value="15177750" calcext:value-type="currency">
            <text:p>15 177 750 €</text:p>
          </table:table-cell>
          <table:table-cell table:style-name="ce20" office:value-type="string" calcext:value-type="string">
            <text:p>29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09]+7" office:value-type="date" office:date-value="2025-08-27" calcext:value-type="date">
            <text:p>2025-08-27</text:p>
          </table:table-cell>
          <table:table-cell table:style-name="ce12" table:formula="of:=(-cpcu)*[.E310]+[.D310]" office:value-type="currency" office:currency="EUR" office:value="7906000" calcext:value-type="currency">
            <text:p>7 906 000 €</text:p>
          </table:table-cell>
          <table:table-cell table:style-name="ce12" table:formula="of:=financ-custoprot-custofab+[.B310]" office:value-type="currency" office:currency="EUR" office:value="8906000" calcext:value-type="currency">
            <text:p>8 906 000 €</text:p>
          </table:table-cell>
          <table:table-cell table:style-name="ce12" table:formula="of:=(qtdoses*pvpdose*7)*[.E310]+[.D309]" office:value-type="currency" office:currency="EUR" office:value="15281000" calcext:value-type="currency">
            <text:p>15 281 000 €</text:p>
          </table:table-cell>
          <table:table-cell table:style-name="ce20" office:value-type="string" calcext:value-type="string">
            <text:p>29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10]+7" office:value-type="date" office:date-value="2025-09-03" calcext:value-type="date">
            <text:p>2025-09-03</text:p>
          </table:table-cell>
          <table:table-cell table:style-name="ce12" table:formula="of:=(-cpcu)*[.E311]+[.D311]" office:value-type="currency" office:currency="EUR" office:value="7984600" calcext:value-type="currency">
            <text:p>7 984 600 €</text:p>
          </table:table-cell>
          <table:table-cell table:style-name="ce12" table:formula="of:=financ-custoprot-custofab+[.B311]" office:value-type="currency" office:currency="EUR" office:value="8984600" calcext:value-type="currency">
            <text:p>8 984 600 €</text:p>
          </table:table-cell>
          <table:table-cell table:style-name="ce12" table:formula="of:=(qtdoses*pvpdose*7)*[.E311]+[.D310]" office:value-type="currency" office:currency="EUR" office:value="15384600" calcext:value-type="currency">
            <text:p>15 384 600 €</text:p>
          </table:table-cell>
          <table:table-cell table:style-name="ce20" office:value-type="string" calcext:value-type="string">
            <text:p>29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11]+7" office:value-type="date" office:date-value="2025-09-10" calcext:value-type="date">
            <text:p>2025-09-10</text:p>
          </table:table-cell>
          <table:table-cell table:style-name="ce12" table:formula="of:=(-cpcu)*[.E312]+[.D312]" office:value-type="currency" office:currency="EUR" office:value="8063550" calcext:value-type="currency">
            <text:p>8 063 550 €</text:p>
          </table:table-cell>
          <table:table-cell table:style-name="ce12" table:formula="of:=financ-custoprot-custofab+[.B312]" office:value-type="currency" office:currency="EUR" office:value="9063550" calcext:value-type="currency">
            <text:p>9 063 550 €</text:p>
          </table:table-cell>
          <table:table-cell table:style-name="ce12" table:formula="of:=(qtdoses*pvpdose*7)*[.E312]+[.D311]" office:value-type="currency" office:currency="EUR" office:value="15488550" calcext:value-type="currency">
            <text:p>15 488 550 €</text:p>
          </table:table-cell>
          <table:table-cell table:style-name="ce20" office:value-type="string" calcext:value-type="string">
            <text:p>29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12]+7" office:value-type="date" office:date-value="2025-09-17" calcext:value-type="date">
            <text:p>2025-09-17</text:p>
          </table:table-cell>
          <table:table-cell table:style-name="ce12" table:formula="of:=(-cpcu)*[.E313]+[.D313]" office:value-type="currency" office:currency="EUR" office:value="8142850" calcext:value-type="currency">
            <text:p>8 142 850 €</text:p>
          </table:table-cell>
          <table:table-cell table:style-name="ce12" table:formula="of:=financ-custoprot-custofab+[.B313]" office:value-type="currency" office:currency="EUR" office:value="9142850" calcext:value-type="currency">
            <text:p>9 142 850 €</text:p>
          </table:table-cell>
          <table:table-cell table:style-name="ce12" table:formula="of:=(qtdoses*pvpdose*7)*[.E313]+[.D312]" office:value-type="currency" office:currency="EUR" office:value="15592850" calcext:value-type="currency">
            <text:p>15 592 850 €</text:p>
          </table:table-cell>
          <table:table-cell table:style-name="ce20" office:value-type="string" calcext:value-type="string">
            <text:p>29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13]+7" office:value-type="date" office:date-value="2025-09-24" calcext:value-type="date">
            <text:p>2025-09-24</text:p>
          </table:table-cell>
          <table:table-cell table:style-name="ce12" table:formula="of:=(-cpcu)*[.E314]+[.D314]" office:value-type="currency" office:currency="EUR" office:value="8222500" calcext:value-type="currency">
            <text:p>8 222 500 €</text:p>
          </table:table-cell>
          <table:table-cell table:style-name="ce12" table:formula="of:=financ-custoprot-custofab+[.B314]" office:value-type="currency" office:currency="EUR" office:value="9222500" calcext:value-type="currency">
            <text:p>9 222 500 €</text:p>
          </table:table-cell>
          <table:table-cell table:style-name="ce12" table:formula="of:=(qtdoses*pvpdose*7)*[.E314]+[.D313]" office:value-type="currency" office:currency="EUR" office:value="15697500" calcext:value-type="currency">
            <text:p>15 697 500 €</text:p>
          </table:table-cell>
          <table:table-cell table:style-name="ce20" office:value-type="string" calcext:value-type="string">
            <text:p>29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14]+7" office:value-type="date" office:date-value="2025-10-01" calcext:value-type="date">
            <text:p>2025-10-01</text:p>
          </table:table-cell>
          <table:table-cell table:style-name="ce12" table:formula="of:=(-cpcu)*[.E315]+[.D315]" office:value-type="currency" office:currency="EUR" office:value="8302500" calcext:value-type="currency">
            <text:p>8 302 500 €</text:p>
          </table:table-cell>
          <table:table-cell table:style-name="ce12" table:formula="of:=financ-custoprot-custofab+[.B315]" office:value-type="currency" office:currency="EUR" office:value="9302500" calcext:value-type="currency">
            <text:p>9 302 500 €</text:p>
          </table:table-cell>
          <table:table-cell table:style-name="ce12" table:formula="of:=(qtdoses*pvpdose*7)*[.E315]+[.D314]" office:value-type="currency" office:currency="EUR" office:value="15802500" calcext:value-type="currency">
            <text:p>15 802 500 €</text:p>
          </table:table-cell>
          <table:table-cell table:style-name="ce20" office:value-type="string" calcext:value-type="string">
            <text:p>30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15]+7" office:value-type="date" office:date-value="2025-10-08" calcext:value-type="date">
            <text:p>2025-10-08</text:p>
          </table:table-cell>
          <table:table-cell table:style-name="ce12" table:formula="of:=(-cpcu)*[.E316]+[.D316]" office:value-type="currency" office:currency="EUR" office:value="8382850" calcext:value-type="currency">
            <text:p>8 382 850 €</text:p>
          </table:table-cell>
          <table:table-cell table:style-name="ce12" table:formula="of:=financ-custoprot-custofab+[.B316]" office:value-type="currency" office:currency="EUR" office:value="9382850" calcext:value-type="currency">
            <text:p>9 382 850 €</text:p>
          </table:table-cell>
          <table:table-cell table:style-name="ce12" table:formula="of:=(qtdoses*pvpdose*7)*[.E316]+[.D315]" office:value-type="currency" office:currency="EUR" office:value="15907850" calcext:value-type="currency">
            <text:p>15 907 850 €</text:p>
          </table:table-cell>
          <table:table-cell table:style-name="ce20" office:value-type="string" calcext:value-type="string">
            <text:p>30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16]+7" office:value-type="date" office:date-value="2025-10-15" calcext:value-type="date">
            <text:p>2025-10-15</text:p>
          </table:table-cell>
          <table:table-cell table:style-name="ce12" table:formula="of:=(-cpcu)*[.E317]+[.D317]" office:value-type="currency" office:currency="EUR" office:value="8463550" calcext:value-type="currency">
            <text:p>8 463 550 €</text:p>
          </table:table-cell>
          <table:table-cell table:style-name="ce12" table:formula="of:=financ-custoprot-custofab+[.B317]" office:value-type="currency" office:currency="EUR" office:value="9463550" calcext:value-type="currency">
            <text:p>9 463 550 €</text:p>
          </table:table-cell>
          <table:table-cell table:style-name="ce12" table:formula="of:=(qtdoses*pvpdose*7)*[.E317]+[.D316]" office:value-type="currency" office:currency="EUR" office:value="16013550" calcext:value-type="currency">
            <text:p>16 013 550 €</text:p>
          </table:table-cell>
          <table:table-cell table:style-name="ce20" office:value-type="string" calcext:value-type="string">
            <text:p>30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17]+7" office:value-type="date" office:date-value="2025-10-22" calcext:value-type="date">
            <text:p>2025-10-22</text:p>
          </table:table-cell>
          <table:table-cell table:style-name="ce12" table:formula="of:=(-cpcu)*[.E318]+[.D318]" office:value-type="currency" office:currency="EUR" office:value="8544600" calcext:value-type="currency">
            <text:p>8 544 600 €</text:p>
          </table:table-cell>
          <table:table-cell table:style-name="ce12" table:formula="of:=financ-custoprot-custofab+[.B318]" office:value-type="currency" office:currency="EUR" office:value="9544600" calcext:value-type="currency">
            <text:p>9 544 600 €</text:p>
          </table:table-cell>
          <table:table-cell table:style-name="ce12" table:formula="of:=(qtdoses*pvpdose*7)*[.E318]+[.D317]" office:value-type="currency" office:currency="EUR" office:value="16119600" calcext:value-type="currency">
            <text:p>16 119 600 €</text:p>
          </table:table-cell>
          <table:table-cell table:style-name="ce20" office:value-type="string" calcext:value-type="string">
            <text:p>30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18]+7" office:value-type="date" office:date-value="2025-10-29" calcext:value-type="date">
            <text:p>2025-10-29</text:p>
          </table:table-cell>
          <table:table-cell table:style-name="ce12" table:formula="of:=(-cpcu)*[.E319]+[.D319]" office:value-type="currency" office:currency="EUR" office:value="8626000" calcext:value-type="currency">
            <text:p>8 626 000 €</text:p>
          </table:table-cell>
          <table:table-cell table:style-name="ce12" table:formula="of:=financ-custoprot-custofab+[.B319]" office:value-type="currency" office:currency="EUR" office:value="9626000" calcext:value-type="currency">
            <text:p>9 626 000 €</text:p>
          </table:table-cell>
          <table:table-cell table:style-name="ce12" table:formula="of:=(qtdoses*pvpdose*7)*[.E319]+[.D318]" office:value-type="currency" office:currency="EUR" office:value="16226000" calcext:value-type="currency">
            <text:p>16 226 000 €</text:p>
          </table:table-cell>
          <table:table-cell table:style-name="ce20" office:value-type="string" calcext:value-type="string">
            <text:p>30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19]+7" office:value-type="date" office:date-value="2025-11-05" calcext:value-type="date">
            <text:p>2025-11-05</text:p>
          </table:table-cell>
          <table:table-cell table:style-name="ce12" table:formula="of:=(-cpcu)*[.E320]+[.D320]" office:value-type="currency" office:currency="EUR" office:value="8707750" calcext:value-type="currency">
            <text:p>8 707 750 €</text:p>
          </table:table-cell>
          <table:table-cell table:style-name="ce12" table:formula="of:=financ-custoprot-custofab+[.B320]" office:value-type="currency" office:currency="EUR" office:value="9707750" calcext:value-type="currency">
            <text:p>9 707 750 €</text:p>
          </table:table-cell>
          <table:table-cell table:style-name="ce12" table:formula="of:=(qtdoses*pvpdose*7)*[.E320]+[.D319]" office:value-type="currency" office:currency="EUR" office:value="16332750" calcext:value-type="currency">
            <text:p>16 332 750 €</text:p>
          </table:table-cell>
          <table:table-cell table:style-name="ce20" office:value-type="string" calcext:value-type="string">
            <text:p>30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20]+7" office:value-type="date" office:date-value="2025-11-12" calcext:value-type="date">
            <text:p>2025-11-12</text:p>
          </table:table-cell>
          <table:table-cell table:style-name="ce12" table:formula="of:=(-cpcu)*[.E321]+[.D321]" office:value-type="currency" office:currency="EUR" office:value="8789850" calcext:value-type="currency">
            <text:p>8 789 850 €</text:p>
          </table:table-cell>
          <table:table-cell table:style-name="ce12" table:formula="of:=financ-custoprot-custofab+[.B321]" office:value-type="currency" office:currency="EUR" office:value="9789850" calcext:value-type="currency">
            <text:p>9 789 850 €</text:p>
          </table:table-cell>
          <table:table-cell table:style-name="ce12" table:formula="of:=(qtdoses*pvpdose*7)*[.E321]+[.D320]" office:value-type="currency" office:currency="EUR" office:value="16439850" calcext:value-type="currency">
            <text:p>16 439 850 €</text:p>
          </table:table-cell>
          <table:table-cell table:style-name="ce20" office:value-type="string" calcext:value-type="string">
            <text:p>30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21]+7" office:value-type="date" office:date-value="2025-11-19" calcext:value-type="date">
            <text:p>2025-11-19</text:p>
          </table:table-cell>
          <table:table-cell table:style-name="ce12" table:formula="of:=(-cpcu)*[.E322]+[.D322]" office:value-type="currency" office:currency="EUR" office:value="8872300" calcext:value-type="currency">
            <text:p>8 872 300 €</text:p>
          </table:table-cell>
          <table:table-cell table:style-name="ce12" table:formula="of:=financ-custoprot-custofab+[.B322]" office:value-type="currency" office:currency="EUR" office:value="9872300" calcext:value-type="currency">
            <text:p>9 872 300 €</text:p>
          </table:table-cell>
          <table:table-cell table:style-name="ce12" table:formula="of:=(qtdoses*pvpdose*7)*[.E322]+[.D321]" office:value-type="currency" office:currency="EUR" office:value="16547300" calcext:value-type="currency">
            <text:p>16 547 300 €</text:p>
          </table:table-cell>
          <table:table-cell table:style-name="ce20" office:value-type="string" calcext:value-type="string">
            <text:p>30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22]+7" office:value-type="date" office:date-value="2025-11-26" calcext:value-type="date">
            <text:p>2025-11-26</text:p>
          </table:table-cell>
          <table:table-cell table:style-name="ce12" table:formula="of:=(-cpcu)*[.E323]+[.D323]" office:value-type="currency" office:currency="EUR" office:value="8955100" calcext:value-type="currency">
            <text:p>8 955 100 €</text:p>
          </table:table-cell>
          <table:table-cell table:style-name="ce12" table:formula="of:=financ-custoprot-custofab+[.B323]" office:value-type="currency" office:currency="EUR" office:value="9955100" calcext:value-type="currency">
            <text:p>9 955 100 €</text:p>
          </table:table-cell>
          <table:table-cell table:style-name="ce12" table:formula="of:=(qtdoses*pvpdose*7)*[.E323]+[.D322]" office:value-type="currency" office:currency="EUR" office:value="16655100" calcext:value-type="currency">
            <text:p>16 655 100 €</text:p>
          </table:table-cell>
          <table:table-cell table:style-name="ce20" office:value-type="string" calcext:value-type="string">
            <text:p>30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23]+7" office:value-type="date" office:date-value="2025-12-03" calcext:value-type="date">
            <text:p>2025-12-03</text:p>
          </table:table-cell>
          <table:table-cell table:style-name="ce12" table:formula="of:=(-cpcu)*[.E324]+[.D324]" office:value-type="currency" office:currency="EUR" office:value="9038250" calcext:value-type="currency">
            <text:p>9 038 250 €</text:p>
          </table:table-cell>
          <table:table-cell table:style-name="ce12" table:formula="of:=financ-custoprot-custofab+[.B324]" office:value-type="currency" office:currency="EUR" office:value="10038250" calcext:value-type="currency">
            <text:p>10 038 250 €</text:p>
          </table:table-cell>
          <table:table-cell table:style-name="ce12" table:formula="of:=(qtdoses*pvpdose*7)*[.E324]+[.D323]" office:value-type="currency" office:currency="EUR" office:value="16763250" calcext:value-type="currency">
            <text:p>16 763 250 €</text:p>
          </table:table-cell>
          <table:table-cell table:style-name="ce20" office:value-type="string" calcext:value-type="string">
            <text:p>30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24]+7" office:value-type="date" office:date-value="2025-12-10" calcext:value-type="date">
            <text:p>2025-12-10</text:p>
          </table:table-cell>
          <table:table-cell table:style-name="ce12" table:formula="of:=(-cpcu)*[.E325]+[.D325]" office:value-type="currency" office:currency="EUR" office:value="9121750" calcext:value-type="currency">
            <text:p>9 121 750 €</text:p>
          </table:table-cell>
          <table:table-cell table:style-name="ce12" table:formula="of:=financ-custoprot-custofab+[.B325]" office:value-type="currency" office:currency="EUR" office:value="10121750" calcext:value-type="currency">
            <text:p>10 121 750 €</text:p>
          </table:table-cell>
          <table:table-cell table:style-name="ce12" table:formula="of:=(qtdoses*pvpdose*7)*[.E325]+[.D324]" office:value-type="currency" office:currency="EUR" office:value="16871750" calcext:value-type="currency">
            <text:p>16 871 750 €</text:p>
          </table:table-cell>
          <table:table-cell table:style-name="ce20" office:value-type="string" calcext:value-type="string">
            <text:p>31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25]+7" office:value-type="date" office:date-value="2025-12-17" calcext:value-type="date">
            <text:p>2025-12-17</text:p>
          </table:table-cell>
          <table:table-cell table:style-name="ce12" table:formula="of:=(-cpcu)*[.E326]+[.D326]" office:value-type="currency" office:currency="EUR" office:value="9205600" calcext:value-type="currency">
            <text:p>9 205 600 €</text:p>
          </table:table-cell>
          <table:table-cell table:style-name="ce12" table:formula="of:=financ-custoprot-custofab+[.B326]" office:value-type="currency" office:currency="EUR" office:value="10205600" calcext:value-type="currency">
            <text:p>10 205 600 €</text:p>
          </table:table-cell>
          <table:table-cell table:style-name="ce12" table:formula="of:=(qtdoses*pvpdose*7)*[.E326]+[.D325]" office:value-type="currency" office:currency="EUR" office:value="16980600" calcext:value-type="currency">
            <text:p>16 980 600 €</text:p>
          </table:table-cell>
          <table:table-cell table:style-name="ce20" office:value-type="string" calcext:value-type="string">
            <text:p>31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26]+7" office:value-type="date" office:date-value="2025-12-24" calcext:value-type="date">
            <text:p>2025-12-24</text:p>
          </table:table-cell>
          <table:table-cell table:style-name="ce12" table:formula="of:=(-cpcu)*[.E327]+[.D327]" office:value-type="currency" office:currency="EUR" office:value="9289800" calcext:value-type="currency">
            <text:p>9 289 800 €</text:p>
          </table:table-cell>
          <table:table-cell table:style-name="ce12" table:formula="of:=financ-custoprot-custofab+[.B327]" office:value-type="currency" office:currency="EUR" office:value="10289800" calcext:value-type="currency">
            <text:p>10 289 800 €</text:p>
          </table:table-cell>
          <table:table-cell table:style-name="ce12" table:formula="of:=(qtdoses*pvpdose*7)*[.E327]+[.D326]" office:value-type="currency" office:currency="EUR" office:value="17089800" calcext:value-type="currency">
            <text:p>17 089 800 €</text:p>
          </table:table-cell>
          <table:table-cell table:style-name="ce20" office:value-type="string" calcext:value-type="string">
            <text:p>31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27]+7" office:value-type="date" office:date-value="2025-12-31" calcext:value-type="date">
            <text:p>2025-12-31</text:p>
          </table:table-cell>
          <table:table-cell table:style-name="ce12" table:formula="of:=(-cpcu)*[.E328]+[.D328]" office:value-type="currency" office:currency="EUR" office:value="9374350" calcext:value-type="currency">
            <text:p>9 374 350 €</text:p>
          </table:table-cell>
          <table:table-cell table:style-name="ce12" table:formula="of:=financ-custoprot-custofab+[.B328]" office:value-type="currency" office:currency="EUR" office:value="10374350" calcext:value-type="currency">
            <text:p>10 374 350 €</text:p>
          </table:table-cell>
          <table:table-cell table:style-name="ce12" table:formula="of:=(qtdoses*pvpdose*7)*[.E328]+[.D327]" office:value-type="currency" office:currency="EUR" office:value="17199350" calcext:value-type="currency">
            <text:p>17 199 350 €</text:p>
          </table:table-cell>
          <table:table-cell table:style-name="ce20" office:value-type="string" calcext:value-type="string">
            <text:p>31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28]+7" office:value-type="date" office:date-value="2026-01-07" calcext:value-type="date">
            <text:p>2026-01-07</text:p>
          </table:table-cell>
          <table:table-cell table:style-name="ce12" table:formula="of:=(-cpcu)*[.E329]+[.D329]" office:value-type="currency" office:currency="EUR" office:value="9459250" calcext:value-type="currency">
            <text:p>9 459 250 €</text:p>
          </table:table-cell>
          <table:table-cell table:style-name="ce12" table:formula="of:=financ-custoprot-custofab+[.B329]" office:value-type="currency" office:currency="EUR" office:value="10459250" calcext:value-type="currency">
            <text:p>10 459 250 €</text:p>
          </table:table-cell>
          <table:table-cell table:style-name="ce12" table:formula="of:=(qtdoses*pvpdose*7)*[.E329]+[.D328]" office:value-type="currency" office:currency="EUR" office:value="17309250" calcext:value-type="currency">
            <text:p>17 309 250 €</text:p>
          </table:table-cell>
          <table:table-cell table:style-name="ce20" office:value-type="string" calcext:value-type="string">
            <text:p>31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29]+7" office:value-type="date" office:date-value="2026-01-14" calcext:value-type="date">
            <text:p>2026-01-14</text:p>
          </table:table-cell>
          <table:table-cell table:style-name="ce12" table:formula="of:=(-cpcu)*[.E330]+[.D330]" office:value-type="currency" office:currency="EUR" office:value="9544500" calcext:value-type="currency">
            <text:p>9 544 500 €</text:p>
          </table:table-cell>
          <table:table-cell table:style-name="ce12" table:formula="of:=financ-custoprot-custofab+[.B330]" office:value-type="currency" office:currency="EUR" office:value="10544500" calcext:value-type="currency">
            <text:p>10 544 500 €</text:p>
          </table:table-cell>
          <table:table-cell table:style-name="ce12" table:formula="of:=(qtdoses*pvpdose*7)*[.E330]+[.D329]" office:value-type="currency" office:currency="EUR" office:value="17419500" calcext:value-type="currency">
            <text:p>17 419 500 €</text:p>
          </table:table-cell>
          <table:table-cell table:style-name="ce20" office:value-type="string" calcext:value-type="string">
            <text:p>31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30]+7" office:value-type="date" office:date-value="2026-01-21" calcext:value-type="date">
            <text:p>2026-01-21</text:p>
          </table:table-cell>
          <table:table-cell table:style-name="ce12" table:formula="of:=(-cpcu)*[.E331]+[.D331]" office:value-type="currency" office:currency="EUR" office:value="9630100" calcext:value-type="currency">
            <text:p>9 630 100 €</text:p>
          </table:table-cell>
          <table:table-cell table:style-name="ce12" table:formula="of:=financ-custoprot-custofab+[.B331]" office:value-type="currency" office:currency="EUR" office:value="10630100" calcext:value-type="currency">
            <text:p>10 630 100 €</text:p>
          </table:table-cell>
          <table:table-cell table:style-name="ce12" table:formula="of:=(qtdoses*pvpdose*7)*[.E331]+[.D330]" office:value-type="currency" office:currency="EUR" office:value="17530100" calcext:value-type="currency">
            <text:p>17 530 100 €</text:p>
          </table:table-cell>
          <table:table-cell table:style-name="ce20" office:value-type="string" calcext:value-type="string">
            <text:p>31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31]+7" office:value-type="date" office:date-value="2026-01-28" calcext:value-type="date">
            <text:p>2026-01-28</text:p>
          </table:table-cell>
          <table:table-cell table:style-name="ce12" table:formula="of:=(-cpcu)*[.E332]+[.D332]" office:value-type="currency" office:currency="EUR" office:value="9716050" calcext:value-type="currency">
            <text:p>9 716 050 €</text:p>
          </table:table-cell>
          <table:table-cell table:style-name="ce12" table:formula="of:=financ-custoprot-custofab+[.B332]" office:value-type="currency" office:currency="EUR" office:value="10716050" calcext:value-type="currency">
            <text:p>10 716 050 €</text:p>
          </table:table-cell>
          <table:table-cell table:style-name="ce12" table:formula="of:=(qtdoses*pvpdose*7)*[.E332]+[.D331]" office:value-type="currency" office:currency="EUR" office:value="17641050" calcext:value-type="currency">
            <text:p>17 641 050 €</text:p>
          </table:table-cell>
          <table:table-cell table:style-name="ce20" office:value-type="string" calcext:value-type="string">
            <text:p>31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32]+7" office:value-type="date" office:date-value="2026-02-04" calcext:value-type="date">
            <text:p>2026-02-04</text:p>
          </table:table-cell>
          <table:table-cell table:style-name="ce12" table:formula="of:=(-cpcu)*[.E333]+[.D333]" office:value-type="currency" office:currency="EUR" office:value="9802350" calcext:value-type="currency">
            <text:p>9 802 350 €</text:p>
          </table:table-cell>
          <table:table-cell table:style-name="ce12" table:formula="of:=financ-custoprot-custofab+[.B333]" office:value-type="currency" office:currency="EUR" office:value="10802350" calcext:value-type="currency">
            <text:p>10 802 350 €</text:p>
          </table:table-cell>
          <table:table-cell table:style-name="ce12" table:formula="of:=(qtdoses*pvpdose*7)*[.E333]+[.D332]" office:value-type="currency" office:currency="EUR" office:value="17752350" calcext:value-type="currency">
            <text:p>17 752 350 €</text:p>
          </table:table-cell>
          <table:table-cell table:style-name="ce20" office:value-type="string" calcext:value-type="string">
            <text:p>31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33]+7" office:value-type="date" office:date-value="2026-02-11" calcext:value-type="date">
            <text:p>2026-02-11</text:p>
          </table:table-cell>
          <table:table-cell table:style-name="ce12" table:formula="of:=(-cpcu)*[.E334]+[.D334]" office:value-type="currency" office:currency="EUR" office:value="9889000" calcext:value-type="currency">
            <text:p>9 889 000 €</text:p>
          </table:table-cell>
          <table:table-cell table:style-name="ce12" table:formula="of:=financ-custoprot-custofab+[.B334]" office:value-type="currency" office:currency="EUR" office:value="10889000" calcext:value-type="currency">
            <text:p>10 889 000 €</text:p>
          </table:table-cell>
          <table:table-cell table:style-name="ce12" table:formula="of:=(qtdoses*pvpdose*7)*[.E334]+[.D333]" office:value-type="currency" office:currency="EUR" office:value="17864000" calcext:value-type="currency">
            <text:p>17 864 000 €</text:p>
          </table:table-cell>
          <table:table-cell table:style-name="ce20" office:value-type="string" calcext:value-type="string">
            <text:p>31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34]+7" office:value-type="date" office:date-value="2026-02-18" calcext:value-type="date">
            <text:p>2026-02-18</text:p>
          </table:table-cell>
          <table:table-cell table:style-name="ce12" table:formula="of:=(-cpcu)*[.E335]+[.D335]" office:value-type="currency" office:currency="EUR" office:value="9976000" calcext:value-type="currency">
            <text:p>9 976 000 €</text:p>
          </table:table-cell>
          <table:table-cell table:style-name="ce12" table:formula="of:=financ-custoprot-custofab+[.B335]" office:value-type="currency" office:currency="EUR" office:value="10976000" calcext:value-type="currency">
            <text:p>10 976 000 €</text:p>
          </table:table-cell>
          <table:table-cell table:style-name="ce12" table:formula="of:=(qtdoses*pvpdose*7)*[.E335]+[.D334]" office:value-type="currency" office:currency="EUR" office:value="17976000" calcext:value-type="currency">
            <text:p>17 976 000 €</text:p>
          </table:table-cell>
          <table:table-cell table:style-name="ce20" office:value-type="string" calcext:value-type="string">
            <text:p>32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35]+7" office:value-type="date" office:date-value="2026-02-25" calcext:value-type="date">
            <text:p>2026-02-25</text:p>
          </table:table-cell>
          <table:table-cell table:style-name="ce12" table:formula="of:=(-cpcu)*[.E336]+[.D336]" office:value-type="currency" office:currency="EUR" office:value="10063350" calcext:value-type="currency">
            <text:p>10 063 350 €</text:p>
          </table:table-cell>
          <table:table-cell table:style-name="ce12" table:formula="of:=financ-custoprot-custofab+[.B336]" office:value-type="currency" office:currency="EUR" office:value="11063350" calcext:value-type="currency">
            <text:p>11 063 350 €</text:p>
          </table:table-cell>
          <table:table-cell table:style-name="ce12" table:formula="of:=(qtdoses*pvpdose*7)*[.E336]+[.D335]" office:value-type="currency" office:currency="EUR" office:value="18088350" calcext:value-type="currency">
            <text:p>18 088 350 €</text:p>
          </table:table-cell>
          <table:table-cell table:style-name="ce20" office:value-type="string" calcext:value-type="string">
            <text:p>32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36]+7" office:value-type="date" office:date-value="2026-03-04" calcext:value-type="date">
            <text:p>2026-03-04</text:p>
          </table:table-cell>
          <table:table-cell table:style-name="ce12" table:formula="of:=(-cpcu)*[.E337]+[.D337]" office:value-type="currency" office:currency="EUR" office:value="10151050" calcext:value-type="currency">
            <text:p>10 151 050 €</text:p>
          </table:table-cell>
          <table:table-cell table:style-name="ce12" table:formula="of:=financ-custoprot-custofab+[.B337]" office:value-type="currency" office:currency="EUR" office:value="11151050" calcext:value-type="currency">
            <text:p>11 151 050 €</text:p>
          </table:table-cell>
          <table:table-cell table:style-name="ce12" table:formula="of:=(qtdoses*pvpdose*7)*[.E337]+[.D336]" office:value-type="currency" office:currency="EUR" office:value="18201050" calcext:value-type="currency">
            <text:p>18 201 050 €</text:p>
          </table:table-cell>
          <table:table-cell table:style-name="ce20" office:value-type="string" calcext:value-type="string">
            <text:p>32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37]+7" office:value-type="date" office:date-value="2026-03-11" calcext:value-type="date">
            <text:p>2026-03-11</text:p>
          </table:table-cell>
          <table:table-cell table:style-name="ce12" table:formula="of:=(-cpcu)*[.E338]+[.D338]" office:value-type="currency" office:currency="EUR" office:value="10239100" calcext:value-type="currency">
            <text:p>10 239 100 €</text:p>
          </table:table-cell>
          <table:table-cell table:style-name="ce12" table:formula="of:=financ-custoprot-custofab+[.B338]" office:value-type="currency" office:currency="EUR" office:value="11239100" calcext:value-type="currency">
            <text:p>11 239 100 €</text:p>
          </table:table-cell>
          <table:table-cell table:style-name="ce12" table:formula="of:=(qtdoses*pvpdose*7)*[.E338]+[.D337]" office:value-type="currency" office:currency="EUR" office:value="18314100" calcext:value-type="currency">
            <text:p>18 314 100 €</text:p>
          </table:table-cell>
          <table:table-cell table:style-name="ce20" office:value-type="string" calcext:value-type="string">
            <text:p>32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38]+7" office:value-type="date" office:date-value="2026-03-18" calcext:value-type="date">
            <text:p>2026-03-18</text:p>
          </table:table-cell>
          <table:table-cell table:style-name="ce12" table:formula="of:=(-cpcu)*[.E339]+[.D339]" office:value-type="currency" office:currency="EUR" office:value="10327500" calcext:value-type="currency">
            <text:p>10 327 500 €</text:p>
          </table:table-cell>
          <table:table-cell table:style-name="ce12" table:formula="of:=financ-custoprot-custofab+[.B339]" office:value-type="currency" office:currency="EUR" office:value="11327500" calcext:value-type="currency">
            <text:p>11 327 500 €</text:p>
          </table:table-cell>
          <table:table-cell table:style-name="ce12" table:formula="of:=(qtdoses*pvpdose*7)*[.E339]+[.D338]" office:value-type="currency" office:currency="EUR" office:value="18427500" calcext:value-type="currency">
            <text:p>18 427 500 €</text:p>
          </table:table-cell>
          <table:table-cell table:style-name="ce20" office:value-type="string" calcext:value-type="string">
            <text:p>32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39]+7" office:value-type="date" office:date-value="2026-03-25" calcext:value-type="date">
            <text:p>2026-03-25</text:p>
          </table:table-cell>
          <table:table-cell table:style-name="ce12" table:formula="of:=(-cpcu)*[.E340]+[.D340]" office:value-type="currency" office:currency="EUR" office:value="10416250" calcext:value-type="currency">
            <text:p>10 416 250 €</text:p>
          </table:table-cell>
          <table:table-cell table:style-name="ce12" table:formula="of:=financ-custoprot-custofab+[.B340]" office:value-type="currency" office:currency="EUR" office:value="11416250" calcext:value-type="currency">
            <text:p>11 416 250 €</text:p>
          </table:table-cell>
          <table:table-cell table:style-name="ce12" table:formula="of:=(qtdoses*pvpdose*7)*[.E340]+[.D339]" office:value-type="currency" office:currency="EUR" office:value="18541250" calcext:value-type="currency">
            <text:p>18 541 250 €</text:p>
          </table:table-cell>
          <table:table-cell table:style-name="ce20" office:value-type="string" calcext:value-type="string">
            <text:p>32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40]+7" office:value-type="date" office:date-value="2026-04-01" calcext:value-type="date">
            <text:p>2026-04-01</text:p>
          </table:table-cell>
          <table:table-cell table:style-name="ce12" table:formula="of:=(-cpcu)*[.E341]+[.D341]" office:value-type="currency" office:currency="EUR" office:value="10505350" calcext:value-type="currency">
            <text:p>10 505 350 €</text:p>
          </table:table-cell>
          <table:table-cell table:style-name="ce12" table:formula="of:=financ-custoprot-custofab+[.B341]" office:value-type="currency" office:currency="EUR" office:value="11505350" calcext:value-type="currency">
            <text:p>11 505 350 €</text:p>
          </table:table-cell>
          <table:table-cell table:style-name="ce12" table:formula="of:=(qtdoses*pvpdose*7)*[.E341]+[.D340]" office:value-type="currency" office:currency="EUR" office:value="18655350" calcext:value-type="currency">
            <text:p>18 655 350 €</text:p>
          </table:table-cell>
          <table:table-cell table:style-name="ce20" office:value-type="string" calcext:value-type="string">
            <text:p>32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41]+7" office:value-type="date" office:date-value="2026-04-08" calcext:value-type="date">
            <text:p>2026-04-08</text:p>
          </table:table-cell>
          <table:table-cell table:style-name="ce12" table:formula="of:=(-cpcu)*[.E342]+[.D342]" office:value-type="currency" office:currency="EUR" office:value="10594800" calcext:value-type="currency">
            <text:p>10 594 800 €</text:p>
          </table:table-cell>
          <table:table-cell table:style-name="ce12" table:formula="of:=financ-custoprot-custofab+[.B342]" office:value-type="currency" office:currency="EUR" office:value="11594800" calcext:value-type="currency">
            <text:p>11 594 800 €</text:p>
          </table:table-cell>
          <table:table-cell table:style-name="ce12" table:formula="of:=(qtdoses*pvpdose*7)*[.E342]+[.D341]" office:value-type="currency" office:currency="EUR" office:value="18769800" calcext:value-type="currency">
            <text:p>18 769 800 €</text:p>
          </table:table-cell>
          <table:table-cell table:style-name="ce20" office:value-type="string" calcext:value-type="string">
            <text:p>32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42]+7" office:value-type="date" office:date-value="2026-04-15" calcext:value-type="date">
            <text:p>2026-04-15</text:p>
          </table:table-cell>
          <table:table-cell table:style-name="ce12" table:formula="of:=(-cpcu)*[.E343]+[.D343]" office:value-type="currency" office:currency="EUR" office:value="10684600" calcext:value-type="currency">
            <text:p>10 684 600 €</text:p>
          </table:table-cell>
          <table:table-cell table:style-name="ce12" table:formula="of:=financ-custoprot-custofab+[.B343]" office:value-type="currency" office:currency="EUR" office:value="11684600" calcext:value-type="currency">
            <text:p>11 684 600 €</text:p>
          </table:table-cell>
          <table:table-cell table:style-name="ce12" table:formula="of:=(qtdoses*pvpdose*7)*[.E343]+[.D342]" office:value-type="currency" office:currency="EUR" office:value="18884600" calcext:value-type="currency">
            <text:p>18 884 600 €</text:p>
          </table:table-cell>
          <table:table-cell table:style-name="ce20" office:value-type="string" calcext:value-type="string">
            <text:p>32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43]+7" office:value-type="date" office:date-value="2026-04-22" calcext:value-type="date">
            <text:p>2026-04-22</text:p>
          </table:table-cell>
          <table:table-cell table:style-name="ce12" table:formula="of:=(-cpcu)*[.E344]+[.D344]" office:value-type="currency" office:currency="EUR" office:value="10774750" calcext:value-type="currency">
            <text:p>10 774 750 €</text:p>
          </table:table-cell>
          <table:table-cell table:style-name="ce12" table:formula="of:=financ-custoprot-custofab+[.B344]" office:value-type="currency" office:currency="EUR" office:value="11774750" calcext:value-type="currency">
            <text:p>11 774 750 €</text:p>
          </table:table-cell>
          <table:table-cell table:style-name="ce12" table:formula="of:=(qtdoses*pvpdose*7)*[.E344]+[.D343]" office:value-type="currency" office:currency="EUR" office:value="18999750" calcext:value-type="currency">
            <text:p>18 999 750 €</text:p>
          </table:table-cell>
          <table:table-cell table:style-name="ce20" office:value-type="string" calcext:value-type="string">
            <text:p>32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44]+7" office:value-type="date" office:date-value="2026-04-29" calcext:value-type="date">
            <text:p>2026-04-29</text:p>
          </table:table-cell>
          <table:table-cell table:style-name="ce12" table:formula="of:=(-cpcu)*[.E345]+[.D345]" office:value-type="currency" office:currency="EUR" office:value="10865250" calcext:value-type="currency">
            <text:p>10 865 250 €</text:p>
          </table:table-cell>
          <table:table-cell table:style-name="ce12" table:formula="of:=financ-custoprot-custofab+[.B345]" office:value-type="currency" office:currency="EUR" office:value="11865250" calcext:value-type="currency">
            <text:p>11 865 250 €</text:p>
          </table:table-cell>
          <table:table-cell table:style-name="ce12" table:formula="of:=(qtdoses*pvpdose*7)*[.E345]+[.D344]" office:value-type="currency" office:currency="EUR" office:value="19115250" calcext:value-type="currency">
            <text:p>19 115 250 €</text:p>
          </table:table-cell>
          <table:table-cell table:style-name="ce20" office:value-type="string" calcext:value-type="string">
            <text:p>33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45]+7" office:value-type="date" office:date-value="2026-05-06" calcext:value-type="date">
            <text:p>2026-05-06</text:p>
          </table:table-cell>
          <table:table-cell table:style-name="ce12" table:formula="of:=(-cpcu)*[.E346]+[.D346]" office:value-type="currency" office:currency="EUR" office:value="10956100" calcext:value-type="currency">
            <text:p>10 956 100 €</text:p>
          </table:table-cell>
          <table:table-cell table:style-name="ce12" table:formula="of:=financ-custoprot-custofab+[.B346]" office:value-type="currency" office:currency="EUR" office:value="11956100" calcext:value-type="currency">
            <text:p>11 956 100 €</text:p>
          </table:table-cell>
          <table:table-cell table:style-name="ce12" table:formula="of:=(qtdoses*pvpdose*7)*[.E346]+[.D345]" office:value-type="currency" office:currency="EUR" office:value="19231100" calcext:value-type="currency">
            <text:p>19 231 100 €</text:p>
          </table:table-cell>
          <table:table-cell table:style-name="ce20" office:value-type="string" calcext:value-type="string">
            <text:p>33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46]+7" office:value-type="date" office:date-value="2026-05-13" calcext:value-type="date">
            <text:p>2026-05-13</text:p>
          </table:table-cell>
          <table:table-cell table:style-name="ce12" table:formula="of:=(-cpcu)*[.E347]+[.D347]" office:value-type="currency" office:currency="EUR" office:value="11047300" calcext:value-type="currency">
            <text:p>11 047 300 €</text:p>
          </table:table-cell>
          <table:table-cell table:style-name="ce12" table:formula="of:=financ-custoprot-custofab+[.B347]" office:value-type="currency" office:currency="EUR" office:value="12047300" calcext:value-type="currency">
            <text:p>12 047 300 €</text:p>
          </table:table-cell>
          <table:table-cell table:style-name="ce12" table:formula="of:=(qtdoses*pvpdose*7)*[.E347]+[.D346]" office:value-type="currency" office:currency="EUR" office:value="19347300" calcext:value-type="currency">
            <text:p>19 347 300 €</text:p>
          </table:table-cell>
          <table:table-cell table:style-name="ce20" office:value-type="string" calcext:value-type="string">
            <text:p>33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47]+7" office:value-type="date" office:date-value="2026-05-20" calcext:value-type="date">
            <text:p>2026-05-20</text:p>
          </table:table-cell>
          <table:table-cell table:style-name="ce12" table:formula="of:=(-cpcu)*[.E348]+[.D348]" office:value-type="currency" office:currency="EUR" office:value="11138850" calcext:value-type="currency">
            <text:p>11 138 850 €</text:p>
          </table:table-cell>
          <table:table-cell table:style-name="ce12" table:formula="of:=financ-custoprot-custofab+[.B348]" office:value-type="currency" office:currency="EUR" office:value="12138850" calcext:value-type="currency">
            <text:p>12 138 850 €</text:p>
          </table:table-cell>
          <table:table-cell table:style-name="ce12" table:formula="of:=(qtdoses*pvpdose*7)*[.E348]+[.D347]" office:value-type="currency" office:currency="EUR" office:value="19463850" calcext:value-type="currency">
            <text:p>19 463 850 €</text:p>
          </table:table-cell>
          <table:table-cell table:style-name="ce20" office:value-type="string" calcext:value-type="string">
            <text:p>33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48]+7" office:value-type="date" office:date-value="2026-05-27" calcext:value-type="date">
            <text:p>2026-05-27</text:p>
          </table:table-cell>
          <table:table-cell table:style-name="ce12" table:formula="of:=(-cpcu)*[.E349]+[.D349]" office:value-type="currency" office:currency="EUR" office:value="11230750" calcext:value-type="currency">
            <text:p>11 230 750 €</text:p>
          </table:table-cell>
          <table:table-cell table:style-name="ce12" table:formula="of:=financ-custoprot-custofab+[.B349]" office:value-type="currency" office:currency="EUR" office:value="12230750" calcext:value-type="currency">
            <text:p>12 230 750 €</text:p>
          </table:table-cell>
          <table:table-cell table:style-name="ce12" table:formula="of:=(qtdoses*pvpdose*7)*[.E349]+[.D348]" office:value-type="currency" office:currency="EUR" office:value="19580750" calcext:value-type="currency">
            <text:p>19 580 750 €</text:p>
          </table:table-cell>
          <table:table-cell table:style-name="ce20" office:value-type="string" calcext:value-type="string">
            <text:p>33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49]+7" office:value-type="date" office:date-value="2026-06-03" calcext:value-type="date">
            <text:p>2026-06-03</text:p>
          </table:table-cell>
          <table:table-cell table:style-name="ce12" table:formula="of:=(-cpcu)*[.E350]+[.D350]" office:value-type="currency" office:currency="EUR" office:value="11323000" calcext:value-type="currency">
            <text:p>11 323 000 €</text:p>
          </table:table-cell>
          <table:table-cell table:style-name="ce12" table:formula="of:=financ-custoprot-custofab+[.B350]" office:value-type="currency" office:currency="EUR" office:value="12323000" calcext:value-type="currency">
            <text:p>12 323 000 €</text:p>
          </table:table-cell>
          <table:table-cell table:style-name="ce12" table:formula="of:=(qtdoses*pvpdose*7)*[.E350]+[.D349]" office:value-type="currency" office:currency="EUR" office:value="19698000" calcext:value-type="currency">
            <text:p>19 698 000 €</text:p>
          </table:table-cell>
          <table:table-cell table:style-name="ce20" office:value-type="string" calcext:value-type="string">
            <text:p>33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50]+7" office:value-type="date" office:date-value="2026-06-10" calcext:value-type="date">
            <text:p>2026-06-10</text:p>
          </table:table-cell>
          <table:table-cell table:style-name="ce12" table:formula="of:=(-cpcu)*[.E351]+[.D351]" office:value-type="currency" office:currency="EUR" office:value="11415600" calcext:value-type="currency">
            <text:p>11 415 600 €</text:p>
          </table:table-cell>
          <table:table-cell table:style-name="ce12" table:formula="of:=financ-custoprot-custofab+[.B351]" office:value-type="currency" office:currency="EUR" office:value="12415600" calcext:value-type="currency">
            <text:p>12 415 600 €</text:p>
          </table:table-cell>
          <table:table-cell table:style-name="ce12" table:formula="of:=(qtdoses*pvpdose*7)*[.E351]+[.D350]" office:value-type="currency" office:currency="EUR" office:value="19815600" calcext:value-type="currency">
            <text:p>19 815 600 €</text:p>
          </table:table-cell>
          <table:table-cell table:style-name="ce20" office:value-type="string" calcext:value-type="string">
            <text:p>33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51]+7" office:value-type="date" office:date-value="2026-06-17" calcext:value-type="date">
            <text:p>2026-06-17</text:p>
          </table:table-cell>
          <table:table-cell table:style-name="ce12" table:formula="of:=(-cpcu)*[.E352]+[.D352]" office:value-type="currency" office:currency="EUR" office:value="11508550" calcext:value-type="currency">
            <text:p>11 508 550 €</text:p>
          </table:table-cell>
          <table:table-cell table:style-name="ce12" table:formula="of:=financ-custoprot-custofab+[.B352]" office:value-type="currency" office:currency="EUR" office:value="12508550" calcext:value-type="currency">
            <text:p>12 508 550 €</text:p>
          </table:table-cell>
          <table:table-cell table:style-name="ce12" table:formula="of:=(qtdoses*pvpdose*7)*[.E352]+[.D351]" office:value-type="currency" office:currency="EUR" office:value="19933550" calcext:value-type="currency">
            <text:p>19 933 550 €</text:p>
          </table:table-cell>
          <table:table-cell table:style-name="ce20" office:value-type="string" calcext:value-type="string">
            <text:p>33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52]+7" office:value-type="date" office:date-value="2026-06-24" calcext:value-type="date">
            <text:p>2026-06-24</text:p>
          </table:table-cell>
          <table:table-cell table:style-name="ce12" table:formula="of:=(-cpcu)*[.E353]+[.D353]" office:value-type="currency" office:currency="EUR" office:value="11601850" calcext:value-type="currency">
            <text:p>11 601 850 €</text:p>
          </table:table-cell>
          <table:table-cell table:style-name="ce12" table:formula="of:=financ-custoprot-custofab+[.B353]" office:value-type="currency" office:currency="EUR" office:value="12601850" calcext:value-type="currency">
            <text:p>12 601 850 €</text:p>
          </table:table-cell>
          <table:table-cell table:style-name="ce12" table:formula="of:=(qtdoses*pvpdose*7)*[.E353]+[.D352]" office:value-type="currency" office:currency="EUR" office:value="20051850" calcext:value-type="currency">
            <text:p>20 051 850 €</text:p>
          </table:table-cell>
          <table:table-cell table:style-name="ce20" office:value-type="string" calcext:value-type="string">
            <text:p>33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53]+7" office:value-type="date" office:date-value="2026-07-01" calcext:value-type="date">
            <text:p>2026-07-01</text:p>
          </table:table-cell>
          <table:table-cell table:style-name="ce12" table:formula="of:=(-cpcu)*[.E354]+[.D354]" office:value-type="currency" office:currency="EUR" office:value="11695500" calcext:value-type="currency">
            <text:p>11 695 500 €</text:p>
          </table:table-cell>
          <table:table-cell table:style-name="ce12" table:formula="of:=financ-custoprot-custofab+[.B354]" office:value-type="currency" office:currency="EUR" office:value="12695500" calcext:value-type="currency">
            <text:p>12 695 500 €</text:p>
          </table:table-cell>
          <table:table-cell table:style-name="ce12" table:formula="of:=(qtdoses*pvpdose*7)*[.E354]+[.D353]" office:value-type="currency" office:currency="EUR" office:value="20170500" calcext:value-type="currency">
            <text:p>20 170 500 €</text:p>
          </table:table-cell>
          <table:table-cell table:style-name="ce20" office:value-type="string" calcext:value-type="string">
            <text:p>33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54]+7" office:value-type="date" office:date-value="2026-07-08" calcext:value-type="date">
            <text:p>2026-07-08</text:p>
          </table:table-cell>
          <table:table-cell table:style-name="ce12" table:formula="of:=(-cpcu)*[.E355]+[.D355]" office:value-type="currency" office:currency="EUR" office:value="11789500" calcext:value-type="currency">
            <text:p>11 789 500 €</text:p>
          </table:table-cell>
          <table:table-cell table:style-name="ce12" table:formula="of:=financ-custoprot-custofab+[.B355]" office:value-type="currency" office:currency="EUR" office:value="12789500" calcext:value-type="currency">
            <text:p>12 789 500 €</text:p>
          </table:table-cell>
          <table:table-cell table:style-name="ce12" table:formula="of:=(qtdoses*pvpdose*7)*[.E355]+[.D354]" office:value-type="currency" office:currency="EUR" office:value="20289500" calcext:value-type="currency">
            <text:p>20 289 500 €</text:p>
          </table:table-cell>
          <table:table-cell table:style-name="ce20" office:value-type="string" calcext:value-type="string">
            <text:p>34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55]+7" office:value-type="date" office:date-value="2026-07-15" calcext:value-type="date">
            <text:p>2026-07-15</text:p>
          </table:table-cell>
          <table:table-cell table:style-name="ce12" table:formula="of:=(-cpcu)*[.E356]+[.D356]" office:value-type="currency" office:currency="EUR" office:value="11883850" calcext:value-type="currency">
            <text:p>11 883 850 €</text:p>
          </table:table-cell>
          <table:table-cell table:style-name="ce12" table:formula="of:=financ-custoprot-custofab+[.B356]" office:value-type="currency" office:currency="EUR" office:value="12883850" calcext:value-type="currency">
            <text:p>12 883 850 €</text:p>
          </table:table-cell>
          <table:table-cell table:style-name="ce12" table:formula="of:=(qtdoses*pvpdose*7)*[.E356]+[.D355]" office:value-type="currency" office:currency="EUR" office:value="20408850" calcext:value-type="currency">
            <text:p>20 408 850 €</text:p>
          </table:table-cell>
          <table:table-cell table:style-name="ce20" office:value-type="string" calcext:value-type="string">
            <text:p>34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56]+7" office:value-type="date" office:date-value="2026-07-22" calcext:value-type="date">
            <text:p>2026-07-22</text:p>
          </table:table-cell>
          <table:table-cell table:style-name="ce12" table:formula="of:=(-cpcu)*[.E357]+[.D357]" office:value-type="currency" office:currency="EUR" office:value="11978550" calcext:value-type="currency">
            <text:p>11 978 550 €</text:p>
          </table:table-cell>
          <table:table-cell table:style-name="ce12" table:formula="of:=financ-custoprot-custofab+[.B357]" office:value-type="currency" office:currency="EUR" office:value="12978550" calcext:value-type="currency">
            <text:p>12 978 550 €</text:p>
          </table:table-cell>
          <table:table-cell table:style-name="ce12" table:formula="of:=(qtdoses*pvpdose*7)*[.E357]+[.D356]" office:value-type="currency" office:currency="EUR" office:value="20528550" calcext:value-type="currency">
            <text:p>20 528 550 €</text:p>
          </table:table-cell>
          <table:table-cell table:style-name="ce20" office:value-type="string" calcext:value-type="string">
            <text:p>34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57]+7" office:value-type="date" office:date-value="2026-07-29" calcext:value-type="date">
            <text:p>2026-07-29</text:p>
          </table:table-cell>
          <table:table-cell table:style-name="ce12" table:formula="of:=(-cpcu)*[.E358]+[.D358]" office:value-type="currency" office:currency="EUR" office:value="12073600" calcext:value-type="currency">
            <text:p>12 073 600 €</text:p>
          </table:table-cell>
          <table:table-cell table:style-name="ce12" table:formula="of:=financ-custoprot-custofab+[.B358]" office:value-type="currency" office:currency="EUR" office:value="13073600" calcext:value-type="currency">
            <text:p>13 073 600 €</text:p>
          </table:table-cell>
          <table:table-cell table:style-name="ce12" table:formula="of:=(qtdoses*pvpdose*7)*[.E358]+[.D357]" office:value-type="currency" office:currency="EUR" office:value="20648600" calcext:value-type="currency">
            <text:p>20 648 600 €</text:p>
          </table:table-cell>
          <table:table-cell table:style-name="ce20" office:value-type="string" calcext:value-type="string">
            <text:p>34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58]+7" office:value-type="date" office:date-value="2026-08-05" calcext:value-type="date">
            <text:p>2026-08-05</text:p>
          </table:table-cell>
          <table:table-cell table:style-name="ce12" table:formula="of:=(-cpcu)*[.E359]+[.D359]" office:value-type="currency" office:currency="EUR" office:value="12169000" calcext:value-type="currency">
            <text:p>12 169 000 €</text:p>
          </table:table-cell>
          <table:table-cell table:style-name="ce12" table:formula="of:=financ-custoprot-custofab+[.B359]" office:value-type="currency" office:currency="EUR" office:value="13169000" calcext:value-type="currency">
            <text:p>13 169 000 €</text:p>
          </table:table-cell>
          <table:table-cell table:style-name="ce12" table:formula="of:=(qtdoses*pvpdose*7)*[.E359]+[.D358]" office:value-type="currency" office:currency="EUR" office:value="20769000" calcext:value-type="currency">
            <text:p>20 769 000 €</text:p>
          </table:table-cell>
          <table:table-cell table:style-name="ce20" office:value-type="string" calcext:value-type="string">
            <text:p>34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59]+7" office:value-type="date" office:date-value="2026-08-12" calcext:value-type="date">
            <text:p>2026-08-12</text:p>
          </table:table-cell>
          <table:table-cell table:style-name="ce12" table:formula="of:=(-cpcu)*[.E360]+[.D360]" office:value-type="currency" office:currency="EUR" office:value="12264750" calcext:value-type="currency">
            <text:p>12 264 750 €</text:p>
          </table:table-cell>
          <table:table-cell table:style-name="ce12" table:formula="of:=financ-custoprot-custofab+[.B360]" office:value-type="currency" office:currency="EUR" office:value="13264750" calcext:value-type="currency">
            <text:p>13 264 750 €</text:p>
          </table:table-cell>
          <table:table-cell table:style-name="ce12" table:formula="of:=(qtdoses*pvpdose*7)*[.E360]+[.D359]" office:value-type="currency" office:currency="EUR" office:value="20889750" calcext:value-type="currency">
            <text:p>20 889 750 €</text:p>
          </table:table-cell>
          <table:table-cell table:style-name="ce20" office:value-type="string" calcext:value-type="string">
            <text:p>34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60]+7" office:value-type="date" office:date-value="2026-08-19" calcext:value-type="date">
            <text:p>2026-08-19</text:p>
          </table:table-cell>
          <table:table-cell table:style-name="ce12" table:formula="of:=(-cpcu)*[.E361]+[.D361]" office:value-type="currency" office:currency="EUR" office:value="12360850" calcext:value-type="currency">
            <text:p>12 360 850 €</text:p>
          </table:table-cell>
          <table:table-cell table:style-name="ce12" table:formula="of:=financ-custoprot-custofab+[.B361]" office:value-type="currency" office:currency="EUR" office:value="13360850" calcext:value-type="currency">
            <text:p>13 360 850 €</text:p>
          </table:table-cell>
          <table:table-cell table:style-name="ce12" table:formula="of:=(qtdoses*pvpdose*7)*[.E361]+[.D360]" office:value-type="currency" office:currency="EUR" office:value="21010850" calcext:value-type="currency">
            <text:p>21 010 850 €</text:p>
          </table:table-cell>
          <table:table-cell table:style-name="ce20" office:value-type="string" calcext:value-type="string">
            <text:p>34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61]+7" office:value-type="date" office:date-value="2026-08-26" calcext:value-type="date">
            <text:p>2026-08-26</text:p>
          </table:table-cell>
          <table:table-cell table:style-name="ce12" table:formula="of:=(-cpcu)*[.E362]+[.D362]" office:value-type="currency" office:currency="EUR" office:value="12457300" calcext:value-type="currency">
            <text:p>12 457 300 €</text:p>
          </table:table-cell>
          <table:table-cell table:style-name="ce12" table:formula="of:=financ-custoprot-custofab+[.B362]" office:value-type="currency" office:currency="EUR" office:value="13457300" calcext:value-type="currency">
            <text:p>13 457 300 €</text:p>
          </table:table-cell>
          <table:table-cell table:style-name="ce12" table:formula="of:=(qtdoses*pvpdose*7)*[.E362]+[.D361]" office:value-type="currency" office:currency="EUR" office:value="21132300" calcext:value-type="currency">
            <text:p>21 132 300 €</text:p>
          </table:table-cell>
          <table:table-cell table:style-name="ce20" office:value-type="string" calcext:value-type="string">
            <text:p>34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62]+7" office:value-type="date" office:date-value="2026-09-02" calcext:value-type="date">
            <text:p>2026-09-02</text:p>
          </table:table-cell>
          <table:table-cell table:style-name="ce12" table:formula="of:=(-cpcu)*[.E363]+[.D363]" office:value-type="currency" office:currency="EUR" office:value="12554100" calcext:value-type="currency">
            <text:p>12 554 100 €</text:p>
          </table:table-cell>
          <table:table-cell table:style-name="ce12" table:formula="of:=financ-custoprot-custofab+[.B363]" office:value-type="currency" office:currency="EUR" office:value="13554100" calcext:value-type="currency">
            <text:p>13 554 100 €</text:p>
          </table:table-cell>
          <table:table-cell table:style-name="ce12" table:formula="of:=(qtdoses*pvpdose*7)*[.E363]+[.D362]" office:value-type="currency" office:currency="EUR" office:value="21254100" calcext:value-type="currency">
            <text:p>21 254 100 €</text:p>
          </table:table-cell>
          <table:table-cell table:style-name="ce20" office:value-type="string" calcext:value-type="string">
            <text:p>34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63]+7" office:value-type="date" office:date-value="2026-09-09" calcext:value-type="date">
            <text:p>2026-09-09</text:p>
          </table:table-cell>
          <table:table-cell table:style-name="ce12" table:formula="of:=(-cpcu)*[.E364]+[.D364]" office:value-type="currency" office:currency="EUR" office:value="12651250" calcext:value-type="currency">
            <text:p>12 651 250 €</text:p>
          </table:table-cell>
          <table:table-cell table:style-name="ce12" table:formula="of:=financ-custoprot-custofab+[.B364]" office:value-type="currency" office:currency="EUR" office:value="13651250" calcext:value-type="currency">
            <text:p>13 651 250 €</text:p>
          </table:table-cell>
          <table:table-cell table:style-name="ce12" table:formula="of:=(qtdoses*pvpdose*7)*[.E364]+[.D363]" office:value-type="currency" office:currency="EUR" office:value="21376250" calcext:value-type="currency">
            <text:p>21 376 250 €</text:p>
          </table:table-cell>
          <table:table-cell table:style-name="ce20" office:value-type="string" calcext:value-type="string">
            <text:p>34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64]+7" office:value-type="date" office:date-value="2026-09-16" calcext:value-type="date">
            <text:p>2026-09-16</text:p>
          </table:table-cell>
          <table:table-cell table:style-name="ce12" table:formula="of:=(-cpcu)*[.E365]+[.D365]" office:value-type="currency" office:currency="EUR" office:value="12748750" calcext:value-type="currency">
            <text:p>12 748 750 €</text:p>
          </table:table-cell>
          <table:table-cell table:style-name="ce12" table:formula="of:=financ-custoprot-custofab+[.B365]" office:value-type="currency" office:currency="EUR" office:value="13748750" calcext:value-type="currency">
            <text:p>13 748 750 €</text:p>
          </table:table-cell>
          <table:table-cell table:style-name="ce12" table:formula="of:=(qtdoses*pvpdose*7)*[.E365]+[.D364]" office:value-type="currency" office:currency="EUR" office:value="21498750" calcext:value-type="currency">
            <text:p>21 498 750 €</text:p>
          </table:table-cell>
          <table:table-cell table:style-name="ce20" office:value-type="string" calcext:value-type="string">
            <text:p>35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65]+7" office:value-type="date" office:date-value="2026-09-23" calcext:value-type="date">
            <text:p>2026-09-23</text:p>
          </table:table-cell>
          <table:table-cell table:style-name="ce12" table:formula="of:=(-cpcu)*[.E366]+[.D366]" office:value-type="currency" office:currency="EUR" office:value="12846600" calcext:value-type="currency">
            <text:p>12 846 600 €</text:p>
          </table:table-cell>
          <table:table-cell table:style-name="ce12" table:formula="of:=financ-custoprot-custofab+[.B366]" office:value-type="currency" office:currency="EUR" office:value="13846600" calcext:value-type="currency">
            <text:p>13 846 600 €</text:p>
          </table:table-cell>
          <table:table-cell table:style-name="ce12" table:formula="of:=(qtdoses*pvpdose*7)*[.E366]+[.D365]" office:value-type="currency" office:currency="EUR" office:value="21621600" calcext:value-type="currency">
            <text:p>21 621 600 €</text:p>
          </table:table-cell>
          <table:table-cell table:style-name="ce20" office:value-type="string" calcext:value-type="string">
            <text:p>35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66]+7" office:value-type="date" office:date-value="2026-09-30" calcext:value-type="date">
            <text:p>2026-09-30</text:p>
          </table:table-cell>
          <table:table-cell table:style-name="ce12" table:formula="of:=(-cpcu)*[.E367]+[.D367]" office:value-type="currency" office:currency="EUR" office:value="12944800" calcext:value-type="currency">
            <text:p>12 944 800 €</text:p>
          </table:table-cell>
          <table:table-cell table:style-name="ce12" table:formula="of:=financ-custoprot-custofab+[.B367]" office:value-type="currency" office:currency="EUR" office:value="13944800" calcext:value-type="currency">
            <text:p>13 944 800 €</text:p>
          </table:table-cell>
          <table:table-cell table:style-name="ce12" table:formula="of:=(qtdoses*pvpdose*7)*[.E367]+[.D366]" office:value-type="currency" office:currency="EUR" office:value="21744800" calcext:value-type="currency">
            <text:p>21 744 800 €</text:p>
          </table:table-cell>
          <table:table-cell table:style-name="ce20" office:value-type="string" calcext:value-type="string">
            <text:p>35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67]+7" office:value-type="date" office:date-value="2026-10-07" calcext:value-type="date">
            <text:p>2026-10-07</text:p>
          </table:table-cell>
          <table:table-cell table:style-name="ce12" table:formula="of:=(-cpcu)*[.E368]+[.D368]" office:value-type="currency" office:currency="EUR" office:value="13043350" calcext:value-type="currency">
            <text:p>13 043 350 €</text:p>
          </table:table-cell>
          <table:table-cell table:style-name="ce12" table:formula="of:=financ-custoprot-custofab+[.B368]" office:value-type="currency" office:currency="EUR" office:value="14043350" calcext:value-type="currency">
            <text:p>14 043 350 €</text:p>
          </table:table-cell>
          <table:table-cell table:style-name="ce12" table:formula="of:=(qtdoses*pvpdose*7)*[.E368]+[.D367]" office:value-type="currency" office:currency="EUR" office:value="21868350" calcext:value-type="currency">
            <text:p>21 868 350 €</text:p>
          </table:table-cell>
          <table:table-cell table:style-name="ce20" office:value-type="string" calcext:value-type="string">
            <text:p>35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68]+7" office:value-type="date" office:date-value="2026-10-14" calcext:value-type="date">
            <text:p>2026-10-14</text:p>
          </table:table-cell>
          <table:table-cell table:style-name="ce12" table:formula="of:=(-cpcu)*[.E369]+[.D369]" office:value-type="currency" office:currency="EUR" office:value="13142250" calcext:value-type="currency">
            <text:p>13 142 250 €</text:p>
          </table:table-cell>
          <table:table-cell table:style-name="ce12" table:formula="of:=financ-custoprot-custofab+[.B369]" office:value-type="currency" office:currency="EUR" office:value="14142250" calcext:value-type="currency">
            <text:p>14 142 250 €</text:p>
          </table:table-cell>
          <table:table-cell table:style-name="ce12" table:formula="of:=(qtdoses*pvpdose*7)*[.E369]+[.D368]" office:value-type="currency" office:currency="EUR" office:value="21992250" calcext:value-type="currency">
            <text:p>21 992 250 €</text:p>
          </table:table-cell>
          <table:table-cell table:style-name="ce20" office:value-type="string" calcext:value-type="string">
            <text:p>35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69]+7" office:value-type="date" office:date-value="2026-10-21" calcext:value-type="date">
            <text:p>2026-10-21</text:p>
          </table:table-cell>
          <table:table-cell table:style-name="ce12" table:formula="of:=(-cpcu)*[.E370]+[.D370]" office:value-type="currency" office:currency="EUR" office:value="13241500" calcext:value-type="currency">
            <text:p>13 241 500 €</text:p>
          </table:table-cell>
          <table:table-cell table:style-name="ce12" table:formula="of:=financ-custoprot-custofab+[.B370]" office:value-type="currency" office:currency="EUR" office:value="14241500" calcext:value-type="currency">
            <text:p>14 241 500 €</text:p>
          </table:table-cell>
          <table:table-cell table:style-name="ce12" table:formula="of:=(qtdoses*pvpdose*7)*[.E370]+[.D369]" office:value-type="currency" office:currency="EUR" office:value="22116500" calcext:value-type="currency">
            <text:p>22 116 500 €</text:p>
          </table:table-cell>
          <table:table-cell table:style-name="ce20" office:value-type="string" calcext:value-type="string">
            <text:p>35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70]+7" office:value-type="date" office:date-value="2026-10-28" calcext:value-type="date">
            <text:p>2026-10-28</text:p>
          </table:table-cell>
          <table:table-cell table:style-name="ce12" table:formula="of:=(-cpcu)*[.E371]+[.D371]" office:value-type="currency" office:currency="EUR" office:value="13341100" calcext:value-type="currency">
            <text:p>13 341 100 €</text:p>
          </table:table-cell>
          <table:table-cell table:style-name="ce12" table:formula="of:=financ-custoprot-custofab+[.B371]" office:value-type="currency" office:currency="EUR" office:value="14341100" calcext:value-type="currency">
            <text:p>14 341 100 €</text:p>
          </table:table-cell>
          <table:table-cell table:style-name="ce12" table:formula="of:=(qtdoses*pvpdose*7)*[.E371]+[.D370]" office:value-type="currency" office:currency="EUR" office:value="22241100" calcext:value-type="currency">
            <text:p>22 241 100 €</text:p>
          </table:table-cell>
          <table:table-cell table:style-name="ce20" office:value-type="string" calcext:value-type="string">
            <text:p>35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71]+7" office:value-type="date" office:date-value="2026-11-04" calcext:value-type="date">
            <text:p>2026-11-04</text:p>
          </table:table-cell>
          <table:table-cell table:style-name="ce12" table:formula="of:=(-cpcu)*[.E372]+[.D372]" office:value-type="currency" office:currency="EUR" office:value="13441050" calcext:value-type="currency">
            <text:p>13 441 050 €</text:p>
          </table:table-cell>
          <table:table-cell table:style-name="ce12" table:formula="of:=financ-custoprot-custofab+[.B372]" office:value-type="currency" office:currency="EUR" office:value="14441050" calcext:value-type="currency">
            <text:p>14 441 050 €</text:p>
          </table:table-cell>
          <table:table-cell table:style-name="ce12" table:formula="of:=(qtdoses*pvpdose*7)*[.E372]+[.D371]" office:value-type="currency" office:currency="EUR" office:value="22366050" calcext:value-type="currency">
            <text:p>22 366 050 €</text:p>
          </table:table-cell>
          <table:table-cell table:style-name="ce20" office:value-type="string" calcext:value-type="string">
            <text:p>35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72]+7" office:value-type="date" office:date-value="2026-11-11" calcext:value-type="date">
            <text:p>2026-11-11</text:p>
          </table:table-cell>
          <table:table-cell table:style-name="ce12" table:formula="of:=(-cpcu)*[.E373]+[.D373]" office:value-type="currency" office:currency="EUR" office:value="13541350" calcext:value-type="currency">
            <text:p>13 541 350 €</text:p>
          </table:table-cell>
          <table:table-cell table:style-name="ce12" table:formula="of:=financ-custoprot-custofab+[.B373]" office:value-type="currency" office:currency="EUR" office:value="14541350" calcext:value-type="currency">
            <text:p>14 541 350 €</text:p>
          </table:table-cell>
          <table:table-cell table:style-name="ce12" table:formula="of:=(qtdoses*pvpdose*7)*[.E373]+[.D372]" office:value-type="currency" office:currency="EUR" office:value="22491350" calcext:value-type="currency">
            <text:p>22 491 350 €</text:p>
          </table:table-cell>
          <table:table-cell table:style-name="ce20" office:value-type="string" calcext:value-type="string">
            <text:p>35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73]+7" office:value-type="date" office:date-value="2026-11-18" calcext:value-type="date">
            <text:p>2026-11-18</text:p>
          </table:table-cell>
          <table:table-cell table:style-name="ce12" table:formula="of:=(-cpcu)*[.E374]+[.D374]" office:value-type="currency" office:currency="EUR" office:value="13642000" calcext:value-type="currency">
            <text:p>13 642 000 €</text:p>
          </table:table-cell>
          <table:table-cell table:style-name="ce12" table:formula="of:=financ-custoprot-custofab+[.B374]" office:value-type="currency" office:currency="EUR" office:value="14642000" calcext:value-type="currency">
            <text:p>14 642 000 €</text:p>
          </table:table-cell>
          <table:table-cell table:style-name="ce12" table:formula="of:=(qtdoses*pvpdose*7)*[.E374]+[.D373]" office:value-type="currency" office:currency="EUR" office:value="22617000" calcext:value-type="currency">
            <text:p>22 617 000 €</text:p>
          </table:table-cell>
          <table:table-cell table:style-name="ce20" office:value-type="string" calcext:value-type="string">
            <text:p>35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74]+7" office:value-type="date" office:date-value="2026-11-25" calcext:value-type="date">
            <text:p>2026-11-25</text:p>
          </table:table-cell>
          <table:table-cell table:style-name="ce12" table:formula="of:=(-cpcu)*[.E375]+[.D375]" office:value-type="currency" office:currency="EUR" office:value="13743000" calcext:value-type="currency">
            <text:p>13 743 000 €</text:p>
          </table:table-cell>
          <table:table-cell table:style-name="ce12" table:formula="of:=financ-custoprot-custofab+[.B375]" office:value-type="currency" office:currency="EUR" office:value="14743000" calcext:value-type="currency">
            <text:p>14 743 000 €</text:p>
          </table:table-cell>
          <table:table-cell table:style-name="ce12" table:formula="of:=(qtdoses*pvpdose*7)*[.E375]+[.D374]" office:value-type="currency" office:currency="EUR" office:value="22743000" calcext:value-type="currency">
            <text:p>22 743 000 €</text:p>
          </table:table-cell>
          <table:table-cell table:style-name="ce20" office:value-type="string" calcext:value-type="string">
            <text:p>36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75]+7" office:value-type="date" office:date-value="2026-12-02" calcext:value-type="date">
            <text:p>2026-12-02</text:p>
          </table:table-cell>
          <table:table-cell table:style-name="ce12" table:formula="of:=(-cpcu)*[.E376]+[.D376]" office:value-type="currency" office:currency="EUR" office:value="13844350" calcext:value-type="currency">
            <text:p>13 844 350 €</text:p>
          </table:table-cell>
          <table:table-cell table:style-name="ce12" table:formula="of:=financ-custoprot-custofab+[.B376]" office:value-type="currency" office:currency="EUR" office:value="14844350" calcext:value-type="currency">
            <text:p>14 844 350 €</text:p>
          </table:table-cell>
          <table:table-cell table:style-name="ce12" table:formula="of:=(qtdoses*pvpdose*7)*[.E376]+[.D375]" office:value-type="currency" office:currency="EUR" office:value="22869350" calcext:value-type="currency">
            <text:p>22 869 350 €</text:p>
          </table:table-cell>
          <table:table-cell table:style-name="ce20" office:value-type="string" calcext:value-type="string">
            <text:p>36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76]+7" office:value-type="date" office:date-value="2026-12-09" calcext:value-type="date">
            <text:p>2026-12-09</text:p>
          </table:table-cell>
          <table:table-cell table:style-name="ce12" table:formula="of:=(-cpcu)*[.E377]+[.D377]" office:value-type="currency" office:currency="EUR" office:value="13946050" calcext:value-type="currency">
            <text:p>13 946 050 €</text:p>
          </table:table-cell>
          <table:table-cell table:style-name="ce12" table:formula="of:=financ-custoprot-custofab+[.B377]" office:value-type="currency" office:currency="EUR" office:value="14946050" calcext:value-type="currency">
            <text:p>14 946 050 €</text:p>
          </table:table-cell>
          <table:table-cell table:style-name="ce12" table:formula="of:=(qtdoses*pvpdose*7)*[.E377]+[.D376]" office:value-type="currency" office:currency="EUR" office:value="22996050" calcext:value-type="currency">
            <text:p>22 996 050 €</text:p>
          </table:table-cell>
          <table:table-cell table:style-name="ce20" office:value-type="string" calcext:value-type="string">
            <text:p>36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77]+7" office:value-type="date" office:date-value="2026-12-16" calcext:value-type="date">
            <text:p>2026-12-16</text:p>
          </table:table-cell>
          <table:table-cell table:style-name="ce12" table:formula="of:=(-cpcu)*[.E378]+[.D378]" office:value-type="currency" office:currency="EUR" office:value="14048100" calcext:value-type="currency">
            <text:p>14 048 100 €</text:p>
          </table:table-cell>
          <table:table-cell table:style-name="ce12" table:formula="of:=financ-custoprot-custofab+[.B378]" office:value-type="currency" office:currency="EUR" office:value="15048100" calcext:value-type="currency">
            <text:p>15 048 100 €</text:p>
          </table:table-cell>
          <table:table-cell table:style-name="ce12" table:formula="of:=(qtdoses*pvpdose*7)*[.E378]+[.D377]" office:value-type="currency" office:currency="EUR" office:value="23123100" calcext:value-type="currency">
            <text:p>23 123 100 €</text:p>
          </table:table-cell>
          <table:table-cell table:style-name="ce20" office:value-type="string" calcext:value-type="string">
            <text:p>36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78]+7" office:value-type="date" office:date-value="2026-12-23" calcext:value-type="date">
            <text:p>2026-12-23</text:p>
          </table:table-cell>
          <table:table-cell table:style-name="ce12" table:formula="of:=(-cpcu)*[.E379]+[.D379]" office:value-type="currency" office:currency="EUR" office:value="14150500" calcext:value-type="currency">
            <text:p>14 150 500 €</text:p>
          </table:table-cell>
          <table:table-cell table:style-name="ce12" table:formula="of:=financ-custoprot-custofab+[.B379]" office:value-type="currency" office:currency="EUR" office:value="15150500" calcext:value-type="currency">
            <text:p>15 150 500 €</text:p>
          </table:table-cell>
          <table:table-cell table:style-name="ce12" table:formula="of:=(qtdoses*pvpdose*7)*[.E379]+[.D378]" office:value-type="currency" office:currency="EUR" office:value="23250500" calcext:value-type="currency">
            <text:p>23 250 500 €</text:p>
          </table:table-cell>
          <table:table-cell table:style-name="ce20" office:value-type="string" calcext:value-type="string">
            <text:p>36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79]+7" office:value-type="date" office:date-value="2026-12-30" calcext:value-type="date">
            <text:p>2026-12-30</text:p>
          </table:table-cell>
          <table:table-cell table:style-name="ce12" table:formula="of:=(-cpcu)*[.E380]+[.D380]" office:value-type="currency" office:currency="EUR" office:value="14253250" calcext:value-type="currency">
            <text:p>14 253 250 €</text:p>
          </table:table-cell>
          <table:table-cell table:style-name="ce12" table:formula="of:=financ-custoprot-custofab+[.B380]" office:value-type="currency" office:currency="EUR" office:value="15253250" calcext:value-type="currency">
            <text:p>15 253 250 €</text:p>
          </table:table-cell>
          <table:table-cell table:style-name="ce12" table:formula="of:=(qtdoses*pvpdose*7)*[.E380]+[.D379]" office:value-type="currency" office:currency="EUR" office:value="23378250" calcext:value-type="currency">
            <text:p>23 378 250 €</text:p>
          </table:table-cell>
          <table:table-cell table:style-name="ce20" office:value-type="string" calcext:value-type="string">
            <text:p>36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80]+7" office:value-type="date" office:date-value="2027-01-06" calcext:value-type="date">
            <text:p>2027-01-06</text:p>
          </table:table-cell>
          <table:table-cell table:style-name="ce12" table:formula="of:=(-cpcu)*[.E381]+[.D381]" office:value-type="currency" office:currency="EUR" office:value="14356350" calcext:value-type="currency">
            <text:p>14 356 350 €</text:p>
          </table:table-cell>
          <table:table-cell table:style-name="ce12" table:formula="of:=financ-custoprot-custofab+[.B381]" office:value-type="currency" office:currency="EUR" office:value="15356350" calcext:value-type="currency">
            <text:p>15 356 350 €</text:p>
          </table:table-cell>
          <table:table-cell table:style-name="ce12" table:formula="of:=(qtdoses*pvpdose*7)*[.E381]+[.D380]" office:value-type="currency" office:currency="EUR" office:value="23506350" calcext:value-type="currency">
            <text:p>23 506 350 €</text:p>
          </table:table-cell>
          <table:table-cell table:style-name="ce20" office:value-type="string" calcext:value-type="string">
            <text:p>36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81]+7" office:value-type="date" office:date-value="2027-01-13" calcext:value-type="date">
            <text:p>2027-01-13</text:p>
          </table:table-cell>
          <table:table-cell table:style-name="ce12" table:formula="of:=(-cpcu)*[.E382]+[.D382]" office:value-type="currency" office:currency="EUR" office:value="14459800" calcext:value-type="currency">
            <text:p>14 459 800 €</text:p>
          </table:table-cell>
          <table:table-cell table:style-name="ce12" table:formula="of:=financ-custoprot-custofab+[.B382]" office:value-type="currency" office:currency="EUR" office:value="15459800" calcext:value-type="currency">
            <text:p>15 459 800 €</text:p>
          </table:table-cell>
          <table:table-cell table:style-name="ce12" table:formula="of:=(qtdoses*pvpdose*7)*[.E382]+[.D381]" office:value-type="currency" office:currency="EUR" office:value="23634800" calcext:value-type="currency">
            <text:p>23 634 800 €</text:p>
          </table:table-cell>
          <table:table-cell table:style-name="ce20" office:value-type="string" calcext:value-type="string">
            <text:p>36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82]+7" office:value-type="date" office:date-value="2027-01-20" calcext:value-type="date">
            <text:p>2027-01-20</text:p>
          </table:table-cell>
          <table:table-cell table:style-name="ce12" table:formula="of:=(-cpcu)*[.E383]+[.D383]" office:value-type="currency" office:currency="EUR" office:value="14563600" calcext:value-type="currency">
            <text:p>14 563 600 €</text:p>
          </table:table-cell>
          <table:table-cell table:style-name="ce12" table:formula="of:=financ-custoprot-custofab+[.B383]" office:value-type="currency" office:currency="EUR" office:value="15563600" calcext:value-type="currency">
            <text:p>15 563 600 €</text:p>
          </table:table-cell>
          <table:table-cell table:style-name="ce12" table:formula="of:=(qtdoses*pvpdose*7)*[.E383]+[.D382]" office:value-type="currency" office:currency="EUR" office:value="23763600" calcext:value-type="currency">
            <text:p>23 763 600 €</text:p>
          </table:table-cell>
          <table:table-cell table:style-name="ce20" office:value-type="string" calcext:value-type="string">
            <text:p>36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83]+7" office:value-type="date" office:date-value="2027-01-27" calcext:value-type="date">
            <text:p>2027-01-27</text:p>
          </table:table-cell>
          <table:table-cell table:style-name="ce12" table:formula="of:=(-cpcu)*[.E384]+[.D384]" office:value-type="currency" office:currency="EUR" office:value="14667750" calcext:value-type="currency">
            <text:p>14 667 750 €</text:p>
          </table:table-cell>
          <table:table-cell table:style-name="ce12" table:formula="of:=financ-custoprot-custofab+[.B384]" office:value-type="currency" office:currency="EUR" office:value="15667750" calcext:value-type="currency">
            <text:p>15 667 750 €</text:p>
          </table:table-cell>
          <table:table-cell table:style-name="ce12" table:formula="of:=(qtdoses*pvpdose*7)*[.E384]+[.D383]" office:value-type="currency" office:currency="EUR" office:value="23892750" calcext:value-type="currency">
            <text:p>23 892 750 €</text:p>
          </table:table-cell>
          <table:table-cell table:style-name="ce20" office:value-type="string" calcext:value-type="string">
            <text:p>36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84]+7" office:value-type="date" office:date-value="2027-02-03" calcext:value-type="date">
            <text:p>2027-02-03</text:p>
          </table:table-cell>
          <table:table-cell table:style-name="ce12" table:formula="of:=(-cpcu)*[.E385]+[.D385]" office:value-type="currency" office:currency="EUR" office:value="14772250" calcext:value-type="currency">
            <text:p>14 772 250 €</text:p>
          </table:table-cell>
          <table:table-cell table:style-name="ce12" table:formula="of:=financ-custoprot-custofab+[.B385]" office:value-type="currency" office:currency="EUR" office:value="15772250" calcext:value-type="currency">
            <text:p>15 772 250 €</text:p>
          </table:table-cell>
          <table:table-cell table:style-name="ce12" table:formula="of:=(qtdoses*pvpdose*7)*[.E385]+[.D384]" office:value-type="currency" office:currency="EUR" office:value="24022250" calcext:value-type="currency">
            <text:p>24 022 250 €</text:p>
          </table:table-cell>
          <table:table-cell table:style-name="ce20" office:value-type="string" calcext:value-type="string">
            <text:p>37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85]+7" office:value-type="date" office:date-value="2027-02-10" calcext:value-type="date">
            <text:p>2027-02-10</text:p>
          </table:table-cell>
          <table:table-cell table:style-name="ce12" table:formula="of:=(-cpcu)*[.E386]+[.D386]" office:value-type="currency" office:currency="EUR" office:value="14877100" calcext:value-type="currency">
            <text:p>14 877 100 €</text:p>
          </table:table-cell>
          <table:table-cell table:style-name="ce12" table:formula="of:=financ-custoprot-custofab+[.B386]" office:value-type="currency" office:currency="EUR" office:value="15877100" calcext:value-type="currency">
            <text:p>15 877 100 €</text:p>
          </table:table-cell>
          <table:table-cell table:style-name="ce12" table:formula="of:=(qtdoses*pvpdose*7)*[.E386]+[.D385]" office:value-type="currency" office:currency="EUR" office:value="24152100" calcext:value-type="currency">
            <text:p>24 152 100 €</text:p>
          </table:table-cell>
          <table:table-cell table:style-name="ce20" office:value-type="string" calcext:value-type="string">
            <text:p>37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86]+7" office:value-type="date" office:date-value="2027-02-17" calcext:value-type="date">
            <text:p>2027-02-17</text:p>
          </table:table-cell>
          <table:table-cell table:style-name="ce12" table:formula="of:=(-cpcu)*[.E387]+[.D387]" office:value-type="currency" office:currency="EUR" office:value="14982300" calcext:value-type="currency">
            <text:p>14 982 300 €</text:p>
          </table:table-cell>
          <table:table-cell table:style-name="ce12" table:formula="of:=financ-custoprot-custofab+[.B387]" office:value-type="currency" office:currency="EUR" office:value="15982300" calcext:value-type="currency">
            <text:p>15 982 300 €</text:p>
          </table:table-cell>
          <table:table-cell table:style-name="ce12" table:formula="of:=(qtdoses*pvpdose*7)*[.E387]+[.D386]" office:value-type="currency" office:currency="EUR" office:value="24282300" calcext:value-type="currency">
            <text:p>24 282 300 €</text:p>
          </table:table-cell>
          <table:table-cell table:style-name="ce20" office:value-type="string" calcext:value-type="string">
            <text:p>37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87]+7" office:value-type="date" office:date-value="2027-02-24" calcext:value-type="date">
            <text:p>2027-02-24</text:p>
          </table:table-cell>
          <table:table-cell table:style-name="ce12" table:formula="of:=(-cpcu)*[.E388]+[.D388]" office:value-type="currency" office:currency="EUR" office:value="15087850" calcext:value-type="currency">
            <text:p>15 087 850 €</text:p>
          </table:table-cell>
          <table:table-cell table:style-name="ce12" table:formula="of:=financ-custoprot-custofab+[.B388]" office:value-type="currency" office:currency="EUR" office:value="16087850" calcext:value-type="currency">
            <text:p>16 087 850 €</text:p>
          </table:table-cell>
          <table:table-cell table:style-name="ce12" table:formula="of:=(qtdoses*pvpdose*7)*[.E388]+[.D387]" office:value-type="currency" office:currency="EUR" office:value="24412850" calcext:value-type="currency">
            <text:p>24 412 850 €</text:p>
          </table:table-cell>
          <table:table-cell table:style-name="ce20" office:value-type="string" calcext:value-type="string">
            <text:p>37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88]+7" office:value-type="date" office:date-value="2027-03-03" calcext:value-type="date">
            <text:p>2027-03-03</text:p>
          </table:table-cell>
          <table:table-cell table:style-name="ce12" table:formula="of:=(-cpcu)*[.E389]+[.D389]" office:value-type="currency" office:currency="EUR" office:value="15193750" calcext:value-type="currency">
            <text:p>15 193 750 €</text:p>
          </table:table-cell>
          <table:table-cell table:style-name="ce12" table:formula="of:=financ-custoprot-custofab+[.B389]" office:value-type="currency" office:currency="EUR" office:value="16193750" calcext:value-type="currency">
            <text:p>16 193 750 €</text:p>
          </table:table-cell>
          <table:table-cell table:style-name="ce12" table:formula="of:=(qtdoses*pvpdose*7)*[.E389]+[.D388]" office:value-type="currency" office:currency="EUR" office:value="24543750" calcext:value-type="currency">
            <text:p>24 543 750 €</text:p>
          </table:table-cell>
          <table:table-cell table:style-name="ce20" office:value-type="string" calcext:value-type="string">
            <text:p>37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89]+7" office:value-type="date" office:date-value="2027-03-10" calcext:value-type="date">
            <text:p>2027-03-10</text:p>
          </table:table-cell>
          <table:table-cell table:style-name="ce12" table:formula="of:=(-cpcu)*[.E390]+[.D390]" office:value-type="currency" office:currency="EUR" office:value="15300000" calcext:value-type="currency">
            <text:p>15 300 000 €</text:p>
          </table:table-cell>
          <table:table-cell table:style-name="ce12" table:formula="of:=financ-custoprot-custofab+[.B390]" office:value-type="currency" office:currency="EUR" office:value="16300000" calcext:value-type="currency">
            <text:p>16 300 000 €</text:p>
          </table:table-cell>
          <table:table-cell table:style-name="ce12" table:formula="of:=(qtdoses*pvpdose*7)*[.E390]+[.D389]" office:value-type="currency" office:currency="EUR" office:value="24675000" calcext:value-type="currency">
            <text:p>24 675 000 €</text:p>
          </table:table-cell>
          <table:table-cell table:style-name="ce20" office:value-type="string" calcext:value-type="string">
            <text:p>37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90]+7" office:value-type="date" office:date-value="2027-03-17" calcext:value-type="date">
            <text:p>2027-03-17</text:p>
          </table:table-cell>
          <table:table-cell table:style-name="ce12" table:formula="of:=(-cpcu)*[.E391]+[.D391]" office:value-type="currency" office:currency="EUR" office:value="15406600" calcext:value-type="currency">
            <text:p>15 406 600 €</text:p>
          </table:table-cell>
          <table:table-cell table:style-name="ce12" table:formula="of:=financ-custoprot-custofab+[.B391]" office:value-type="currency" office:currency="EUR" office:value="16406600" calcext:value-type="currency">
            <text:p>16 406 600 €</text:p>
          </table:table-cell>
          <table:table-cell table:style-name="ce12" table:formula="of:=(qtdoses*pvpdose*7)*[.E391]+[.D390]" office:value-type="currency" office:currency="EUR" office:value="24806600" calcext:value-type="currency">
            <text:p>24 806 600 €</text:p>
          </table:table-cell>
          <table:table-cell table:style-name="ce20" office:value-type="string" calcext:value-type="string">
            <text:p>37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91]+7" office:value-type="date" office:date-value="2027-03-24" calcext:value-type="date">
            <text:p>2027-03-24</text:p>
          </table:table-cell>
          <table:table-cell table:style-name="ce12" table:formula="of:=(-cpcu)*[.E392]+[.D392]" office:value-type="currency" office:currency="EUR" office:value="15513550" calcext:value-type="currency">
            <text:p>15 513 550 €</text:p>
          </table:table-cell>
          <table:table-cell table:style-name="ce12" table:formula="of:=financ-custoprot-custofab+[.B392]" office:value-type="currency" office:currency="EUR" office:value="16513550" calcext:value-type="currency">
            <text:p>16 513 550 €</text:p>
          </table:table-cell>
          <table:table-cell table:style-name="ce12" table:formula="of:=(qtdoses*pvpdose*7)*[.E392]+[.D391]" office:value-type="currency" office:currency="EUR" office:value="24938550" calcext:value-type="currency">
            <text:p>24 938 550 €</text:p>
          </table:table-cell>
          <table:table-cell table:style-name="ce20" office:value-type="string" calcext:value-type="string">
            <text:p>37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92]+7" office:value-type="date" office:date-value="2027-03-31" calcext:value-type="date">
            <text:p>2027-03-31</text:p>
          </table:table-cell>
          <table:table-cell table:style-name="ce12" table:formula="of:=(-cpcu)*[.E393]+[.D393]" office:value-type="currency" office:currency="EUR" office:value="15620850" calcext:value-type="currency">
            <text:p>15 620 850 €</text:p>
          </table:table-cell>
          <table:table-cell table:style-name="ce12" table:formula="of:=financ-custoprot-custofab+[.B393]" office:value-type="currency" office:currency="EUR" office:value="16620850" calcext:value-type="currency">
            <text:p>16 620 850 €</text:p>
          </table:table-cell>
          <table:table-cell table:style-name="ce12" table:formula="of:=(qtdoses*pvpdose*7)*[.E393]+[.D392]" office:value-type="currency" office:currency="EUR" office:value="25070850" calcext:value-type="currency">
            <text:p>25 070 850 €</text:p>
          </table:table-cell>
          <table:table-cell table:style-name="ce20" office:value-type="string" calcext:value-type="string">
            <text:p>37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93]+7" office:value-type="date" office:date-value="2027-04-07" calcext:value-type="date">
            <text:p>2027-04-07</text:p>
          </table:table-cell>
          <table:table-cell table:style-name="ce12" table:formula="of:=(-cpcu)*[.E394]+[.D394]" office:value-type="currency" office:currency="EUR" office:value="15728500" calcext:value-type="currency">
            <text:p>15 728 500 €</text:p>
          </table:table-cell>
          <table:table-cell table:style-name="ce12" table:formula="of:=financ-custoprot-custofab+[.B394]" office:value-type="currency" office:currency="EUR" office:value="16728500" calcext:value-type="currency">
            <text:p>16 728 500 €</text:p>
          </table:table-cell>
          <table:table-cell table:style-name="ce12" table:formula="of:=(qtdoses*pvpdose*7)*[.E394]+[.D393]" office:value-type="currency" office:currency="EUR" office:value="25203500" calcext:value-type="currency">
            <text:p>25 203 500 €</text:p>
          </table:table-cell>
          <table:table-cell table:style-name="ce20" office:value-type="string" calcext:value-type="string">
            <text:p>37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94]+7" office:value-type="date" office:date-value="2027-04-14" calcext:value-type="date">
            <text:p>2027-04-14</text:p>
          </table:table-cell>
          <table:table-cell table:style-name="ce12" table:formula="of:=(-cpcu)*[.E395]+[.D395]" office:value-type="currency" office:currency="EUR" office:value="15836500" calcext:value-type="currency">
            <text:p>15 836 500 €</text:p>
          </table:table-cell>
          <table:table-cell table:style-name="ce12" table:formula="of:=financ-custoprot-custofab+[.B395]" office:value-type="currency" office:currency="EUR" office:value="16836500" calcext:value-type="currency">
            <text:p>16 836 500 €</text:p>
          </table:table-cell>
          <table:table-cell table:style-name="ce12" table:formula="of:=(qtdoses*pvpdose*7)*[.E395]+[.D394]" office:value-type="currency" office:currency="EUR" office:value="25336500" calcext:value-type="currency">
            <text:p>25 336 500 €</text:p>
          </table:table-cell>
          <table:table-cell table:style-name="ce20" office:value-type="string" calcext:value-type="string">
            <text:p>38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95]+7" office:value-type="date" office:date-value="2027-04-21" calcext:value-type="date">
            <text:p>2027-04-21</text:p>
          </table:table-cell>
          <table:table-cell table:style-name="ce12" table:formula="of:=(-cpcu)*[.E396]+[.D396]" office:value-type="currency" office:currency="EUR" office:value="15944850" calcext:value-type="currency">
            <text:p>15 944 850 €</text:p>
          </table:table-cell>
          <table:table-cell table:style-name="ce12" table:formula="of:=financ-custoprot-custofab+[.B396]" office:value-type="currency" office:currency="EUR" office:value="16944850" calcext:value-type="currency">
            <text:p>16 944 850 €</text:p>
          </table:table-cell>
          <table:table-cell table:style-name="ce12" table:formula="of:=(qtdoses*pvpdose*7)*[.E396]+[.D395]" office:value-type="currency" office:currency="EUR" office:value="25469850" calcext:value-type="currency">
            <text:p>25 469 850 €</text:p>
          </table:table-cell>
          <table:table-cell table:style-name="ce20" office:value-type="string" calcext:value-type="string">
            <text:p>38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96]+7" office:value-type="date" office:date-value="2027-04-28" calcext:value-type="date">
            <text:p>2027-04-28</text:p>
          </table:table-cell>
          <table:table-cell table:style-name="ce12" table:formula="of:=(-cpcu)*[.E397]+[.D397]" office:value-type="currency" office:currency="EUR" office:value="16053550" calcext:value-type="currency">
            <text:p>16 053 550 €</text:p>
          </table:table-cell>
          <table:table-cell table:style-name="ce12" table:formula="of:=financ-custoprot-custofab+[.B397]" office:value-type="currency" office:currency="EUR" office:value="17053550" calcext:value-type="currency">
            <text:p>17 053 550 €</text:p>
          </table:table-cell>
          <table:table-cell table:style-name="ce12" table:formula="of:=(qtdoses*pvpdose*7)*[.E397]+[.D396]" office:value-type="currency" office:currency="EUR" office:value="25603550" calcext:value-type="currency">
            <text:p>25 603 550 €</text:p>
          </table:table-cell>
          <table:table-cell table:style-name="ce20" office:value-type="string" calcext:value-type="string">
            <text:p>38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97]+7" office:value-type="date" office:date-value="2027-05-05" calcext:value-type="date">
            <text:p>2027-05-05</text:p>
          </table:table-cell>
          <table:table-cell table:style-name="ce12" table:formula="of:=(-cpcu)*[.E398]+[.D398]" office:value-type="currency" office:currency="EUR" office:value="16162600" calcext:value-type="currency">
            <text:p>16 162 600 €</text:p>
          </table:table-cell>
          <table:table-cell table:style-name="ce12" table:formula="of:=financ-custoprot-custofab+[.B398]" office:value-type="currency" office:currency="EUR" office:value="17162600" calcext:value-type="currency">
            <text:p>17 162 600 €</text:p>
          </table:table-cell>
          <table:table-cell table:style-name="ce12" table:formula="of:=(qtdoses*pvpdose*7)*[.E398]+[.D397]" office:value-type="currency" office:currency="EUR" office:value="25737600" calcext:value-type="currency">
            <text:p>25 737 600 €</text:p>
          </table:table-cell>
          <table:table-cell table:style-name="ce20" office:value-type="string" calcext:value-type="string">
            <text:p>38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98]+7" office:value-type="date" office:date-value="2027-05-12" calcext:value-type="date">
            <text:p>2027-05-12</text:p>
          </table:table-cell>
          <table:table-cell table:style-name="ce12" table:formula="of:=(-cpcu)*[.E399]+[.D399]" office:value-type="currency" office:currency="EUR" office:value="16272000" calcext:value-type="currency">
            <text:p>16 272 000 €</text:p>
          </table:table-cell>
          <table:table-cell table:style-name="ce12" table:formula="of:=financ-custoprot-custofab+[.B399]" office:value-type="currency" office:currency="EUR" office:value="17272000" calcext:value-type="currency">
            <text:p>17 272 000 €</text:p>
          </table:table-cell>
          <table:table-cell table:style-name="ce12" table:formula="of:=(qtdoses*pvpdose*7)*[.E399]+[.D398]" office:value-type="currency" office:currency="EUR" office:value="25872000" calcext:value-type="currency">
            <text:p>25 872 000 €</text:p>
          </table:table-cell>
          <table:table-cell table:style-name="ce20" office:value-type="string" calcext:value-type="string">
            <text:p>38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399]+7" office:value-type="date" office:date-value="2027-05-19" calcext:value-type="date">
            <text:p>2027-05-19</text:p>
          </table:table-cell>
          <table:table-cell table:style-name="ce12" table:formula="of:=(-cpcu)*[.E400]+[.D400]" office:value-type="currency" office:currency="EUR" office:value="16381750" calcext:value-type="currency">
            <text:p>16 381 750 €</text:p>
          </table:table-cell>
          <table:table-cell table:style-name="ce12" table:formula="of:=financ-custoprot-custofab+[.B400]" office:value-type="currency" office:currency="EUR" office:value="17381750" calcext:value-type="currency">
            <text:p>17 381 750 €</text:p>
          </table:table-cell>
          <table:table-cell table:style-name="ce12" table:formula="of:=(qtdoses*pvpdose*7)*[.E400]+[.D399]" office:value-type="currency" office:currency="EUR" office:value="26006750" calcext:value-type="currency">
            <text:p>26 006 750 €</text:p>
          </table:table-cell>
          <table:table-cell table:style-name="ce20" office:value-type="string" calcext:value-type="string">
            <text:p>38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00]+7" office:value-type="date" office:date-value="2027-05-26" calcext:value-type="date">
            <text:p>2027-05-26</text:p>
          </table:table-cell>
          <table:table-cell table:style-name="ce12" table:formula="of:=(-cpcu)*[.E401]+[.D401]" office:value-type="currency" office:currency="EUR" office:value="16491850" calcext:value-type="currency">
            <text:p>16 491 850 €</text:p>
          </table:table-cell>
          <table:table-cell table:style-name="ce12" table:formula="of:=financ-custoprot-custofab+[.B401]" office:value-type="currency" office:currency="EUR" office:value="17491850" calcext:value-type="currency">
            <text:p>17 491 850 €</text:p>
          </table:table-cell>
          <table:table-cell table:style-name="ce12" table:formula="of:=(qtdoses*pvpdose*7)*[.E401]+[.D400]" office:value-type="currency" office:currency="EUR" office:value="26141850" calcext:value-type="currency">
            <text:p>26 141 850 €</text:p>
          </table:table-cell>
          <table:table-cell table:style-name="ce20" office:value-type="string" calcext:value-type="string">
            <text:p>38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01]+7" office:value-type="date" office:date-value="2027-06-02" calcext:value-type="date">
            <text:p>2027-06-02</text:p>
          </table:table-cell>
          <table:table-cell table:style-name="ce12" table:formula="of:=(-cpcu)*[.E402]+[.D402]" office:value-type="currency" office:currency="EUR" office:value="16602300" calcext:value-type="currency">
            <text:p>16 602 300 €</text:p>
          </table:table-cell>
          <table:table-cell table:style-name="ce12" table:formula="of:=financ-custoprot-custofab+[.B402]" office:value-type="currency" office:currency="EUR" office:value="17602300" calcext:value-type="currency">
            <text:p>17 602 300 €</text:p>
          </table:table-cell>
          <table:table-cell table:style-name="ce12" table:formula="of:=(qtdoses*pvpdose*7)*[.E402]+[.D401]" office:value-type="currency" office:currency="EUR" office:value="26277300" calcext:value-type="currency">
            <text:p>26 277 300 €</text:p>
          </table:table-cell>
          <table:table-cell table:style-name="ce20" office:value-type="string" calcext:value-type="string">
            <text:p>38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02]+7" office:value-type="date" office:date-value="2027-06-09" calcext:value-type="date">
            <text:p>2027-06-09</text:p>
          </table:table-cell>
          <table:table-cell table:style-name="ce12" table:formula="of:=(-cpcu)*[.E403]+[.D403]" office:value-type="currency" office:currency="EUR" office:value="16713100" calcext:value-type="currency">
            <text:p>16 713 100 €</text:p>
          </table:table-cell>
          <table:table-cell table:style-name="ce12" table:formula="of:=financ-custoprot-custofab+[.B403]" office:value-type="currency" office:currency="EUR" office:value="17713100" calcext:value-type="currency">
            <text:p>17 713 100 €</text:p>
          </table:table-cell>
          <table:table-cell table:style-name="ce12" table:formula="of:=(qtdoses*pvpdose*7)*[.E403]+[.D402]" office:value-type="currency" office:currency="EUR" office:value="26413100" calcext:value-type="currency">
            <text:p>26 413 100 €</text:p>
          </table:table-cell>
          <table:table-cell table:style-name="ce20" office:value-type="string" calcext:value-type="string">
            <text:p>38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03]+7" office:value-type="date" office:date-value="2027-06-16" calcext:value-type="date">
            <text:p>2027-06-16</text:p>
          </table:table-cell>
          <table:table-cell table:style-name="ce12" table:formula="of:=(-cpcu)*[.E404]+[.D404]" office:value-type="currency" office:currency="EUR" office:value="16824250" calcext:value-type="currency">
            <text:p>16 824 250 €</text:p>
          </table:table-cell>
          <table:table-cell table:style-name="ce12" table:formula="of:=financ-custoprot-custofab+[.B404]" office:value-type="currency" office:currency="EUR" office:value="17824250" calcext:value-type="currency">
            <text:p>17 824 250 €</text:p>
          </table:table-cell>
          <table:table-cell table:style-name="ce12" table:formula="of:=(qtdoses*pvpdose*7)*[.E404]+[.D403]" office:value-type="currency" office:currency="EUR" office:value="26549250" calcext:value-type="currency">
            <text:p>26 549 250 €</text:p>
          </table:table-cell>
          <table:table-cell table:style-name="ce20" office:value-type="string" calcext:value-type="string">
            <text:p>38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04]+7" office:value-type="date" office:date-value="2027-06-23" calcext:value-type="date">
            <text:p>2027-06-23</text:p>
          </table:table-cell>
          <table:table-cell table:style-name="ce12" table:formula="of:=(-cpcu)*[.E405]+[.D405]" office:value-type="currency" office:currency="EUR" office:value="16935750" calcext:value-type="currency">
            <text:p>16 935 750 €</text:p>
          </table:table-cell>
          <table:table-cell table:style-name="ce12" table:formula="of:=financ-custoprot-custofab+[.B405]" office:value-type="currency" office:currency="EUR" office:value="17935750" calcext:value-type="currency">
            <text:p>17 935 750 €</text:p>
          </table:table-cell>
          <table:table-cell table:style-name="ce12" table:formula="of:=(qtdoses*pvpdose*7)*[.E405]+[.D404]" office:value-type="currency" office:currency="EUR" office:value="26685750" calcext:value-type="currency">
            <text:p>26 685 750 €</text:p>
          </table:table-cell>
          <table:table-cell table:style-name="ce20" office:value-type="string" calcext:value-type="string">
            <text:p>39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05]+7" office:value-type="date" office:date-value="2027-06-30" calcext:value-type="date">
            <text:p>2027-06-30</text:p>
          </table:table-cell>
          <table:table-cell table:style-name="ce12" table:formula="of:=(-cpcu)*[.E406]+[.D406]" office:value-type="currency" office:currency="EUR" office:value="17047600" calcext:value-type="currency">
            <text:p>17 047 600 €</text:p>
          </table:table-cell>
          <table:table-cell table:style-name="ce12" table:formula="of:=financ-custoprot-custofab+[.B406]" office:value-type="currency" office:currency="EUR" office:value="18047600" calcext:value-type="currency">
            <text:p>18 047 600 €</text:p>
          </table:table-cell>
          <table:table-cell table:style-name="ce12" table:formula="of:=(qtdoses*pvpdose*7)*[.E406]+[.D405]" office:value-type="currency" office:currency="EUR" office:value="26822600" calcext:value-type="currency">
            <text:p>26 822 600 €</text:p>
          </table:table-cell>
          <table:table-cell table:style-name="ce20" office:value-type="string" calcext:value-type="string">
            <text:p>39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06]+7" office:value-type="date" office:date-value="2027-07-07" calcext:value-type="date">
            <text:p>2027-07-07</text:p>
          </table:table-cell>
          <table:table-cell table:style-name="ce12" table:formula="of:=(-cpcu)*[.E407]+[.D407]" office:value-type="currency" office:currency="EUR" office:value="17159800" calcext:value-type="currency">
            <text:p>17 159 800 €</text:p>
          </table:table-cell>
          <table:table-cell table:style-name="ce12" table:formula="of:=financ-custoprot-custofab+[.B407]" office:value-type="currency" office:currency="EUR" office:value="18159800" calcext:value-type="currency">
            <text:p>18 159 800 €</text:p>
          </table:table-cell>
          <table:table-cell table:style-name="ce12" table:formula="of:=(qtdoses*pvpdose*7)*[.E407]+[.D406]" office:value-type="currency" office:currency="EUR" office:value="26959800" calcext:value-type="currency">
            <text:p>26 959 800 €</text:p>
          </table:table-cell>
          <table:table-cell table:style-name="ce20" office:value-type="string" calcext:value-type="string">
            <text:p>39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07]+7" office:value-type="date" office:date-value="2027-07-14" calcext:value-type="date">
            <text:p>2027-07-14</text:p>
          </table:table-cell>
          <table:table-cell table:style-name="ce12" table:formula="of:=(-cpcu)*[.E408]+[.D408]" office:value-type="currency" office:currency="EUR" office:value="17272350" calcext:value-type="currency">
            <text:p>17 272 350 €</text:p>
          </table:table-cell>
          <table:table-cell table:style-name="ce12" table:formula="of:=financ-custoprot-custofab+[.B408]" office:value-type="currency" office:currency="EUR" office:value="18272350" calcext:value-type="currency">
            <text:p>18 272 350 €</text:p>
          </table:table-cell>
          <table:table-cell table:style-name="ce12" table:formula="of:=(qtdoses*pvpdose*7)*[.E408]+[.D407]" office:value-type="currency" office:currency="EUR" office:value="27097350" calcext:value-type="currency">
            <text:p>27 097 350 €</text:p>
          </table:table-cell>
          <table:table-cell table:style-name="ce20" office:value-type="string" calcext:value-type="string">
            <text:p>39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08]+7" office:value-type="date" office:date-value="2027-07-21" calcext:value-type="date">
            <text:p>2027-07-21</text:p>
          </table:table-cell>
          <table:table-cell table:style-name="ce12" table:formula="of:=(-cpcu)*[.E409]+[.D409]" office:value-type="currency" office:currency="EUR" office:value="17385250" calcext:value-type="currency">
            <text:p>17 385 250 €</text:p>
          </table:table-cell>
          <table:table-cell table:style-name="ce12" table:formula="of:=financ-custoprot-custofab+[.B409]" office:value-type="currency" office:currency="EUR" office:value="18385250" calcext:value-type="currency">
            <text:p>18 385 250 €</text:p>
          </table:table-cell>
          <table:table-cell table:style-name="ce12" table:formula="of:=(qtdoses*pvpdose*7)*[.E409]+[.D408]" office:value-type="currency" office:currency="EUR" office:value="27235250" calcext:value-type="currency">
            <text:p>27 235 250 €</text:p>
          </table:table-cell>
          <table:table-cell table:style-name="ce20" office:value-type="string" calcext:value-type="string">
            <text:p>39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09]+7" office:value-type="date" office:date-value="2027-07-28" calcext:value-type="date">
            <text:p>2027-07-28</text:p>
          </table:table-cell>
          <table:table-cell table:style-name="ce12" table:formula="of:=(-cpcu)*[.E410]+[.D410]" office:value-type="currency" office:currency="EUR" office:value="17498500" calcext:value-type="currency">
            <text:p>17 498 500 €</text:p>
          </table:table-cell>
          <table:table-cell table:style-name="ce12" table:formula="of:=financ-custoprot-custofab+[.B410]" office:value-type="currency" office:currency="EUR" office:value="18498500" calcext:value-type="currency">
            <text:p>18 498 500 €</text:p>
          </table:table-cell>
          <table:table-cell table:style-name="ce12" table:formula="of:=(qtdoses*pvpdose*7)*[.E410]+[.D409]" office:value-type="currency" office:currency="EUR" office:value="27373500" calcext:value-type="currency">
            <text:p>27 373 500 €</text:p>
          </table:table-cell>
          <table:table-cell table:style-name="ce20" office:value-type="string" calcext:value-type="string">
            <text:p>39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10]+7" office:value-type="date" office:date-value="2027-08-04" calcext:value-type="date">
            <text:p>2027-08-04</text:p>
          </table:table-cell>
          <table:table-cell table:style-name="ce12" table:formula="of:=(-cpcu)*[.E411]+[.D411]" office:value-type="currency" office:currency="EUR" office:value="17612100" calcext:value-type="currency">
            <text:p>17 612 100 €</text:p>
          </table:table-cell>
          <table:table-cell table:style-name="ce12" table:formula="of:=financ-custoprot-custofab+[.B411]" office:value-type="currency" office:currency="EUR" office:value="18612100" calcext:value-type="currency">
            <text:p>18 612 100 €</text:p>
          </table:table-cell>
          <table:table-cell table:style-name="ce12" table:formula="of:=(qtdoses*pvpdose*7)*[.E411]+[.D410]" office:value-type="currency" office:currency="EUR" office:value="27512100" calcext:value-type="currency">
            <text:p>27 512 100 €</text:p>
          </table:table-cell>
          <table:table-cell table:style-name="ce20" office:value-type="string" calcext:value-type="string">
            <text:p>396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11]+7" office:value-type="date" office:date-value="2027-08-11" calcext:value-type="date">
            <text:p>2027-08-11</text:p>
          </table:table-cell>
          <table:table-cell table:style-name="ce12" table:formula="of:=(-cpcu)*[.E412]+[.D412]" office:value-type="currency" office:currency="EUR" office:value="17726050" calcext:value-type="currency">
            <text:p>17 726 050 €</text:p>
          </table:table-cell>
          <table:table-cell table:style-name="ce12" table:formula="of:=financ-custoprot-custofab+[.B412]" office:value-type="currency" office:currency="EUR" office:value="18726050" calcext:value-type="currency">
            <text:p>18 726 050 €</text:p>
          </table:table-cell>
          <table:table-cell table:style-name="ce12" table:formula="of:=(qtdoses*pvpdose*7)*[.E412]+[.D411]" office:value-type="currency" office:currency="EUR" office:value="27651050" calcext:value-type="currency">
            <text:p>27 651 050 €</text:p>
          </table:table-cell>
          <table:table-cell table:style-name="ce20" office:value-type="string" calcext:value-type="string">
            <text:p>397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12]+7" office:value-type="date" office:date-value="2027-08-18" calcext:value-type="date">
            <text:p>2027-08-18</text:p>
          </table:table-cell>
          <table:table-cell table:style-name="ce12" table:formula="of:=(-cpcu)*[.E413]+[.D413]" office:value-type="currency" office:currency="EUR" office:value="17840350" calcext:value-type="currency">
            <text:p>17 840 350 €</text:p>
          </table:table-cell>
          <table:table-cell table:style-name="ce12" table:formula="of:=financ-custoprot-custofab+[.B413]" office:value-type="currency" office:currency="EUR" office:value="18840350" calcext:value-type="currency">
            <text:p>18 840 350 €</text:p>
          </table:table-cell>
          <table:table-cell table:style-name="ce12" table:formula="of:=(qtdoses*pvpdose*7)*[.E413]+[.D412]" office:value-type="currency" office:currency="EUR" office:value="27790350" calcext:value-type="currency">
            <text:p>27 790 350 €</text:p>
          </table:table-cell>
          <table:table-cell table:style-name="ce20" office:value-type="string" calcext:value-type="string">
            <text:p>398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13]+7" office:value-type="date" office:date-value="2027-08-25" calcext:value-type="date">
            <text:p>2027-08-25</text:p>
          </table:table-cell>
          <table:table-cell table:style-name="ce12" table:formula="of:=(-cpcu)*[.E414]+[.D414]" office:value-type="currency" office:currency="EUR" office:value="17955000" calcext:value-type="currency">
            <text:p>17 955 000 €</text:p>
          </table:table-cell>
          <table:table-cell table:style-name="ce12" table:formula="of:=financ-custoprot-custofab+[.B414]" office:value-type="currency" office:currency="EUR" office:value="18955000" calcext:value-type="currency">
            <text:p>18 955 000 €</text:p>
          </table:table-cell>
          <table:table-cell table:style-name="ce12" table:formula="of:=(qtdoses*pvpdose*7)*[.E414]+[.D413]" office:value-type="currency" office:currency="EUR" office:value="27930000" calcext:value-type="currency">
            <text:p>27 930 000 €</text:p>
          </table:table-cell>
          <table:table-cell table:style-name="ce20" office:value-type="string" calcext:value-type="string">
            <text:p>399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14]+7" office:value-type="date" office:date-value="2027-09-01" calcext:value-type="date">
            <text:p>2027-09-01</text:p>
          </table:table-cell>
          <table:table-cell table:style-name="ce12" table:formula="of:=(-cpcu)*[.E415]+[.D415]" office:value-type="currency" office:currency="EUR" office:value="18070000" calcext:value-type="currency">
            <text:p>18 070 000 €</text:p>
          </table:table-cell>
          <table:table-cell table:style-name="ce12" table:formula="of:=financ-custoprot-custofab+[.B415]" office:value-type="currency" office:currency="EUR" office:value="19070000" calcext:value-type="currency">
            <text:p>19 070 000 €</text:p>
          </table:table-cell>
          <table:table-cell table:style-name="ce12" table:formula="of:=(qtdoses*pvpdose*7)*[.E415]+[.D414]" office:value-type="currency" office:currency="EUR" office:value="28070000" calcext:value-type="currency">
            <text:p>28 070 000 €</text:p>
          </table:table-cell>
          <table:table-cell table:style-name="ce20" office:value-type="string" calcext:value-type="string">
            <text:p>400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15]+7" office:value-type="date" office:date-value="2027-09-08" calcext:value-type="date">
            <text:p>2027-09-08</text:p>
          </table:table-cell>
          <table:table-cell table:style-name="ce12" table:formula="of:=(-cpcu)*[.E416]+[.D416]" office:value-type="currency" office:currency="EUR" office:value="18185350" calcext:value-type="currency">
            <text:p>18 185 350 €</text:p>
          </table:table-cell>
          <table:table-cell table:style-name="ce12" table:formula="of:=financ-custoprot-custofab+[.B416]" office:value-type="currency" office:currency="EUR" office:value="19185350" calcext:value-type="currency">
            <text:p>19 185 350 €</text:p>
          </table:table-cell>
          <table:table-cell table:style-name="ce12" table:formula="of:=(qtdoses*pvpdose*7)*[.E416]+[.D415]" office:value-type="currency" office:currency="EUR" office:value="28210350" calcext:value-type="currency">
            <text:p>28 210 350 €</text:p>
          </table:table-cell>
          <table:table-cell table:style-name="ce20" office:value-type="string" calcext:value-type="string">
            <text:p>401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16]+7" office:value-type="date" office:date-value="2027-09-15" calcext:value-type="date">
            <text:p>2027-09-15</text:p>
          </table:table-cell>
          <table:table-cell table:style-name="ce12" table:formula="of:=(-cpcu)*[.E417]+[.D417]" office:value-type="currency" office:currency="EUR" office:value="18301050" calcext:value-type="currency">
            <text:p>18 301 050 €</text:p>
          </table:table-cell>
          <table:table-cell table:style-name="ce12" table:formula="of:=financ-custoprot-custofab+[.B417]" office:value-type="currency" office:currency="EUR" office:value="19301050" calcext:value-type="currency">
            <text:p>19 301 050 €</text:p>
          </table:table-cell>
          <table:table-cell table:style-name="ce12" table:formula="of:=(qtdoses*pvpdose*7)*[.E417]+[.D416]" office:value-type="currency" office:currency="EUR" office:value="28351050" calcext:value-type="currency">
            <text:p>28 351 050 €</text:p>
          </table:table-cell>
          <table:table-cell table:style-name="ce20" office:value-type="string" calcext:value-type="string">
            <text:p>402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17]+7" office:value-type="date" office:date-value="2027-09-22" calcext:value-type="date">
            <text:p>2027-09-22</text:p>
          </table:table-cell>
          <table:table-cell table:style-name="ce12" table:formula="of:=(-cpcu)*[.E418]+[.D418]" office:value-type="currency" office:currency="EUR" office:value="18417100" calcext:value-type="currency">
            <text:p>18 417 100 €</text:p>
          </table:table-cell>
          <table:table-cell table:style-name="ce12" table:formula="of:=financ-custoprot-custofab+[.B418]" office:value-type="currency" office:currency="EUR" office:value="19417100" calcext:value-type="currency">
            <text:p>19 417 100 €</text:p>
          </table:table-cell>
          <table:table-cell table:style-name="ce12" table:formula="of:=(qtdoses*pvpdose*7)*[.E418]+[.D417]" office:value-type="currency" office:currency="EUR" office:value="28492100" calcext:value-type="currency">
            <text:p>28 492 100 €</text:p>
          </table:table-cell>
          <table:table-cell table:style-name="ce20" office:value-type="string" calcext:value-type="string">
            <text:p>403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18]+7" office:value-type="date" office:date-value="2027-09-29" calcext:value-type="date">
            <text:p>2027-09-29</text:p>
          </table:table-cell>
          <table:table-cell table:style-name="ce12" table:formula="of:=(-cpcu)*[.E419]+[.D419]" office:value-type="currency" office:currency="EUR" office:value="18533500" calcext:value-type="currency">
            <text:p>18 533 500 €</text:p>
          </table:table-cell>
          <table:table-cell table:style-name="ce12" table:formula="of:=financ-custoprot-custofab+[.B419]" office:value-type="currency" office:currency="EUR" office:value="19533500" calcext:value-type="currency">
            <text:p>19 533 500 €</text:p>
          </table:table-cell>
          <table:table-cell table:style-name="ce12" table:formula="of:=(qtdoses*pvpdose*7)*[.E419]+[.D418]" office:value-type="currency" office:currency="EUR" office:value="28633500" calcext:value-type="currency">
            <text:p>28 633 500 €</text:p>
          </table:table-cell>
          <table:table-cell table:style-name="ce20" office:value-type="string" calcext:value-type="string">
            <text:p>404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19]+7" office:value-type="date" office:date-value="2027-10-06" calcext:value-type="date">
            <text:p>2027-10-06</text:p>
          </table:table-cell>
          <table:table-cell table:style-name="ce12" table:formula="of:=(-cpcu)*[.E420]+[.D420]" office:value-type="currency" office:currency="EUR" office:value="18650250" calcext:value-type="currency">
            <text:p>18 650 250 €</text:p>
          </table:table-cell>
          <table:table-cell table:style-name="ce12" table:formula="of:=financ-custoprot-custofab+[.B420]" office:value-type="currency" office:currency="EUR" office:value="19650250" calcext:value-type="currency">
            <text:p>19 650 250 €</text:p>
          </table:table-cell>
          <table:table-cell table:style-name="ce12" table:formula="of:=(qtdoses*pvpdose*7)*[.E420]+[.D419]" office:value-type="currency" office:currency="EUR" office:value="28775250" calcext:value-type="currency">
            <text:p>28 775 250 €</text:p>
          </table:table-cell>
          <table:table-cell table:style-name="ce20" office:value-type="string" calcext:value-type="string">
            <text:p>405</text:p>
          </table:table-cell>
          <table:table-cell table:style-name="Default"/>
          <table:table-cell table:number-columns-repeated="1018"/>
        </table:table-row>
        <table:table-row table:style-name="ro14">
          <table:table-cell table:style-name="ce7" table:formula="of:=[.A420]+7" office:value-type="date" office:date-value="2027-10-13" calcext:value-type="date">
            <text:p>2027-10-13</text:p>
          </table:table-cell>
          <table:table-cell table:style-name="ce12" table:formula="of:=(-cpcu)*[.E421]+[.D421]" office:value-type="currency" office:currency="EUR" office:value="18767350" calcext:value-type="currency">
            <text:p>18 767 350 €</text:p>
          </table:table-cell>
          <table:table-cell table:style-name="ce12" table:formula="of:=financ-custoprot-custofab+[.B421]" office:value-type="currency" office:currency="EUR" office:value="19767350" calcext:value-type="currency">
            <text:p>19 767 350 €</text:p>
          </table:table-cell>
          <table:table-cell table:style-name="ce12" table:formula="of:=(qtdoses*pvpdose*7)*[.E421]+[.D420]" office:value-type="currency" office:currency="EUR" office:value="28917350" calcext:value-type="currency">
            <text:p>28 917 350 €</text:p>
          </table:table-cell>
          <table:table-cell table:style-name="ce20" office:value-type="string" calcext:value-type="string">
            <text:p>406</text:p>
          </table:table-cell>
          <table:table-cell table:style-name="Default"/>
          <table:table-cell table:number-columns-repeated="1018"/>
        </table:table-row>
        <table:table-row table:style-name="ro15" table:number-rows-repeated="66">
          <table:table-cell table:number-columns-repeated="2"/>
          <table:table-cell table:style-name="ce19"/>
          <table:table-cell table:number-columns-repeated="1021"/>
        </table:table-row>
        <table:table-row table:style-name="ro15" table:number-rows-repeated="1048088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range table:name="cpcu" table:base-cell-address="$Sheet1.$A$1" table:cell-range-address="$Sheet1.$C$4"/>
        <table:named-range table:name="custofab" table:base-cell-address="$Sheet1.$C$3" table:cell-range-address="$Sheet1.$C$3"/>
        <table:named-range table:name="custoprot" table:base-cell-address="$Sheet1.$C$2" table:cell-range-address="$Sheet1.$C$2"/>
        <table:named-range table:name="financ" table:base-cell-address="$Sheet1.$A$1" table:cell-range-address="$Sheet1.$C$1"/>
        <table:named-range table:name="pvpdose" table:base-cell-address="$Sheet1.$C$6" table:cell-range-address="$Sheet1.$C$7"/>
        <table:named-range table:name="qtdose" table:base-cell-address="$Sheet1.$C$5" table:cell-range-address="$Sheet1.$C$6"/>
        <table:named-range table:name="qtdoses" table:base-cell-address="$Sheet1.$C$5" table:cell-range-address="$Sheet1.$C$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5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2P0"/>
    </number:currency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54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pt" number:country="PT">€</number:currency-symbol>
    </number:currency-style>
    <number:currency-style style:name="N156" number:title="Definido pelo utilizador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€</number:currency-symbol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7P0"/>
    </number:currency-style>
    <number:number-style style:name="N158">
      <number:text>€</number:text>
      <number:number number:decimal-places="0" loext:min-decimal-places="0" number:min-integer-digits="0" number:grouping="true"/>
    </number:number-style>
    <number:date-style style:name="N10121" number:language="pt" number:country="PT"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-00-0000</text:date>, <text:time style:data-style-name="N2" text:time-value="20:04:55.1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06T21:52:49.451000000</dc:date>
    <meta:editing-duration>P6DT22H35M36S</meta:editing-duration>
    <meta:editing-cycles>21</meta:editing-cycles>
    <meta:generator>LibreOffice/6.3.1.2$Windows_X86_64 LibreOffice_project/b79626edf0065ac373bd1df5c28bd630b4424273</meta:generator>
    <meta:document-statistic meta:table-count="1" meta:cell-count="2053" meta:object-count="0"/>
  </office:meta>
</office:document-meta>
</file>